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74.99pt"/>
    </style:style>
    <style:style style:name="co2" style:family="table-column">
      <style:table-column-properties fo:break-before="auto" style:column-width="291.71pt"/>
    </style:style>
    <style:style style:name="co3" style:family="table-column">
      <style:table-column-properties fo:break-before="auto" style:column-width="53.49pt"/>
    </style:style>
    <style:style style:name="co4" style:family="table-column">
      <style:table-column-properties fo:break-before="auto" style:column-width="34.7pt"/>
    </style:style>
    <style:style style:name="co5" style:family="table-column">
      <style:table-column-properties fo:break-before="auto" style:column-width="261.16pt"/>
    </style:style>
    <style:style style:name="co6" style:family="table-column">
      <style:table-column-properties fo:break-before="auto" style:column-width="59.05pt"/>
    </style:style>
    <style:style style:name="co7" style:family="table-column">
      <style:table-column-properties fo:break-before="auto" style:column-width="31.95pt"/>
    </style:style>
    <style:style style:name="co8" style:family="table-column">
      <style:table-column-properties fo:break-before="auto" style:column-width="277.09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36.11pt"/>
    </style:style>
    <style:style style:name="co11" style:family="table-column">
      <style:table-column-properties fo:break-before="auto" style:column-width="76.39pt"/>
    </style:style>
    <style:style style:name="co12" style:family="table-column">
      <style:table-column-properties fo:break-before="auto" style:column-width="32.66pt"/>
    </style:style>
    <style:style style:name="co13" style:family="table-column">
      <style:table-column-properties fo:break-before="auto" style:column-width="143.04pt"/>
    </style:style>
    <style:style style:name="co14" style:family="table-column">
      <style:table-column-properties fo:break-before="auto" style:column-width="20.86pt"/>
    </style:style>
    <style:style style:name="co15" style:family="table-column">
      <style:table-column-properties fo:break-before="auto" style:column-width="242.39pt"/>
    </style:style>
    <style:style style:name="co16" style:family="table-column">
      <style:table-column-properties fo:break-before="auto" style:column-width="15.9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fo:background-color="#ffd966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ffd966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4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1">
      <style:table-cell-properties fo:background-color="#93c47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1">
      <style:table-cell-properties fo:border-bottom="2.49pt solid #000000" fo:background-color="#93c47d" style:diagonal-bl-tr="none" style:diagonal-tl-br="none" fo:border-left="2.49pt solid #000000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2.49pt solid #000000" fo:background-color="#93c47d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93c47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 style:data-style-name="N11">
      <style:table-cell-properties fo:background-color="#ffd96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1">
      <style:table-cell-properties fo:border-bottom="2.49pt solid #000000" fo:background-color="#ffd966" style:diagonal-bl-tr="none" style:diagonal-tl-br="none" fo:border-left="2.49pt solid #000000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d96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2.49pt solid #000000" fo:background-color="#ffd966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.$E$5:.$E$999])" table:allow-empty-cell="true" table:display-list="unsorted" table:base-cell-address="Sheet1.A1">
          <table:error-message table:message-type="stop" table:display="true"/>
        </table:content-validation>
        <table:content-validation table:name="val2" table:condition="of:cell-content-is-in-list([.$H$5:.$H$999])" table:allow-empty-cell="true" table:display-list="unsorted" table:base-cell-address="Sheet1.B1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1004" table:default-cell-style-name="Default"/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All Skill MP Costs: -5%</text:p>
          </table:table-cell>
          <table:table-cell table:style-name="ce4" office:value-type="time" office:time-value="PT00H01M39.833S" calcext:value-type="time">
            <text:p>00:01:40</text:p>
          </table:table-cell>
          <table:table-cell table:style-name="ce5" office:value-type="string" calcext:value-type="string">
            <text:p>some unique lines missing in the early rolls because they were unreadable.</text:p>
          </table:table-cell>
          <table:table-cell/>
          <table:table-cell table:style-name="ce5" office:value-type="string" calcext:value-type="string">
            <text:p>I wrote down all the rolls manually at about 4-5 data points per minute</text:p>
          </table:table-cell>
          <table:table-cell table:number-columns-repeated="4"/>
          <table:table-cell table:style-name="ce13" office:value-type="string" calcext:value-type="string">
            <text:p>prime chance</text:p>
          </table:table-cell>
          <table:table-cell table:number-columns-repeated="2"/>
          <table:table-cell table:style-name="ce13" office:value-type="string" calcext:value-type="string">
            <text:p>40+ boss probability</text:p>
          </table:table-cell>
          <table:table-cell table:number-columns-repeated="2"/>
          <table:table-cell table:style-name="ce13" office:value-type="string" calcext:value-type="string">
            <text:p>30+ boss probability</text:p>
          </table:table-cell>
          <table:table-cell table:number-columns-repeated="2"/>
          <table:table-cell table:style-name="ce13"/>
          <table:table-cell table:number-columns-repeated="1004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 table:style-name="ce4" office:value-type="time" office:time-value="PT00H01M43.533S" calcext:value-type="time">
            <text:p>00:01:44</text:p>
          </table:table-cell>
          <table:table-cell table:style-name="ce6" office:value-type="string" calcext:value-type="string">
            <text:p>rolls</text:p>
          </table:table-cell>
          <table:table-cell table:style-name="ce5" office:value-type="string" calcext:value-type="string">
            <text:p>note: these probabilities are estimated from this 2 hour video and the sample size might not be big enough https://www.youtube.com/watch?v=iPwf2ZqnPcg</text:p>
          </table:table-cell>
          <table:table-cell/>
          <table:table-cell table:style-name="ce13"/>
          <table:table-cell table:number-columns-repeated="3"/>
          <table:table-cell table:style-name="ce21" table:formula="of:=SUM([.$K$3:.$K3000])/[.$D$3]" office:value-type="percentage" office:value="0.06786083362" calcext:value-type="percentage">
            <text:p>6.79%</text:p>
          </table:table-cell>
          <table:table-cell table:number-columns-repeated="2"/>
          <table:table-cell table:style-name="ce21" table:formula="of:=SUM([.$O$7:.$O$9];[.$R$7:.$R$9])/[.$D$3]" office:value-type="percentage" office:value="0.01963486049" calcext:value-type="percentage">
            <text:p>1.96%</text:p>
          </table:table-cell>
          <table:table-cell table:number-columns-repeated="2"/>
          <table:table-cell table:style-name="ce21" table:formula="of:=SUM([.$O$7:.$O$9];[.$R$7:.$R$11])/[.$D$3]" office:value-type="percentage" office:value="0.02411298657" calcext:value-type="percentage">
            <text:p>2.41%</text:p>
          </table:table-cell>
          <table:table-cell table:number-columns-repeated="2"/>
          <table:table-cell table:style-name="ce21"/>
          <table:table-cell table:number-columns-repeated="1004"/>
        </table:table-row>
        <table:table-row table:style-name="ro1">
          <table:table-cell table:style-name="ce1" table:content-validation-name="val1" office:value-type="string" calcext:value-type="string">
            <text:p>Item Acquisition Rate: +12%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 table:style-name="ce4" office:value-type="time" office:time-value="PT00H01M45.065S" calcext:value-type="time">
            <text:p>00:01:45</text:p>
          </table:table-cell>
          <table:table-cell table:style-name="ce7" table:formula="of:=COUNTIF([.A$1:.A$1048576];&quot;&lt;&gt;&quot;)" office:value-type="float" office:value="2903" calcext:value-type="float">
            <text:p>2903</text:p>
          </table:table-cell>
          <table:table-cell table:style-name="ce5" office:value-type="string" calcext:value-type="string">
            <text:p>note: the southperry probabilities most likely don't apply to red cards, probably only on reveal</text:p>
          </table:table-cell>
          <table:table-cell table:number-columns-repeated="7"/>
          <table:table-cell table:style-name="ce22" office:value-type="string" calcext:value-type="string" table:number-columns-spanned="6" table:number-rows-spanned="1">
            <text:p>relevant lines</text:p>
          </table:table-cell>
          <table:covered-table-cell table:number-columns-repeated="5"/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STR: +6%</text:p>
          </table:table-cell>
          <table:table-cell table:style-name="ce4" office:value-type="time" office:time-value="PT00H01M46.699S" calcext:value-type="time">
            <text:p>00:01:47</text:p>
          </table:table-cell>
          <table:table-cell table:style-name="ce8" office:value-type="string" calcext:value-type="string">
            <text:p>prob</text:p>
          </table:table-cell>
          <table:table-cell table:style-name="ce8" office:value-type="string" calcext:value-type="string">
            <text:p>legendary</text:p>
          </table:table-cell>
          <table:table-cell table:style-name="ce8" office:value-type="string" calcext:value-type="string">
            <text:p>appearances</text:p>
          </table:table-cell>
          <table:table-cell table:style-name="ce14" office:value-type="string" calcext:value-type="string">
            <text:p>prob</text:p>
          </table:table-cell>
          <table:table-cell table:style-name="ce14" office:value-type="string" calcext:value-type="string">
            <text:p>unique</text:p>
          </table:table-cell>
          <table:table-cell table:style-name="ce14" office:value-type="string" calcext:value-type="string">
            <text:p>appearances</text:p>
          </table:table-cell>
          <table:table-cell table:style-name="ce13" office:value-type="string" calcext:value-type="string">
            <text:p>prime?</text:p>
          </table:table-cell>
          <table:table-cell table:style-name="ce13" office:value-type="string" calcext:value-type="string">
            <text:p>num prime lines</text:p>
          </table:table-cell>
          <table:table-cell/>
          <table:table-cell table:style-name="ce13" office:value-type="string" calcext:value-type="string">
            <text:p>prob</text:p>
          </table:table-cell>
          <table:table-cell table:style-name="ce13" office:value-type="string" calcext:value-type="string">
            <text:p>legendary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prob</text:p>
          </table:table-cell>
          <table:table-cell table:style-name="ce13" office:value-type="string" calcext:value-type="string">
            <text:p>unique</text:p>
          </table:table-cell>
          <table:table-cell table:style-name="ce13" office:value-type="string" calcext:value-type="string">
            <text:p>n</text:p>
          </table:table-cell>
          <table:table-cell table:style-name="ce13" table:number-columns-repeated="2"/>
          <table:table-cell table:number-columns-repeated="1004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10% chance to reflect 30% damage</text:p>
          </table:table-cell>
          <table:table-cell table:style-name="ce4" office:value-type="time" office:time-value="PT00H01M49.167S" calcext:value-type="time">
            <text:p>00:01:49</text:p>
          </table:table-cell>
          <table:table-cell table:style-name="ce9" table:formula="of:=COUNTIF([.A$1:.A$1048576];[.E5])/[.$D$3]" office:value-type="percentage" office:value="0.0282466414054426" calcext:value-type="percentage">
            <text:p>2.82%</text:p>
          </table:table-cell>
          <table:table-cell table:style-name="ce1" office:value-type="string" calcext:value-type="string">
            <text:p>6% chance to become invincible for 5 seconds when attacked.</text:p>
          </table:table-cell>
          <table:table-cell table:style-name="ce12" table:formula="of:=COUNTIF([.A$1:.A$1048576];[.E5])" office:value-type="float" office:value="82" calcext:value-type="float">
            <text:p>82</text:p>
          </table:table-cell>
          <table:table-cell table:style-name="ce15" table:formula="of:=COUNTIF([.B$1:.B$1048576];[.H5])/[.$D$3]" office:value-type="percentage" office:value="0.00826730967964175" calcext:value-type="percentage">
            <text:p>0.83%</text:p>
          </table:table-cell>
          <table:table-cell table:style-name="ce18" office:value-type="string" calcext:value-type="string">
            <text:p>All Skill MP Costs: -5%</text:p>
          </table:table-cell>
          <table:table-cell table:style-name="ce17" table:formula="of:=COUNTIF([.B$1:.B$1048576];[.H5])" office:value-type="float" office:value="24" calcext:value-type="float">
            <text:p>24</text:p>
          </table:table-cell>
          <table:table-cell table:style-name="ce20" table:formula="of:=COUNTIF([.A$1:.A$1048576];[.H5])&gt;0" office:value-type="float" office:value="0" calcext:value-type="float">
            <text:p>0</text:p>
          </table:table-cell>
          <table:table-cell table:style-name="ce20" table:formula="of:=IF([.J5];[.I5];0)" office:value-type="float" office:value="0" calcext:value-type="float">
            <text:p>0</text:p>
          </table:table-cell>
          <table:table-cell/>
          <table:table-cell table:style-name="ce9" table:formula="of:=COUNTIF([.A$1:.A$1048576];[.N5])/[.$D$3]" office:value-type="percentage" office:value="0.00516706854977609" calcext:value-type="percentage">
            <text:p>0.52%</text:p>
          </table:table-cell>
          <table:table-cell table:style-name="ce1" office:value-type="string" calcext:value-type="string">
            <text:p>Attacks ignore 50% Monster DEF</text:p>
          </table:table-cell>
          <table:table-cell table:style-name="ce12" table:formula="of:=COUNTIF([.A$1:.A$1048576];[.N5])" office:value-type="float" office:value="15" calcext:value-type="float">
            <text:p>15</text:p>
          </table:table-cell>
          <table:table-cell table:style-name="ce15" table:formula="of:=COUNTIF([.B$1:.B$1048576];[.Q5])/[.$D$3]" office:value-type="percentage" office:value="0.00034447123665174" calcext:value-type="percentage">
            <text:p>0.03%</text:p>
          </table:table-cell>
          <table:table-cell table:style-name="ce18" office:value-type="string" calcext:value-type="string">
            <text:p>Attacks ignore 50% Monster DEF</text:p>
          </table:table-cell>
          <table:table-cell table:style-name="ce17" table:formula="of:=COUNTIF([.B$1:.B$1048576];[.Q5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DEF: +5%</text:p>
          </table:table-cell>
          <table:table-cell table:style-name="ce4" office:value-type="time" office:time-value="PT00H01M51S" calcext:value-type="time">
            <text:p>00:01:51</text:p>
          </table:table-cell>
          <table:table-cell table:style-name="ce9" table:formula="of:=COUNTIF([.A$1:.A$1048576];[.E6])/[.$D$3]" office:value-type="percentage" office:value="0.0303134688253531" calcext:value-type="percentage">
            <text:p>3.03%</text:p>
          </table:table-cell>
          <table:table-cell table:style-name="ce1" office:value-type="string" calcext:value-type="string">
            <text:p>10% chance to reflect 40% damage</text:p>
          </table:table-cell>
          <table:table-cell table:style-name="ce12" table:formula="of:=COUNTIF([.A$1:.A$1048576];[.E6])" office:value-type="float" office:value="88" calcext:value-type="float">
            <text:p>88</text:p>
          </table:table-cell>
          <table:table-cell table:style-name="ce15" table:formula="of:=COUNTIF([.B$1:.B$1048576];[.H6])/[.$D$3]" office:value-type="percentage" office:value="0.0179125043058905" calcext:value-type="percentage">
            <text:p>1.79%</text:p>
          </table:table-cell>
          <table:table-cell table:style-name="ce18" office:value-type="string" calcext:value-type="string">
            <text:p>Increases the Speed of nearby allies by a large amount</text:p>
          </table:table-cell>
          <table:table-cell table:style-name="ce17" table:formula="of:=COUNTIF([.B$1:.B$1048576];[.H6])" office:value-type="float" office:value="52" calcext:value-type="float">
            <text:p>52</text:p>
          </table:table-cell>
          <table:table-cell table:style-name="ce20" table:formula="of:=COUNTIF([.A$1:.A$1048576];[.H6])&gt;0" office:value-type="float" office:value="0" calcext:value-type="float">
            <text:p>0</text:p>
          </table:table-cell>
          <table:table-cell table:style-name="ce20" table:formula="of:=IF([.J6];[.I6];0)" office:value-type="float" office:value="0" calcext:value-type="float">
            <text:p>0</text:p>
          </table:table-cell>
          <table:table-cell/>
          <table:table-cell table:style-name="ce9" table:formula="of:=COUNTIF([.A$1:.A$1048576];[.N6])/[.$D$3]" office:value-type="percentage" office:value="0.00792283844299001" calcext:value-type="percentage">
            <text:p>0.79%</text:p>
          </table:table-cell>
          <table:table-cell table:style-name="ce1" office:value-type="string" calcext:value-type="string">
            <text:p>Attacks ignore 45% Monster DEF</text:p>
          </table:table-cell>
          <table:table-cell table:style-name="ce12" table:formula="of:=COUNTIF([.A$1:.A$1048576];[.N6])" office:value-type="float" office:value="23" calcext:value-type="float">
            <text:p>23</text:p>
          </table:table-cell>
          <table:table-cell table:style-name="ce15" table:formula="of:=COUNTIF([.B$1:.B$1048576];[.Q6])/[.$D$3]" office:value-type="percentage" office:value="0" calcext:value-type="percentage">
            <text:p>0.00%</text:p>
          </table:table-cell>
          <table:table-cell table:style-name="ce18" office:value-type="string" calcext:value-type="string">
            <text:p>Attacks ignore 45% Monster DEF</text:p>
          </table:table-cell>
          <table:table-cell table:style-name="ce17" table:formula="of:=COUNTIF([.B$1:.B$1048576];[.Q6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DEF: +6%</text:p>
          </table:table-cell>
          <table:table-cell table:style-name="ce4" office:value-type="time" office:time-value="PT00H01M51.099S" calcext:value-type="time">
            <text:p>00:01:51</text:p>
          </table:table-cell>
          <table:table-cell table:style-name="ce9" table:formula="of:=COUNTIF([.A$1:.A$1048576];[.E7])/[.$D$3]" office:value-type="percentage" office:value="0.00585601102307957" calcext:value-type="percentage">
            <text:p>0.59%</text:p>
          </table:table-cell>
          <table:table-cell table:style-name="ce1" office:value-type="string" calcext:value-type="string">
            <text:p>Item Acquisition Rate: +12%</text:p>
          </table:table-cell>
          <table:table-cell table:style-name="ce12" table:formula="of:=COUNTIF([.A$1:.A$1048576];[.E7])" office:value-type="float" office:value="17" calcext:value-type="float">
            <text:p>17</text:p>
          </table:table-cell>
          <table:table-cell table:style-name="ce15" table:formula="of:=COUNTIF([.B$1:.B$1048576];[.H7])/[.$D$3]" office:value-type="percentage" office:value="0.017223561832587" calcext:value-type="percentage">
            <text:p>1.72%</text:p>
          </table:table-cell>
          <table:table-cell table:style-name="ce18" office:value-type="string" calcext:value-type="string">
            <text:p>Continually restores a large amount of MP to nearby allies</text:p>
          </table:table-cell>
          <table:table-cell table:style-name="ce17" table:formula="of:=COUNTIF([.B$1:.B$1048576];[.H7])" office:value-type="float" office:value="50" calcext:value-type="float">
            <text:p>50</text:p>
          </table:table-cell>
          <table:table-cell table:style-name="ce20" table:formula="of:=COUNTIF([.A$1:.A$1048576];[.H7])&gt;0" office:value-type="float" office:value="0" calcext:value-type="float">
            <text:p>0</text:p>
          </table:table-cell>
          <table:table-cell table:style-name="ce20" table:formula="of:=IF([.J7];[.I7];0)" office:value-type="float" office:value="0" calcext:value-type="float">
            <text:p>0</text:p>
          </table:table-cell>
          <table:table-cell/>
          <table:table-cell table:style-name="ce9" table:formula="of:=COUNTIF([.A$1:.A$1048576];[.N7])/[.$D$3]" office:value-type="percentage" office:value="0.00620048225973131" calcext:value-type="percentage">
            <text:p>0.62%</text:p>
          </table:table-cell>
          <table:table-cell table:style-name="ce1" office:value-type="string" calcext:value-type="string">
            <text:p>Boss Damage: +40%</text:p>
          </table:table-cell>
          <table:table-cell table:style-name="ce12" table:formula="of:=COUNTIF([.A$1:.A$1048576];[.N7])" office:value-type="float" office:value="18" calcext:value-type="float">
            <text:p>18</text:p>
          </table:table-cell>
          <table:table-cell table:style-name="ce15" table:formula="of:=COUNTIF([.B$1:.B$1048576];[.Q7])/[.$D$3]" office:value-type="percentage" office:value="0.00034447123665174" calcext:value-type="percentage">
            <text:p>0.03%</text:p>
          </table:table-cell>
          <table:table-cell table:style-name="ce18" office:value-type="string" calcext:value-type="string">
            <text:p>Boss Damage: +40%</text:p>
          </table:table-cell>
          <table:table-cell table:style-name="ce17" table:formula="of:=COUNTIF([.B$1:.B$1048576];[.Q7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Attacks have a 10% chance to ignore 30% damage</text:p>
          </table:table-cell>
          <table:table-cell table:style-name="ce4" office:value-type="time" office:time-value="PT00H01M53.433S" calcext:value-type="time">
            <text:p>00:01:53</text:p>
          </table:table-cell>
          <table:table-cell table:style-name="ce9" table:formula="of:=COUNTIF([.A$1:.A$1048576];[.E8])/[.$D$3]" office:value-type="percentage" office:value="0.0310024112986566" calcext:value-type="percentage">
            <text:p>3.10%</text:p>
          </table:table-cell>
          <table:table-cell table:style-name="ce1" office:value-type="string" calcext:value-type="string">
            <text:p>All Skill MP Costs: -12%</text:p>
          </table:table-cell>
          <table:table-cell table:style-name="ce12" table:formula="of:=COUNTIF([.A$1:.A$1048576];[.E8])" office:value-type="float" office:value="90" calcext:value-type="float">
            <text:p>90</text:p>
          </table:table-cell>
          <table:table-cell table:style-name="ce15" table:formula="of:=COUNTIF([.B$1:.B$1048576];[.H8])/[.$D$3]" office:value-type="percentage" office:value="0.0130899069927661" calcext:value-type="percentage">
            <text:p>1.31%</text:p>
          </table:table-cell>
          <table:table-cell table:style-name="ce18" office:value-type="string" calcext:value-type="string">
            <text:p>Outlines your character in black</text:p>
          </table:table-cell>
          <table:table-cell table:style-name="ce17" table:formula="of:=COUNTIF([.B$1:.B$1048576];[.H8])" office:value-type="float" office:value="38" calcext:value-type="float">
            <text:p>38</text:p>
          </table:table-cell>
          <table:table-cell table:style-name="ce20" table:formula="of:=COUNTIF([.A$1:.A$1048576];[.H8])&gt;0" office:value-type="float" office:value="1" calcext:value-type="float">
            <text:p>1</text:p>
          </table:table-cell>
          <table:table-cell table:style-name="ce20" table:formula="of:=IF([.J8];[.I8];0)" office:value-type="float" office:value="38" calcext:value-type="float">
            <text:p>38</text:p>
          </table:table-cell>
          <table:table-cell/>
          <table:table-cell table:style-name="ce9" table:formula="of:=COUNTIF([.A$1:.A$1048576];[.N8])/[.$D$3]" office:value-type="percentage" office:value="0.00551153978642783" calcext:value-type="percentage">
            <text:p>0.55%</text:p>
          </table:table-cell>
          <table:table-cell table:style-name="ce1" office:value-type="string" calcext:value-type="string">
            <text:p>Boss Damage: +45%</text:p>
          </table:table-cell>
          <table:table-cell table:style-name="ce12" table:formula="of:=COUNTIF([.A$1:.A$1048576];[.N8])" office:value-type="float" office:value="16" calcext:value-type="float">
            <text:p>16</text:p>
          </table:table-cell>
          <table:table-cell table:style-name="ce15" table:formula="of:=COUNTIF([.B$1:.B$1048576];[.Q8])/[.$D$3]" office:value-type="percentage" office:value="0" calcext:value-type="percentage">
            <text:p>0.00%</text:p>
          </table:table-cell>
          <table:table-cell table:style-name="ce18" office:value-type="string" calcext:value-type="string">
            <text:p>Boss Damage: +45%</text:p>
          </table:table-cell>
          <table:table-cell table:style-name="ce17" table:formula="of:=COUNTIF([.B$1:.B$1048576];[.Q8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 table:style-name="ce4" office:value-type="time" office:time-value="PT00H01M55.299S" calcext:value-type="time">
            <text:p>00:01:55</text:p>
          </table:table-cell>
          <table:table-cell table:style-name="ce9" table:formula="of:=COUNTIF([.A$1:.A$1048576];[.E9])/[.$D$3]" office:value-type="percentage" office:value="0.0640716500172236" calcext:value-type="percentage">
            <text:p>6.41%</text:p>
          </table:table-cell>
          <table:table-cell table:style-name="ce1" office:value-type="string" calcext:value-type="string">
            <text:p>Outlines your character in red</text:p>
          </table:table-cell>
          <table:table-cell table:style-name="ce12" table:formula="of:=COUNTIF([.A$1:.A$1048576];[.E9])" office:value-type="float" office:value="186" calcext:value-type="float">
            <text:p>186</text:p>
          </table:table-cell>
          <table:table-cell table:style-name="ce15" table:formula="of:=COUNTIF([.B$1:.B$1048576];#REF!)/[.$D$3]" office:value-type="percentage" office:value="0" calcext:value-type="percentage">
            <text:p>0.00%</text:p>
          </table:table-cell>
          <table:table-cell table:style-name="ce18" office:value-type="string" calcext:value-type="string">
            <text:p>10% chance to reflect 30% damage</text:p>
          </table:table-cell>
          <table:table-cell table:style-name="ce17" table:formula="of:=COUNTIF([.B$1:.B$1048576];[.H9])" office:value-type="float" office:value="28" calcext:value-type="float">
            <text:p>28</text:p>
          </table:table-cell>
          <table:table-cell table:style-name="ce20" table:formula="of:=COUNTIF([.A$1:.A$1048576];[.H9])&gt;0" office:value-type="float" office:value="1" calcext:value-type="float">
            <text:p>1</text:p>
          </table:table-cell>
          <table:table-cell table:style-name="ce20" table:formula="of:=IF([.J9];[.I9];0)" office:value-type="float" office:value="28" calcext:value-type="float">
            <text:p>28</text:p>
          </table:table-cell>
          <table:table-cell/>
          <table:table-cell table:style-name="ce9" table:formula="of:=COUNTIF([.A$1:.A$1048576];[.N9])/[.$D$3]" office:value-type="percentage" office:value="0.00757836720633827" calcext:value-type="percentage">
            <text:p>0.76%</text:p>
          </table:table-cell>
          <table:table-cell table:style-name="ce1" office:value-type="string" calcext:value-type="string">
            <text:p>Boss Damage: +50%</text:p>
          </table:table-cell>
          <table:table-cell table:style-name="ce12" table:formula="of:=COUNTIF([.A$1:.A$1048576];[.N9])" office:value-type="float" office:value="22" calcext:value-type="float">
            <text:p>22</text:p>
          </table:table-cell>
          <table:table-cell table:style-name="ce15" table:formula="of:=COUNTIF([.B$1:.B$1048576];[.Q9])/[.$D$3]" office:value-type="percentage" office:value="0" calcext:value-type="percentage">
            <text:p>0.00%</text:p>
          </table:table-cell>
          <table:table-cell table:style-name="ce18" office:value-type="string" calcext:value-type="string">
            <text:p>Boss Damage: +50%</text:p>
          </table:table-cell>
          <table:table-cell table:style-name="ce17" table:formula="of:=COUNTIF([.B$1:.B$1048576];[.Q9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DEF: +25</text:p>
          </table:table-cell>
          <table:table-cell table:style-name="ce4" office:value-type="time" office:time-value="PT00H01M57.165S" calcext:value-type="time">
            <text:p>00:01:57</text:p>
          </table:table-cell>
          <table:table-cell table:style-name="ce9" table:formula="of:=COUNTIF([.A$1:.A$1048576];[.E10])/[.$D$3]" office:value-type="percentage" office:value="0.0688942473303479" calcext:value-type="percentage">
            <text:p>6.89%</text:p>
          </table:table-cell>
          <table:table-cell table:style-name="ce1" office:value-type="string" calcext:value-type="string">
            <text:p>Outlines your character in black</text:p>
          </table:table-cell>
          <table:table-cell table:style-name="ce12" table:formula="of:=COUNTIF([.A$1:.A$1048576];[.E10])" office:value-type="float" office:value="200" calcext:value-type="float">
            <text:p>200</text:p>
          </table:table-cell>
          <table:table-cell table:style-name="ce15" table:formula="of:=COUNTIF([.B$1:.B$1048576];[.H10])/[.$D$3]" office:value-type="percentage" office:value="0.005856011023" calcext:value-type="percentage">
            <text:p>0.59%</text:p>
          </table:table-cell>
          <table:table-cell table:style-name="ce18" office:value-type="string" calcext:value-type="string">
            <text:p>STR: +6%</text:p>
          </table:table-cell>
          <table:table-cell table:style-name="ce17" table:formula="of:=COUNTIF([.B$1:.B$1048576];[.H10])" office:value-type="float" office:value="17" calcext:value-type="float">
            <text:p>17</text:p>
          </table:table-cell>
          <table:table-cell table:style-name="ce20" table:formula="of:=COUNTIF([.A$1:.A$1048576];[.H10])&gt;0" office:value-type="float" office:value="0" calcext:value-type="float">
            <text:p>0</text:p>
          </table:table-cell>
          <table:table-cell table:style-name="ce20" table:formula="of:=IF([.J10];[.I10];0)" office:value-type="float" office:value="0" calcext:value-type="float">
            <text:p>0</text:p>
          </table:table-cell>
          <table:table-cell/>
          <table:table-cell table:style-name="ce9" table:formula="of:=COUNTIF([.A$1:.A$1048576];[.N10])/[.$D$3]" office:value-type="percentage" office:value="0.0127454357561144" calcext:value-type="percentage">
            <text:p>1.27%</text:p>
          </table:table-cell>
          <table:table-cell table:style-name="ce1" office:value-type="string" calcext:value-type="string">
            <text:p>ATT: +9%</text:p>
          </table:table-cell>
          <table:table-cell table:style-name="ce12" table:formula="of:=COUNTIF([.A$1:.A$1048576];[.N10])" office:value-type="float" office:value="37" calcext:value-type="float">
            <text:p>37</text:p>
          </table:table-cell>
          <table:table-cell table:style-name="ce15" table:formula="of:=COUNTIF([.B$1:.B$1048576];[.Q10])/[.$D$3]" office:value-type="percentage" office:value="0.00241129865656218" calcext:value-type="percentage">
            <text:p>0.24%</text:p>
          </table:table-cell>
          <table:table-cell table:style-name="ce18" office:value-type="string" calcext:value-type="string">
            <text:p>Boss Damage: +30%</text:p>
          </table:table-cell>
          <table:table-cell table:style-name="ce17" table:formula="of:=COUNTIF([.B$1:.B$1048576];[.Q10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Hitting an enemy has a 15% chance to restore 45 MP</text:p>
          </table:table-cell>
          <table:table-cell table:style-name="ce4" office:value-type="time" office:time-value="PT00H01M58.132S" calcext:value-type="time">
            <text:p>00:01:58</text:p>
          </table:table-cell>
          <table:table-cell table:style-name="ce9" table:formula="of:=COUNTIF([.A$1:.A$1048576];[.E11])/[.$D$3]" office:value-type="percentage" office:value="0.0285911126420944" calcext:value-type="percentage">
            <text:p>2.86%</text:p>
          </table:table-cell>
          <table:table-cell table:style-name="ce1" office:value-type="string" calcext:value-type="string">
            <text:p>6% chance to Auto Steal</text:p>
          </table:table-cell>
          <table:table-cell table:style-name="ce12" table:formula="of:=COUNTIF([.A$1:.A$1048576];[.E11])" office:value-type="float" office:value="83" calcext:value-type="float">
            <text:p>83</text:p>
          </table:table-cell>
          <table:table-cell table:style-name="ce15" table:formula="of:=COUNTIF([.B$1:.B$1048576];[.H9])/[.$D$3]" office:value-type="percentage" office:value="0.009645194626" calcext:value-type="percentage">
            <text:p>0.96%</text:p>
          </table:table-cell>
          <table:table-cell table:style-name="ce18" office:value-type="string" calcext:value-type="string">
            <text:p>DEF: +5%</text:p>
          </table:table-cell>
          <table:table-cell table:style-name="ce17" table:formula="of:=COUNTIF([.B$1:.B$1048576];[.H11])" office:value-type="float" office:value="54" calcext:value-type="float">
            <text:p>54</text:p>
          </table:table-cell>
          <table:table-cell table:style-name="ce20" table:formula="of:=COUNTIF([.A$1:.A$1048576];[.H11])&gt;0" office:value-type="float" office:value="0" calcext:value-type="float">
            <text:p>0</text:p>
          </table:table-cell>
          <table:table-cell table:style-name="ce20" table:formula="of:=IF([.J11];[.I11];0)" office:value-type="float" office:value="0" calcext:value-type="float">
            <text:p>0</text:p>
          </table:table-cell>
          <table:table-cell/>
          <table:table-cell table:style-name="ce9" table:formula="of:=COUNTIF([.A$1:.A$1048576];[.N11])/[.$D$3]" office:value-type="percentage" office:value="0.01584567688598" calcext:value-type="percentage">
            <text:p>1.58%</text:p>
          </table:table-cell>
          <table:table-cell table:style-name="ce1" office:value-type="string" calcext:value-type="string">
            <text:p>Magic ATT: +9%</text:p>
          </table:table-cell>
          <table:table-cell table:style-name="ce12" table:formula="of:=COUNTIF([.A$1:.A$1048576];[.N11])" office:value-type="float" office:value="46" calcext:value-type="float">
            <text:p>46</text:p>
          </table:table-cell>
          <table:table-cell table:style-name="ce15" table:formula="of:=COUNTIF([.B$1:.B$1048576];[.Q11])/[.$D$3]" office:value-type="percentage" office:value="0.00206682741991044" calcext:value-type="percentage">
            <text:p>0.21%</text:p>
          </table:table-cell>
          <table:table-cell table:style-name="ce18" office:value-type="string" calcext:value-type="string">
            <text:p>Boss Damage: +35%</text:p>
          </table:table-cell>
          <table:table-cell table:style-name="ce17" table:formula="of:=COUNTIF([.B$1:.B$1048576];[.Q11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 table:style-name="ce4" office:value-type="time" office:time-value="PT00H02M00.832S" calcext:value-type="time">
            <text:p>00:02:01</text:p>
          </table:table-cell>
          <table:table-cell table:style-name="ce9" table:formula="of:=COUNTIF([.A$1:.A$1048576];[.E12])/[.$D$3]" office:value-type="percentage" office:value="0.0303134688253531" calcext:value-type="percentage">
            <text:p>3.03%</text:p>
          </table:table-cell>
          <table:table-cell table:style-name="ce1" office:value-type="string" calcext:value-type="string">
            <text:p>4% chance to Auto Steal</text:p>
          </table:table-cell>
          <table:table-cell table:style-name="ce12" table:formula="of:=COUNTIF([.A$1:.A$1048576];[.E12])" office:value-type="float" office:value="88" calcext:value-type="float">
            <text:p>88</text:p>
          </table:table-cell>
          <table:table-cell table:style-name="ce15" table:formula="of:=COUNTIF([.B$1:.B$1048576];[.H12])/[.$D$3]" office:value-type="percentage" office:value="0.0230795728556666" calcext:value-type="percentage">
            <text:p>2.31%</text:p>
          </table:table-cell>
          <table:table-cell table:style-name="ce18" office:value-type="string" calcext:value-type="string">
            <text:p>DEF: +6%</text:p>
          </table:table-cell>
          <table:table-cell table:style-name="ce17" table:formula="of:=COUNTIF([.B$1:.B$1048576];[.H12])" office:value-type="float" office:value="67" calcext:value-type="float">
            <text:p>67</text:p>
          </table:table-cell>
          <table:table-cell table:style-name="ce20" table:formula="of:=COUNTIF([.A$1:.A$1048576];[.H12])&gt;0" office:value-type="float" office:value="0" calcext:value-type="float">
            <text:p>0</text:p>
          </table:table-cell>
          <table:table-cell table:style-name="ce20" table:formula="of:=IF([.J12];[.I12];0)" office:value-type="float" office:value="0" calcext:value-type="float">
            <text:p>0</text:p>
          </table:table-cell>
          <table:table-cell/>
          <table:table-cell table:style-name="ce9" table:formula="of:=COUNTIF([.A$1:.A$1048576];[.N12])/[.$D$3]" office:value-type="percentage" office:value="0.0117120220461591" calcext:value-type="percentage">
            <text:p>1.17%</text:p>
          </table:table-cell>
          <table:table-cell table:style-name="ce1" office:value-type="string" calcext:value-type="string">
            <text:p>Critical Damage: +6%</text:p>
          </table:table-cell>
          <table:table-cell table:style-name="ce12" table:formula="of:=COUNTIF([.A$1:.A$1048576];[.N12])" office:value-type="float" office:value="34" calcext:value-type="float">
            <text:p>34</text:p>
          </table:table-cell>
          <table:table-cell table:style-name="ce15" table:formula="of:=COUNTIF([.B$1:.B$1048576];[.Q12])/[.$D$3]" office:value-type="percentage" office:value="0.00206682741991044" calcext:value-type="percentage">
            <text:p>0.21%</text:p>
          </table:table-cell>
          <table:table-cell table:style-name="ce18" office:value-type="string" calcext:value-type="string">
            <text:p>Attacks ignore 30% Monster DEF</text:p>
          </table:table-cell>
          <table:table-cell table:style-name="ce17" table:formula="of:=COUNTIF([.B$1:.B$1048576];[.Q12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STR: +8</text:p>
          </table:table-cell>
          <table:table-cell table:style-name="ce4" office:value-type="time" office:time-value="PT00H02M02.766S" calcext:value-type="time">
            <text:p>00:02:03</text:p>
          </table:table-cell>
          <table:table-cell table:style-name="ce9" table:formula="of:=COUNTIF([.A$1:.A$1048576];[.E13])/[.$D$3]" office:value-type="percentage" office:value="0.0234240440923183" calcext:value-type="percentage">
            <text:p>2.34%</text:p>
          </table:table-cell>
          <table:table-cell table:style-name="ce1" office:value-type="string" calcext:value-type="string">
            <text:p>Max HP: +9%</text:p>
          </table:table-cell>
          <table:table-cell table:style-name="ce12" table:formula="of:=COUNTIF([.A$1:.A$1048576];[.E13])" office:value-type="float" office:value="68" calcext:value-type="float">
            <text:p>68</text:p>
          </table:table-cell>
          <table:table-cell table:style-name="ce15" table:formula="of:=COUNTIF([.B$1:.B$1048576];[.H13])/[.$D$3]" office:value-type="percentage" office:value="0.00998966586290045" calcext:value-type="percentage">
            <text:p>1.00%</text:p>
          </table:table-cell>
          <table:table-cell table:style-name="ce18" office:value-type="string" calcext:value-type="string">
            <text:p>Attacks have a 10% chance to ignore 30% damage</text:p>
          </table:table-cell>
          <table:table-cell table:style-name="ce17" table:formula="of:=COUNTIF([.B$1:.B$1048576];[.H13])" office:value-type="float" office:value="29" calcext:value-type="float">
            <text:p>29</text:p>
          </table:table-cell>
          <table:table-cell table:style-name="ce20" table:formula="of:=COUNTIF([.A$1:.A$1048576];[.H13])&gt;0" office:value-type="float" office:value="0" calcext:value-type="float">
            <text:p>0</text:p>
          </table:table-cell>
          <table:table-cell table:style-name="ce20" table:formula="of:=IF([.J13];[.I13];0)" office:value-type="float" office:value="0" calcext:value-type="float">
            <text:p>0</text:p>
          </table:table-cell>
          <table:table-cell/>
          <table:table-cell table:style-name="ce9" table:formula="of:=COUNTIF([.A$1:.A$1048576];[.N13])/[.$D$3]" office:value-type="percentage" office:value="0.00688942473303479" calcext:value-type="percentage">
            <text:p>0.69%</text:p>
          </table:table-cell>
          <table:table-cell table:style-name="ce1" office:value-type="string" calcext:value-type="string">
            <text:p>Total Damage: +9%</text:p>
          </table:table-cell>
          <table:table-cell table:style-name="ce12" table:formula="of:=COUNTIF([.A$1:.A$1048576];[.N13])" office:value-type="float" office:value="20" calcext:value-type="float">
            <text:p>20</text:p>
          </table:table-cell>
          <table:table-cell table:style-name="ce15" table:formula="of:=COUNTIF([.B$1:.B$1048576];[.Q13])/[.$D$3]" office:value-type="percentage" office:value="0.00241129865656218" calcext:value-type="percentage">
            <text:p>0.24%</text:p>
          </table:table-cell>
          <table:table-cell table:style-name="ce18" office:value-type="string" calcext:value-type="string">
            <text:p>Attacks ignore 35% Monster DEF</text:p>
          </table:table-cell>
          <table:table-cell table:style-name="ce17" table:formula="of:=COUNTIF([.B$1:.B$1048576];[.Q13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Attacks ignore 50% Monster DEF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 table:style-name="ce4" office:value-type="time" office:time-value="PT00H02M03.866S" calcext:value-type="time">
            <text:p>00:02:04</text:p>
          </table:table-cell>
          <table:table-cell table:style-name="ce10" table:formula="of:=COUNTIF([.A$1:.A$1048576];[.E14])/[.$D$3]" office:value-type="percentage" office:value="0.00516706854977609" calcext:value-type="percentage">
            <text:p>0.52%</text:p>
          </table:table-cell>
          <table:table-cell table:style-name="ce11" office:value-type="string" calcext:value-type="string">
            <text:p>Attacks ignore 50% Monster DEF</text:p>
          </table:table-cell>
          <table:table-cell table:style-name="ce12" table:formula="of:=COUNTIF([.A$1:.A$1048576];[.E14])" office:value-type="float" office:value="15" calcext:value-type="float">
            <text:p>15</text:p>
          </table:table-cell>
          <table:table-cell table:style-name="ce15" table:formula="of:=COUNTIF([.B$1:.B$1048576];[.H14])/[.$D$3]" office:value-type="percentage" office:value="0.0220461591457113" calcext:value-type="percentage">
            <text:p>2.20%</text:p>
          </table:table-cell>
          <table:table-cell table:style-name="ce18" office:value-type="string" calcext:value-type="string">
            <text:p>Increases party members' Speed</text:p>
          </table:table-cell>
          <table:table-cell table:style-name="ce17" table:formula="of:=COUNTIF([.B$1:.B$1048576];[.H14])" office:value-type="float" office:value="64" calcext:value-type="float">
            <text:p>64</text:p>
          </table:table-cell>
          <table:table-cell table:style-name="ce20" table:formula="of:=COUNTIF([.A$1:.A$1048576];[.H14])&gt;0" office:value-type="float" office:value="0" calcext:value-type="float">
            <text:p>0</text:p>
          </table:table-cell>
          <table:table-cell table:style-name="ce20" table:formula="of:=IF([.J14];[.I14];0)" office:value-type="float" office:value="0" calcext:value-type="float">
            <text:p>0</text:p>
          </table:table-cell>
          <table:table-cell/>
          <table:table-cell table:style-name="ce9" table:formula="of:=COUNTIF([.A$1:.A$1048576];[.N14])/[.$D$3]" office:value-type="percentage" office:value="0.0275576989321392" calcext:value-type="percentage">
            <text:p>2.76%</text:p>
          </table:table-cell>
          <table:table-cell table:style-name="ce1" office:value-type="string" calcext:value-type="string">
            <text:p>LUK: +9%</text:p>
          </table:table-cell>
          <table:table-cell table:style-name="ce12" table:formula="of:=COUNTIF([.A$1:.A$1048576];[.N14])" office:value-type="float" office:value="80" calcext:value-type="float">
            <text:p>80</text:p>
          </table:table-cell>
          <table:table-cell table:style-name="ce15" table:formula="of:=COUNTIF([.B$1:.B$1048576];[.Q14])/[.$D$3]" office:value-type="percentage" office:value="0.00103341370995522" calcext:value-type="percentage">
            <text:p>0.10%</text:p>
          </table:table-cell>
          <table:table-cell table:style-name="ce18" office:value-type="string" calcext:value-type="string">
            <text:p>Attacks ignore 40% Monster DEF</text:p>
          </table:table-cell>
          <table:table-cell table:style-name="ce17" table:formula="of:=COUNTIF([.B$1:.B$1048576];[.Q14])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Critical Damage: +6%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 table:style-name="ce4" office:value-type="time" office:time-value="PT00H02M08.266S" calcext:value-type="time">
            <text:p>00:02:08</text:p>
          </table:table-cell>
          <table:table-cell table:style-name="ce9" table:formula="of:=COUNTIF([.A$1:.A$1048576];[.E15])/[.$D$3]" office:value-type="percentage" office:value="0.0117120220461591" calcext:value-type="percentage">
            <text:p>1.17%</text:p>
          </table:table-cell>
          <table:table-cell table:style-name="ce1" office:value-type="string" calcext:value-type="string">
            <text:p>Critical Damage: +6%</text:p>
          </table:table-cell>
          <table:table-cell table:style-name="ce12" table:formula="of:=COUNTIF([.A$1:.A$1048576];[.E15])" office:value-type="float" office:value="34" calcext:value-type="float">
            <text:p>34</text:p>
          </table:table-cell>
          <table:table-cell table:style-name="ce15" table:formula="of:=COUNTIF([.B$1:.B$1048576];[.H15])/[.$D$3]" office:value-type="percentage" office:value="0.0230795728556666" calcext:value-type="percentage">
            <text:p>2.31%</text:p>
          </table:table-cell>
          <table:table-cell table:style-name="ce18" office:value-type="string" calcext:value-type="string">
            <text:p>DEF: +25</text:p>
          </table:table-cell>
          <table:table-cell table:style-name="ce17" table:formula="of:=COUNTIF([.B$1:.B$1048576];[.H15])" office:value-type="float" office:value="67" calcext:value-type="float">
            <text:p>67</text:p>
          </table:table-cell>
          <table:table-cell table:style-name="ce20" table:formula="of:=COUNTIF([.A$1:.A$1048576];[.H15])&gt;0" office:value-type="float" office:value="0" calcext:value-type="float">
            <text:p>0</text:p>
          </table:table-cell>
          <table:table-cell table:style-name="ce20" table:formula="of:=IF([.J15];[.I15];0)" office:value-type="float" office:value="0" calcext:value-type="float">
            <text:p>0</text:p>
          </table:table-cell>
          <table:table-cell/>
          <table:table-cell table:style-name="ce9" table:formula="of:=COUNTIF([.A$1:.A$1048576];[.N15])/[.$D$3]" office:value-type="percentage" office:value="0.0292800551153979" calcext:value-type="percentage">
            <text:p>2.93%</text:p>
          </table:table-cell>
          <table:table-cell table:style-name="ce1" office:value-type="string" calcext:value-type="string">
            <text:p>INT: +9%</text:p>
          </table:table-cell>
          <table:table-cell table:style-name="ce12" table:formula="of:=COUNTIF([.A$1:.A$1048576];[.N15])" office:value-type="float" office:value="85" calcext:value-type="float">
            <text:p>85</text:p>
          </table:table-cell>
          <table:table-cell table:style-name="ce15" table:formula="of:=COUNTIF([.B$1:.B$1048576];[.Q15])/[.$D$3]" office:value-type="percentage" office:value="0.00275576989321392" calcext:value-type="percentage">
            <text:p>0.28%</text:p>
          </table:table-cell>
          <table:table-cell table:style-name="ce18" office:value-type="string" calcext:value-type="string">
            <text:p>Magic ATT: +5%</text:p>
          </table:table-cell>
          <table:table-cell table:style-name="ce17" table:formula="of:=COUNTIF([.B$1:.B$1048576];[.Q15])"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 table:style-name="ce4" office:value-type="time" office:time-value="PT00H02M10.633S" calcext:value-type="time">
            <text:p>00:02:11</text:p>
          </table:table-cell>
          <table:table-cell table:style-name="ce9" table:formula="of:=COUNTIF([.A$1:.A$1048576];[.E16])/[.$D$3]" office:value-type="percentage" office:value="0.0265242852221839" calcext:value-type="percentage">
            <text:p>2.65%</text:p>
          </table:table-cell>
          <table:table-cell table:style-name="ce1" office:value-type="string" calcext:value-type="string">
            <text:p>Shrouds your character in red shadow</text:p>
          </table:table-cell>
          <table:table-cell table:style-name="ce12" table:formula="of:=COUNTIF([.A$1:.A$1048576];[.E16])" office:value-type="float" office:value="77" calcext:value-type="float">
            <text:p>77</text:p>
          </table:table-cell>
          <table:table-cell table:style-name="ce15" table:formula="of:=COUNTIF([.B$1:.B$1048576];[.H16])/[.$D$3]" office:value-type="percentage" office:value="0.0124009645194626" calcext:value-type="percentage">
            <text:p>1.24%</text:p>
          </table:table-cell>
          <table:table-cell table:style-name="ce18" office:value-type="string" calcext:value-type="string">
            <text:p>Hitting an enemy has a 15% chance to restore 45 MP</text:p>
          </table:table-cell>
          <table:table-cell table:style-name="ce17" table:formula="of:=COUNTIF([.B$1:.B$1048576];[.H16])" office:value-type="float" office:value="36" calcext:value-type="float">
            <text:p>36</text:p>
          </table:table-cell>
          <table:table-cell table:style-name="ce20" table:formula="of:=COUNTIF([.A$1:.A$1048576];[.H16])&gt;0" office:value-type="float" office:value="0" calcext:value-type="float">
            <text:p>0</text:p>
          </table:table-cell>
          <table:table-cell table:style-name="ce20" table:formula="of:=IF([.J16];[.I16];0)" office:value-type="float" office:value="0" calcext:value-type="float">
            <text:p>0</text:p>
          </table:table-cell>
          <table:table-cell/>
          <table:table-cell table:style-name="ce9" table:formula="of:=COUNTIF([.A$1:.A$1048576];[.N16])/[.$D$3]" office:value-type="percentage" office:value="0.025146400275577" calcext:value-type="percentage">
            <text:p>2.51%</text:p>
          </table:table-cell>
          <table:table-cell table:style-name="ce1" office:value-type="string" calcext:value-type="string">
            <text:p>DEX: +9%</text:p>
          </table:table-cell>
          <table:table-cell table:style-name="ce12" table:formula="of:=COUNTIF([.A$1:.A$1048576];[.N16])" office:value-type="float" office:value="73" calcext:value-type="float">
            <text:p>73</text:p>
          </table:table-cell>
          <table:table-cell table:style-name="ce15" table:formula="of:=COUNTIF([.B$1:.B$1048576];[.Q16])/[.$D$3]" office:value-type="percentage" office:value="0.00447812607647261" calcext:value-type="percentage">
            <text:p>0.45%</text:p>
          </table:table-cell>
          <table:table-cell table:style-name="ce18" office:value-type="string" calcext:value-type="string">
            <text:p>Magic ATT: +6%</text:p>
          </table:table-cell>
          <table:table-cell table:style-name="ce17" table:formula="of:=COUNTIF([.B$1:.B$1048576];[.Q16])" office:value-type="float" office:value="13" calcext:value-type="float">
            <text:p>13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3% chance to Auto Steal</text:p>
          </table:table-cell>
          <table:table-cell table:style-name="ce4" office:value-type="time" office:time-value="PT00H02M11.599S" calcext:value-type="time">
            <text:p>00:02:12</text:p>
          </table:table-cell>
          <table:table-cell table:style-name="ce9" table:formula="of:=COUNTIF([.A$1:.A$1048576];[.E17])/[.$D$3]" office:value-type="percentage" office:value="0.0358250086117809" calcext:value-type="percentage">
            <text:p>3.58%</text:p>
          </table:table-cell>
          <table:table-cell table:style-name="ce1" office:value-type="string" calcext:value-type="string">
            <text:p>8% chance to Auto Steal</text:p>
          </table:table-cell>
          <table:table-cell table:style-name="ce12" table:formula="of:=COUNTIF([.A$1:.A$1048576];[.E17])" office:value-type="float" office:value="104" calcext:value-type="float">
            <text:p>104</text:p>
          </table:table-cell>
          <table:table-cell table:style-name="ce15" table:formula="of:=COUNTIF([.B$1:.B$1048576];[.H17])/[.$D$3]" office:value-type="percentage" office:value="0.0182569755425422" calcext:value-type="percentage">
            <text:p>1.83%</text:p>
          </table:table-cell>
          <table:table-cell table:style-name="ce18" office:value-type="string" calcext:value-type="string">
            <text:p>Increases your party's STR, INT, DEX, and LUK</text:p>
          </table:table-cell>
          <table:table-cell table:style-name="ce17" table:formula="of:=COUNTIF([.B$1:.B$1048576];[.H17])" office:value-type="float" office:value="53" calcext:value-type="float">
            <text:p>53</text:p>
          </table:table-cell>
          <table:table-cell table:style-name="ce20" table:formula="of:=COUNTIF([.A$1:.A$1048576];[.H17])&gt;0" office:value-type="float" office:value="0" calcext:value-type="float">
            <text:p>0</text:p>
          </table:table-cell>
          <table:table-cell table:style-name="ce20" table:formula="of:=IF([.J17];[.I17];0)" office:value-type="float" office:value="0" calcext:value-type="float">
            <text:p>0</text:p>
          </table:table-cell>
          <table:table-cell/>
          <table:table-cell table:style-name="ce9" table:formula="of:=COUNTIF([.A$1:.A$1048576];[.N17])/[.$D$3]" office:value-type="percentage" office:value="0.0248019290389252" calcext:value-type="percentage">
            <text:p>2.48%</text:p>
          </table:table-cell>
          <table:table-cell table:style-name="ce1" office:value-type="string" calcext:value-type="string">
            <text:p>STR: +9%</text:p>
          </table:table-cell>
          <table:table-cell table:style-name="ce12" table:formula="of:=COUNTIF([.A$1:.A$1048576];[.N17])" office:value-type="float" office:value="72" calcext:value-type="float">
            <text:p>72</text:p>
          </table:table-cell>
          <table:table-cell table:style-name="ce15" table:formula="of:=COUNTIF([.B$1:.B$1048576];[.Q17])/[.$D$3]" office:value-type="percentage" office:value="0.00034447123665174" calcext:value-type="percentage">
            <text:p>0.03%</text:p>
          </table:table-cell>
          <table:table-cell table:style-name="ce18" office:value-type="string" calcext:value-type="string">
            <text:p>Magic ATT: +9%</text:p>
          </table:table-cell>
          <table:table-cell table:style-name="ce17" table:formula="of:=COUNTIF([.B$1:.B$1048576];[.Q17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DEX: +7</text:p>
          </table:table-cell>
          <table:table-cell table:style-name="ce4" office:value-type="time" office:time-value="PT00H02M13.599S" calcext:value-type="time">
            <text:p>00:02:14</text:p>
          </table:table-cell>
          <table:table-cell table:style-name="ce9" table:formula="of:=COUNTIF([.A$1:.A$1048576];[.E18])/[.$D$3]" office:value-type="percentage" office:value="0.00792283844299001" calcext:value-type="percentage">
            <text:p>0.79%</text:p>
          </table:table-cell>
          <table:table-cell table:style-name="ce1" office:value-type="string" calcext:value-type="string">
            <text:p>Mesos Obtained: +12</text:p>
          </table:table-cell>
          <table:table-cell table:style-name="ce12" table:formula="of:=COUNTIF([.A$1:.A$1048576];[.E18])" office:value-type="float" office:value="23" calcext:value-type="float">
            <text:p>23</text:p>
          </table:table-cell>
          <table:table-cell table:style-name="ce15" table:formula="of:=COUNTIF([.B$1:.B$1048576];[.H18])/[.$D$3]" office:value-type="percentage" office:value="0.0113675508095074" calcext:value-type="percentage">
            <text:p>1.14%</text:p>
          </table:table-cell>
          <table:table-cell table:style-name="ce18" office:value-type="string" calcext:value-type="string">
            <text:p>STR: +8</text:p>
          </table:table-cell>
          <table:table-cell table:style-name="ce17" table:formula="of:=COUNTIF([.B$1:.B$1048576];[.H18])" office:value-type="float" office:value="33" calcext:value-type="float">
            <text:p>33</text:p>
          </table:table-cell>
          <table:table-cell table:style-name="ce20" table:formula="of:=COUNTIF([.A$1:.A$1048576];[.H18])&gt;0" office:value-type="float" office:value="0" calcext:value-type="float">
            <text:p>0</text:p>
          </table:table-cell>
          <table:table-cell table:style-name="ce20" table:formula="of:=IF([.J18];[.I18];0)" office:value-type="float" office:value="0" calcext:value-type="float">
            <text:p>0</text:p>
          </table:table-cell>
          <table:table-cell/>
          <table:table-cell table:style-name="ce9" table:formula="of:=COUNTIF([.A$1:.A$1048576];[.N18])/[.$D$3]" office:value-type="percentage" office:value="0.00447812607647261" calcext:value-type="percentage">
            <text:p>0.45%</text:p>
          </table:table-cell>
          <table:table-cell table:style-name="ce1" office:value-type="string" calcext:value-type="string">
            <text:p>Critical Rate: +9%</text:p>
          </table:table-cell>
          <table:table-cell table:style-name="ce12" table:formula="of:=COUNTIF([.A$1:.A$1048576];[.N18])" office:value-type="float" office:value="13" calcext:value-type="float">
            <text:p>13</text:p>
          </table:table-cell>
          <table:table-cell table:style-name="ce15" table:formula="of:=COUNTIF([.B$1:.B$1048576];[.Q18])/[.$D$3]" office:value-type="percentage" office:value="0.00275576989321392" calcext:value-type="percentage">
            <text:p>0.28%</text:p>
          </table:table-cell>
          <table:table-cell table:style-name="ce18" office:value-type="string" calcext:value-type="string">
            <text:p>ATT: +5%</text:p>
          </table:table-cell>
          <table:table-cell table:style-name="ce17" table:formula="of:=COUNTIF([.B$1:.B$1048576];[.Q18])"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7% chance to Auto Steal</text:p>
          </table:table-cell>
          <table:table-cell table:style-name="ce4" office:value-type="time" office:time-value="PT00H02M14.799S" calcext:value-type="time">
            <text:p>00:02:15</text:p>
          </table:table-cell>
          <table:table-cell table:style-name="ce9" table:formula="of:=COUNTIF([.A$1:.A$1048576];[.E19])/[.$D$3]" office:value-type="percentage" office:value="0.00413365483982088" calcext:value-type="percentage">
            <text:p>0.41%</text:p>
          </table:table-cell>
          <table:table-cell table:style-name="ce1" office:value-type="string" calcext:value-type="string">
            <text:p>All Stats: +5%</text:p>
          </table:table-cell>
          <table:table-cell table:style-name="ce12" table:formula="of:=COUNTIF([.A$1:.A$1048576];[.E19])" office:value-type="float" office:value="12" calcext:value-type="float">
            <text:p>12</text:p>
          </table:table-cell>
          <table:table-cell table:style-name="ce15" table:formula="of:=COUNTIF([.B$1:.B$1048576];[.H19])/[.$D$3]" office:value-type="percentage" office:value="0.0186014467791939" calcext:value-type="percentage">
            <text:p>1.86%</text:p>
          </table:table-cell>
          <table:table-cell table:style-name="ce18" office:value-type="string" calcext:value-type="string">
            <text:p>Increases Item and Meso Drop Rate by a large amount</text:p>
          </table:table-cell>
          <table:table-cell table:style-name="ce17" table:formula="of:=COUNTIF([.B$1:.B$1048576];[.H19])" office:value-type="float" office:value="54" calcext:value-type="float">
            <text:p>54</text:p>
          </table:table-cell>
          <table:table-cell table:style-name="ce20" table:formula="of:=COUNTIF([.A$1:.A$1048576];[.H19])&gt;0" office:value-type="float" office:value="0" calcext:value-type="float">
            <text:p>0</text:p>
          </table:table-cell>
          <table:table-cell table:style-name="ce20" table:formula="of:=IF([.J19];[.I19];0)" office:value-type="float" office:value="0" calcext:value-type="float">
            <text:p>0</text:p>
          </table:table-cell>
          <table:table-cell/>
          <table:table-cell table:style-name="ce9" table:formula="of:=COUNTIF([.A$1:.A$1048576];[.N19])/[.$D$3]" office:value-type="percentage" office:value="0.00585601102307957" calcext:value-type="percentage">
            <text:p>0.59%</text:p>
          </table:table-cell>
          <table:table-cell table:style-name="ce1" office:value-type="string" calcext:value-type="string">
            <text:p>Item Acquisition Rate: +12%</text:p>
          </table:table-cell>
          <table:table-cell table:style-name="ce12" table:formula="of:=COUNTIF([.A$1:.A$1048576];[.N19])" office:value-type="float" office:value="17" calcext:value-type="float">
            <text:p>17</text:p>
          </table:table-cell>
          <table:table-cell table:style-name="ce15" table:formula="of:=COUNTIF([.B$1:.B$1048576];[.Q19])/[.$D$3]" office:value-type="percentage" office:value="0.00551153978642783" calcext:value-type="percentage">
            <text:p>0.55%</text:p>
          </table:table-cell>
          <table:table-cell table:style-name="ce18" office:value-type="string" calcext:value-type="string">
            <text:p>ATT: +6%</text:p>
          </table:table-cell>
          <table:table-cell table:style-name="ce17" table:formula="of:=COUNTIF([.B$1:.B$1048576];[.Q19])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 table:style-name="ce4" office:value-type="time" office:time-value="PT00H02M16.299S" calcext:value-type="time">
            <text:p>00:02:16</text:p>
          </table:table-cell>
          <table:table-cell table:style-name="ce9" table:formula="of:=COUNTIF([.A$1:.A$1048576];[.E20])/[.$D$3]" office:value-type="percentage" office:value="0.0427144333448157" calcext:value-type="percentage">
            <text:p>4.27%</text:p>
          </table:table-cell>
          <table:table-cell table:style-name="ce1" office:value-type="string" calcext:value-type="string">
            <text:p>Attacks have a 12% chance to ignore 25% damage</text:p>
          </table:table-cell>
          <table:table-cell table:style-name="ce12" table:formula="of:=COUNTIF([.A$1:.A$1048576];[.E20])" office:value-type="float" office:value="124" calcext:value-type="float">
            <text:p>124</text:p>
          </table:table-cell>
          <table:table-cell table:style-name="ce15" table:formula="of:=COUNTIF([.B$1:.B$1048576];[.H20])/[.$D$3]" office:value-type="percentage" office:value="0.0182569755425422" calcext:value-type="percentage">
            <text:p>1.83%</text:p>
          </table:table-cell>
          <table:table-cell table:style-name="ce18" office:value-type="string" calcext:value-type="string">
            <text:p>Increases party members' Defense by a large amount</text:p>
          </table:table-cell>
          <table:table-cell table:style-name="ce17" table:formula="of:=COUNTIF([.B$1:.B$1048576];[.H20])" office:value-type="float" office:value="53" calcext:value-type="float">
            <text:p>53</text:p>
          </table:table-cell>
          <table:table-cell table:style-name="ce20" table:formula="of:=COUNTIF([.A$1:.A$1048576];[.H20])&gt;0" office:value-type="float" office:value="0" calcext:value-type="float">
            <text:p>0</text:p>
          </table:table-cell>
          <table:table-cell table:style-name="ce20" table:formula="of:=IF([.J20];[.I20];0)" office:value-type="float" office:value="0" calcext:value-type="float">
            <text:p>0</text:p>
          </table:table-cell>
          <table:table-cell/>
          <table:table-cell table:style-name="ce9" table:formula="of:=COUNTIF([.A$1:.A$1048576];[.N20])/[.$D$3]" office:value-type="percentage" office:value="0.0303134688253531" calcext:value-type="percentage">
            <text:p>3.03%</text:p>
          </table:table-cell>
          <table:table-cell table:style-name="ce1" office:value-type="string" calcext:value-type="string">
            <text:p>4% chance to Auto Steal</text:p>
          </table:table-cell>
          <table:table-cell table:style-name="ce12" table:formula="of:=COUNTIF([.A$1:.A$1048576];[.N20])" office:value-type="float" office:value="88" calcext:value-type="float">
            <text:p>88</text:p>
          </table:table-cell>
          <table:table-cell table:style-name="ce15" table:formula="of:=COUNTIF([.B$1:.B$1048576];[.Q20])/[.$D$3]" office:value-type="percentage" office:value="0.00034447123665174" calcext:value-type="percentage">
            <text:p>0.03%</text:p>
          </table:table-cell>
          <table:table-cell table:style-name="ce18" office:value-type="string" calcext:value-type="string">
            <text:p>ATT: +9%</text:p>
          </table:table-cell>
          <table:table-cell table:style-name="ce17" table:formula="of:=COUNTIF([.B$1:.B$1048576];[.Q20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Critical Damage: +3%</text:p>
          </table:table-cell>
          <table:table-cell table:style-name="ce4" office:value-type="time" office:time-value="PT00H02M17.799S" calcext:value-type="time">
            <text:p>00:02:18</text:p>
          </table:table-cell>
          <table:table-cell table:style-name="ce9" table:formula="of:=COUNTIF([.A$1:.A$1048576];[.E21])/[.$D$3]" office:value-type="percentage" office:value="0.0602824664140544" calcext:value-type="percentage">
            <text:p>6.03%</text:p>
          </table:table-cell>
          <table:table-cell table:style-name="ce1" office:value-type="string" calcext:value-type="string">
            <text:p>DEF: +9%</text:p>
          </table:table-cell>
          <table:table-cell table:style-name="ce12" table:formula="of:=COUNTIF([.A$1:.A$1048576];[.E21])" office:value-type="float" office:value="175" calcext:value-type="float">
            <text:p>175</text:p>
          </table:table-cell>
          <table:table-cell table:style-name="ce15" table:formula="of:=COUNTIF([.B$1:.B$1048576];[.H21])/[.$D$3]" office:value-type="percentage" office:value="0.0182569755425422" calcext:value-type="percentage">
            <text:p>1.83%</text:p>
          </table:table-cell>
          <table:table-cell table:style-name="ce18" office:value-type="string" calcext:value-type="string">
            <text:p>Continually restores a large amount of MP to party members</text:p>
          </table:table-cell>
          <table:table-cell table:style-name="ce17" table:formula="of:=COUNTIF([.B$1:.B$1048576];[.H21])" office:value-type="float" office:value="53" calcext:value-type="float">
            <text:p>53</text:p>
          </table:table-cell>
          <table:table-cell table:style-name="ce20" table:formula="of:=COUNTIF([.A$1:.A$1048576];[.H21])&gt;0" office:value-type="float" office:value="0" calcext:value-type="float">
            <text:p>0</text:p>
          </table:table-cell>
          <table:table-cell table:style-name="ce20" table:formula="of:=IF([.J21];[.I21];0)" office:value-type="float" office:value="0" calcext:value-type="float">
            <text:p>0</text:p>
          </table:table-cell>
          <table:table-cell/>
          <table:table-cell table:style-name="ce9" table:formula="of:=COUNTIF([.A$1:.A$1048576];[.N21])/[.$D$3]" office:value-type="percentage" office:value="0.0285911126420944" calcext:value-type="percentage">
            <text:p>2.86%</text:p>
          </table:table-cell>
          <table:table-cell table:style-name="ce1" office:value-type="string" calcext:value-type="string">
            <text:p>6% chance to Auto Steal</text:p>
          </table:table-cell>
          <table:table-cell table:style-name="ce12" table:formula="of:=COUNTIF([.A$1:.A$1048576];[.N21])" office:value-type="float" office:value="83" calcext:value-type="float">
            <text:p>83</text:p>
          </table:table-cell>
          <table:table-cell table:style-name="ce15" table:formula="of:=COUNTIF([.B$1:.B$1048576];[.Q21])/[.$D$3]" office:value-type="percentage" office:value="0.00757836720633827" calcext:value-type="percentage">
            <text:p>0.76%</text:p>
          </table:table-cell>
          <table:table-cell table:style-name="ce18" office:value-type="string" calcext:value-type="string">
            <text:p>Critical Damage: +2%</text:p>
          </table:table-cell>
          <table:table-cell table:style-name="ce17" table:formula="of:=COUNTIF([.B$1:.B$1048576];[.Q21])" office:value-type="float" office:value="22" calcext:value-type="float">
            <text:p>22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 table:style-name="ce4" office:value-type="time" office:time-value="PT00H02M19.766S" calcext:value-type="time">
            <text:p>00:02:20</text:p>
          </table:table-cell>
          <table:table-cell table:style-name="ce10" table:formula="of:=COUNTIF([.A$1:.A$1048576];[.E22])/[.$D$3]" office:value-type="percentage" office:value="0.00792283844299001" calcext:value-type="percentage">
            <text:p>0.79%</text:p>
          </table:table-cell>
          <table:table-cell table:style-name="ce11" office:value-type="string" calcext:value-type="string">
            <text:p>Attacks ignore 45% Monster DEF</text:p>
          </table:table-cell>
          <table:table-cell table:style-name="ce12" table:formula="of:=COUNTIF([.A$1:.A$1048576];[.E22])" office:value-type="float" office:value="23" calcext:value-type="float">
            <text:p>23</text:p>
          </table:table-cell>
          <table:table-cell table:style-name="ce15" table:formula="of:=COUNTIF([.B$1:.B$1048576];[.H22])/[.$D$3]" office:value-type="percentage" office:value="0.00895625215294523" calcext:value-type="percentage">
            <text:p>0.90%</text:p>
          </table:table-cell>
          <table:table-cell table:style-name="ce18" office:value-type="string" calcext:value-type="string">
            <text:p>3% chance to Auto Steal</text:p>
          </table:table-cell>
          <table:table-cell table:style-name="ce17" table:formula="of:=COUNTIF([.B$1:.B$1048576];[.H22])" office:value-type="float" office:value="26" calcext:value-type="float">
            <text:p>26</text:p>
          </table:table-cell>
          <table:table-cell table:style-name="ce20" table:formula="of:=COUNTIF([.A$1:.A$1048576];[.H22])&gt;0" office:value-type="float" office:value="0" calcext:value-type="float">
            <text:p>0</text:p>
          </table:table-cell>
          <table:table-cell table:style-name="ce20" table:formula="of:=IF([.J22];[.I22];0)" office:value-type="float" office:value="0" calcext:value-type="float">
            <text:p>0</text:p>
          </table:table-cell>
          <table:table-cell/>
          <table:table-cell table:style-name="ce9" table:formula="of:=COUNTIF([.A$1:.A$1048576];[.N22])/[.$D$3]" office:value-type="percentage" office:value="0.0358250086117809" calcext:value-type="percentage">
            <text:p>3.58%</text:p>
          </table:table-cell>
          <table:table-cell table:style-name="ce1" office:value-type="string" calcext:value-type="string">
            <text:p>8% chance to Auto Steal</text:p>
          </table:table-cell>
          <table:table-cell table:style-name="ce12" table:formula="of:=COUNTIF([.A$1:.A$1048576];[.N22])" office:value-type="float" office:value="104" calcext:value-type="float">
            <text:p>104</text:p>
          </table:table-cell>
          <table:table-cell table:style-name="ce15" table:formula="of:=COUNTIF([.B$1:.B$1048576];[.Q22])/[.$D$3]" office:value-type="percentage" office:value="0.00585601102307957" calcext:value-type="percentage">
            <text:p>0.59%</text:p>
          </table:table-cell>
          <table:table-cell table:style-name="ce18" office:value-type="string" calcext:value-type="string">
            <text:p>Critical Damage: +3%</text:p>
          </table:table-cell>
          <table:table-cell table:style-name="ce17" table:formula="of:=COUNTIF([.B$1:.B$1048576];[.Q22])" office:value-type="float" office:value="17" calcext:value-type="float">
            <text:p>17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Attacks have a 10% chance to ignore 25% damage</text:p>
          </table:table-cell>
          <table:table-cell table:style-name="ce4" office:value-type="time" office:time-value="PT00H02M22.733S" calcext:value-type="time">
            <text:p>00:02:23</text:p>
          </table:table-cell>
          <table:table-cell table:style-name="ce9" table:formula="of:=COUNTIF([.A$1:.A$1048576];[.E23])/[.$D$3]" office:value-type="percentage" office:value="0.0351360661384774" calcext:value-type="percentage">
            <text:p>3.51%</text:p>
          </table:table-cell>
          <table:table-cell table:style-name="ce1" office:value-type="string" calcext:value-type="string">
            <text:p>10% chance to reflect 30% damage</text:p>
          </table:table-cell>
          <table:table-cell table:style-name="ce12" table:formula="of:=COUNTIF([.A$1:.A$1048576];[.E23])" office:value-type="float" office:value="102" calcext:value-type="float">
            <text:p>102</text:p>
          </table:table-cell>
          <table:table-cell table:style-name="ce15" table:formula="of:=COUNTIF([.B$1:.B$1048576];[.H23])/[.$D$3]" office:value-type="percentage" office:value="0.00792283844299001" calcext:value-type="percentage">
            <text:p>0.79%</text:p>
          </table:table-cell>
          <table:table-cell table:style-name="ce18" office:value-type="string" calcext:value-type="string">
            <text:p>DEX: +7</text:p>
          </table:table-cell>
          <table:table-cell table:style-name="ce17" table:formula="of:=COUNTIF([.B$1:.B$1048576];[.H23])" office:value-type="float" office:value="23" calcext:value-type="float">
            <text:p>23</text:p>
          </table:table-cell>
          <table:table-cell table:style-name="ce20" table:formula="of:=COUNTIF([.A$1:.A$1048576];[.H23])&gt;0" office:value-type="float" office:value="0" calcext:value-type="float">
            <text:p>0</text:p>
          </table:table-cell>
          <table:table-cell table:style-name="ce20" table:formula="of:=IF([.J23];[.I23];0)" office:value-type="float" office:value="0" calcext:value-type="float">
            <text:p>0</text:p>
          </table:table-cell>
          <table:table-cell/>
          <table:table-cell table:style-name="ce9" table:formula="of:=COUNTIF([.A$1:.A$1048576];[.N23])/[.$D$3]" office:value-type="percentage" office:value="0" calcext:value-type="percentage">
            <text:p>0.00%</text:p>
          </table:table-cell>
          <table:table-cell table:style-name="ce1"/>
          <table:table-cell table:style-name="ce12" table:formula="of:=COUNTIF([.A$1:.A$1048576];[.N23])" office:value-type="float" office:value="0" calcext:value-type="float">
            <text:p>0</text:p>
          </table:table-cell>
          <table:table-cell table:style-name="ce15" table:formula="of:=COUNTIF([.B$1:.B$1048576];[.Q23])/[.$D$3]" office:value-type="percentage" office:value="0" calcext:value-type="percentage">
            <text:p>0.00%</text:p>
          </table:table-cell>
          <table:table-cell table:style-name="ce18" office:value-type="string" calcext:value-type="string">
            <text:p>Critical Damage: +6%</text:p>
          </table:table-cell>
          <table:table-cell table:style-name="ce17" table:formula="of:=COUNTIF([.B$1:.B$1048576];[.Q23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3% chance to become invincible for 5 seconds when attacked.</text:p>
          </table:table-cell>
          <table:table-cell table:style-name="ce4" office:value-type="time" office:time-value="PT00H02M25.433S" calcext:value-type="time">
            <text:p>00:02:25</text:p>
          </table:table-cell>
          <table:table-cell table:style-name="ce9" table:formula="of:=COUNTIF([.A$1:.A$1048576];[.E24])/[.$D$3]" office:value-type="percentage" office:value="0.0320358250086118" calcext:value-type="percentage">
            <text:p>3.20%</text:p>
          </table:table-cell>
          <table:table-cell table:style-name="ce1" office:value-type="string" calcext:value-type="string">
            <text:p>Max MP: +9%</text:p>
          </table:table-cell>
          <table:table-cell table:style-name="ce12" table:formula="of:=COUNTIF([.A$1:.A$1048576];[.E24])" office:value-type="float" office:value="93" calcext:value-type="float">
            <text:p>93</text:p>
          </table:table-cell>
          <table:table-cell table:style-name="ce15" table:formula="of:=COUNTIF([.B$1:.B$1048576];[.H24])/[.$D$3]" office:value-type="percentage" office:value="0.00930072338959697" calcext:value-type="percentage">
            <text:p>0.93%</text:p>
          </table:table-cell>
          <table:table-cell table:style-name="ce18" office:value-type="string" calcext:value-type="string">
            <text:p>7% chance to Auto Steal</text:p>
          </table:table-cell>
          <table:table-cell table:style-name="ce17" table:formula="of:=COUNTIF([.B$1:.B$1048576];[.H24])" office:value-type="float" office:value="27" calcext:value-type="float">
            <text:p>27</text:p>
          </table:table-cell>
          <table:table-cell table:style-name="ce20" table:formula="of:=COUNTIF([.A$1:.A$1048576];[.H24])&gt;0" office:value-type="float" office:value="0" calcext:value-type="float">
            <text:p>0</text:p>
          </table:table-cell>
          <table:table-cell table:style-name="ce20" table:formula="of:=IF([.J24];[.I24];0)" office:value-type="float" office:value="0" calcext:value-type="float">
            <text:p>0</text:p>
          </table:table-cell>
          <table:table-cell/>
          <table:table-cell table:style-name="ce9" table:formula="of:=COUNTIF([.A$1:.A$1048576];[.N24])/[.$D$3]" office:value-type="percentage" office:value="0" calcext:value-type="percentage">
            <text:p>0.00%</text:p>
          </table:table-cell>
          <table:table-cell table:style-name="ce1"/>
          <table:table-cell table:style-name="ce12" table:formula="of:=COUNTIF([.A$1:.A$1048576];[.N24])" office:value-type="float" office:value="0" calcext:value-type="float">
            <text:p>0</text:p>
          </table:table-cell>
          <table:table-cell table:style-name="ce15" table:formula="of:=COUNTIF([.B$1:.B$1048576];[.Q24])/[.$D$3]" office:value-type="percentage" office:value="0.00688942473303479" calcext:value-type="percentage">
            <text:p>0.69%</text:p>
          </table:table-cell>
          <table:table-cell table:style-name="ce18" office:value-type="string" calcext:value-type="string">
            <text:p>LUK: +5%</text:p>
          </table:table-cell>
          <table:table-cell table:style-name="ce17" table:formula="of:=COUNTIF([.B$1:.B$1048576];[.Q24])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 table:style-name="ce4" office:value-type="time" office:time-value="PT00H02M26.599S" calcext:value-type="time">
            <text:p>00:02:27</text:p>
          </table:table-cell>
          <table:table-cell table:style-name="ce9" table:formula="of:=COUNTIF([.A$1:.A$1048576];[.E25])/[.$D$3]" office:value-type="percentage" office:value="0.0303134688253531" calcext:value-type="percentage">
            <text:p>3.03%</text:p>
          </table:table-cell>
          <table:table-cell table:style-name="ce1" office:value-type="string" calcext:value-type="string">
            <text:p>When hit, gain +4 sec of invincibility</text:p>
          </table:table-cell>
          <table:table-cell table:style-name="ce12" table:formula="of:=COUNTIF([.A$1:.A$1048576];[.E25])" office:value-type="float" office:value="88" calcext:value-type="float">
            <text:p>88</text:p>
          </table:table-cell>
          <table:table-cell table:style-name="ce15" table:formula="of:=COUNTIF([.B$1:.B$1048576];[.H25])/[.$D$3]" office:value-type="percentage" office:value="0.00585601102307957" calcext:value-type="percentage">
            <text:p>0.59%</text:p>
          </table:table-cell>
          <table:table-cell table:style-name="ce18" office:value-type="string" calcext:value-type="string">
            <text:p>Critical Damage: +3%</text:p>
          </table:table-cell>
          <table:table-cell table:style-name="ce17" table:formula="of:=COUNTIF([.B$1:.B$1048576];[.H25])" office:value-type="float" office:value="17" calcext:value-type="float">
            <text:p>17</text:p>
          </table:table-cell>
          <table:table-cell table:style-name="ce20" table:formula="of:=COUNTIF([.A$1:.A$1048576];[.H25])&gt;0" office:value-type="float" office:value="0" calcext:value-type="float">
            <text:p>0</text:p>
          </table:table-cell>
          <table:table-cell table:style-name="ce20" table:formula="of:=IF([.J25];[.I25];0)" office:value-type="float" office:value="0" calcext:value-type="float">
            <text:p>0</text:p>
          </table:table-cell>
          <table:table-cell/>
          <table:table-cell table:style-name="ce9" table:formula="of:=COUNTIF([.A$1:.A$1048576];[.N25])/[.$D$3]" office:value-type="percentage" office:value="0" calcext:value-type="percentage">
            <text:p>0.00%</text:p>
          </table:table-cell>
          <table:table-cell table:style-name="ce1"/>
          <table:table-cell table:style-name="ce12" table:formula="of:=COUNTIF([.A$1:.A$1048576];[.N25])" office:value-type="float" office:value="0" calcext:value-type="float">
            <text:p>0</text:p>
          </table:table-cell>
          <table:table-cell table:style-name="ce15" table:formula="of:=COUNTIF([.B$1:.B$1048576];[.Q25])/[.$D$3]" office:value-type="percentage" office:value="0.00998966586290045" calcext:value-type="percentage">
            <text:p>1.00%</text:p>
          </table:table-cell>
          <table:table-cell table:style-name="ce18" office:value-type="string" calcext:value-type="string">
            <text:p>INT: +5%</text:p>
          </table:table-cell>
          <table:table-cell table:style-name="ce17" table:formula="of:=COUNTIF([.B$1:.B$1048576];[.Q25])" office:value-type="float" office:value="29" calcext:value-type="float">
            <text:p>29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Shrouds your character in darkness</text:p>
          </table:table-cell>
          <table:table-cell table:style-name="ce4" office:value-type="time" office:time-value="PT00H02M28.4S" calcext:value-type="time">
            <text:p>00:02:28</text:p>
          </table:table-cell>
          <table:table-cell table:style-name="ce9" table:formula="of:=COUNTIF([.A$1:.A$1048576];[.E26])/[.$D$3]" office:value-type="percentage" office:value="0.0296245263520496" calcext:value-type="percentage">
            <text:p>2.96%</text:p>
          </table:table-cell>
          <table:table-cell table:style-name="ce1" office:value-type="string" calcext:value-type="string">
            <text:p>Shrouds your character in darkness</text:p>
          </table:table-cell>
          <table:table-cell table:style-name="ce12" table:formula="of:=COUNTIF([.A$1:.A$1048576];[.E26])" office:value-type="float" office:value="86" calcext:value-type="float">
            <text:p>86</text:p>
          </table:table-cell>
          <table:table-cell table:style-name="ce15" table:formula="of:=COUNTIF([.B$1:.B$1048576];[.H26])/[.$D$3]" office:value-type="percentage" office:value="0.00757836720633827" calcext:value-type="percentage">
            <text:p>0.76%</text:p>
          </table:table-cell>
          <table:table-cell table:style-name="ce18" office:value-type="string" calcext:value-type="string">
            <text:p>Attacks have a 10% chance to ignore 25% damage</text:p>
          </table:table-cell>
          <table:table-cell table:style-name="ce17" table:formula="of:=COUNTIF([.B$1:.B$1048576];[.H26])" office:value-type="float" office:value="22" calcext:value-type="float">
            <text:p>22</text:p>
          </table:table-cell>
          <table:table-cell table:style-name="ce20" table:formula="of:=COUNTIF([.A$1:.A$1048576];[.H26])&gt;0" office:value-type="float" office:value="0" calcext:value-type="float">
            <text:p>0</text:p>
          </table:table-cell>
          <table:table-cell table:style-name="ce20" table:formula="of:=IF([.J26];[.I26];0)" office:value-type="float" office:value="0" calcext:value-type="float">
            <text:p>0</text:p>
          </table:table-cell>
          <table:table-cell/>
          <table:table-cell table:style-name="ce9" table:formula="of:=COUNTIF([.A$1:.A$1048576];[.N26])/[.$D$3]" office:value-type="percentage" office:value="0" calcext:value-type="percentage">
            <text:p>0.00%</text:p>
          </table:table-cell>
          <table:table-cell table:style-name="ce12"/>
          <table:table-cell table:style-name="ce12" table:formula="of:=COUNTIF([.A$1:.A$1048576];[.N26])" office:value-type="float" office:value="0" calcext:value-type="float">
            <text:p>0</text:p>
          </table:table-cell>
          <table:table-cell table:style-name="ce15" table:formula="of:=COUNTIF([.B$1:.B$1048576];[.Q26])/[.$D$3]" office:value-type="percentage" office:value="0.00998966586290045" calcext:value-type="percentage">
            <text:p>1.00%</text:p>
          </table:table-cell>
          <table:table-cell table:style-name="ce18" office:value-type="string" calcext:value-type="string">
            <text:p>DEX: +5%</text:p>
          </table:table-cell>
          <table:table-cell table:style-name="ce17" table:formula="of:=COUNTIF([.B$1:.B$1048576];[.Q26])" office:value-type="float" office:value="29" calcext:value-type="float">
            <text:p>29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10% chance to reflect 20% damage</text:p>
          </table:table-cell>
          <table:table-cell table:style-name="ce4" office:value-type="time" office:time-value="PT00H02M29.566S" calcext:value-type="time">
            <text:p>00:02:30</text:p>
          </table:table-cell>
          <table:table-cell table:style-name="ce9" table:formula="of:=COUNTIF([.A$1:.A$1048576];[.E27])/[.$D$3]" office:value-type="percentage" office:value="0.0275576989321392" calcext:value-type="percentage">
            <text:p>2.76%</text:p>
          </table:table-cell>
          <table:table-cell table:style-name="ce1" office:value-type="string" calcext:value-type="string">
            <text:p>LUK: +9%</text:p>
          </table:table-cell>
          <table:table-cell table:style-name="ce12" table:formula="of:=COUNTIF([.A$1:.A$1048576];[.E27])" office:value-type="float" office:value="80" calcext:value-type="float">
            <text:p>80</text:p>
          </table:table-cell>
          <table:table-cell table:style-name="ce15" table:formula="of:=COUNTIF([.B$1:.B$1048576];[.H27])/[.$D$3]" office:value-type="percentage" office:value="0.00861178091629349" calcext:value-type="percentage">
            <text:p>0.86%</text:p>
          </table:table-cell>
          <table:table-cell table:style-name="ce18" office:value-type="string" calcext:value-type="string">
            <text:p>3% chance to become invincible for 5 seconds when attacked.</text:p>
          </table:table-cell>
          <table:table-cell table:style-name="ce17" table:formula="of:=COUNTIF([.B$1:.B$1048576];[.H27])" office:value-type="float" office:value="25" calcext:value-type="float">
            <text:p>25</text:p>
          </table:table-cell>
          <table:table-cell table:style-name="ce20" table:formula="of:=COUNTIF([.A$1:.A$1048576];[.H27])&gt;0" office:value-type="float" office:value="0" calcext:value-type="float">
            <text:p>0</text:p>
          </table:table-cell>
          <table:table-cell table:style-name="ce20" table:formula="of:=IF([.J27];[.I27];0)" office:value-type="float" office:value="0" calcext:value-type="float">
            <text:p>0</text:p>
          </table:table-cell>
          <table:table-cell/>
          <table:table-cell table:style-name="ce9" table:formula="of:=COUNTIF([.A$1:.A$1048576];[.N27])/[.$D$3]" office:value-type="percentage" office:value="0" calcext:value-type="percentage">
            <text:p>0.00%</text:p>
          </table:table-cell>
          <table:table-cell table:style-name="ce12"/>
          <table:table-cell table:style-name="ce12" table:formula="of:=COUNTIF([.A$1:.A$1048576];[.N27])" office:value-type="float" office:value="0" calcext:value-type="float">
            <text:p>0</text:p>
          </table:table-cell>
          <table:table-cell table:style-name="ce15" table:formula="of:=COUNTIF([.B$1:.B$1048576];[.Q27])/[.$D$3]" office:value-type="percentage" office:value="0.00620048225973131" calcext:value-type="percentage">
            <text:p>0.62%</text:p>
          </table:table-cell>
          <table:table-cell table:style-name="ce18" office:value-type="string" calcext:value-type="string">
            <text:p>STR: +5%</text:p>
          </table:table-cell>
          <table:table-cell table:style-name="ce17" table:formula="of:=COUNTIF([.B$1:.B$1048576];[.Q27])"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Attacks ignore 45% Monster DEF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 table:style-name="ce4" office:value-type="time" office:time-value="PT00H02M31.832S" calcext:value-type="time">
            <text:p>00:02:32</text:p>
          </table:table-cell>
          <table:table-cell table:style-name="ce9" table:formula="of:=COUNTIF([.A$1:.A$1048576];[.E28])/[.$D$3]" office:value-type="percentage" office:value="0.0127454357561144" calcext:value-type="percentage">
            <text:p>1.27%</text:p>
          </table:table-cell>
          <table:table-cell table:style-name="ce1" office:value-type="string" calcext:value-type="string">
            <text:p>ATT: +9%</text:p>
          </table:table-cell>
          <table:table-cell table:style-name="ce12" table:formula="of:=COUNTIF([.A$1:.A$1048576];[.E28])" office:value-type="float" office:value="37" calcext:value-type="float">
            <text:p>37</text:p>
          </table:table-cell>
          <table:table-cell table:style-name="ce15" table:formula="of:=COUNTIF([.B$1:.B$1048576];[.H28])/[.$D$3]" office:value-type="percentage" office:value="0.017223561832587" calcext:value-type="percentage">
            <text:p>1.72%</text:p>
          </table:table-cell>
          <table:table-cell table:style-name="ce18" office:value-type="string" calcext:value-type="string">
            <text:p>Increases the Defense of nearby allies by a large amount</text:p>
          </table:table-cell>
          <table:table-cell table:style-name="ce17" table:formula="of:=COUNTIF([.B$1:.B$1048576];[.H28])" office:value-type="float" office:value="50" calcext:value-type="float">
            <text:p>50</text:p>
          </table:table-cell>
          <table:table-cell table:style-name="ce20" table:formula="of:=COUNTIF([.A$1:.A$1048576];[.H28])&gt;0" office:value-type="float" office:value="0" calcext:value-type="float">
            <text:p>0</text:p>
          </table:table-cell>
          <table:table-cell table:style-name="ce20" table:formula="of:=IF([.J28];[.I28];0)" office:value-type="float" office:value="0" calcext:value-type="float">
            <text:p>0</text:p>
          </table:table-cell>
          <table:table-cell/>
          <table:table-cell table:style-name="ce9" table:formula="of:=COUNTIF([.A$1:.A$1048576];[.N28])/[.$D$3]" office:value-type="percentage" office:value="0" calcext:value-type="percentage">
            <text:p>0.00%</text:p>
          </table:table-cell>
          <table:table-cell table:style-name="ce12"/>
          <table:table-cell table:style-name="ce12" table:formula="of:=COUNTIF([.A$1:.A$1048576];[.N28])" office:value-type="float" office:value="0" calcext:value-type="float">
            <text:p>0</text:p>
          </table:table-cell>
          <table:table-cell table:style-name="ce15" table:formula="of:=COUNTIF([.B$1:.B$1048576];[.Q28])/[.$D$3]" office:value-type="percentage" office:value="0.00654495349638305" calcext:value-type="percentage">
            <text:p>0.65%</text:p>
          </table:table-cell>
          <table:table-cell table:style-name="ce18" office:value-type="string" calcext:value-type="string">
            <text:p>LUK: +6%</text:p>
          </table:table-cell>
          <table:table-cell table:style-name="ce17" table:formula="of:=COUNTIF([.B$1:.B$1048576];[.Q28])" office:value-type="float" office:value="19" calcext:value-type="float">
            <text:p>19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3" table:content-validation-name="val2"/>
          <table:table-cell table:style-name="ce4" office:value-type="time" office:time-value="PT00H02M34.5S" calcext:value-type="time">
            <text:p>00:02:35</text:p>
          </table:table-cell>
          <table:table-cell table:style-name="ce9" table:formula="of:=COUNTIF([.A$1:.A$1048576];[.E29])/[.$D$3]" office:value-type="percentage" office:value="0.0354805373751292" calcext:value-type="percentage">
            <text:p>3.55%</text:p>
          </table:table-cell>
          <table:table-cell table:style-name="ce1" office:value-type="string" calcext:value-type="string">
            <text:p>Abnormal Status Resistance: +7%</text:p>
          </table:table-cell>
          <table:table-cell table:style-name="ce12" table:formula="of:=COUNTIF([.A$1:.A$1048576];[.E29])" office:value-type="float" office:value="103" calcext:value-type="float">
            <text:p>103</text:p>
          </table:table-cell>
          <table:table-cell table:style-name="ce15" table:formula="of:=COUNTIF([.B$1:.B$1048576];[.H29])/[.$D$3]" office:value-type="percentage" office:value="0.0103341370995522" calcext:value-type="percentage">
            <text:p>1.03%</text:p>
          </table:table-cell>
          <table:table-cell table:style-name="ce18" office:value-type="string" calcext:value-type="string">
            <text:p>Shrouds your character in darkness</text:p>
          </table:table-cell>
          <table:table-cell table:style-name="ce17" table:formula="of:=COUNTIF([.B$1:.B$1048576];[.H29])" office:value-type="float" office:value="30" calcext:value-type="float">
            <text:p>30</text:p>
          </table:table-cell>
          <table:table-cell table:style-name="ce20" table:formula="of:=COUNTIF([.A$1:.A$1048576];[.H29])&gt;0" office:value-type="float" office:value="1" calcext:value-type="float">
            <text:p>1</text:p>
          </table:table-cell>
          <table:table-cell table:style-name="ce20" table:formula="of:=IF([.J29];[.I29];0)" office:value-type="float" office:value="30" calcext:value-type="float">
            <text:p>30</text:p>
          </table:table-cell>
          <table:table-cell/>
          <table:table-cell table:style-name="ce9" table:formula="of:=COUNTIF([.A$1:.A$1048576];[.N29])/[.$D$3]" office:value-type="percentage" office:value="0" calcext:value-type="percentage">
            <text:p>0.00%</text:p>
          </table:table-cell>
          <table:table-cell table:style-name="ce12"/>
          <table:table-cell table:style-name="ce12" table:formula="of:=COUNTIF([.A$1:.A$1048576];[.N29])" office:value-type="float" office:value="0" calcext:value-type="float">
            <text:p>0</text:p>
          </table:table-cell>
          <table:table-cell table:style-name="ce15" table:formula="of:=COUNTIF([.B$1:.B$1048576];[.Q29])/[.$D$3]" office:value-type="percentage" office:value="0.00895625215294523" calcext:value-type="percentage">
            <text:p>0.90%</text:p>
          </table:table-cell>
          <table:table-cell table:style-name="ce18" office:value-type="string" calcext:value-type="string">
            <text:p>INT: +6%</text:p>
          </table:table-cell>
          <table:table-cell table:style-name="ce17" table:formula="of:=COUNTIF([.B$1:.B$1048576];[.Q29])" office:value-type="float" office:value="26" calcext:value-type="float">
            <text:p>26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Critical Rate: +5%</text:p>
          </table:table-cell>
          <table:table-cell table:style-name="ce4" office:value-type="time" office:time-value="PT00H02M36.632S" calcext:value-type="time">
            <text:p>00:02:37</text:p>
          </table:table-cell>
          <table:table-cell table:style-name="ce9" table:formula="of:=COUNTIF([.A$1:.A$1048576];[.E30])/[.$D$3]" office:value-type="percentage" office:value="0.0248019290389252" calcext:value-type="percentage">
            <text:p>2.48%</text:p>
          </table:table-cell>
          <table:table-cell table:style-name="ce1" office:value-type="string" calcext:value-type="string">
            <text:p>STR: +9%</text:p>
          </table:table-cell>
          <table:table-cell table:style-name="ce12" table:formula="of:=COUNTIF([.A$1:.A$1048576];[.E30])" office:value-type="float" office:value="72" calcext:value-type="float">
            <text:p>72</text:p>
          </table:table-cell>
          <table:table-cell table:style-name="ce15" table:formula="of:=COUNTIF([.B$1:.B$1048576];[.H30])/[.$D$3]" office:value-type="percentage" office:value="0.00620048225973131" calcext:value-type="percentage">
            <text:p>0.62%</text:p>
          </table:table-cell>
          <table:table-cell table:style-name="ce18" office:value-type="string" calcext:value-type="string">
            <text:p>10% chance to reflect 20% damage</text:p>
          </table:table-cell>
          <table:table-cell table:style-name="ce17" table:formula="of:=COUNTIF([.B$1:.B$1048576];[.H30])" office:value-type="float" office:value="18" calcext:value-type="float">
            <text:p>18</text:p>
          </table:table-cell>
          <table:table-cell table:style-name="ce20" table:formula="of:=COUNTIF([.A$1:.A$1048576];[.H30])&gt;0" office:value-type="float" office:value="0" calcext:value-type="float">
            <text:p>0</text:p>
          </table:table-cell>
          <table:table-cell table:style-name="ce20" table:formula="of:=IF([.J30];[.I30];0)" office:value-type="float" office:value="0" calcext:value-type="float">
            <text:p>0</text:p>
          </table:table-cell>
          <table:table-cell/>
          <table:table-cell table:style-name="ce9" table:formula="of:=COUNTIF([.A$1:.A$1048576];[.N30])/[.$D$3]" office:value-type="percentage" office:value="0" calcext:value-type="percentage">
            <text:p>0.00%</text:p>
          </table:table-cell>
          <table:table-cell table:style-name="ce12"/>
          <table:table-cell table:style-name="ce12" table:formula="of:=COUNTIF([.A$1:.A$1048576];[.N30])" office:value-type="float" office:value="0" calcext:value-type="float">
            <text:p>0</text:p>
          </table:table-cell>
          <table:table-cell table:style-name="ce15" table:formula="of:=COUNTIF([.B$1:.B$1048576];[.Q30])/[.$D$3]" office:value-type="percentage" office:value="0.00551153978642783" calcext:value-type="percentage">
            <text:p>0.55%</text:p>
          </table:table-cell>
          <table:table-cell table:style-name="ce18" office:value-type="string" calcext:value-type="string">
            <text:p>DEX: +6%</text:p>
          </table:table-cell>
          <table:table-cell table:style-name="ce17" table:formula="of:=COUNTIF([.B$1:.B$1048576];[.Q30])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/>
          <table:table-cell table:style-name="ce9" table:formula="of:=COUNTIF([.A$1:.A$1048576];[.E31])/[.$D$3]" office:value-type="percentage" office:value="0.0299689975887013" calcext:value-type="percentage">
            <text:p>3.00%</text:p>
          </table:table-cell>
          <table:table-cell table:style-name="ce1" office:value-type="string" calcext:value-type="string">
            <text:p>All Skill Levels: +1</text:p>
          </table:table-cell>
          <table:table-cell table:style-name="ce12" table:formula="of:=COUNTIF([.A$1:.A$1048576];[.E31])" office:value-type="float" office:value="87" calcext:value-type="float">
            <text:p>87</text:p>
          </table:table-cell>
          <table:table-cell table:style-name="ce15" table:formula="of:=COUNTIF([.B$1:.B$1048576];[.H31])/[.$D$3]" office:value-type="percentage" office:value="0.0189459180158457" calcext:value-type="percentage">
            <text:p>1.89%</text:p>
          </table:table-cell>
          <table:table-cell table:style-name="ce18" office:value-type="string" calcext:value-type="string">
            <text:p>Increases the Jump of nearby allies by a large amount</text:p>
          </table:table-cell>
          <table:table-cell table:style-name="ce17" table:formula="of:=COUNTIF([.B$1:.B$1048576];[.H31])" office:value-type="float" office:value="55" calcext:value-type="float">
            <text:p>55</text:p>
          </table:table-cell>
          <table:table-cell table:style-name="ce20" table:formula="of:=COUNTIF([.A$1:.A$1048576];[.H31])&gt;0" office:value-type="float" office:value="0" calcext:value-type="float">
            <text:p>0</text:p>
          </table:table-cell>
          <table:table-cell table:style-name="ce20" table:formula="of:=IF([.J31];[.I31];0)" office:value-type="float" office:value="0" calcext:value-type="float">
            <text:p>0</text:p>
          </table:table-cell>
          <table:table-cell/>
          <table:table-cell table:style-name="ce9" table:formula="of:=COUNTIF([.A$1:.A$1048576];[.N31])/[.$D$3]" office:value-type="percentage" office:value="0" calcext:value-type="percentage">
            <text:p>0.00%</text:p>
          </table:table-cell>
          <table:table-cell table:style-name="ce12"/>
          <table:table-cell table:style-name="ce12" table:formula="of:=COUNTIF([.A$1:.A$1048576];[.N31])" office:value-type="float" office:value="0" calcext:value-type="float">
            <text:p>0</text:p>
          </table:table-cell>
          <table:table-cell table:style-name="ce15" table:formula="of:=COUNTIF([.B$1:.B$1048576];[.Q31])/[.$D$3]" office:value-type="percentage" office:value="0.00585601102307957" calcext:value-type="percentage">
            <text:p>0.59%</text:p>
          </table:table-cell>
          <table:table-cell table:style-name="ce18" office:value-type="string" calcext:value-type="string">
            <text:p>STR: +6%</text:p>
          </table:table-cell>
          <table:table-cell table:style-name="ce17" table:formula="of:=COUNTIF([.B$1:.B$1048576];[.Q31])" office:value-type="float" office:value="17" calcext:value-type="float">
            <text:p>17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Abnormal Status Resistance: +5%</text:p>
          </table:table-cell>
          <table:table-cell/>
          <table:table-cell table:style-name="ce9" table:formula="of:=COUNTIF([.A$1:.A$1048576];[.E32])/[.$D$3]" office:value-type="percentage" office:value="0.025146400275577" calcext:value-type="percentage">
            <text:p>2.51%</text:p>
          </table:table-cell>
          <table:table-cell table:style-name="ce1" office:value-type="string" calcext:value-type="string">
            <text:p>DEX: +9%</text:p>
          </table:table-cell>
          <table:table-cell table:style-name="ce12" table:formula="of:=COUNTIF([.A$1:.A$1048576];[.E32])" office:value-type="float" office:value="73" calcext:value-type="float">
            <text:p>73</text:p>
          </table:table-cell>
          <table:table-cell table:style-name="ce15" table:formula="of:=COUNTIF([.B$1:.B$1048576];[.H32])/[.$D$3]" office:value-type="percentage" office:value="0.00275576989321392" calcext:value-type="percentage">
            <text:p>0.28%</text:p>
          </table:table-cell>
          <table:table-cell table:style-name="ce18" office:value-type="string" calcext:value-type="string">
            <text:p>Critical Rate: +5%</text:p>
          </table:table-cell>
          <table:table-cell table:style-name="ce17" table:formula="of:=COUNTIF([.B$1:.B$1048576];[.H32])" office:value-type="float" office:value="8" calcext:value-type="float">
            <text:p>8</text:p>
          </table:table-cell>
          <table:table-cell table:style-name="ce20" table:formula="of:=COUNTIF([.A$1:.A$1048576];[.H32])&gt;0" office:value-type="float" office:value="0" calcext:value-type="float">
            <text:p>0</text:p>
          </table:table-cell>
          <table:table-cell table:style-name="ce20" table:formula="of:=IF([.J32];[.I32];0)" office:value-type="float" office:value="0" calcext:value-type="float">
            <text:p>0</text:p>
          </table:table-cell>
          <table:table-cell/>
          <table:table-cell table:style-name="ce9" table:formula="of:=COUNTIF([.A$1:.A$1048576];[.N32])/[.$D$3]" office:value-type="percentage" office:value="0" calcext:value-type="percentage">
            <text:p>0.00%</text:p>
          </table:table-cell>
          <table:table-cell table:style-name="ce12"/>
          <table:table-cell table:style-name="ce12" table:formula="of:=COUNTIF([.A$1:.A$1048576];[.N32])" office:value-type="float" office:value="0" calcext:value-type="float">
            <text:p>0</text:p>
          </table:table-cell>
          <table:table-cell table:style-name="ce15" table:formula="of:=COUNTIF([.B$1:.B$1048576];[.Q32])/[.$D$3]" office:value-type="percentage" office:value="0.00034447123665174" calcext:value-type="percentage">
            <text:p>0.03%</text:p>
          </table:table-cell>
          <table:table-cell table:style-name="ce18" office:value-type="string" calcext:value-type="string">
            <text:p>LUK: +9%</text:p>
          </table:table-cell>
          <table:table-cell table:style-name="ce17" table:formula="of:=COUNTIF([.B$1:.B$1048576];[.Q32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All Skill MP Costs: -10%</text:p>
          </table:table-cell>
          <table:table-cell/>
          <table:table-cell table:style-name="ce9" table:formula="of:=COUNTIF([.A$1:.A$1048576];[.E33])/[.$D$3]" office:value-type="percentage" office:value="0.0347915949018257" calcext:value-type="percentage">
            <text:p>3.48%</text:p>
          </table:table-cell>
          <table:table-cell table:style-name="ce1" office:value-type="string" calcext:value-type="string">
            <text:p>HP Recovery Items and Skills: +30%</text:p>
          </table:table-cell>
          <table:table-cell table:style-name="ce12" table:formula="of:=COUNTIF([.A$1:.A$1048576];[.E33])" office:value-type="float" office:value="101" calcext:value-type="float">
            <text:p>101</text:p>
          </table:table-cell>
          <table:table-cell table:style-name="ce15" table:formula="of:=COUNTIF([.B$1:.B$1048576];[.H33])/[.$D$3]" office:value-type="percentage" office:value="0.00757836720633827" calcext:value-type="percentage">
            <text:p>0.76%</text:p>
          </table:table-cell>
          <table:table-cell table:style-name="ce18" office:value-type="string" calcext:value-type="string">
            <text:p>Abnormal Status Resistance: +5%</text:p>
          </table:table-cell>
          <table:table-cell table:style-name="ce17" table:formula="of:=COUNTIF([.B$1:.B$1048576];[.H33])" office:value-type="float" office:value="22" calcext:value-type="float">
            <text:p>22</text:p>
          </table:table-cell>
          <table:table-cell table:style-name="ce20" table:formula="of:=COUNTIF([.A$1:.A$1048576];[.H33])&gt;0" office:value-type="float" office:value="0" calcext:value-type="float">
            <text:p>0</text:p>
          </table:table-cell>
          <table:table-cell table:style-name="ce20" table:formula="of:=IF([.J33];[.I33];0)" office:value-type="float" office:value="0" calcext:value-type="float">
            <text:p>0</text:p>
          </table:table-cell>
          <table:table-cell/>
          <table:table-cell table:style-name="ce9" table:formula="of:=COUNTIF([.A$1:.A$1048576];[.N33])/[.$D$3]" office:value-type="percentage" office:value="0" calcext:value-type="percentage">
            <text:p>0.00%</text:p>
          </table:table-cell>
          <table:table-cell table:style-name="ce12"/>
          <table:table-cell table:style-name="ce12" table:formula="of:=COUNTIF([.A$1:.A$1048576];[.N33])" office:value-type="float" office:value="0" calcext:value-type="float">
            <text:p>0</text:p>
          </table:table-cell>
          <table:table-cell table:style-name="ce15" table:formula="of:=COUNTIF([.B$1:.B$1048576];[.Q33])/[.$D$3]" office:value-type="percentage" office:value="0" calcext:value-type="percentage">
            <text:p>0.00%</text:p>
          </table:table-cell>
          <table:table-cell table:style-name="ce18" office:value-type="string" calcext:value-type="string">
            <text:p>INT: +9%</text:p>
          </table:table-cell>
          <table:table-cell table:style-name="ce17" table:formula="of:=COUNTIF([.B$1:.B$1048576];[.Q33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All Elemental Resistances: +5</text:p>
          </table:table-cell>
          <table:table-cell/>
          <table:table-cell table:style-name="ce9" table:formula="of:=COUNTIF([.A$1:.A$1048576];[.E34])/[.$D$3]" office:value-type="percentage" office:value="0.0292800551153979" calcext:value-type="percentage">
            <text:p>2.93%</text:p>
          </table:table-cell>
          <table:table-cell table:style-name="ce1" office:value-type="string" calcext:value-type="string">
            <text:p>INT: +9%</text:p>
          </table:table-cell>
          <table:table-cell table:style-name="ce12" table:formula="of:=COUNTIF([.A$1:.A$1048576];[.E34])" office:value-type="float" office:value="85" calcext:value-type="float">
            <text:p>85</text:p>
          </table:table-cell>
          <table:table-cell table:style-name="ce15" table:formula="of:=COUNTIF([.B$1:.B$1048576];[.H34])/[.$D$3]" office:value-type="percentage" office:value="0.00964519462624871" calcext:value-type="percentage">
            <text:p>0.96%</text:p>
          </table:table-cell>
          <table:table-cell table:style-name="ce18" office:value-type="string" calcext:value-type="string">
            <text:p>All Skill MP Costs: -10%</text:p>
          </table:table-cell>
          <table:table-cell table:style-name="ce17" table:formula="of:=COUNTIF([.B$1:.B$1048576];[.H34])" office:value-type="float" office:value="28" calcext:value-type="float">
            <text:p>28</text:p>
          </table:table-cell>
          <table:table-cell table:style-name="ce20" table:formula="of:=COUNTIF([.A$1:.A$1048576];[.H34])&gt;0" office:value-type="float" office:value="0" calcext:value-type="float">
            <text:p>0</text:p>
          </table:table-cell>
          <table:table-cell table:style-name="ce20" table:formula="of:=IF([.J34];[.I34];0)" office:value-type="float" office:value="0" calcext:value-type="float">
            <text:p>0</text:p>
          </table:table-cell>
          <table:table-cell/>
          <table:table-cell table:style-name="ce9" table:formula="of:=COUNTIF([.A$1:.A$1048576];[.N34])/[.$D$3]" office:value-type="percentage" office:value="0" calcext:value-type="percentage">
            <text:p>0.00%</text:p>
          </table:table-cell>
          <table:table-cell table:style-name="ce12"/>
          <table:table-cell table:style-name="ce12" table:formula="of:=COUNTIF([.A$1:.A$1048576];[.N34])" office:value-type="float" office:value="0" calcext:value-type="float">
            <text:p>0</text:p>
          </table:table-cell>
          <table:table-cell table:style-name="ce15" table:formula="of:=COUNTIF([.B$1:.B$1048576];[.Q34])/[.$D$3]" office:value-type="percentage" office:value="0" calcext:value-type="percentage">
            <text:p>0.00%</text:p>
          </table:table-cell>
          <table:table-cell table:style-name="ce18" office:value-type="string" calcext:value-type="string">
            <text:p>DEX: +9%</text:p>
          </table:table-cell>
          <table:table-cell table:style-name="ce17" table:formula="of:=COUNTIF([.B$1:.B$1048576];[.Q34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/>
          <table:table-cell table:style-name="ce9" table:formula="of:=COUNTIF([.A$1:.A$1048576];[.E35])/[.$D$3]" office:value-type="percentage" office:value="0.0272132276954874" calcext:value-type="percentage">
            <text:p>2.72%</text:p>
          </table:table-cell>
          <table:table-cell table:style-name="ce1" office:value-type="string" calcext:value-type="string">
            <text:p>Attacks have a 12% chance to ignore 45% damage</text:p>
          </table:table-cell>
          <table:table-cell table:style-name="ce12" table:formula="of:=COUNTIF([.A$1:.A$1048576];[.E35])" office:value-type="float" office:value="79" calcext:value-type="float">
            <text:p>79</text:p>
          </table:table-cell>
          <table:table-cell table:style-name="ce15" table:formula="of:=COUNTIF([.B$1:.B$1048576];[.H35])/[.$D$3]" office:value-type="percentage" office:value="0.00964519462624871" calcext:value-type="percentage">
            <text:p>0.96%</text:p>
          </table:table-cell>
          <table:table-cell table:style-name="ce18" office:value-type="string" calcext:value-type="string">
            <text:p>All Elemental Resistances: +5</text:p>
          </table:table-cell>
          <table:table-cell table:style-name="ce17" table:formula="of:=COUNTIF([.B$1:.B$1048576];[.H35])" office:value-type="float" office:value="28" calcext:value-type="float">
            <text:p>28</text:p>
          </table:table-cell>
          <table:table-cell table:style-name="ce20" table:formula="of:=COUNTIF([.A$1:.A$1048576];[.H35])&gt;0" office:value-type="float" office:value="0" calcext:value-type="float">
            <text:p>0</text:p>
          </table:table-cell>
          <table:table-cell table:style-name="ce20" table:formula="of:=IF([.J35];[.I35];0)" office:value-type="float" office:value="0" calcext:value-type="float">
            <text:p>0</text:p>
          </table:table-cell>
          <table:table-cell/>
          <table:table-cell table:style-name="ce9" table:formula="of:=COUNTIF([.A$1:.A$1048576];[.N35])/[.$D$3]" office:value-type="percentage" office:value="0" calcext:value-type="percentage">
            <text:p>0.00%</text:p>
          </table:table-cell>
          <table:table-cell table:style-name="ce12"/>
          <table:table-cell table:style-name="ce12" table:formula="of:=COUNTIF([.A$1:.A$1048576];[.N35])" office:value-type="float" office:value="0" calcext:value-type="float">
            <text:p>0</text:p>
          </table:table-cell>
          <table:table-cell table:style-name="ce15" table:formula="of:=COUNTIF([.B$1:.B$1048576];[.Q35])/[.$D$3]" office:value-type="percentage" office:value="0" calcext:value-type="percentage">
            <text:p>0.00%</text:p>
          </table:table-cell>
          <table:table-cell table:style-name="ce18" office:value-type="string" calcext:value-type="string">
            <text:p>STR: +9%</text:p>
          </table:table-cell>
          <table:table-cell table:style-name="ce17" table:formula="of:=COUNTIF([.B$1:.B$1048576];[.Q35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DEF: +22</text:p>
          </table:table-cell>
          <table:table-cell/>
          <table:table-cell table:style-name="ce9" table:formula="of:=COUNTIF([.A$1:.A$1048576];[.E36])/[.$D$3]" office:value-type="percentage" office:value="0.01584567688598" calcext:value-type="percentage">
            <text:p>1.58%</text:p>
          </table:table-cell>
          <table:table-cell table:style-name="ce1" office:value-type="string" calcext:value-type="string">
            <text:p>Magic ATT: +9%</text:p>
          </table:table-cell>
          <table:table-cell table:style-name="ce12" table:formula="of:=COUNTIF([.A$1:.A$1048576];[.E36])" office:value-type="float" office:value="46" calcext:value-type="float">
            <text:p>46</text:p>
          </table:table-cell>
          <table:table-cell table:style-name="ce15" table:formula="of:=COUNTIF([.B$1:.B$1048576];[.H36])/[.$D$3]" office:value-type="percentage" office:value="0.0220461591457113" calcext:value-type="percentage">
            <text:p>2.20%</text:p>
          </table:table-cell>
          <table:table-cell table:style-name="ce18" office:value-type="string" calcext:value-type="string">
            <text:p>DEF: +22</text:p>
          </table:table-cell>
          <table:table-cell table:style-name="ce17" table:formula="of:=COUNTIF([.B$1:.B$1048576];[.H36])" office:value-type="float" office:value="64" calcext:value-type="float">
            <text:p>64</text:p>
          </table:table-cell>
          <table:table-cell table:style-name="ce20" table:formula="of:=COUNTIF([.A$1:.A$1048576];[.H36])&gt;0" office:value-type="float" office:value="0" calcext:value-type="float">
            <text:p>0</text:p>
          </table:table-cell>
          <table:table-cell table:style-name="ce20" table:formula="of:=IF([.J36];[.I36];0)" office:value-type="float" office:value="0" calcext:value-type="float">
            <text:p>0</text:p>
          </table:table-cell>
          <table:table-cell/>
          <table:table-cell table:style-name="ce9" table:formula="of:=COUNTIF([.A$1:.A$1048576];[.N36])/[.$D$3]" office:value-type="percentage" office:value="0" calcext:value-type="percentage">
            <text:p>0.00%</text:p>
          </table:table-cell>
          <table:table-cell table:style-name="ce12"/>
          <table:table-cell table:style-name="ce12" table:formula="of:=COUNTIF([.A$1:.A$1048576];[.N36])" office:value-type="float" office:value="0" calcext:value-type="float">
            <text:p>0</text:p>
          </table:table-cell>
          <table:table-cell table:style-name="ce15" table:formula="of:=COUNTIF([.B$1:.B$1048576];[.Q36])/[.$D$3]" office:value-type="percentage" office:value="0" calcext:value-type="percentage">
            <text:p>0.00%</text:p>
          </table:table-cell>
          <table:table-cell table:style-name="ce18" office:value-type="string" calcext:value-type="string">
            <text:p>Critical Rate: +9%</text:p>
          </table:table-cell>
          <table:table-cell table:style-name="ce17" table:formula="of:=COUNTIF([.B$1:.B$1048576];[.Q36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3% chance to Auto Steal</text:p>
          </table:table-cell>
          <table:table-cell/>
          <table:table-cell table:style-name="ce9" table:formula="of:=COUNTIF([.A$1:.A$1048576];[.E37])/[.$D$3]" office:value-type="percentage" office:value="0.0275576989321392" calcext:value-type="percentage">
            <text:p>2.76%</text:p>
          </table:table-cell>
          <table:table-cell table:style-name="ce1" office:value-type="string" calcext:value-type="string">
            <text:p>All Skills Cost: -6%</text:p>
          </table:table-cell>
          <table:table-cell table:style-name="ce12" table:formula="of:=COUNTIF([.A$1:.A$1048576];[.E37])" office:value-type="float" office:value="80" calcext:value-type="float">
            <text:p>80</text:p>
          </table:table-cell>
          <table:table-cell table:style-name="ce15" table:formula="of:=COUNTIF([.B$1:.B$1048576];[.H37])/[.$D$3]" office:value-type="percentage" office:value="0.0155012056493283" calcext:value-type="percentage">
            <text:p>1.55%</text:p>
          </table:table-cell>
          <table:table-cell table:style-name="ce18" office:value-type="string" calcext:value-type="string">
            <text:p>Continually restores a large amount of HP to nearby allies</text:p>
          </table:table-cell>
          <table:table-cell table:style-name="ce17" table:formula="of:=COUNTIF([.B$1:.B$1048576];[.H37])" office:value-type="float" office:value="45" calcext:value-type="float">
            <text:p>45</text:p>
          </table:table-cell>
          <table:table-cell table:style-name="ce20" table:formula="of:=COUNTIF([.A$1:.A$1048576];[.H37])&gt;0" office:value-type="float" office:value="0" calcext:value-type="float">
            <text:p>0</text:p>
          </table:table-cell>
          <table:table-cell table:style-name="ce20" table:formula="of:=IF([.J37];[.I37];0)" office:value-type="float" office:value="0" calcext:value-type="float">
            <text:p>0</text:p>
          </table:table-cell>
          <table:table-cell/>
          <table:table-cell table:style-name="ce9" table:formula="of:=COUNTIF([.A$1:.A$1048576];[.N37])/[.$D$3]" office:value-type="percentage" office:value="0" calcext:value-type="percentage">
            <text:p>0.00%</text:p>
          </table:table-cell>
          <table:table-cell table:style-name="ce12"/>
          <table:table-cell table:style-name="ce12" table:formula="of:=COUNTIF([.A$1:.A$1048576];[.N37])" office:value-type="float" office:value="0" calcext:value-type="float">
            <text:p>0</text:p>
          </table:table-cell>
          <table:table-cell table:style-name="ce15" table:formula="of:=COUNTIF([.B$1:.B$1048576];[.Q37])/[.$D$3]" office:value-type="percentage" office:value="0" calcext:value-type="percentage">
            <text:p>0.00%</text:p>
          </table:table-cell>
          <table:table-cell table:style-name="ce18" office:value-type="string" calcext:value-type="string">
            <text:p>Item Acquisition Rate: +12%</text:p>
          </table:table-cell>
          <table:table-cell table:style-name="ce17" table:formula="of:=COUNTIF([.B$1:.B$1048576];[.Q37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Continually restores a large amount of HP to nearby allies</text:p>
          </table:table-cell>
          <table:table-cell/>
          <table:table-cell table:style-name="ce9" table:formula="of:=COUNTIF([.A$1:.A$1048576];[.E38])/[.$D$3]" office:value-type="percentage" office:value="0.0389252497416466" calcext:value-type="percentage">
            <text:p>3.89%</text:p>
          </table:table-cell>
          <table:table-cell table:style-name="ce1" office:value-type="string" calcext:value-type="string">
            <text:p>All Elemental Resistances: +7</text:p>
          </table:table-cell>
          <table:table-cell table:style-name="ce12" table:formula="of:=COUNTIF([.A$1:.A$1048576];[.E38])" office:value-type="float" office:value="113" calcext:value-type="float">
            <text:p>113</text:p>
          </table:table-cell>
          <table:table-cell table:style-name="ce15" table:formula="of:=COUNTIF([.B$1:.B$1048576];[.H38])/[.$D$3]" office:value-type="percentage" office:value="0.00930072338959697" calcext:value-type="percentage">
            <text:p>0.93%</text:p>
          </table:table-cell>
          <table:table-cell table:style-name="ce18" office:value-type="string" calcext:value-type="string">
            <text:p>Hitting an enemy has a 15% chance to restore 45 HP</text:p>
          </table:table-cell>
          <table:table-cell table:style-name="ce17" table:formula="of:=COUNTIF([.B$1:.B$1048576];[.H38])" office:value-type="float" office:value="27" calcext:value-type="float">
            <text:p>27</text:p>
          </table:table-cell>
          <table:table-cell table:style-name="ce20" table:formula="of:=COUNTIF([.A$1:.A$1048576];[.H38])&gt;0" office:value-type="float" office:value="0" calcext:value-type="float">
            <text:p>0</text:p>
          </table:table-cell>
          <table:table-cell table:style-name="ce20" table:formula="of:=IF([.J38];[.I38];0)" office:value-type="float" office:value="0" calcext:value-type="float">
            <text:p>0</text:p>
          </table:table-cell>
          <table:table-cell/>
          <table:table-cell table:style-name="ce9" table:formula="of:=COUNTIF([.A$1:.A$1048576];[.N38])/[.$D$3]" office:value-type="percentage" office:value="0" calcext:value-type="percentage">
            <text:p>0.00%</text:p>
          </table:table-cell>
          <table:table-cell table:style-name="ce12"/>
          <table:table-cell table:style-name="ce12" table:formula="of:=COUNTIF([.A$1:.A$1048576];[.N38])" office:value-type="float" office:value="0" calcext:value-type="float">
            <text:p>0</text:p>
          </table:table-cell>
          <table:table-cell table:style-name="ce15" table:formula="of:=COUNTIF([.B$1:.B$1048576];[.Q38])/[.$D$3]" office:value-type="percentage" office:value="0.00206682741991044" calcext:value-type="percentage">
            <text:p>0.21%</text:p>
          </table:table-cell>
          <table:table-cell table:style-name="ce18" office:value-type="string" calcext:value-type="string">
            <text:p>Total Damage: +5%</text:p>
          </table:table-cell>
          <table:table-cell table:style-name="ce17" table:formula="of:=COUNTIF([.B$1:.B$1048576];[.Q38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Hitting an enemy has a 15% chance to restore 45 HP</text:p>
          </table:table-cell>
          <table:table-cell table:style-name="ce4"/>
          <table:table-cell table:style-name="ce10" table:formula="of:=COUNTIF([.A$1:.A$1048576];[.E39])/[.$D$3]" office:value-type="percentage" office:value="0.00551153978642783" calcext:value-type="percentage">
            <text:p>0.55%</text:p>
          </table:table-cell>
          <table:table-cell table:style-name="ce11" office:value-type="string" calcext:value-type="string">
            <text:p>Boss Damage: +45%</text:p>
          </table:table-cell>
          <table:table-cell table:style-name="ce12" table:formula="of:=COUNTIF([.A$1:.A$1048576];[.E39])" office:value-type="float" office:value="16" calcext:value-type="float">
            <text:p>16</text:p>
          </table:table-cell>
          <table:table-cell table:style-name="ce15" table:formula="of:=COUNTIF([.B$1:.B$1048576];[.H39])/[.$D$3]" office:value-type="percentage" office:value="0.00654495349638305" calcext:value-type="percentage">
            <text:p>0.65%</text:p>
          </table:table-cell>
          <table:table-cell table:style-name="ce18" office:value-type="string" calcext:value-type="string">
            <text:p>Turns your character red</text:p>
          </table:table-cell>
          <table:table-cell table:style-name="ce17" table:formula="of:=COUNTIF([.B$1:.B$1048576];[.H39])" office:value-type="float" office:value="19" calcext:value-type="float">
            <text:p>19</text:p>
          </table:table-cell>
          <table:table-cell table:style-name="ce20" table:formula="of:=COUNTIF([.A$1:.A$1048576];[.H39])&gt;0" office:value-type="float" office:value="0" calcext:value-type="float">
            <text:p>0</text:p>
          </table:table-cell>
          <table:table-cell table:style-name="ce20" table:formula="of:=IF([.J39];[.I39];0)" office:value-type="float" office:value="0" calcext:value-type="float">
            <text:p>0</text:p>
          </table:table-cell>
          <table:table-cell/>
          <table:table-cell table:style-name="ce9" table:formula="of:=COUNTIF([.A$1:.A$1048576];[.N39])/[.$D$3]" office:value-type="percentage" office:value="0" calcext:value-type="percentage">
            <text:p>0.00%</text:p>
          </table:table-cell>
          <table:table-cell table:style-name="ce12"/>
          <table:table-cell table:style-name="ce12" table:formula="of:=COUNTIF([.A$1:.A$1048576];[.N39])" office:value-type="float" office:value="0" calcext:value-type="float">
            <text:p>0</text:p>
          </table:table-cell>
          <table:table-cell table:style-name="ce15" table:formula="of:=COUNTIF([.B$1:.B$1048576];[.Q39])/[.$D$3]" office:value-type="percentage" office:value="0.00310024112986566" calcext:value-type="percentage">
            <text:p>0.31%</text:p>
          </table:table-cell>
          <table:table-cell table:style-name="ce18" office:value-type="string" calcext:value-type="string">
            <text:p>Total Damage: +6%</text:p>
          </table:table-cell>
          <table:table-cell table:style-name="ce17" table:formula="of:=COUNTIF([.B$1:.B$1048576];[.Q39])"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Turns your character red</text:p>
          </table:table-cell>
          <table:table-cell table:style-name="ce4" office:value-type="time" office:time-value="PT00H02M53.9S" calcext:value-type="time">
            <text:p>00:02:54</text:p>
          </table:table-cell>
          <table:table-cell table:style-name="ce10" table:formula="of:=COUNTIF([.A$1:.A$1048576];[.E40])/[.$D$3]" office:value-type="percentage" office:value="0.00757836720633827" calcext:value-type="percentage">
            <text:p>0.76%</text:p>
          </table:table-cell>
          <table:table-cell table:style-name="ce11" office:value-type="string" calcext:value-type="string">
            <text:p>Boss Damage: +50%</text:p>
          </table:table-cell>
          <table:table-cell table:style-name="ce12" table:formula="of:=COUNTIF([.A$1:.A$1048576];[.E40])" office:value-type="float" office:value="22" calcext:value-type="float">
            <text:p>22</text:p>
          </table:table-cell>
          <table:table-cell table:style-name="ce15" table:formula="of:=COUNTIF([.B$1:.B$1048576];[.H40])/[.$D$3]" office:value-type="percentage" office:value="0.0103341370995522" calcext:value-type="percentage">
            <text:p>1.03%</text:p>
          </table:table-cell>
          <table:table-cell table:style-name="ce18" office:value-type="string" calcext:value-type="string">
            <text:p>Magic ATT: +8</text:p>
          </table:table-cell>
          <table:table-cell table:style-name="ce17" table:formula="of:=COUNTIF([.B$1:.B$1048576];[.H40])" office:value-type="float" office:value="30" calcext:value-type="float">
            <text:p>30</text:p>
          </table:table-cell>
          <table:table-cell table:style-name="ce20" table:formula="of:=COUNTIF([.A$1:.A$1048576];[.H40])&gt;0" office:value-type="float" office:value="0" calcext:value-type="float">
            <text:p>0</text:p>
          </table:table-cell>
          <table:table-cell table:style-name="ce20" table:formula="of:=IF([.J40];[.I40];0)" office:value-type="float" office:value="0" calcext:value-type="float">
            <text:p>0</text:p>
          </table:table-cell>
          <table:table-cell/>
          <table:table-cell table:style-name="ce9" table:formula="of:=COUNTIF([.A$1:.A$1048576];[.N40])/[.$D$3]" office:value-type="percentage" office:value="0" calcext:value-type="percentage">
            <text:p>0.00%</text:p>
          </table:table-cell>
          <table:table-cell table:style-name="ce12"/>
          <table:table-cell table:style-name="ce12" table:formula="of:=COUNTIF([.A$1:.A$1048576];[.N40])" office:value-type="float" office:value="0" calcext:value-type="float">
            <text:p>0</text:p>
          </table:table-cell>
          <table:table-cell table:style-name="ce15" table:formula="of:=COUNTIF([.B$1:.B$1048576];[.Q40])/[.$D$3]" office:value-type="percentage" office:value="0" calcext:value-type="percentage">
            <text:p>0.00%</text:p>
          </table:table-cell>
          <table:table-cell table:style-name="ce18" office:value-type="string" calcext:value-type="string">
            <text:p>Total Damage: +9%</text:p>
          </table:table-cell>
          <table:table-cell table:style-name="ce17" table:formula="of:=COUNTIF([.B$1:.B$1048576];[.Q40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Continually restores a large amount of HP to nearby allies</text:p>
          </table:table-cell>
          <table:table-cell table:style-name="ce4" office:value-type="time" office:time-value="PT00H02M55.266S" calcext:value-type="time">
            <text:p>00:02:55</text:p>
          </table:table-cell>
          <table:table-cell table:style-name="ce9" table:formula="of:=COUNTIF([.A$1:.A$1048576];[.E41])/[.$D$3]" office:value-type="percentage" office:value="0.00688942473303479" calcext:value-type="percentage">
            <text:p>0.69%</text:p>
          </table:table-cell>
          <table:table-cell table:style-name="ce1" office:value-type="string" calcext:value-type="string">
            <text:p>Total Damage: +9%</text:p>
          </table:table-cell>
          <table:table-cell table:style-name="ce12" table:formula="of:=COUNTIF([.A$1:.A$1048576];[.E41])" office:value-type="float" office:value="20" calcext:value-type="float">
            <text:p>20</text:p>
          </table:table-cell>
          <table:table-cell table:style-name="ce15" table:formula="of:=COUNTIF([.B$1:.B$1048576];[.H41])/[.$D$3]" office:value-type="percentage" office:value="0.00620048225973131" calcext:value-type="percentage">
            <text:p>0.62%</text:p>
          </table:table-cell>
          <table:table-cell table:style-name="ce18" office:value-type="string" calcext:value-type="string">
            <text:p>Max HP: +6%</text:p>
          </table:table-cell>
          <table:table-cell table:style-name="ce17" table:formula="of:=COUNTIF([.B$1:.B$1048576];[.H41])" office:value-type="float" office:value="18" calcext:value-type="float">
            <text:p>18</text:p>
          </table:table-cell>
          <table:table-cell table:style-name="ce20" table:formula="of:=COUNTIF([.A$1:.A$1048576];[.H41])&gt;0" office:value-type="float" office:value="0" calcext:value-type="float">
            <text:p>0</text:p>
          </table:table-cell>
          <table:table-cell table:style-name="ce20" table:formula="of:=IF([.J41];[.I41];0)" office:value-type="float" office:value="0" calcext:value-type="float">
            <text:p>0</text:p>
          </table:table-cell>
          <table:table-cell/>
          <table:table-cell table:style-name="ce9" table:formula="of:=COUNTIF([.A$1:.A$1048576];[.N41])/[.$D$3]" office:value-type="percentage" office:value="0" calcext:value-type="percentage">
            <text:p>0.00%</text:p>
          </table:table-cell>
          <table:table-cell table:style-name="ce12"/>
          <table:table-cell table:style-name="ce12" table:formula="of:=COUNTIF([.A$1:.A$1048576];[.N41])" office:value-type="float" office:value="0" calcext:value-type="float">
            <text:p>0</text:p>
          </table:table-cell>
          <table:table-cell table:style-name="ce15" table:formula="of:=COUNTIF([.B$1:.B$1048576];[.Q41])/[.$D$3]" office:value-type="percentage" office:value="0.0155012056493283" calcext:value-type="percentage">
            <text:p>1.55%</text:p>
          </table:table-cell>
          <table:table-cell table:style-name="ce18" office:value-type="string" calcext:value-type="string">
            <text:p>Continually restores a large amount of HP to nearby allies</text:p>
          </table:table-cell>
          <table:table-cell table:style-name="ce17" table:formula="of:=COUNTIF([.B$1:.B$1048576];[.Q41])" office:value-type="float" office:value="45" calcext:value-type="float">
            <text:p>45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/>
          <table:table-cell/>
          <table:table-cell table:style-name="ce9" table:formula="of:=COUNTIF([.A$1:.A$1048576];[.E42])/[.$D$3]" office:value-type="percentage" office:value="0.00447812607647261" calcext:value-type="percentage">
            <text:p>0.45%</text:p>
          </table:table-cell>
          <table:table-cell table:style-name="ce1" office:value-type="string" calcext:value-type="string">
            <text:p>Critical Rate: +9%</text:p>
          </table:table-cell>
          <table:table-cell table:style-name="ce12" table:formula="of:=COUNTIF([.A$1:.A$1048576];[.E42])" office:value-type="float" office:value="13" calcext:value-type="float">
            <text:p>13</text:p>
          </table:table-cell>
          <table:table-cell table:style-name="ce16" table:formula="of:=COUNTIF([.B$1:.B$1048576];[.H42])/[.$D$3]" office:value-type="percentage" office:value="0.00103341370995522" calcext:value-type="percentage">
            <text:p>0.10%</text:p>
          </table:table-cell>
          <table:table-cell table:style-name="ce19" office:value-type="string" calcext:value-type="string">
            <text:p>Attacks ignore 40% Monster DEF</text:p>
          </table:table-cell>
          <table:table-cell table:style-name="ce17" table:formula="of:=COUNTIF([.B$1:.B$1048576];[.H42])" office:value-type="float" office:value="3" calcext:value-type="float">
            <text:p>3</text:p>
          </table:table-cell>
          <table:table-cell table:style-name="ce20" table:formula="of:=COUNTIF([.A$1:.A$1048576];[.H42])&gt;0" office:value-type="float" office:value="0" calcext:value-type="float">
            <text:p>0</text:p>
          </table:table-cell>
          <table:table-cell table:style-name="ce20" table:formula="of:=IF([.J42];[.I42];0)" office:value-type="float" office:value="0" calcext:value-type="float">
            <text:p>0</text:p>
          </table:table-cell>
          <table:table-cell/>
          <table:table-cell table:style-name="ce9" table:formula="of:=COUNTIF([.A$1:.A$1048576];[.N42])/[.$D$3]" office:value-type="percentage" office:value="0" calcext:value-type="percentage">
            <text:p>0.00%</text:p>
          </table:table-cell>
          <table:table-cell table:style-name="ce12"/>
          <table:table-cell table:style-name="ce12" table:formula="of:=COUNTIF([.A$1:.A$1048576];[.N42])" office:value-type="float" office:value="0" calcext:value-type="float">
            <text:p>0</text:p>
          </table:table-cell>
          <table:table-cell table:style-name="ce15" table:formula="of:=COUNTIF([.B$1:.B$1048576];[.Q42])/[.$D$3]" office:value-type="percentage" office:value="0.00895625215294523" calcext:value-type="percentage">
            <text:p>0.90%</text:p>
          </table:table-cell>
          <table:table-cell table:style-name="ce18" office:value-type="string" calcext:value-type="string">
            <text:p>3% chance to Auto Steal</text:p>
          </table:table-cell>
          <table:table-cell table:style-name="ce17" table:formula="of:=COUNTIF([.B$1:.B$1048576];[.Q42])" office:value-type="float" office:value="26" calcext:value-type="float">
            <text:p>26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ATT: +9%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/>
          <table:table-cell table:style-name="ce10" table:formula="of:=COUNTIF([.A$1:.A$1048576];[.E43])/[.$D$3]" office:value-type="percentage" office:value="0.00620048225973131" calcext:value-type="percentage">
            <text:p>0.62%</text:p>
          </table:table-cell>
          <table:table-cell table:style-name="ce11" office:value-type="string" calcext:value-type="string">
            <text:p>Boss Damage: +40%</text:p>
          </table:table-cell>
          <table:table-cell table:style-name="ce12" table:formula="of:=COUNTIF([.A$1:.A$1048576];[.E43])" office:value-type="float" office:value="18" calcext:value-type="float">
            <text:p>18</text:p>
          </table:table-cell>
          <table:table-cell table:style-name="ce15" table:formula="of:=COUNTIF([.B$1:.B$1048576];[.H43])/[.$D$3]" office:value-type="percentage" office:value="0.00447812607647261" calcext:value-type="percentage">
            <text:p>0.45%</text:p>
          </table:table-cell>
          <table:table-cell table:style-name="ce18" office:value-type="string" calcext:value-type="string">
            <text:p>All Skill Levels: +1</text:p>
          </table:table-cell>
          <table:table-cell table:style-name="ce17" table:formula="of:=COUNTIF([.B$1:.B$1048576];[.H43])" office:value-type="float" office:value="13" calcext:value-type="float">
            <text:p>13</text:p>
          </table:table-cell>
          <table:table-cell table:style-name="ce20" table:formula="of:=COUNTIF([.A$1:.A$1048576];[.H43])&gt;0" office:value-type="float" office:value="1" calcext:value-type="float">
            <text:p>1</text:p>
          </table:table-cell>
          <table:table-cell table:style-name="ce20" table:formula="of:=IF([.J43];[.I43];0)" office:value-type="float" office:value="13" calcext:value-type="float">
            <text:p>13</text:p>
          </table:table-cell>
          <table:table-cell/>
          <table:table-cell table:style-name="ce9" table:formula="of:=COUNTIF([.A$1:.A$1048576];[.N43])/[.$D$3]" office:value-type="percentage" office:value="0" calcext:value-type="percentage">
            <text:p>0.00%</text:p>
          </table:table-cell>
          <table:table-cell table:style-name="ce12"/>
          <table:table-cell table:style-name="ce12" table:formula="of:=COUNTIF([.A$1:.A$1048576];[.N43])" office:value-type="float" office:value="0" calcext:value-type="float">
            <text:p>0</text:p>
          </table:table-cell>
          <table:table-cell table:style-name="ce15" table:formula="of:=COUNTIF([.B$1:.B$1048576];[.Q43])/[.$D$3]" office:value-type="percentage" office:value="0.00964519462624871" calcext:value-type="percentage">
            <text:p>0.96%</text:p>
          </table:table-cell>
          <table:table-cell table:style-name="ce18" office:value-type="string" calcext:value-type="string">
            <text:p>4% chance to Auto Steal</text:p>
          </table:table-cell>
          <table:table-cell table:style-name="ce17" table:formula="of:=COUNTIF([.B$1:.B$1048576];[.Q43])" office:value-type="float" office:value="28" calcext:value-type="float">
            <text:p>28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Magic ATT: +8</text:p>
          </table:table-cell>
          <table:table-cell table:style-name="ce4" office:value-type="time" office:time-value="PT00H02M58.132S" calcext:value-type="time">
            <text:p>00:02:58</text:p>
          </table:table-cell>
          <table:table-cell table:style-name="ce9" table:formula="of:=COUNTIF([.A$1:.A$1048576];[.E44])/[.$D$3]" office:value-type="percentage" office:value="0" calcext:value-type="percentage">
            <text:p>0.00%</text:p>
          </table:table-cell>
          <table:table-cell table:style-name="ce1"/>
          <table:table-cell table:style-name="ce12" table:formula="of:=COUNTIF([.A$1:.A$1048576];[.E44])" office:value-type="float" office:value="0" calcext:value-type="float">
            <text:p>0</text:p>
          </table:table-cell>
          <table:table-cell table:style-name="ce15" table:formula="of:=COUNTIF([.B$1:.B$1048576];[.H44])/[.$D$3]" office:value-type="percentage" office:value="0.0124009645194626" calcext:value-type="percentage">
            <text:p>1.24%</text:p>
          </table:table-cell>
          <table:table-cell table:style-name="ce18" office:value-type="string" calcext:value-type="string">
            <text:p>4% chance to become invincible for 5 seconds when attacked.</text:p>
          </table:table-cell>
          <table:table-cell table:style-name="ce17" table:formula="of:=COUNTIF([.B$1:.B$1048576];[.H44])" office:value-type="float" office:value="36" calcext:value-type="float">
            <text:p>36</text:p>
          </table:table-cell>
          <table:table-cell table:style-name="ce20" table:formula="of:=COUNTIF([.A$1:.A$1048576];[.H44])&gt;0" office:value-type="float" office:value="0" calcext:value-type="float">
            <text:p>0</text:p>
          </table:table-cell>
          <table:table-cell table:style-name="ce20" table:formula="of:=IF([.J44];[.I44];0)" office:value-type="float" office:value="0" calcext:value-type="float">
            <text:p>0</text:p>
          </table:table-cell>
          <table:table-cell/>
          <table:table-cell table:style-name="ce9" table:formula="of:=COUNTIF([.A$1:.A$1048576];[.N44])/[.$D$3]" office:value-type="percentage" office:value="0" calcext:value-type="percentage">
            <text:p>0.00%</text:p>
          </table:table-cell>
          <table:table-cell table:style-name="ce12"/>
          <table:table-cell table:style-name="ce12" table:formula="of:=COUNTIF([.A$1:.A$1048576];[.N44])" office:value-type="float" office:value="0" calcext:value-type="float">
            <text:p>0</text:p>
          </table:table-cell>
          <table:table-cell table:style-name="ce15" table:formula="of:=COUNTIF([.B$1:.B$1048576];[.Q44])/[.$D$3]" office:value-type="percentage" office:value="0.00723389596968653" calcext:value-type="percentage">
            <text:p>0.72%</text:p>
          </table:table-cell>
          <table:table-cell table:style-name="ce18" office:value-type="string" calcext:value-type="string">
            <text:p>5% chance to Auto Steal</text:p>
          </table:table-cell>
          <table:table-cell table:style-name="ce17" table:formula="of:=COUNTIF([.B$1:.B$1048576];[.Q44])" office:value-type="float" office:value="21" calcext:value-type="float">
            <text:p>21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All Skill MP Costs: -5%</text:p>
          </table:table-cell>
          <table:table-cell/>
          <table:table-cell table:style-name="ce9" table:formula="of:=COUNTIF([.A$1:.A$1048576];[.E45])/[.$D$3]" office:value-type="percentage" office:value="0" calcext:value-type="percentage">
            <text:p>0.00%</text:p>
          </table:table-cell>
          <table:table-cell table:style-name="ce1"/>
          <table:table-cell table:style-name="ce12" table:formula="of:=COUNTIF([.A$1:.A$1048576];[.E45])" office:value-type="float" office:value="0" calcext:value-type="float">
            <text:p>0</text:p>
          </table:table-cell>
          <table:table-cell table:style-name="ce15" table:formula="of:=COUNTIF([.B$1:.B$1048576];[.H45])/[.$D$3]" office:value-type="percentage" office:value="0.00723389596968653" calcext:value-type="percentage">
            <text:p>0.72%</text:p>
          </table:table-cell>
          <table:table-cell table:style-name="ce18" office:value-type="string" calcext:value-type="string">
            <text:p>STR: +7</text:p>
          </table:table-cell>
          <table:table-cell table:style-name="ce17" table:formula="of:=COUNTIF([.B$1:.B$1048576];[.H45])" office:value-type="float" office:value="21" calcext:value-type="float">
            <text:p>21</text:p>
          </table:table-cell>
          <table:table-cell table:style-name="ce20" table:formula="of:=COUNTIF([.A$1:.A$1048576];[.H45])&gt;0" office:value-type="float" office:value="0" calcext:value-type="float">
            <text:p>0</text:p>
          </table:table-cell>
          <table:table-cell table:style-name="ce20" table:formula="of:=IF([.J45];[.I45];0)" office:value-type="float" office:value="0" calcext:value-type="float">
            <text:p>0</text:p>
          </table:table-cell>
          <table:table-cell/>
          <table:table-cell table:style-name="ce9" table:formula="of:=COUNTIF([.A$1:.A$1048576];[.N45])/[.$D$3]" office:value-type="percentage" office:value="0" calcext:value-type="percentage">
            <text:p>0.00%</text:p>
          </table:table-cell>
          <table:table-cell table:style-name="ce12"/>
          <table:table-cell table:style-name="ce12" table:formula="of:=COUNTIF([.A$1:.A$1048576];[.N45])" office:value-type="float" office:value="0" calcext:value-type="float">
            <text:p>0</text:p>
          </table:table-cell>
          <table:table-cell table:style-name="ce15" table:formula="of:=COUNTIF([.B$1:.B$1048576];[.Q45])/[.$D$3]" office:value-type="percentage" office:value="0.00861178091629349" calcext:value-type="percentage">
            <text:p>0.86%</text:p>
          </table:table-cell>
          <table:table-cell table:style-name="ce18" office:value-type="string" calcext:value-type="string">
            <text:p>6% chance to Auto Steal</text:p>
          </table:table-cell>
          <table:table-cell table:style-name="ce17" table:formula="of:=COUNTIF([.B$1:.B$1048576];[.Q45])" office:value-type="float" office:value="25" calcext:value-type="float">
            <text:p>25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Max HP: +6%</text:p>
          </table:table-cell>
          <table:table-cell/>
          <table:table-cell table:style-name="ce9" table:formula="of:=COUNTIF([.A$1:.A$1048576];[.E46])/[.$D$3]" office:value-type="percentage" office:value="0" calcext:value-type="percentage">
            <text:p>0.00%</text:p>
          </table:table-cell>
          <table:table-cell table:style-name="ce12"/>
          <table:table-cell table:style-name="ce12" table:formula="of:=COUNTIF([.A$1:.A$1048576];[.E46])" office:value-type="float" office:value="0" calcext:value-type="float">
            <text:p>0</text:p>
          </table:table-cell>
          <table:table-cell table:style-name="ce15" table:formula="of:=COUNTIF([.B$1:.B$1048576];[.H46])/[.$D$3]" office:value-type="percentage" office:value="0.0113675508095074" calcext:value-type="percentage">
            <text:p>1.14%</text:p>
          </table:table-cell>
          <table:table-cell table:style-name="ce18" office:value-type="string" calcext:value-type="string">
            <text:p>When hit, gain +3 sec of invincibility</text:p>
          </table:table-cell>
          <table:table-cell table:style-name="ce17" table:formula="of:=COUNTIF([.B$1:.B$1048576];[.H46])" office:value-type="float" office:value="33" calcext:value-type="float">
            <text:p>33</text:p>
          </table:table-cell>
          <table:table-cell table:style-name="ce20" table:formula="of:=COUNTIF([.A$1:.A$1048576];[.H46])&gt;0" office:value-type="float" office:value="0" calcext:value-type="float">
            <text:p>0</text:p>
          </table:table-cell>
          <table:table-cell table:style-name="ce20" table:formula="of:=IF([.J46];[.I46];0)" office:value-type="float" office:value="0" calcext:value-type="float">
            <text:p>0</text:p>
          </table:table-cell>
          <table:table-cell/>
          <table:table-cell table:style-name="ce9" table:formula="of:=COUNTIF([.A$1:.A$1048576];[.N46])/[.$D$3]" office:value-type="percentage" office:value="0" calcext:value-type="percentage">
            <text:p>0.00%</text:p>
          </table:table-cell>
          <table:table-cell table:style-name="ce12"/>
          <table:table-cell table:style-name="ce12" table:formula="of:=COUNTIF([.A$1:.A$1048576];[.N46])" office:value-type="float" office:value="0" calcext:value-type="float">
            <text:p>0</text:p>
          </table:table-cell>
          <table:table-cell table:style-name="ce15" table:formula="of:=COUNTIF([.B$1:.B$1048576];[.Q46])/[.$D$3]" office:value-type="percentage" office:value="0.00930072338959697" calcext:value-type="percentage">
            <text:p>0.93%</text:p>
          </table:table-cell>
          <table:table-cell table:style-name="ce18" office:value-type="string" calcext:value-type="string">
            <text:p>7% chance to Auto Steal</text:p>
          </table:table-cell>
          <table:table-cell table:style-name="ce17" table:formula="of:=COUNTIF([.B$1:.B$1048576];[.Q46])" office:value-type="float" office:value="27" calcext:value-type="float">
            <text:p>27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DEX: +7</text:p>
          </table:table-cell>
          <table:table-cell table:style-name="ce4" office:value-type="time" office:time-value="PT00H03M06.532S" calcext:value-type="time">
            <text:p>00:03:07</text:p>
          </table:table-cell>
          <table:table-cell table:style-name="ce9" table:formula="of:=COUNTIF([.A$1:.A$1048576];[.E47])/[.$D$3]" office:value-type="percentage" office:value="0" calcext:value-type="percentage">
            <text:p>0.00%</text:p>
          </table:table-cell>
          <table:table-cell table:style-name="ce12"/>
          <table:table-cell table:style-name="ce12" table:formula="of:=COUNTIF([.A$1:.A$1048576];[.E47])" office:value-type="float" office:value="0" calcext:value-type="float">
            <text:p>0</text:p>
          </table:table-cell>
          <table:table-cell table:style-name="ce15" table:formula="of:=COUNTIF([.B$1:.B$1048576];[.H47])/[.$D$3]" office:value-type="percentage" office:value="0.00895625215294523" calcext:value-type="percentage">
            <text:p>0.90%</text:p>
          </table:table-cell>
          <table:table-cell table:style-name="ce18" office:value-type="string" calcext:value-type="string">
            <text:p>INT: +6%</text:p>
          </table:table-cell>
          <table:table-cell table:style-name="ce17" table:formula="of:=COUNTIF([.B$1:.B$1048576];[.H47])" office:value-type="float" office:value="26" calcext:value-type="float">
            <text:p>26</text:p>
          </table:table-cell>
          <table:table-cell table:style-name="ce20" table:formula="of:=COUNTIF([.A$1:.A$1048576];[.H47])&gt;0" office:value-type="float" office:value="0" calcext:value-type="float">
            <text:p>0</text:p>
          </table:table-cell>
          <table:table-cell table:style-name="ce20" table:formula="of:=IF([.J47];[.I47];0)" office:value-type="float" office:value="0" calcext:value-type="float">
            <text:p>0</text:p>
          </table:table-cell>
          <table:table-cell/>
          <table:table-cell table:style-name="ce9" table:formula="of:=COUNTIF([.A$1:.A$1048576];[.N47])/[.$D$3]" office:value-type="percentage" office:value="0" calcext:value-type="percentage">
            <text:p>0.00%</text:p>
          </table:table-cell>
          <table:table-cell table:style-name="ce12"/>
          <table:table-cell table:style-name="ce12" table:formula="of:=COUNTIF([.A$1:.A$1048576];[.N47])" office:value-type="float" office:value="0" calcext:value-type="float">
            <text:p>0</text:p>
          </table:table-cell>
          <table:table-cell table:style-name="ce15" table:formula="of:=COUNTIF([.B$1:.B$1048576];[.Q47])/[.$D$3]" office:value-type="percentage" office:value="0" calcext:value-type="percentage">
            <text:p>0.00%</text:p>
          </table:table-cell>
          <table:table-cell table:style-name="ce18" office:value-type="string" calcext:value-type="string">
            <text:p>8% chance to Auto Steal</text:p>
          </table:table-cell>
          <table:table-cell table:style-name="ce17" table:formula="of:=COUNTIF([.B$1:.B$1048576];[.Q47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7% chance to Auto Steal</text:p>
          </table:table-cell>
          <table:table-cell table:style-name="ce4" office:value-type="time" office:time-value="PT00H03M08.334S" calcext:value-type="time">
            <text:p>00:03:08</text:p>
          </table:table-cell>
          <table:table-cell table:style-name="ce9" table:formula="of:=COUNTIF([.A$1:.A$1048576];[.E48])/[.$D$3]" office:value-type="percentage" office:value="0" calcext:value-type="percentage">
            <text:p>0.00%</text:p>
          </table:table-cell>
          <table:table-cell table:style-name="ce12"/>
          <table:table-cell table:style-name="ce12" table:formula="of:=COUNTIF([.A$1:.A$1048576];[.E48])" office:value-type="float" office:value="0" calcext:value-type="float">
            <text:p>0</text:p>
          </table:table-cell>
          <table:table-cell table:style-name="ce15" table:formula="of:=COUNTIF([.B$1:.B$1048576];[.H48])/[.$D$3]" office:value-type="percentage" office:value="0.0124009645194626" calcext:value-type="percentage">
            <text:p>1.24%</text:p>
          </table:table-cell>
          <table:table-cell table:style-name="ce18" office:value-type="string" calcext:value-type="string">
            <text:p>Continually restores a large amount of HP &amp; MP</text:p>
          </table:table-cell>
          <table:table-cell table:style-name="ce17" table:formula="of:=COUNTIF([.B$1:.B$1048576];[.H48])" office:value-type="float" office:value="36" calcext:value-type="float">
            <text:p>36</text:p>
          </table:table-cell>
          <table:table-cell table:style-name="ce20" table:formula="of:=COUNTIF([.A$1:.A$1048576];[.H48])&gt;0" office:value-type="float" office:value="0" calcext:value-type="float">
            <text:p>0</text:p>
          </table:table-cell>
          <table:table-cell table:style-name="ce20" table:formula="of:=IF([.J48];[.I48];0)" office:value-type="float" office:value="0" calcext:value-type="float">
            <text:p>0</text:p>
          </table:table-cell>
          <table:table-cell/>
          <table:table-cell table:style-name="ce9" table:formula="of:=COUNTIF([.A$1:.A$1048576];[.N48])/[.$D$3]" office:value-type="percentage" office:value="0" calcext:value-type="percentage">
            <text:p>0.00%</text:p>
          </table:table-cell>
          <table:table-cell table:style-name="ce12"/>
          <table:table-cell table:style-name="ce12" table:formula="of:=COUNTIF([.A$1:.A$1048576];[.N48])" office:value-type="float" office:value="0" calcext:value-type="float">
            <text:p>0</text:p>
          </table:table-cell>
          <table:table-cell table:style-name="ce15" table:formula="of:=COUNTIF([.B$1:.B$1048576];[.Q48])/[.$D$3]" office:value-type="percentage" office:value="0" calcext:value-type="percentage">
            <text:p>0.00%</text:p>
          </table:table-cell>
          <table:table-cell table:style-name="ce18"/>
          <table:table-cell table:style-name="ce17" table:formula="of:=COUNTIF([.B$1:.B$1048576];[.Q48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Attacks ignore 40% Monster DEF</text:p>
          </table:table-cell>
          <table:table-cell table:style-name="ce4" office:value-type="time" office:time-value="PT00H03M11.834S" calcext:value-type="time">
            <text:p>00:03:12</text:p>
          </table:table-cell>
          <table:table-cell table:style-name="ce9" table:formula="of:=COUNTIF([.A$1:.A$1048576];[.E49])/[.$D$3]" office:value-type="percentage" office:value="0" calcext:value-type="percentage">
            <text:p>0.00%</text:p>
          </table:table-cell>
          <table:table-cell table:style-name="ce12"/>
          <table:table-cell table:style-name="ce12" table:formula="of:=COUNTIF([.A$1:.A$1048576];[.E49])" office:value-type="float" office:value="0" calcext:value-type="float">
            <text:p>0</text:p>
          </table:table-cell>
          <table:table-cell table:style-name="ce15" table:formula="of:=COUNTIF([.B$1:.B$1048576];[.H49])/[.$D$3]" office:value-type="percentage" office:value="0.00688942473303479" calcext:value-type="percentage">
            <text:p>0.69%</text:p>
          </table:table-cell>
          <table:table-cell table:style-name="ce18" office:value-type="string" calcext:value-type="string">
            <text:p>LUK: +5%</text:p>
          </table:table-cell>
          <table:table-cell table:style-name="ce17" table:formula="of:=COUNTIF([.B$1:.B$1048576];[.H49])" office:value-type="float" office:value="20" calcext:value-type="float">
            <text:p>20</text:p>
          </table:table-cell>
          <table:table-cell table:style-name="ce20" table:formula="of:=COUNTIF([.A$1:.A$1048576];[.H49])&gt;0" office:value-type="float" office:value="0" calcext:value-type="float">
            <text:p>0</text:p>
          </table:table-cell>
          <table:table-cell table:style-name="ce20" table:formula="of:=IF([.J49];[.I49];0)" office:value-type="float" office:value="0" calcext:value-type="float">
            <text:p>0</text:p>
          </table:table-cell>
          <table:table-cell/>
          <table:table-cell table:style-name="ce9" table:formula="of:=COUNTIF([.A$1:.A$1048576];[.N49])/[.$D$3]" office:value-type="percentage" office:value="0" calcext:value-type="percentage">
            <text:p>0.00%</text:p>
          </table:table-cell>
          <table:table-cell table:style-name="ce12"/>
          <table:table-cell table:style-name="ce12" table:formula="of:=COUNTIF([.A$1:.A$1048576];[.N49])" office:value-type="float" office:value="0" calcext:value-type="float">
            <text:p>0</text:p>
          </table:table-cell>
          <table:table-cell table:style-name="ce15" table:formula="of:=COUNTIF([.B$1:.B$1048576];[.Q49])/[.$D$3]" office:value-type="percentage" office:value="0" calcext:value-type="percentage">
            <text:p>0.00%</text:p>
          </table:table-cell>
          <table:table-cell table:style-name="ce18"/>
          <table:table-cell table:style-name="ce17" table:formula="of:=COUNTIF([.B$1:.B$1048576];[.Q49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All Skill Levels: +1</text:p>
          </table:table-cell>
          <table:table-cell table:style-name="ce4" office:value-type="time" office:time-value="PT00H03M14.799S" calcext:value-type="time">
            <text:p>00:03:15</text:p>
          </table:table-cell>
          <table:table-cell table:style-name="ce9" table:formula="of:=COUNTIF([.A$1:.A$1048576];[.E50])/[.$D$3]" office:value-type="percentage" office:value="0" calcext:value-type="percentage">
            <text:p>0.00%</text:p>
          </table:table-cell>
          <table:table-cell table:style-name="ce12"/>
          <table:table-cell table:style-name="ce12" table:formula="of:=COUNTIF([.A$1:.A$1048576];[.E50])" office:value-type="float" office:value="0" calcext:value-type="float">
            <text:p>0</text:p>
          </table:table-cell>
          <table:table-cell table:style-name="ce15" table:formula="of:=COUNTIF([.B$1:.B$1048576];[.H50])/[.$D$3]" office:value-type="percentage" office:value="0.00620048225973131" calcext:value-type="percentage">
            <text:p>0.62%</text:p>
          </table:table-cell>
          <table:table-cell table:style-name="ce18" office:value-type="string" calcext:value-type="string">
            <text:p>STR: +5%</text:p>
          </table:table-cell>
          <table:table-cell table:style-name="ce17" table:formula="of:=COUNTIF([.B$1:.B$1048576];[.H50])" office:value-type="float" office:value="18" calcext:value-type="float">
            <text:p>18</text:p>
          </table:table-cell>
          <table:table-cell table:style-name="ce20" table:formula="of:=COUNTIF([.A$1:.A$1048576];[.H50])&gt;0" office:value-type="float" office:value="0" calcext:value-type="float">
            <text:p>0</text:p>
          </table:table-cell>
          <table:table-cell table:style-name="ce20" table:formula="of:=IF([.J50];[.I50];0)" office:value-type="float" office:value="0" calcext:value-type="float">
            <text:p>0</text:p>
          </table:table-cell>
          <table:table-cell/>
          <table:table-cell table:style-name="ce9" table:formula="of:=COUNTIF([.A$1:.A$1048576];[.N50])/[.$D$3]" office:value-type="percentage" office:value="0" calcext:value-type="percentage">
            <text:p>0.00%</text:p>
          </table:table-cell>
          <table:table-cell table:style-name="ce12"/>
          <table:table-cell table:style-name="ce12" table:formula="of:=COUNTIF([.A$1:.A$1048576];[.N50])" office:value-type="float" office:value="0" calcext:value-type="float">
            <text:p>0</text:p>
          </table:table-cell>
          <table:table-cell table:style-name="ce15" table:formula="of:=COUNTIF([.B$1:.B$1048576];[.Q50])/[.$D$3]" office:value-type="percentage" office:value="0" calcext:value-type="percentage">
            <text:p>0.00%</text:p>
          </table:table-cell>
          <table:table-cell table:style-name="ce18"/>
          <table:table-cell table:style-name="ce17" table:formula="of:=COUNTIF([.B$1:.B$1048576];[.Q50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4% chance to become invincible for 5 seconds when attacked.</text:p>
          </table:table-cell>
          <table:table-cell/>
          <table:table-cell table:style-name="ce9" table:formula="of:=COUNTIF([.A$1:.A$1048576];[.E51])/[.$D$3]" office:value-type="percentage" office:value="0" calcext:value-type="percentage">
            <text:p>0.00%</text:p>
          </table:table-cell>
          <table:table-cell table:style-name="ce12"/>
          <table:table-cell table:style-name="ce12" table:formula="of:=COUNTIF([.A$1:.A$1048576];[.E51])" office:value-type="float" office:value="0" calcext:value-type="float">
            <text:p>0</text:p>
          </table:table-cell>
          <table:table-cell table:style-name="ce15" table:formula="of:=COUNTIF([.B$1:.B$1048576];[.H51])/[.$D$3]" office:value-type="percentage" office:value="0.00930072338959697" calcext:value-type="percentage">
            <text:p>0.93%</text:p>
          </table:table-cell>
          <table:table-cell table:style-name="ce18" office:value-type="string" calcext:value-type="string">
            <text:p>Max MP: +6%</text:p>
          </table:table-cell>
          <table:table-cell table:style-name="ce17" table:formula="of:=COUNTIF([.B$1:.B$1048576];[.H51])" office:value-type="float" office:value="27" calcext:value-type="float">
            <text:p>27</text:p>
          </table:table-cell>
          <table:table-cell table:style-name="ce20" table:formula="of:=COUNTIF([.A$1:.A$1048576];[.H51])&gt;0" office:value-type="float" office:value="0" calcext:value-type="float">
            <text:p>0</text:p>
          </table:table-cell>
          <table:table-cell table:style-name="ce20" table:formula="of:=IF([.J51];[.I51];0)" office:value-type="float" office:value="0" calcext:value-type="float">
            <text:p>0</text:p>
          </table:table-cell>
          <table:table-cell/>
          <table:table-cell table:style-name="ce9" table:formula="of:=COUNTIF([.A$1:.A$1048576];[.N51])/[.$D$3]" office:value-type="percentage" office:value="0" calcext:value-type="percentage">
            <text:p>0.00%</text:p>
          </table:table-cell>
          <table:table-cell table:style-name="ce12"/>
          <table:table-cell table:style-name="ce12" table:formula="of:=COUNTIF([.A$1:.A$1048576];[.N51])" office:value-type="float" office:value="0" calcext:value-type="float">
            <text:p>0</text:p>
          </table:table-cell>
          <table:table-cell table:style-name="ce15" table:formula="of:=COUNTIF([.B$1:.B$1048576];[.Q51])/[.$D$3]" office:value-type="percentage" office:value="0" calcext:value-type="percentage">
            <text:p>0.00%</text:p>
          </table:table-cell>
          <table:table-cell table:style-name="ce18"/>
          <table:table-cell table:style-name="ce17" table:formula="of:=COUNTIF([.B$1:.B$1048576];[.Q51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Attacks have a 10% chance to ignore 30% damage</text:p>
          </table:table-cell>
          <table:table-cell table:style-name="ce4" office:value-type="time" office:time-value="PT00H03M18.199S" calcext:value-type="time">
            <text:p>00:03:18</text:p>
          </table:table-cell>
          <table:table-cell table:style-name="ce9"/>
          <table:table-cell table:style-name="ce12" table:number-columns-repeated="2"/>
          <table:table-cell table:style-name="ce15" table:formula="of:=COUNTIF([.B$1:.B$1048576];[.H52])/[.$D$3]" office:value-type="percentage" office:value="0.00964519462624871" calcext:value-type="percentage">
            <text:p>0.96%</text:p>
          </table:table-cell>
          <table:table-cell table:style-name="ce18" office:value-type="string" calcext:value-type="string">
            <text:p>LUK: +8</text:p>
          </table:table-cell>
          <table:table-cell table:style-name="ce17" table:formula="of:=COUNTIF([.B$1:.B$1048576];[.H52])" office:value-type="float" office:value="28" calcext:value-type="float">
            <text:p>28</text:p>
          </table:table-cell>
          <table:table-cell table:style-name="ce20" table:formula="of:=COUNTIF([.A$1:.A$1048576];[.H52])&gt;0" office:value-type="float" office:value="0" calcext:value-type="float">
            <text:p>0</text:p>
          </table:table-cell>
          <table:table-cell table:style-name="ce20" table:formula="of:=IF([.J52];[.I52];0)" office:value-type="float" office:value="0" calcext:value-type="float">
            <text:p>0</text:p>
          </table:table-cell>
          <table:table-cell/>
          <table:table-cell table:style-name="ce9" table:formula="of:=COUNTIF([.A$1:.A$1048576];[.N52])/[.$D$3]" office:value-type="percentage" office:value="0" calcext:value-type="percentage">
            <text:p>0.00%</text:p>
          </table:table-cell>
          <table:table-cell table:style-name="ce12"/>
          <table:table-cell table:style-name="ce12" table:formula="of:=COUNTIF([.A$1:.A$1048576];[.N52])" office:value-type="float" office:value="0" calcext:value-type="float">
            <text:p>0</text:p>
          </table:table-cell>
          <table:table-cell table:style-name="ce15" table:formula="of:=COUNTIF([.B$1:.B$1048576];[.Q52])/[.$D$3]" office:value-type="percentage" office:value="0" calcext:value-type="percentage">
            <text:p>0.00%</text:p>
          </table:table-cell>
          <table:table-cell table:style-name="ce18"/>
          <table:table-cell table:style-name="ce17" table:formula="of:=COUNTIF([.B$1:.B$1048576];[.Q52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Attacks ignore 45% Monster DEF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 table:style-name="ce4" office:value-type="time" office:time-value="PT00H03M21.466S" calcext:value-type="time">
            <text:p>00:03:21</text:p>
          </table:table-cell>
          <table:table-cell table:style-name="ce9"/>
          <table:table-cell table:style-name="ce12" table:number-columns-repeated="2"/>
          <table:table-cell table:style-name="ce15" table:formula="of:=COUNTIF([.B$1:.B$1048576];[.H53])/[.$D$3]" office:value-type="percentage" office:value="0.00551153978642783" calcext:value-type="percentage">
            <text:p>0.55%</text:p>
          </table:table-cell>
          <table:table-cell table:style-name="ce18" office:value-type="string" calcext:value-type="string">
            <text:p>Mesos Obtained: +10</text:p>
          </table:table-cell>
          <table:table-cell table:style-name="ce17" table:formula="of:=COUNTIF([.B$1:.B$1048576];[.H53])" office:value-type="float" office:value="16" calcext:value-type="float">
            <text:p>16</text:p>
          </table:table-cell>
          <table:table-cell table:style-name="ce20" table:formula="of:=COUNTIF([.A$1:.A$1048576];[.H53])&gt;0" office:value-type="float" office:value="0" calcext:value-type="float">
            <text:p>0</text:p>
          </table:table-cell>
          <table:table-cell table:style-name="ce20" table:formula="of:=IF([.J53];[.I53];0)" office:value-type="float" office:value="0" calcext:value-type="float">
            <text:p>0</text:p>
          </table:table-cell>
          <table:table-cell/>
          <table:table-cell table:style-name="ce9" table:formula="of:=COUNTIF([.A$1:.A$1048576];[.N53])/[.$D$3]" office:value-type="percentage" office:value="0" calcext:value-type="percentage">
            <text:p>0.00%</text:p>
          </table:table-cell>
          <table:table-cell table:style-name="ce12"/>
          <table:table-cell table:style-name="ce12" table:formula="of:=COUNTIF([.A$1:.A$1048576];[.N53])" office:value-type="float" office:value="0" calcext:value-type="float">
            <text:p>0</text:p>
          </table:table-cell>
          <table:table-cell table:style-name="ce15" table:formula="of:=COUNTIF([.B$1:.B$1048576];[.Q53])/[.$D$3]" office:value-type="percentage" office:value="0" calcext:value-type="percentage">
            <text:p>0.00%</text:p>
          </table:table-cell>
          <table:table-cell table:style-name="ce18"/>
          <table:table-cell table:style-name="ce17" table:formula="of:=COUNTIF([.B$1:.B$1048576];[.Q53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STR: +7</text:p>
          </table:table-cell>
          <table:table-cell table:style-name="ce4" office:value-type="time" office:time-value="PT00H03M23.233S" calcext:value-type="time">
            <text:p>00:03:23</text:p>
          </table:table-cell>
          <table:table-cell table:style-name="ce9"/>
          <table:table-cell table:style-name="ce12" table:number-columns-repeated="2"/>
          <table:table-cell table:style-name="ce15" table:formula="of:=COUNTIF([.B$1:.B$1048576];[.H54])/[.$D$3]" office:value-type="percentage" office:value="0.00447812607647261" calcext:value-type="percentage">
            <text:p>0.45%</text:p>
          </table:table-cell>
          <table:table-cell table:style-name="ce18" office:value-type="string" calcext:value-type="string">
            <text:p>Magic ATT: +6%</text:p>
          </table:table-cell>
          <table:table-cell table:style-name="ce17" table:formula="of:=COUNTIF([.B$1:.B$1048576];[.H54])" office:value-type="float" office:value="13" calcext:value-type="float">
            <text:p>13</text:p>
          </table:table-cell>
          <table:table-cell table:style-name="ce20" table:formula="of:=COUNTIF([.A$1:.A$1048576];[.H54])&gt;0" office:value-type="float" office:value="0" calcext:value-type="float">
            <text:p>0</text:p>
          </table:table-cell>
          <table:table-cell table:style-name="ce20" table:formula="of:=IF([.J54];[.I54];0)" office:value-type="float" office:value="0" calcext:value-type="float">
            <text:p>0</text:p>
          </table:table-cell>
          <table:table-cell/>
          <table:table-cell table:style-name="ce9" table:formula="of:=COUNTIF([.A$1:.A$1048576];[.N54])/[.$D$3]" office:value-type="percentage" office:value="0" calcext:value-type="percentage">
            <text:p>0.00%</text:p>
          </table:table-cell>
          <table:table-cell table:style-name="ce12"/>
          <table:table-cell table:style-name="ce12" table:formula="of:=COUNTIF([.A$1:.A$1048576];[.N54])" office:value-type="float" office:value="0" calcext:value-type="float">
            <text:p>0</text:p>
          </table:table-cell>
          <table:table-cell table:style-name="ce15" table:formula="of:=COUNTIF([.B$1:.B$1048576];[.Q54])/[.$D$3]" office:value-type="percentage" office:value="0" calcext:value-type="percentage">
            <text:p>0.00%</text:p>
          </table:table-cell>
          <table:table-cell table:style-name="ce18"/>
          <table:table-cell table:style-name="ce17" table:formula="of:=COUNTIF([.B$1:.B$1048576];[.Q54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5" table:formula="of:=COUNTIF([.B$1:.B$1048576];[.H55])/[.$D$3]" office:value-type="percentage" office:value="0.0168790905959352" calcext:value-type="percentage">
            <text:p>1.69%</text:p>
          </table:table-cell>
          <table:table-cell table:style-name="ce18" office:value-type="string" calcext:value-type="string">
            <text:p>Increases Speed, Jump, DEX, and Defense by a small amount</text:p>
          </table:table-cell>
          <table:table-cell table:style-name="ce17" table:formula="of:=COUNTIF([.B$1:.B$1048576];[.H55])" office:value-type="float" office:value="49" calcext:value-type="float">
            <text:p>49</text:p>
          </table:table-cell>
          <table:table-cell table:style-name="ce20" table:formula="of:=COUNTIF([.A$1:.A$1048576];[.H55])&gt;0" office:value-type="float" office:value="0" calcext:value-type="float">
            <text:p>0</text:p>
          </table:table-cell>
          <table:table-cell table:style-name="ce20" table:formula="of:=IF([.J55];[.I55];0)" office:value-type="float" office:value="0" calcext:value-type="float">
            <text:p>0</text:p>
          </table:table-cell>
          <table:table-cell/>
          <table:table-cell table:style-name="ce9" table:formula="of:=COUNTIF([.A$1:.A$1048576];[.N55])/[.$D$3]" office:value-type="percentage" office:value="0" calcext:value-type="percentage">
            <text:p>0.00%</text:p>
          </table:table-cell>
          <table:table-cell table:style-name="ce12"/>
          <table:table-cell table:style-name="ce12" table:formula="of:=COUNTIF([.A$1:.A$1048576];[.N55])" office:value-type="float" office:value="0" calcext:value-type="float">
            <text:p>0</text:p>
          </table:table-cell>
          <table:table-cell table:style-name="ce15" table:formula="of:=COUNTIF([.B$1:.B$1048576];[.Q55])/[.$D$3]" office:value-type="percentage" office:value="0" calcext:value-type="percentage">
            <text:p>0.00%</text:p>
          </table:table-cell>
          <table:table-cell table:style-name="ce18"/>
          <table:table-cell table:style-name="ce17" table:formula="of:=COUNTIF([.B$1:.B$1048576];[.Q55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When hit, gain +3 sec of invincibility</text:p>
          </table:table-cell>
          <table:table-cell table:style-name="ce4" office:value-type="time" office:time-value="PT00H03M26.366S" calcext:value-type="time">
            <text:p>00:03:26</text:p>
          </table:table-cell>
          <table:table-cell table:style-name="ce9"/>
          <table:table-cell table:style-name="ce12" table:number-columns-repeated="2"/>
          <table:table-cell table:style-name="ce15" table:formula="of:=COUNTIF([.B$1:.B$1048576];[.H56])/[.$D$3]" office:value-type="percentage" office:value="0.00757836720633827" calcext:value-type="percentage">
            <text:p>0.76%</text:p>
          </table:table-cell>
          <table:table-cell table:style-name="ce18" office:value-type="string" calcext:value-type="string">
            <text:p>Critical Damage: +2%</text:p>
          </table:table-cell>
          <table:table-cell table:style-name="ce17" table:formula="of:=COUNTIF([.B$1:.B$1048576];[.H56])" office:value-type="float" office:value="22" calcext:value-type="float">
            <text:p>22</text:p>
          </table:table-cell>
          <table:table-cell table:style-name="ce20" table:formula="of:=COUNTIF([.A$1:.A$1048576];[.H56])&gt;0" office:value-type="float" office:value="0" calcext:value-type="float">
            <text:p>0</text:p>
          </table:table-cell>
          <table:table-cell table:style-name="ce20" table:formula="of:=IF([.J56];[.I56];0)" office:value-type="float" office:value="0" calcext:value-type="float">
            <text:p>0</text:p>
          </table:table-cell>
          <table:table-cell/>
          <table:table-cell table:style-name="ce9" table:formula="of:=COUNTIF([.A$1:.A$1048576];[.N56])/[.$D$3]" office:value-type="percentage" office:value="0" calcext:value-type="percentage">
            <text:p>0.00%</text:p>
          </table:table-cell>
          <table:table-cell table:style-name="ce12"/>
          <table:table-cell table:style-name="ce12" table:formula="of:=COUNTIF([.A$1:.A$1048576];[.N56])" office:value-type="float" office:value="0" calcext:value-type="float">
            <text:p>0</text:p>
          </table:table-cell>
          <table:table-cell table:style-name="ce15" table:formula="of:=COUNTIF([.B$1:.B$1048576];[.Q56])/[.$D$3]" office:value-type="percentage" office:value="0" calcext:value-type="percentage">
            <text:p>0.00%</text:p>
          </table:table-cell>
          <table:table-cell table:style-name="ce18"/>
          <table:table-cell table:style-name="ce17" table:formula="of:=COUNTIF([.B$1:.B$1048576];[.Q56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INT: +6%</text:p>
          </table:table-cell>
          <table:table-cell/>
          <table:table-cell table:style-name="ce9"/>
          <table:table-cell table:style-name="ce12" table:number-columns-repeated="2"/>
          <table:table-cell table:style-name="ce15" table:formula="of:=COUNTIF([.B$1:.B$1048576];[.H57])/[.$D$3]" office:value-type="percentage" office:value="0.00757836720633827" calcext:value-type="percentage">
            <text:p>0.76%</text:p>
          </table:table-cell>
          <table:table-cell table:style-name="ce18" office:value-type="string" calcext:value-type="string">
            <text:p>INT: +8</text:p>
          </table:table-cell>
          <table:table-cell table:style-name="ce17" table:formula="of:=COUNTIF([.B$1:.B$1048576];[.H57])" office:value-type="float" office:value="22" calcext:value-type="float">
            <text:p>22</text:p>
          </table:table-cell>
          <table:table-cell table:style-name="ce20" table:formula="of:=COUNTIF([.A$1:.A$1048576];[.H57])&gt;0" office:value-type="float" office:value="0" calcext:value-type="float">
            <text:p>0</text:p>
          </table:table-cell>
          <table:table-cell table:style-name="ce20" table:formula="of:=IF([.J57];[.I57];0)" office:value-type="float" office:value="0" calcext:value-type="float">
            <text:p>0</text:p>
          </table:table-cell>
          <table:table-cell/>
          <table:table-cell table:style-name="ce9" table:formula="of:=COUNTIF([.A$1:.A$1048576];[.N57])/[.$D$3]" office:value-type="percentage" office:value="0" calcext:value-type="percentage">
            <text:p>0.00%</text:p>
          </table:table-cell>
          <table:table-cell table:style-name="ce12"/>
          <table:table-cell table:style-name="ce12" table:formula="of:=COUNTIF([.A$1:.A$1048576];[.N57])" office:value-type="float" office:value="0" calcext:value-type="float">
            <text:p>0</text:p>
          </table:table-cell>
          <table:table-cell table:style-name="ce15" table:formula="of:=COUNTIF([.B$1:.B$1048576];[.Q57])/[.$D$3]" office:value-type="percentage" office:value="0" calcext:value-type="percentage">
            <text:p>0.00%</text:p>
          </table:table-cell>
          <table:table-cell table:style-name="ce18"/>
          <table:table-cell table:style-name="ce17" table:formula="of:=COUNTIF([.B$1:.B$1048576];[.Q57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5" table:formula="of:=COUNTIF([.B$1:.B$1048576];[.H58])/[.$D$3]" office:value-type="percentage" office:value="0.00792283844299001" calcext:value-type="percentage">
            <text:p>0.79%</text:p>
          </table:table-cell>
          <table:table-cell table:style-name="ce18" office:value-type="string" calcext:value-type="string">
            <text:p>DEX: +8</text:p>
          </table:table-cell>
          <table:table-cell table:style-name="ce17" table:formula="of:=COUNTIF([.B$1:.B$1048576];[.H58])" office:value-type="float" office:value="23" calcext:value-type="float">
            <text:p>23</text:p>
          </table:table-cell>
          <table:table-cell table:style-name="ce20" table:formula="of:=COUNTIF([.A$1:.A$1048576];[.H58])&gt;0" office:value-type="float" office:value="0" calcext:value-type="float">
            <text:p>0</text:p>
          </table:table-cell>
          <table:table-cell table:style-name="ce20" table:formula="of:=IF([.J58];[.I58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Continually restores a large amount of HP &amp; MP</text:p>
          </table:table-cell>
          <table:table-cell/>
          <table:table-cell table:style-name="ce9"/>
          <table:table-cell table:style-name="ce12" table:number-columns-repeated="2"/>
          <table:table-cell table:style-name="ce15" table:formula="of:=COUNTIF([.B$1:.B$1048576];[.H59])/[.$D$3]" office:value-type="percentage" office:value="0.00792283844299001" calcext:value-type="percentage">
            <text:p>0.79%</text:p>
          </table:table-cell>
          <table:table-cell table:style-name="ce18" office:value-type="string" calcext:value-type="string">
            <text:p>Max MP: +5%</text:p>
          </table:table-cell>
          <table:table-cell table:style-name="ce17" table:formula="of:=COUNTIF([.B$1:.B$1048576];[.H59])" office:value-type="float" office:value="23" calcext:value-type="float">
            <text:p>23</text:p>
          </table:table-cell>
          <table:table-cell table:style-name="ce20" table:formula="of:=COUNTIF([.A$1:.A$1048576];[.H59])&gt;0" office:value-type="float" office:value="0" calcext:value-type="float">
            <text:p>0</text:p>
          </table:table-cell>
          <table:table-cell table:style-name="ce20" table:formula="of:=IF([.J59];[.I59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/>
          <table:table-cell table:style-name="ce9"/>
          <table:table-cell table:style-name="ce12" table:number-columns-repeated="2"/>
          <table:table-cell table:style-name="ce15" table:formula="of:=COUNTIF([.B$1:.B$1048576];[.H60])/[.$D$3]" office:value-type="percentage" office:value="0.00964519462624871" calcext:value-type="percentage">
            <text:p>0.96%</text:p>
          </table:table-cell>
          <table:table-cell table:style-name="ce18" office:value-type="string" calcext:value-type="string">
            <text:p>4% chance to Auto Steal</text:p>
          </table:table-cell>
          <table:table-cell table:style-name="ce17" table:formula="of:=COUNTIF([.B$1:.B$1048576];[.H60])" office:value-type="float" office:value="28" calcext:value-type="float">
            <text:p>28</text:p>
          </table:table-cell>
          <table:table-cell table:style-name="ce20" table:formula="of:=COUNTIF([.A$1:.A$1048576];[.H60])&gt;0" office:value-type="float" office:value="1" calcext:value-type="float">
            <text:p>1</text:p>
          </table:table-cell>
          <table:table-cell table:style-name="ce20" table:formula="of:=IF([.J60];[.I60];0)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DEF: +5%</text:p>
          </table:table-cell>
          <table:table-cell/>
          <table:table-cell table:style-name="ce9"/>
          <table:table-cell table:style-name="ce12" table:number-columns-repeated="2"/>
          <table:table-cell table:style-name="ce15" table:formula="of:=COUNTIF([.B$1:.B$1048576];[.H61])/[.$D$3]" office:value-type="percentage" office:value="0.00688942473303479" calcext:value-type="percentage">
            <text:p>0.69%</text:p>
          </table:table-cell>
          <table:table-cell table:style-name="ce18" office:value-type="string" calcext:value-type="string">
            <text:p>Max MP: +25</text:p>
          </table:table-cell>
          <table:table-cell table:style-name="ce17" table:formula="of:=COUNTIF([.B$1:.B$1048576];[.H61])" office:value-type="float" office:value="20" calcext:value-type="float">
            <text:p>20</text:p>
          </table:table-cell>
          <table:table-cell table:style-name="ce20" table:formula="of:=COUNTIF([.A$1:.A$1048576];[.H61])&gt;0" office:value-type="float" office:value="0" calcext:value-type="float">
            <text:p>0</text:p>
          </table:table-cell>
          <table:table-cell table:style-name="ce20" table:formula="of:=IF([.J61];[.I61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Attacks ignore 45% Monster DEF</text:p>
          </table:table-cell>
          <table:table-cell table:style-name="ce2" table:content-validation-name="val2" office:value-type="string" calcext:value-type="string">
            <text:p>LUK: +5%</text:p>
          </table:table-cell>
          <table:table-cell/>
          <table:table-cell table:style-name="ce9"/>
          <table:table-cell table:style-name="ce12" table:number-columns-repeated="2"/>
          <table:table-cell table:style-name="ce15" table:formula="of:=COUNTIF([.B$1:.B$1048576];[.H62])/[.$D$3]" office:value-type="percentage" office:value="0.00964519462624871" calcext:value-type="percentage">
            <text:p>0.96%</text:p>
          </table:table-cell>
          <table:table-cell table:style-name="ce18" office:value-type="string" calcext:value-type="string">
            <text:p>All Stats: +4</text:p>
          </table:table-cell>
          <table:table-cell table:style-name="ce17" table:formula="of:=COUNTIF([.B$1:.B$1048576];[.H62])" office:value-type="float" office:value="28" calcext:value-type="float">
            <text:p>28</text:p>
          </table:table-cell>
          <table:table-cell table:style-name="ce20" table:formula="of:=COUNTIF([.A$1:.A$1048576];[.H62])&gt;0" office:value-type="float" office:value="0" calcext:value-type="float">
            <text:p>0</text:p>
          </table:table-cell>
          <table:table-cell table:style-name="ce20" table:formula="of:=IF([.J62];[.I62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/>
          <table:table-cell table:style-name="ce9"/>
          <table:table-cell table:style-name="ce12" table:number-columns-repeated="2"/>
          <table:table-cell table:style-name="ce15" table:formula="of:=COUNTIF([.B$1:.B$1048576];[.H63])/[.$D$3]" office:value-type="percentage" office:value="0.00378918360316914" calcext:value-type="percentage">
            <text:p>0.38%</text:p>
          </table:table-cell>
          <table:table-cell table:style-name="ce18" office:value-type="string" calcext:value-type="string">
            <text:p>All Stats: +2%</text:p>
          </table:table-cell>
          <table:table-cell table:style-name="ce17" table:formula="of:=COUNTIF([.B$1:.B$1048576];[.H63])" office:value-type="float" office:value="11" calcext:value-type="float">
            <text:p>11</text:p>
          </table:table-cell>
          <table:table-cell table:style-name="ce20" table:formula="of:=COUNTIF([.A$1:.A$1048576];[.H63])&gt;0" office:value-type="float" office:value="0" calcext:value-type="float">
            <text:p>0</text:p>
          </table:table-cell>
          <table:table-cell table:style-name="ce20" table:formula="of:=IF([.J63];[.I63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DEX: +7</text:p>
          </table:table-cell>
          <table:table-cell/>
          <table:table-cell table:style-name="ce9"/>
          <table:table-cell table:style-name="ce12" table:number-columns-repeated="2"/>
          <table:table-cell table:style-name="ce15" table:formula="of:=COUNTIF([.B$1:.B$1048576];[.H64])/[.$D$3]" office:value-type="percentage" office:value="0.0186014467791939" calcext:value-type="percentage">
            <text:p>1.86%</text:p>
          </table:table-cell>
          <table:table-cell table:style-name="ce18" office:value-type="string" calcext:value-type="string">
            <text:p>Continually restores a large amount of HP &amp; MP to party members</text:p>
          </table:table-cell>
          <table:table-cell table:style-name="ce17" table:formula="of:=COUNTIF([.B$1:.B$1048576];[.H64])" office:value-type="float" office:value="54" calcext:value-type="float">
            <text:p>54</text:p>
          </table:table-cell>
          <table:table-cell table:style-name="ce20" table:formula="of:=COUNTIF([.A$1:.A$1048576];[.H64])&gt;0" office:value-type="float" office:value="0" calcext:value-type="float">
            <text:p>0</text:p>
          </table:table-cell>
          <table:table-cell table:style-name="ce20" table:formula="of:=IF([.J64];[.I64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DEF: +5%</text:p>
          </table:table-cell>
          <table:table-cell/>
          <table:table-cell table:style-name="ce9"/>
          <table:table-cell table:style-name="ce12" table:number-columns-repeated="2"/>
          <table:table-cell table:style-name="ce15" table:formula="of:=COUNTIF([.B$1:.B$1048576];[.H65])/[.$D$3]" office:value-type="percentage" office:value="0.00964519462624871" calcext:value-type="percentage">
            <text:p>0.96%</text:p>
          </table:table-cell>
          <table:table-cell table:style-name="ce18" office:value-type="string" calcext:value-type="string">
            <text:p>ATT: +7</text:p>
          </table:table-cell>
          <table:table-cell table:style-name="ce17" table:formula="of:=COUNTIF([.B$1:.B$1048576];[.H65])" office:value-type="float" office:value="28" calcext:value-type="float">
            <text:p>28</text:p>
          </table:table-cell>
          <table:table-cell table:style-name="ce20" table:formula="of:=COUNTIF([.A$1:.A$1048576];[.H65])&gt;0" office:value-type="float" office:value="0" calcext:value-type="float">
            <text:p>0</text:p>
          </table:table-cell>
          <table:table-cell table:style-name="ce20" table:formula="of:=IF([.J65];[.I65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Attacks have a 10% chance to ignore 30% damage</text:p>
          </table:table-cell>
          <table:table-cell/>
          <table:table-cell table:style-name="ce9"/>
          <table:table-cell table:style-name="ce12" table:number-columns-repeated="2"/>
          <table:table-cell table:style-name="ce15" table:formula="of:=COUNTIF([.B$1:.B$1048576];[.H66])/[.$D$3]" office:value-type="percentage" office:value="0.00964519462624871" calcext:value-type="percentage">
            <text:p>0.96%</text:p>
          </table:table-cell>
          <table:table-cell table:style-name="ce18" office:value-type="string" calcext:value-type="string">
            <text:p>Attacks have a 10% chance to ignore 20% damage</text:p>
          </table:table-cell>
          <table:table-cell table:style-name="ce17" table:formula="of:=COUNTIF([.B$1:.B$1048576];[.H66])" office:value-type="float" office:value="28" calcext:value-type="float">
            <text:p>28</text:p>
          </table:table-cell>
          <table:table-cell table:style-name="ce20" table:formula="of:=COUNTIF([.A$1:.A$1048576];[.H66])&gt;0" office:value-type="float" office:value="0" calcext:value-type="float">
            <text:p>0</text:p>
          </table:table-cell>
          <table:table-cell table:style-name="ce20" table:formula="of:=IF([.J66];[.I66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Continually restores a large amount of HP &amp; MP</text:p>
          </table:table-cell>
          <table:table-cell/>
          <table:table-cell table:style-name="ce9"/>
          <table:table-cell table:style-name="ce12" table:number-columns-repeated="2"/>
          <table:table-cell table:style-name="ce15" table:formula="of:=COUNTIF([.B$1:.B$1048576];[.H67])/[.$D$3]" office:value-type="percentage" office:value="0.01584567688598" calcext:value-type="percentage">
            <text:p>1.58%</text:p>
          </table:table-cell>
          <table:table-cell table:style-name="ce18" office:value-type="string" calcext:value-type="string">
            <text:p>Increases your party's Speed and Jump</text:p>
          </table:table-cell>
          <table:table-cell table:style-name="ce17" table:formula="of:=COUNTIF([.B$1:.B$1048576];[.H67])" office:value-type="float" office:value="46" calcext:value-type="float">
            <text:p>46</text:p>
          </table:table-cell>
          <table:table-cell table:style-name="ce20" table:formula="of:=COUNTIF([.A$1:.A$1048576];[.H67])&gt;0" office:value-type="float" office:value="0" calcext:value-type="float">
            <text:p>0</text:p>
          </table:table-cell>
          <table:table-cell table:style-name="ce20" table:formula="of:=IF([.J67];[.I67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STR: +5%</text:p>
          </table:table-cell>
          <table:table-cell table:style-name="ce4" office:value-type="time" office:time-value="PT00H03M46.299S" calcext:value-type="time">
            <text:p>00:03:46</text:p>
          </table:table-cell>
          <table:table-cell table:style-name="ce9"/>
          <table:table-cell table:style-name="ce12" table:number-columns-repeated="2"/>
          <table:table-cell table:style-name="ce15" table:formula="of:=COUNTIF([.B$1:.B$1048576];[.H68])/[.$D$3]" office:value-type="percentage" office:value="0.0120564932828109" calcext:value-type="percentage">
            <text:p>1.21%</text:p>
          </table:table-cell>
          <table:table-cell table:style-name="ce18" office:value-type="string" calcext:value-type="string">
            <text:p>ATT: +8</text:p>
          </table:table-cell>
          <table:table-cell table:style-name="ce17" table:formula="of:=COUNTIF([.B$1:.B$1048576];[.H68])" office:value-type="float" office:value="35" calcext:value-type="float">
            <text:p>35</text:p>
          </table:table-cell>
          <table:table-cell table:style-name="ce20" table:formula="of:=COUNTIF([.A$1:.A$1048576];[.H68])&gt;0" office:value-type="float" office:value="0" calcext:value-type="float">
            <text:p>0</text:p>
          </table:table-cell>
          <table:table-cell table:style-name="ce20" table:formula="of:=IF([.J68];[.I68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Max MP: +6%</text:p>
          </table:table-cell>
          <table:table-cell/>
          <table:table-cell table:style-name="ce9"/>
          <table:table-cell table:style-name="ce12" table:number-columns-repeated="2"/>
          <table:table-cell table:style-name="ce15" table:formula="of:=COUNTIF([.B$1:.B$1048576];[.H69])/[.$D$3]" office:value-type="percentage" office:value="0.00998966586290045" calcext:value-type="percentage">
            <text:p>1.00%</text:p>
          </table:table-cell>
          <table:table-cell table:style-name="ce18" office:value-type="string" calcext:value-type="string">
            <text:p>INT: +5%</text:p>
          </table:table-cell>
          <table:table-cell table:style-name="ce17" table:formula="of:=COUNTIF([.B$1:.B$1048576];[.H69])" office:value-type="float" office:value="29" calcext:value-type="float">
            <text:p>29</text:p>
          </table:table-cell>
          <table:table-cell table:style-name="ce20" table:formula="of:=COUNTIF([.A$1:.A$1048576];[.H69])&gt;0" office:value-type="float" office:value="0" calcext:value-type="float">
            <text:p>0</text:p>
          </table:table-cell>
          <table:table-cell table:style-name="ce20" table:formula="of:=IF([.J69];[.I69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LUK: +8</text:p>
          </table:table-cell>
          <table:table-cell table:style-name="ce4" office:value-type="time" office:time-value="PT00H03M48.399S" calcext:value-type="time">
            <text:p>00:03:48</text:p>
          </table:table-cell>
          <table:table-cell table:style-name="ce9"/>
          <table:table-cell table:style-name="ce12" table:number-columns-repeated="2"/>
          <table:table-cell table:style-name="ce15" table:formula="of:=COUNTIF([.B$1:.B$1048576];[.H70])/[.$D$3]" office:value-type="percentage" office:value="0.00930072338959697" calcext:value-type="percentage">
            <text:p>0.93%</text:p>
          </table:table-cell>
          <table:table-cell table:style-name="ce18" office:value-type="string" calcext:value-type="string">
            <text:p>HP Recovery Items and Skills: +15%</text:p>
          </table:table-cell>
          <table:table-cell table:style-name="ce17" table:formula="of:=COUNTIF([.B$1:.B$1048576];[.H70])" office:value-type="float" office:value="27" calcext:value-type="float">
            <text:p>27</text:p>
          </table:table-cell>
          <table:table-cell table:style-name="ce20" table:formula="of:=COUNTIF([.A$1:.A$1048576];[.H70])&gt;0" office:value-type="float" office:value="0" calcext:value-type="float">
            <text:p>0</text:p>
          </table:table-cell>
          <table:table-cell table:style-name="ce20" table:formula="of:=IF([.J70];[.I70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 table:style-name="ce4" office:value-type="time" office:time-value="PT00H03M49.299S" calcext:value-type="time">
            <text:p>00:03:49</text:p>
          </table:table-cell>
          <table:table-cell table:style-name="ce9"/>
          <table:table-cell table:style-name="ce12" table:number-columns-repeated="2"/>
          <table:table-cell table:style-name="ce15" table:formula="of:=COUNTIF([.B$1:.B$1048576];[.H71])/[.$D$3]" office:value-type="percentage" office:value="0.00930072338959697" calcext:value-type="percentage">
            <text:p>0.93%</text:p>
          </table:table-cell>
          <table:table-cell table:style-name="ce18" office:value-type="string" calcext:value-type="string">
            <text:p>Max HP: +22</text:p>
          </table:table-cell>
          <table:table-cell table:style-name="ce17" table:formula="of:=COUNTIF([.B$1:.B$1048576];[.H71])" office:value-type="float" office:value="27" calcext:value-type="float">
            <text:p>27</text:p>
          </table:table-cell>
          <table:table-cell table:style-name="ce20" table:formula="of:=COUNTIF([.A$1:.A$1048576];[.H71])&gt;0" office:value-type="float" office:value="0" calcext:value-type="float">
            <text:p>0</text:p>
          </table:table-cell>
          <table:table-cell table:style-name="ce20" table:formula="of:=IF([.J71];[.I71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Attacks ignore 45% Monster DEF</text:p>
          </table:table-cell>
          <table:table-cell table:style-name="ce2" table:content-validation-name="val2" office:value-type="string" calcext:value-type="string">
            <text:p>3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5" table:formula="of:=COUNTIF([.B$1:.B$1048576];[.H72])/[.$D$3]" office:value-type="percentage" office:value="0.00861178091629349" calcext:value-type="percentage">
            <text:p>0.86%</text:p>
          </table:table-cell>
          <table:table-cell table:style-name="ce18" office:value-type="string" calcext:value-type="string">
            <text:p>6% chance to Auto Steal</text:p>
          </table:table-cell>
          <table:table-cell table:style-name="ce17" table:formula="of:=COUNTIF([.B$1:.B$1048576];[.H72])" office:value-type="float" office:value="25" calcext:value-type="float">
            <text:p>25</text:p>
          </table:table-cell>
          <table:table-cell table:style-name="ce20" table:formula="of:=COUNTIF([.A$1:.A$1048576];[.H72])&gt;0" office:value-type="float" office:value="1" calcext:value-type="float">
            <text:p>1</text:p>
          </table:table-cell>
          <table:table-cell table:style-name="ce20" table:formula="of:=IF([.J72];[.I72];0)"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3" table:content-validation-name="val2"/>
          <table:table-cell/>
          <table:table-cell table:style-name="ce9"/>
          <table:table-cell table:style-name="ce12" table:number-columns-repeated="2"/>
          <table:table-cell table:style-name="ce15" table:formula="of:=COUNTIF([.B$1:.B$1048576];[.H73])/[.$D$3]" office:value-type="percentage" office:value="0.00654495349638305" calcext:value-type="percentage">
            <text:p>0.65%</text:p>
          </table:table-cell>
          <table:table-cell table:style-name="ce18" office:value-type="string" calcext:value-type="string">
            <text:p>LUK: +6%</text:p>
          </table:table-cell>
          <table:table-cell table:style-name="ce17" table:formula="of:=COUNTIF([.B$1:.B$1048576];[.H73])" office:value-type="float" office:value="19" calcext:value-type="float">
            <text:p>19</text:p>
          </table:table-cell>
          <table:table-cell table:style-name="ce20" table:formula="of:=COUNTIF([.A$1:.A$1048576];[.H73])&gt;0" office:value-type="float" office:value="0" calcext:value-type="float">
            <text:p>0</text:p>
          </table:table-cell>
          <table:table-cell table:style-name="ce20" table:formula="of:=IF([.J73];[.I73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Mesos Obtained: +10</text:p>
          </table:table-cell>
          <table:table-cell table:style-name="ce4" office:value-type="time" office:time-value="PT00H03M53.233S" calcext:value-type="time">
            <text:p>00:03:53</text:p>
          </table:table-cell>
          <table:table-cell table:style-name="ce9"/>
          <table:table-cell table:style-name="ce12" table:number-columns-repeated="2"/>
          <table:table-cell table:style-name="ce15" table:formula="of:=COUNTIF([.B$1:.B$1048576];[.H74])/[.$D$3]" office:value-type="percentage" office:value="0.00688942473303479" calcext:value-type="percentage">
            <text:p>0.69%</text:p>
          </table:table-cell>
          <table:table-cell table:style-name="ce18" office:value-type="string" calcext:value-type="string">
            <text:p>Movement Speed: +8</text:p>
          </table:table-cell>
          <table:table-cell table:style-name="ce17" table:formula="of:=COUNTIF([.B$1:.B$1048576];[.H74])" office:value-type="float" office:value="20" calcext:value-type="float">
            <text:p>20</text:p>
          </table:table-cell>
          <table:table-cell table:style-name="ce20" table:formula="of:=COUNTIF([.A$1:.A$1048576];[.H74])&gt;0" office:value-type="float" office:value="0" calcext:value-type="float">
            <text:p>0</text:p>
          </table:table-cell>
          <table:table-cell table:style-name="ce20" table:formula="of:=IF([.J74];[.I74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DEF: +6%</text:p>
          </table:table-cell>
          <table:table-cell/>
          <table:table-cell table:style-name="ce9"/>
          <table:table-cell table:style-name="ce12" table:number-columns-repeated="2"/>
          <table:table-cell table:style-name="ce15" table:formula="of:=COUNTIF([.B$1:.B$1048576];[.H75])/[.$D$3]" office:value-type="percentage" office:value="0.00895625215294523" calcext:value-type="percentage">
            <text:p>0.90%</text:p>
          </table:table-cell>
          <table:table-cell table:style-name="ce18" office:value-type="string" calcext:value-type="string">
            <text:p>LUK: +7</text:p>
          </table:table-cell>
          <table:table-cell table:style-name="ce17" table:formula="of:=COUNTIF([.B$1:.B$1048576];[.H75])" office:value-type="float" office:value="26" calcext:value-type="float">
            <text:p>26</text:p>
          </table:table-cell>
          <table:table-cell table:style-name="ce20" table:formula="of:=COUNTIF([.A$1:.A$1048576];[.H75])&gt;0" office:value-type="float" office:value="0" calcext:value-type="float">
            <text:p>0</text:p>
          </table:table-cell>
          <table:table-cell table:style-name="ce20" table:formula="of:=IF([.J75];[.I75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 table:style-name="ce4" office:value-type="time" office:time-value="PT00H03M55.5S" calcext:value-type="time">
            <text:p>00:03:56</text:p>
          </table:table-cell>
          <table:table-cell table:style-name="ce9"/>
          <table:table-cell table:style-name="ce12" table:number-columns-repeated="2"/>
          <table:table-cell table:style-name="ce15" table:formula="of:=COUNTIF([.B$1:.B$1048576];[.H76])/[.$D$3]" office:value-type="percentage" office:value="0.0103341370995522" calcext:value-type="percentage">
            <text:p>1.03%</text:p>
          </table:table-cell>
          <table:table-cell table:style-name="ce18" office:value-type="string" calcext:value-type="string">
            <text:p>INT: +7</text:p>
          </table:table-cell>
          <table:table-cell table:style-name="ce17" table:formula="of:=COUNTIF([.B$1:.B$1048576];[.H76])" office:value-type="float" office:value="30" calcext:value-type="float">
            <text:p>30</text:p>
          </table:table-cell>
          <table:table-cell table:style-name="ce20" table:formula="of:=COUNTIF([.A$1:.A$1048576];[.H76])&gt;0" office:value-type="float" office:value="0" calcext:value-type="float">
            <text:p>0</text:p>
          </table:table-cell>
          <table:table-cell table:style-name="ce20" table:formula="of:=IF([.J76];[.I76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Outlines your character in black</text:p>
          </table:table-cell>
          <table:table-cell/>
          <table:table-cell table:style-name="ce9"/>
          <table:table-cell table:style-name="ce12" table:number-columns-repeated="2"/>
          <table:table-cell table:style-name="ce16" table:formula="of:=COUNTIF([.B$1:.B$1048576];[.H77])/[.$D$3]" office:value-type="percentage" office:value="0.00206682741991044" calcext:value-type="percentage">
            <text:p>0.21%</text:p>
          </table:table-cell>
          <table:table-cell table:style-name="ce19" office:value-type="string" calcext:value-type="string">
            <text:p>Attacks ignore 30% Monster DEF</text:p>
          </table:table-cell>
          <table:table-cell table:style-name="ce17" table:formula="of:=COUNTIF([.B$1:.B$1048576];[.H77])" office:value-type="float" office:value="6" calcext:value-type="float">
            <text:p>6</text:p>
          </table:table-cell>
          <table:table-cell table:style-name="ce20" table:formula="of:=COUNTIF([.A$1:.A$1048576];[.H77])&gt;0" office:value-type="float" office:value="0" calcext:value-type="float">
            <text:p>0</text:p>
          </table:table-cell>
          <table:table-cell table:style-name="ce20" table:formula="of:=IF([.J77];[.I77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Magic ATT: +6%</text:p>
          </table:table-cell>
          <table:table-cell/>
          <table:table-cell table:style-name="ce9"/>
          <table:table-cell table:style-name="ce12" table:number-columns-repeated="2"/>
          <table:table-cell table:style-name="ce15" table:formula="of:=COUNTIF([.B$1:.B$1048576];[.H78])/[.$D$3]" office:value-type="percentage" office:value="0.00723389596968653" calcext:value-type="percentage">
            <text:p>0.72%</text:p>
          </table:table-cell>
          <table:table-cell table:style-name="ce18" office:value-type="string" calcext:value-type="string">
            <text:p>5% chance to Auto Steal</text:p>
          </table:table-cell>
          <table:table-cell table:style-name="ce17" table:formula="of:=COUNTIF([.B$1:.B$1048576];[.H78])" office:value-type="float" office:value="21" calcext:value-type="float">
            <text:p>21</text:p>
          </table:table-cell>
          <table:table-cell table:style-name="ce20" table:formula="of:=COUNTIF([.A$1:.A$1048576];[.H78])&gt;0" office:value-type="float" office:value="0" calcext:value-type="float">
            <text:p>0</text:p>
          </table:table-cell>
          <table:table-cell table:style-name="ce20" table:formula="of:=IF([.J78];[.I78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Turns your character red</text:p>
          </table:table-cell>
          <table:table-cell table:style-name="ce4" office:value-type="time" office:time-value="PT00H04M00.566S" calcext:value-type="time">
            <text:p>00:04:01</text:p>
          </table:table-cell>
          <table:table-cell table:style-name="ce9"/>
          <table:table-cell table:style-name="ce12" table:number-columns-repeated="2"/>
          <table:table-cell table:style-name="ce15" table:formula="of:=COUNTIF([.B$1:.B$1048576];[.H79])/[.$D$3]" office:value-type="percentage" office:value="0.00826730967964175" calcext:value-type="percentage">
            <text:p>0.83%</text:p>
          </table:table-cell>
          <table:table-cell table:style-name="ce18" office:value-type="string" calcext:value-type="string">
            <text:p>Max HP: +5%</text:p>
          </table:table-cell>
          <table:table-cell table:style-name="ce17" table:formula="of:=COUNTIF([.B$1:.B$1048576];[.H79])" office:value-type="float" office:value="24" calcext:value-type="float">
            <text:p>24</text:p>
          </table:table-cell>
          <table:table-cell table:style-name="ce20" table:formula="of:=COUNTIF([.A$1:.A$1048576];[.H79])&gt;0" office:value-type="float" office:value="0" calcext:value-type="float">
            <text:p>0</text:p>
          </table:table-cell>
          <table:table-cell table:style-name="ce20" table:formula="of:=IF([.J79];[.I79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 table:style-name="ce4" office:value-type="time" office:time-value="PT00H04M01.865S" calcext:value-type="time">
            <text:p>00:04:02</text:p>
          </table:table-cell>
          <table:table-cell table:style-name="ce9"/>
          <table:table-cell table:style-name="ce12" table:number-columns-repeated="2"/>
          <table:table-cell table:style-name="ce15" table:formula="of:=COUNTIF([.B$1:.B$1048576];[.H80])/[.$D$3]" office:value-type="percentage" office:value="0.0134343782294178" calcext:value-type="percentage">
            <text:p>1.34%</text:p>
          </table:table-cell>
          <table:table-cell table:style-name="ce18" office:value-type="string" calcext:value-type="string">
            <text:p>Attacks have a 10% chance to ignore 40% damage</text:p>
          </table:table-cell>
          <table:table-cell table:style-name="ce17" table:formula="of:=COUNTIF([.B$1:.B$1048576];[.H80])" office:value-type="float" office:value="39" calcext:value-type="float">
            <text:p>39</text:p>
          </table:table-cell>
          <table:table-cell table:style-name="ce20" table:formula="of:=COUNTIF([.A$1:.A$1048576];[.H80])&gt;0" office:value-type="float" office:value="0" calcext:value-type="float">
            <text:p>0</text:p>
          </table:table-cell>
          <table:table-cell table:style-name="ce20" table:formula="of:=IF([.J80];[.I80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ATT: +9%</text:p>
          </table:table-cell>
          <table:table-cell table:style-name="ce2" table:content-validation-name="val2" office:value-type="string" calcext:value-type="string">
            <text:p>DEF: +25</text:p>
          </table:table-cell>
          <table:table-cell table:style-name="ce4" office:value-type="time" office:time-value="PT00H04M02.699S" calcext:value-type="time">
            <text:p>00:04:03</text:p>
          </table:table-cell>
          <table:table-cell table:style-name="ce9"/>
          <table:table-cell table:style-name="ce12" table:number-columns-repeated="2"/>
          <table:table-cell table:style-name="ce15" table:formula="of:=COUNTIF([.B$1:.B$1048576];[.H81])/[.$D$3]" office:value-type="percentage" office:value="0.00206682741991044" calcext:value-type="percentage">
            <text:p>0.21%</text:p>
          </table:table-cell>
          <table:table-cell table:style-name="ce18" office:value-type="string" calcext:value-type="string">
            <text:p>Total Damage: +5%</text:p>
          </table:table-cell>
          <table:table-cell table:style-name="ce17" table:formula="of:=COUNTIF([.B$1:.B$1048576];[.H81])" office:value-type="float" office:value="6" calcext:value-type="float">
            <text:p>6</text:p>
          </table:table-cell>
          <table:table-cell table:style-name="ce20" table:formula="of:=COUNTIF([.A$1:.A$1048576];[.H81])&gt;0" office:value-type="float" office:value="0" calcext:value-type="float">
            <text:p>0</text:p>
          </table:table-cell>
          <table:table-cell table:style-name="ce20" table:formula="of:=IF([.J81];[.I81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 table:style-name="ce4" office:value-type="time" office:time-value="PT00H04M03.966S" calcext:value-type="time">
            <text:p>00:04:04</text:p>
          </table:table-cell>
          <table:table-cell table:style-name="ce9"/>
          <table:table-cell table:style-name="ce12" table:number-columns-repeated="2"/>
          <table:table-cell table:style-name="ce15" table:formula="of:=COUNTIF([.B$1:.B$1048576];[.H82])/[.$D$3]" office:value-type="percentage" office:value="0.0120564932828109" calcext:value-type="percentage">
            <text:p>1.21%</text:p>
          </table:table-cell>
          <table:table-cell table:style-name="ce18" office:value-type="string" calcext:value-type="string">
            <text:p>ATT: +8</text:p>
          </table:table-cell>
          <table:table-cell table:style-name="ce17" table:formula="of:=COUNTIF([.B$1:.B$1048576];[.H82])" office:value-type="float" office:value="35" calcext:value-type="float">
            <text:p>35</text:p>
          </table:table-cell>
          <table:table-cell table:style-name="ce20" table:formula="of:=COUNTIF([.A$1:.A$1048576];[.H82])&gt;0" office:value-type="float" office:value="0" calcext:value-type="float">
            <text:p>0</text:p>
          </table:table-cell>
          <table:table-cell table:style-name="ce20" table:formula="of:=IF([.J82];[.I82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 table:style-name="ce4" office:value-type="time" office:time-value="PT00H04M06.232S" calcext:value-type="time">
            <text:p>00:04:06</text:p>
          </table:table-cell>
          <table:table-cell table:style-name="ce9"/>
          <table:table-cell table:style-name="ce12" table:number-columns-repeated="2"/>
          <table:table-cell table:style-name="ce16" table:formula="of:=COUNTIF([.B$1:.B$1048576];[.H83])/[.$D$3]" office:value-type="percentage" office:value="0.00034447123665174" calcext:value-type="percentage">
            <text:p>0.03%</text:p>
          </table:table-cell>
          <table:table-cell table:style-name="ce19" office:value-type="string" calcext:value-type="string">
            <text:p>Boss Damage: +40%</text:p>
          </table:table-cell>
          <table:table-cell table:style-name="ce17" table:formula="of:=COUNTIF([.B$1:.B$1048576];[.H83])" office:value-type="float" office:value="1" calcext:value-type="float">
            <text:p>1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20" table:formula="of:=IF([.J83];[.I83];0)" office:value-type="float" office:value="0" calcext:value-type="float">
            <text:p>0</text:p>
          </table:table-cell>
          <table:table-cell table:style-name="ce5" office:value-type="string" calcext:value-type="string">
            <text:p>hardcoded to false because it's also a unique line</text:p>
          </table:table-cell>
          <table:table-cell table:number-columns-repeated="1012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Critical Damage: +2%</text:p>
          </table:table-cell>
          <table:table-cell table:style-name="ce4" office:value-type="time" office:time-value="PT00H04M08.299S" calcext:value-type="time">
            <text:p>00:04:08</text:p>
          </table:table-cell>
          <table:table-cell table:style-name="ce9"/>
          <table:table-cell table:style-name="ce12" table:number-columns-repeated="2"/>
          <table:table-cell table:style-name="ce16" table:formula="of:=COUNTIF([.B$1:.B$1048576];[.H84])/[.$D$3]" office:value-type="percentage" office:value="0.00206682741991044" calcext:value-type="percentage">
            <text:p>0.21%</text:p>
          </table:table-cell>
          <table:table-cell table:style-name="ce19" office:value-type="string" calcext:value-type="string">
            <text:p>Boss Damage: +35%</text:p>
          </table:table-cell>
          <table:table-cell table:style-name="ce17" table:formula="of:=COUNTIF([.B$1:.B$1048576];[.H84])" office:value-type="float" office:value="6" calcext:value-type="float">
            <text:p>6</text:p>
          </table:table-cell>
          <table:table-cell table:style-name="ce20" table:formula="of:=COUNTIF([.A$1:.A$1048576];[.H84])&gt;0" office:value-type="float" office:value="0" calcext:value-type="float">
            <text:p>0</text:p>
          </table:table-cell>
          <table:table-cell table:style-name="ce20" table:formula="of:=IF([.J84];[.I84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INT: +8</text:p>
          </table:table-cell>
          <table:table-cell/>
          <table:table-cell table:style-name="ce9"/>
          <table:table-cell table:style-name="ce12" table:number-columns-repeated="2"/>
          <table:table-cell table:style-name="ce15" table:formula="of:=COUNTIF([.B$1:.B$1048576];[.H85])/[.$D$3]" office:value-type="percentage" office:value="0.0127454357561144" calcext:value-type="percentage">
            <text:p>1.27%</text:p>
          </table:table-cell>
          <table:table-cell table:style-name="ce18" office:value-type="string" calcext:value-type="string">
            <text:p>Max HP: +25</text:p>
          </table:table-cell>
          <table:table-cell table:style-name="ce17" table:formula="of:=COUNTIF([.B$1:.B$1048576];[.H85])" office:value-type="float" office:value="37" calcext:value-type="float">
            <text:p>37</text:p>
          </table:table-cell>
          <table:table-cell table:style-name="ce20" table:formula="of:=COUNTIF([.A$1:.A$1048576];[.H85])&gt;0" office:value-type="float" office:value="0" calcext:value-type="float">
            <text:p>0</text:p>
          </table:table-cell>
          <table:table-cell table:style-name="ce20" table:formula="of:=IF([.J85];[.I85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Item Acquisition Rate: +12%</text:p>
          </table:table-cell>
          <table:table-cell table:style-name="ce2" table:content-validation-name="val2" office:value-type="string" calcext:value-type="string">
            <text:p>DEX: +8</text:p>
          </table:table-cell>
          <table:table-cell/>
          <table:table-cell table:style-name="ce9"/>
          <table:table-cell table:style-name="ce12" table:number-columns-repeated="2"/>
          <table:table-cell table:style-name="ce15" table:formula="of:=COUNTIF([.B$1:.B$1048576];[.H86])/[.$D$3]" office:value-type="percentage" office:value="0.00551153978642783" calcext:value-type="percentage">
            <text:p>0.55%</text:p>
          </table:table-cell>
          <table:table-cell table:style-name="ce18" office:value-type="string" calcext:value-type="string">
            <text:p>ATT: +6%</text:p>
          </table:table-cell>
          <table:table-cell table:style-name="ce17" table:formula="of:=COUNTIF([.B$1:.B$1048576];[.H86])" office:value-type="float" office:value="16" calcext:value-type="float">
            <text:p>16</text:p>
          </table:table-cell>
          <table:table-cell table:style-name="ce20" table:formula="of:=COUNTIF([.A$1:.A$1048576];[.H86])&gt;0" office:value-type="float" office:value="0" calcext:value-type="float">
            <text:p>0</text:p>
          </table:table-cell>
          <table:table-cell table:style-name="ce20" table:formula="of:=IF([.J86];[.I86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DEF: +22</text:p>
          </table:table-cell>
          <table:table-cell table:style-name="ce4" office:value-type="time" office:time-value="PT00H04M12.866S" calcext:value-type="time">
            <text:p>00:04:13</text:p>
          </table:table-cell>
          <table:table-cell table:style-name="ce9"/>
          <table:table-cell table:style-name="ce12" table:number-columns-repeated="2"/>
          <table:table-cell table:style-name="ce15" table:formula="of:=COUNTIF([.B$1:.B$1048576];[.H87])/[.$D$3]" office:value-type="percentage" office:value="0.00723389596968653" calcext:value-type="percentage">
            <text:p>0.72%</text:p>
          </table:table-cell>
          <table:table-cell table:style-name="ce18" office:value-type="string" calcext:value-type="string">
            <text:p>HP Recovery Items and Skills: +20%</text:p>
          </table:table-cell>
          <table:table-cell table:style-name="ce17" table:formula="of:=COUNTIF([.B$1:.B$1048576];[.H87])" office:value-type="float" office:value="21" calcext:value-type="float">
            <text:p>21</text:p>
          </table:table-cell>
          <table:table-cell table:style-name="ce20" table:formula="of:=COUNTIF([.A$1:.A$1048576];[.H87])&gt;0" office:value-type="float" office:value="0" calcext:value-type="float">
            <text:p>0</text:p>
          </table:table-cell>
          <table:table-cell table:style-name="ce20" table:formula="of:=IF([.J87];[.I87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Max MP: +5%</text:p>
          </table:table-cell>
          <table:table-cell/>
          <table:table-cell table:style-name="ce9"/>
          <table:table-cell table:style-name="ce12" table:number-columns-repeated="2"/>
          <table:table-cell table:style-name="ce15" table:formula="of:=COUNTIF([.B$1:.B$1048576];[.H88])/[.$D$3]" office:value-type="percentage" office:value="0.00654495349638305" calcext:value-type="percentage">
            <text:p>0.65%</text:p>
          </table:table-cell>
          <table:table-cell table:style-name="ce18" office:value-type="string" calcext:value-type="string">
            <text:p>Movement Speed: +7</text:p>
          </table:table-cell>
          <table:table-cell table:style-name="ce17" table:formula="of:=COUNTIF([.B$1:.B$1048576];[.H88])" office:value-type="float" office:value="19" calcext:value-type="float">
            <text:p>19</text:p>
          </table:table-cell>
          <table:table-cell table:style-name="ce20" table:formula="of:=COUNTIF([.A$1:.A$1048576];[.H88])&gt;0" office:value-type="float" office:value="0" calcext:value-type="float">
            <text:p>0</text:p>
          </table:table-cell>
          <table:table-cell table:style-name="ce20" table:formula="of:=IF([.J88];[.I88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4% chance to Auto Steal</text:p>
          </table:table-cell>
          <table:table-cell table:style-name="ce4" office:value-type="time" office:time-value="PT00H04M14.932S" calcext:value-type="time">
            <text:p>00:04:15</text:p>
          </table:table-cell>
          <table:table-cell table:style-name="ce9"/>
          <table:table-cell table:style-name="ce12" table:number-columns-repeated="2"/>
          <table:table-cell table:style-name="ce15" table:formula="of:=COUNTIF([.B$1:.B$1048576];[.H89])/[.$D$3]" office:value-type="percentage" office:value="0.00275576989321392" calcext:value-type="percentage">
            <text:p>0.28%</text:p>
          </table:table-cell>
          <table:table-cell table:style-name="ce18" office:value-type="string" calcext:value-type="string">
            <text:p>Magic ATT: +5%</text:p>
          </table:table-cell>
          <table:table-cell table:style-name="ce17" table:formula="of:=COUNTIF([.B$1:.B$1048576];[.H89])" office:value-type="float" office:value="8" calcext:value-type="float">
            <text:p>8</text:p>
          </table:table-cell>
          <table:table-cell table:style-name="ce20" table:formula="of:=COUNTIF([.A$1:.A$1048576];[.H89])&gt;0" office:value-type="float" office:value="0" calcext:value-type="float">
            <text:p>0</text:p>
          </table:table-cell>
          <table:table-cell table:style-name="ce20" table:formula="of:=IF([.J89];[.I89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DEX: +8</text:p>
          </table:table-cell>
          <table:table-cell/>
          <table:table-cell table:style-name="ce9"/>
          <table:table-cell table:style-name="ce12" table:number-columns-repeated="2"/>
          <table:table-cell table:style-name="ce15" table:formula="of:=COUNTIF([.B$1:.B$1048576];[.H90])/[.$D$3]" office:value-type="percentage" office:value="0.00930072338959697" calcext:value-type="percentage">
            <text:p>0.93%</text:p>
          </table:table-cell>
          <table:table-cell table:style-name="ce18" office:value-type="string" calcext:value-type="string">
            <text:p>Magic ATT: +7</text:p>
          </table:table-cell>
          <table:table-cell table:style-name="ce17" table:formula="of:=COUNTIF([.B$1:.B$1048576];[.H90])" office:value-type="float" office:value="27" calcext:value-type="float">
            <text:p>27</text:p>
          </table:table-cell>
          <table:table-cell table:style-name="ce20" table:formula="of:=COUNTIF([.A$1:.A$1048576];[.H90])&gt;0" office:value-type="float" office:value="0" calcext:value-type="float">
            <text:p>0</text:p>
          </table:table-cell>
          <table:table-cell table:style-name="ce20" table:formula="of:=IF([.J90];[.I90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3" table:content-validation-name="val2"/>
          <table:table-cell table:style-name="ce4" office:value-type="time" office:time-value="PT00H04M17.233S" calcext:value-type="time">
            <text:p>00:04:17</text:p>
          </table:table-cell>
          <table:table-cell table:style-name="ce9"/>
          <table:table-cell table:style-name="ce12" table:number-columns-repeated="2"/>
          <table:table-cell table:style-name="ce15" table:formula="of:=COUNTIF([.B$1:.B$1048576];[.H91])/[.$D$3]" office:value-type="percentage" office:value="0.00998966586290045" calcext:value-type="percentage">
            <text:p>1.00%</text:p>
          </table:table-cell>
          <table:table-cell table:style-name="ce18" office:value-type="string" calcext:value-type="string">
            <text:p>DEX: +5%</text:p>
          </table:table-cell>
          <table:table-cell table:style-name="ce17" table:formula="of:=COUNTIF([.B$1:.B$1048576];[.H91])" office:value-type="float" office:value="29" calcext:value-type="float">
            <text:p>29</text:p>
          </table:table-cell>
          <table:table-cell table:style-name="ce20" table:formula="of:=COUNTIF([.A$1:.A$1048576];[.H91])&gt;0" office:value-type="float" office:value="0" calcext:value-type="float">
            <text:p>0</text:p>
          </table:table-cell>
          <table:table-cell table:style-name="ce20" table:formula="of:=IF([.J91];[.I91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3" table:content-validation-name="val2"/>
          <table:table-cell/>
          <table:table-cell table:style-name="ce9"/>
          <table:table-cell table:style-name="ce12" table:number-columns-repeated="2"/>
          <table:table-cell table:style-name="ce15" table:formula="of:=COUNTIF([.B$1:.B$1048576];[.H92])/[.$D$3]" office:value-type="percentage" office:value="0.0186014467791939" calcext:value-type="percentage">
            <text:p>1.86%</text:p>
          </table:table-cell>
          <table:table-cell table:style-name="ce18" office:value-type="string" calcext:value-type="string">
            <text:p>Continually restores a large amount of HP to party members</text:p>
          </table:table-cell>
          <table:table-cell table:style-name="ce17" table:formula="of:=COUNTIF([.B$1:.B$1048576];[.H92])" office:value-type="float" office:value="54" calcext:value-type="float">
            <text:p>54</text:p>
          </table:table-cell>
          <table:table-cell table:style-name="ce20" table:formula="of:=COUNTIF([.A$1:.A$1048576];[.H92])&gt;0" office:value-type="float" office:value="0" calcext:value-type="float">
            <text:p>0</text:p>
          </table:table-cell>
          <table:table-cell table:style-name="ce20" table:formula="of:=IF([.J92];[.I92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3" table:content-validation-name="val2"/>
          <table:table-cell/>
          <table:table-cell table:style-name="ce9"/>
          <table:table-cell table:style-name="ce12" table:number-columns-repeated="2"/>
          <table:table-cell table:style-name="ce15" table:formula="of:=COUNTIF([.B$1:.B$1048576];[.H93])/[.$D$3]" office:value-type="percentage" office:value="0.00964519462624871" calcext:value-type="percentage">
            <text:p>0.96%</text:p>
          </table:table-cell>
          <table:table-cell table:style-name="ce18" office:value-type="string" calcext:value-type="string">
            <text:p>LUK: +8</text:p>
          </table:table-cell>
          <table:table-cell table:style-name="ce17" table:formula="of:=COUNTIF([.B$1:.B$1048576];[.H93])" office:value-type="float" office:value="28" calcext:value-type="float">
            <text:p>28</text:p>
          </table:table-cell>
          <table:table-cell table:style-name="ce20" table:formula="of:=COUNTIF([.A$1:.A$1048576];[.H93])&gt;0" office:value-type="float" office:value="0" calcext:value-type="float">
            <text:p>0</text:p>
          </table:table-cell>
          <table:table-cell table:style-name="ce20" table:formula="of:=IF([.J93];[.I93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Attacks have a 10% chance to ignore 30% damage</text:p>
          </table:table-cell>
          <table:table-cell/>
          <table:table-cell table:style-name="ce9"/>
          <table:table-cell table:style-name="ce12" table:number-columns-repeated="2"/>
          <table:table-cell table:style-name="ce15" table:formula="of:=COUNTIF([.B$1:.B$1048576];[.H94])/[.$D$3]" office:value-type="percentage" office:value="0.00241129865656218" calcext:value-type="percentage">
            <text:p>0.24%</text:p>
          </table:table-cell>
          <table:table-cell table:style-name="ce18" office:value-type="string" calcext:value-type="string">
            <text:p>Attacks ignore 35% Monster DEF</text:p>
          </table:table-cell>
          <table:table-cell table:style-name="ce17" table:formula="of:=COUNTIF([.B$1:.B$1048576];[.H94])" office:value-type="float" office:value="7" calcext:value-type="float">
            <text:p>7</text:p>
          </table:table-cell>
          <table:table-cell table:style-name="ce20" table:formula="of:=COUNTIF([.A$1:.A$1048576];[.H94])&gt;0" office:value-type="float" office:value="0" calcext:value-type="float">
            <text:p>0</text:p>
          </table:table-cell>
          <table:table-cell table:style-name="ce20" table:formula="of:=IF([.J94];[.I94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Turns your character red</text:p>
          </table:table-cell>
          <table:table-cell/>
          <table:table-cell table:style-name="ce9"/>
          <table:table-cell table:style-name="ce12" table:number-columns-repeated="2"/>
          <table:table-cell table:style-name="ce15" table:formula="of:=COUNTIF([.B$1:.B$1048576];[.H95])/[.$D$3]" office:value-type="percentage" office:value="0.0120564932828109" calcext:value-type="percentage">
            <text:p>1.21%</text:p>
          </table:table-cell>
          <table:table-cell table:style-name="ce18" office:value-type="string" calcext:value-type="string">
            <text:p>Continually restores a large amount of HP &amp; MP to nearby allies</text:p>
          </table:table-cell>
          <table:table-cell table:style-name="ce17" table:formula="of:=COUNTIF([.B$1:.B$1048576];[.H95])" office:value-type="float" office:value="35" calcext:value-type="float">
            <text:p>35</text:p>
          </table:table-cell>
          <table:table-cell table:style-name="ce20" table:formula="of:=COUNTIF([.A$1:.A$1048576];[.H95])&gt;0" office:value-type="float" office:value="0" calcext:value-type="float">
            <text:p>0</text:p>
          </table:table-cell>
          <table:table-cell table:style-name="ce20" table:formula="of:=IF([.J95];[.I95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/>
          <table:table-cell/>
          <table:table-cell table:style-name="ce9"/>
          <table:table-cell table:style-name="ce12" table:number-columns-repeated="2"/>
          <table:table-cell table:style-name="ce15" table:formula="of:=COUNTIF([.B$1:.B$1048576];[.H96])/[.$D$3]" office:value-type="percentage" office:value="0.00757836720633827" calcext:value-type="percentage">
            <text:p>0.76%</text:p>
          </table:table-cell>
          <table:table-cell table:style-name="ce18" office:value-type="string" calcext:value-type="string">
            <text:p>Outlines your character in red</text:p>
          </table:table-cell>
          <table:table-cell table:style-name="ce17" table:formula="of:=COUNTIF([.B$1:.B$1048576];[.H96])" office:value-type="float" office:value="22" calcext:value-type="float">
            <text:p>22</text:p>
          </table:table-cell>
          <table:table-cell table:style-name="ce20" table:formula="of:=COUNTIF([.A$1:.A$1048576];[.H96])&gt;0" office:value-type="float" office:value="1" calcext:value-type="float">
            <text:p>1</text:p>
          </table:table-cell>
          <table:table-cell table:style-name="ce20" table:formula="of:=IF([.J96];[.I96];0)"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/>
          <table:table-cell table:style-name="ce9"/>
          <table:table-cell table:style-name="ce12" table:number-columns-repeated="2"/>
          <table:table-cell table:style-name="ce15" table:formula="of:=COUNTIF([.B$1:.B$1048576];[.H97])/[.$D$3]" office:value-type="percentage" office:value="0.00654495349638305" calcext:value-type="percentage">
            <text:p>0.65%</text:p>
          </table:table-cell>
          <table:table-cell table:style-name="ce18" office:value-type="string" calcext:value-type="string">
            <text:p>Jump: +7</text:p>
          </table:table-cell>
          <table:table-cell table:style-name="ce17" table:formula="of:=COUNTIF([.B$1:.B$1048576];[.H97])" office:value-type="float" office:value="19" calcext:value-type="float">
            <text:p>19</text:p>
          </table:table-cell>
          <table:table-cell table:style-name="ce20" table:formula="of:=COUNTIF([.A$1:.A$1048576];[.H97])&gt;0" office:value-type="float" office:value="0" calcext:value-type="float">
            <text:p>0</text:p>
          </table:table-cell>
          <table:table-cell table:style-name="ce20" table:formula="of:=IF([.J97];[.I97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/>
          <table:table-cell table:style-name="ce4" office:value-type="time" office:time-value="PT00H04M25.099S" calcext:value-type="time">
            <text:p>00:04:25</text:p>
          </table:table-cell>
          <table:table-cell table:style-name="ce9"/>
          <table:table-cell table:style-name="ce12" table:number-columns-repeated="2"/>
          <table:table-cell table:style-name="ce15" table:formula="of:=COUNTIF([.B$1:.B$1048576];[.H98])/[.$D$3]" office:value-type="percentage" office:value="0.00620048225973131" calcext:value-type="percentage">
            <text:p>0.62%</text:p>
          </table:table-cell>
          <table:table-cell table:style-name="ce18" office:value-type="string" calcext:value-type="string">
            <text:p>Increases STR, INT, DEX, and LUK of players on the same map</text:p>
          </table:table-cell>
          <table:table-cell table:style-name="ce17" table:formula="of:=COUNTIF([.B$1:.B$1048576];[.H98])" office:value-type="float" office:value="18" calcext:value-type="float">
            <text:p>18</text:p>
          </table:table-cell>
          <table:table-cell table:style-name="ce20" table:formula="of:=COUNTIF([.A$1:.A$1048576];[.H98])&gt;0" office:value-type="float" office:value="0" calcext:value-type="float">
            <text:p>0</text:p>
          </table:table-cell>
          <table:table-cell table:style-name="ce20" table:formula="of:=IF([.J98];[.I98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3" table:content-validation-name="val2"/>
          <table:table-cell/>
          <table:table-cell table:style-name="ce9"/>
          <table:table-cell table:style-name="ce12" table:number-columns-repeated="2"/>
          <table:table-cell table:style-name="ce15" table:formula="of:=COUNTIF([.B$1:.B$1048576];[.H99])/[.$D$3]" office:value-type="percentage" office:value="0.00998966586290045" calcext:value-type="percentage">
            <text:p>1.00%</text:p>
          </table:table-cell>
          <table:table-cell table:style-name="ce18" office:value-type="string" calcext:value-type="string">
            <text:p>Jump: +8</text:p>
          </table:table-cell>
          <table:table-cell table:style-name="ce17" table:formula="of:=COUNTIF([.B$1:.B$1048576];[.H99])" office:value-type="float" office:value="29" calcext:value-type="float">
            <text:p>29</text:p>
          </table:table-cell>
          <table:table-cell table:style-name="ce20" table:formula="of:=COUNTIF([.A$1:.A$1048576];[.H99])&gt;0" office:value-type="float" office:value="0" calcext:value-type="float">
            <text:p>0</text:p>
          </table:table-cell>
          <table:table-cell table:style-name="ce20" table:formula="of:=IF([.J99];[.I99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Max MP: +25</text:p>
          </table:table-cell>
          <table:table-cell table:style-name="ce4" office:value-type="time" office:time-value="PT00H04M27.733S" calcext:value-type="time">
            <text:p>00:04:28</text:p>
          </table:table-cell>
          <table:table-cell table:style-name="ce9"/>
          <table:table-cell table:style-name="ce12" table:number-columns-repeated="2"/>
          <table:table-cell table:style-name="ce15" table:formula="of:=COUNTIF([.B$1:.B$1048576];[.H100])/[.$D$3]" office:value-type="percentage" office:value="0.0034447123665174" calcext:value-type="percentage">
            <text:p>0.34%</text:p>
          </table:table-cell>
          <table:table-cell table:style-name="ce18" office:value-type="string" calcext:value-type="string">
            <text:p>All Stats: +3%</text:p>
          </table:table-cell>
          <table:table-cell table:style-name="ce17" table:formula="of:=COUNTIF([.B$1:.B$1048576];[.H100])" office:value-type="float" office:value="10" calcext:value-type="float">
            <text:p>10</text:p>
          </table:table-cell>
          <table:table-cell table:style-name="ce20" table:formula="of:=COUNTIF([.A$1:.A$1048576];[.H100])&gt;0" office:value-type="float" office:value="0" calcext:value-type="float">
            <text:p>0</text:p>
          </table:table-cell>
          <table:table-cell table:style-name="ce20" table:formula="of:=IF([.J100];[.I100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All Stats: +4</text:p>
          </table:table-cell>
          <table:table-cell/>
          <table:table-cell table:style-name="ce9"/>
          <table:table-cell table:style-name="ce12" table:number-columns-repeated="2"/>
          <table:table-cell table:style-name="ce15" table:formula="of:=COUNTIF([.B$1:.B$1048576];[.H101])/[.$D$3]" office:value-type="percentage" office:value="0.0117120220461591" calcext:value-type="percentage">
            <text:p>1.17%</text:p>
          </table:table-cell>
          <table:table-cell table:style-name="ce18" office:value-type="string" calcext:value-type="string">
            <text:p>Max MP: +22</text:p>
          </table:table-cell>
          <table:table-cell table:style-name="ce17" table:formula="of:=COUNTIF([.B$1:.B$1048576];[.H101])" office:value-type="float" office:value="34" calcext:value-type="float">
            <text:p>34</text:p>
          </table:table-cell>
          <table:table-cell table:style-name="ce20" table:formula="of:=COUNTIF([.A$1:.A$1048576];[.H101])&gt;0" office:value-type="float" office:value="0" calcext:value-type="float">
            <text:p>0</text:p>
          </table:table-cell>
          <table:table-cell table:style-name="ce20" table:formula="of:=IF([.J101];[.I101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DEX: +7</text:p>
          </table:table-cell>
          <table:table-cell/>
          <table:table-cell table:style-name="ce9"/>
          <table:table-cell table:style-name="ce12" table:number-columns-repeated="2"/>
          <table:table-cell table:style-name="ce15" table:formula="of:=COUNTIF([.B$1:.B$1048576];[.H102])/[.$D$3]" office:value-type="percentage" office:value="0.00275576989321392" calcext:value-type="percentage">
            <text:p>0.28%</text:p>
          </table:table-cell>
          <table:table-cell table:style-name="ce18" office:value-type="string" calcext:value-type="string">
            <text:p>ATT: +5%</text:p>
          </table:table-cell>
          <table:table-cell table:style-name="ce17" table:formula="of:=COUNTIF([.B$1:.B$1048576];[.H102])" office:value-type="float" office:value="8" calcext:value-type="float">
            <text:p>8</text:p>
          </table:table-cell>
          <table:table-cell table:style-name="ce20" table:formula="of:=COUNTIF([.A$1:.A$1048576];[.H102])&gt;0" office:value-type="float" office:value="0" calcext:value-type="float">
            <text:p>0</text:p>
          </table:table-cell>
          <table:table-cell table:style-name="ce20" table:formula="of:=IF([.J102];[.I102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Max MP: +25</text:p>
          </table:table-cell>
          <table:table-cell/>
          <table:table-cell table:style-name="ce9"/>
          <table:table-cell table:style-name="ce12" table:number-columns-repeated="2"/>
          <table:table-cell table:style-name="ce15" table:formula="of:=COUNTIF([.B$1:.B$1048576];[.H103])/[.$D$3]" office:value-type="percentage" office:value="0.0137788494660696" calcext:value-type="percentage">
            <text:p>1.38%</text:p>
          </table:table-cell>
          <table:table-cell table:style-name="ce18" office:value-type="string" calcext:value-type="string">
            <text:p>Increases party members' Jump</text:p>
          </table:table-cell>
          <table:table-cell table:style-name="ce17" table:formula="of:=COUNTIF([.B$1:.B$1048576];[.H103])" office:value-type="float" office:value="40" calcext:value-type="float">
            <text:p>40</text:p>
          </table:table-cell>
          <table:table-cell table:style-name="ce20" table:formula="of:=COUNTIF([.A$1:.A$1048576];[.H103])&gt;0" office:value-type="float" office:value="0" calcext:value-type="float">
            <text:p>0</text:p>
          </table:table-cell>
          <table:table-cell table:style-name="ce20" table:formula="of:=IF([.J103];[.I103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Hitting an enemy has a 15% chance to restore 45 HP</text:p>
          </table:table-cell>
          <table:table-cell/>
          <table:table-cell table:style-name="ce9"/>
          <table:table-cell table:style-name="ce12" table:number-columns-repeated="2"/>
          <table:table-cell table:style-name="ce15" table:formula="of:=COUNTIF([.B$1:.B$1048576];[.H104])/[.$D$3]" office:value-type="percentage" office:value="0.00310024112986566" calcext:value-type="percentage">
            <text:p>0.31%</text:p>
          </table:table-cell>
          <table:table-cell table:style-name="ce18" office:value-type="string" calcext:value-type="string">
            <text:p>Total Damage: +6%</text:p>
          </table:table-cell>
          <table:table-cell table:style-name="ce17" table:formula="of:=COUNTIF([.B$1:.B$1048576];[.H104])" office:value-type="float" office:value="9" calcext:value-type="float">
            <text:p>9</text:p>
          </table:table-cell>
          <table:table-cell table:style-name="ce20" table:formula="of:=COUNTIF([.A$1:.A$1048576];[.H104])&gt;0" office:value-type="float" office:value="0" calcext:value-type="float">
            <text:p>0</text:p>
          </table:table-cell>
          <table:table-cell table:style-name="ce20" table:formula="of:=IF([.J104];[.I104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3" table:content-validation-name="val2"/>
          <table:table-cell/>
          <table:table-cell table:style-name="ce9"/>
          <table:table-cell table:style-name="ce12" table:number-columns-repeated="2"/>
          <table:table-cell table:style-name="ce15" table:formula="of:=COUNTIF([.B$1:.B$1048576];[.H105])/[.$D$3]" office:value-type="percentage" office:value="0.00551153978642783" calcext:value-type="percentage">
            <text:p>0.55%</text:p>
          </table:table-cell>
          <table:table-cell table:style-name="ce18" office:value-type="string" calcext:value-type="string">
            <text:p>DEX: +6%</text:p>
          </table:table-cell>
          <table:table-cell table:style-name="ce17" table:formula="of:=COUNTIF([.B$1:.B$1048576];[.H105])" office:value-type="float" office:value="16" calcext:value-type="float">
            <text:p>16</text:p>
          </table:table-cell>
          <table:table-cell table:style-name="ce20" table:formula="of:=COUNTIF([.A$1:.A$1048576];[.H105])&gt;0" office:value-type="float" office:value="0" calcext:value-type="float">
            <text:p>0</text:p>
          </table:table-cell>
          <table:table-cell table:style-name="ce20" table:formula="of:=IF([.J105];[.I105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/>
          <table:table-cell table:style-name="ce4" office:value-type="time" office:time-value="PT00H04M36.966S" calcext:value-type="time">
            <text:p>00:04:37</text:p>
          </table:table-cell>
          <table:table-cell table:style-name="ce9"/>
          <table:table-cell table:style-name="ce12" table:number-columns-repeated="2"/>
          <table:table-cell table:style-name="ce16" table:formula="of:=COUNTIF([.B$1:.B$1048576];[.H106])/[.$D$3]" office:value-type="percentage" office:value="0.00034447123665174" calcext:value-type="percentage">
            <text:p>0.03%</text:p>
          </table:table-cell>
          <table:table-cell table:style-name="ce19" office:value-type="string" calcext:value-type="string">
            <text:p>Attacks ignore 50% Monster DEF</text:p>
          </table:table-cell>
          <table:table-cell table:style-name="ce17" table:formula="of:=COUNTIF([.B$1:.B$1048576];[.H106])" office:value-type="float" office:value="1" calcext:value-type="float">
            <text:p>1</text:p>
          </table:table-cell>
          <table:table-cell table:style-name="ce20" table:formula="of:=COUNTIF([.A$1:.A$1048576];[.H106])&gt;0" office:value-type="float" office:value="1" calcext:value-type="float">
            <text:p>1</text:p>
          </table:table-cell>
          <table:table-cell table:style-name="ce20" table:formula="of:=IF([.J106];[.I106];0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5" table:formula="of:=COUNTIF([.B$1:.B$1048576];[.H107])/[.$D$3]" office:value-type="percentage" office:value="0.00034447123665174" calcext:value-type="percentage">
            <text:p>0.03%</text:p>
          </table:table-cell>
          <table:table-cell table:style-name="ce18" office:value-type="string" calcext:value-type="string">
            <text:p>Shrouds your character in red shadow</text:p>
          </table:table-cell>
          <table:table-cell table:style-name="ce17" table:formula="of:=COUNTIF([.B$1:.B$1048576];[.H107])" office:value-type="float" office:value="1" calcext:value-type="float">
            <text:p>1</text:p>
          </table:table-cell>
          <table:table-cell table:style-name="ce20" table:formula="of:=COUNTIF([.A$1:.A$1048576];[.H107])&gt;0" office:value-type="float" office:value="1" calcext:value-type="float">
            <text:p>1</text:p>
          </table:table-cell>
          <table:table-cell table:style-name="ce20" table:formula="of:=IF([.J107];[.I107];0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/>
          <table:table-cell table:style-name="ce9"/>
          <table:table-cell table:style-name="ce12" table:number-columns-repeated="2"/>
          <table:table-cell table:style-name="ce15" table:formula="of:=COUNTIF([.B$1:.B$1048576];[.H108])/[.$D$3]" office:value-type="percentage" office:value="0.00310024112986566" calcext:value-type="percentage">
            <text:p>0.31%</text:p>
          </table:table-cell>
          <table:table-cell table:style-name="ce18" office:value-type="string" calcext:value-type="string">
            <text:p>Critical Rate: +6%</text:p>
          </table:table-cell>
          <table:table-cell table:style-name="ce17" table:formula="of:=COUNTIF([.B$1:.B$1048576];[.H108])" office:value-type="float" office:value="9" calcext:value-type="float">
            <text:p>9</text:p>
          </table:table-cell>
          <table:table-cell table:style-name="ce20" table:formula="of:=COUNTIF([.A$1:.A$1048576];[.H108])&gt;0" office:value-type="float" office:value="0" calcext:value-type="float">
            <text:p>0</text:p>
          </table:table-cell>
          <table:table-cell table:style-name="ce20" table:formula="of:=IF([.J108];[.I108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Magic ATT: +8</text:p>
          </table:table-cell>
          <table:table-cell/>
          <table:table-cell table:style-name="ce9"/>
          <table:table-cell table:style-name="ce12" table:number-columns-repeated="2"/>
          <table:table-cell table:style-name="ce15" table:formula="of:=COUNTIF([.B$1:.B$1048576];[.H109])/[.$D$3]" office:value-type="percentage" office:value="0.00034447123665174" calcext:value-type="percentage">
            <text:p>0.03%</text:p>
          </table:table-cell>
          <table:table-cell table:style-name="ce18" office:value-type="string" calcext:value-type="string">
            <text:p>Magic ATT: +9%</text:p>
          </table:table-cell>
          <table:table-cell table:style-name="ce17" table:formula="of:=COUNTIF([.B$1:.B$1048576];[.H109])" office:value-type="float" office:value="1" calcext:value-type="float">
            <text:p>1</text:p>
          </table:table-cell>
          <table:table-cell table:style-name="ce20" table:formula="of:=COUNTIF([.A$1:.A$1048576];[.H109])&gt;0" office:value-type="float" office:value="1" calcext:value-type="float">
            <text:p>1</text:p>
          </table:table-cell>
          <table:table-cell table:style-name="ce20" table:formula="of:=IF([.J109];[.I109];0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All Stats: +2%</text:p>
          </table:table-cell>
          <table:table-cell table:style-name="ce4" office:value-type="time" office:time-value="PT00H04M41.166S" calcext:value-type="time">
            <text:p>00:04:41</text:p>
          </table:table-cell>
          <table:table-cell table:style-name="ce9"/>
          <table:table-cell table:style-name="ce12" table:number-columns-repeated="2"/>
          <table:table-cell table:style-name="ce15" table:formula="of:=COUNTIF([.B$1:.B$1048576];[.H110])/[.$D$3]" office:value-type="percentage" office:value="0.00206682741991044" calcext:value-type="percentage">
            <text:p>0.21%</text:p>
          </table:table-cell>
          <table:table-cell table:style-name="ce18" office:value-type="string" calcext:value-type="string">
            <text:p>Item Acquisition Rate: +10%</text:p>
          </table:table-cell>
          <table:table-cell table:style-name="ce17" table:formula="of:=COUNTIF([.B$1:.B$1048576];[.H110])" office:value-type="float" office:value="6" calcext:value-type="float">
            <text:p>6</text:p>
          </table:table-cell>
          <table:table-cell table:style-name="ce20" table:formula="of:=COUNTIF([.A$1:.A$1048576];[.H110])&gt;0" office:value-type="float" office:value="0" calcext:value-type="float">
            <text:p>0</text:p>
          </table:table-cell>
          <table:table-cell table:style-name="ce20" table:formula="of:=IF([.J110];[.I110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Magic ATT: +9%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 table:style-name="ce4" office:value-type="time" office:time-value="PT00H04M42.567S" calcext:value-type="time">
            <text:p>00:04:43</text:p>
          </table:table-cell>
          <table:table-cell table:style-name="ce9"/>
          <table:table-cell table:style-name="ce12" table:number-columns-repeated="2"/>
          <table:table-cell table:style-name="ce15" table:formula="of:=COUNTIF([.B$1:.B$1048576];[.H111])/[.$D$3]" office:value-type="percentage" office:value="0.000688942473303479" calcext:value-type="percentage">
            <text:p>0.07%</text:p>
          </table:table-cell>
          <table:table-cell table:style-name="ce18" office:value-type="string" calcext:value-type="string">
            <text:p>All Skills Cost: -6%</text:p>
          </table:table-cell>
          <table:table-cell table:style-name="ce17" table:formula="of:=COUNTIF([.B$1:.B$1048576];[.H111])" office:value-type="float" office:value="2" calcext:value-type="float">
            <text:p>2</text:p>
          </table:table-cell>
          <table:table-cell table:style-name="ce20" table:formula="of:=COUNTIF([.A$1:.A$1048576];[.H111])&gt;0" office:value-type="float" office:value="1" calcext:value-type="float">
            <text:p>1</text:p>
          </table:table-cell>
          <table:table-cell table:style-name="ce20" table:formula="of:=IF([.J111];[.I111];0)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4% chance to become invincible for 5 seconds when attacked.</text:p>
          </table:table-cell>
          <table:table-cell table:style-name="ce4" office:value-type="time" office:time-value="PT00H04M50.966S" calcext:value-type="time">
            <text:p>00:04:51</text:p>
          </table:table-cell>
          <table:table-cell table:style-name="ce9"/>
          <table:table-cell table:style-name="ce12" table:number-columns-repeated="2"/>
          <table:table-cell table:style-name="ce16" table:formula="of:=COUNTIF([.B$1:.B$1048576];[.H112])/[.$D$3]" office:value-type="percentage" office:value="0.00241129865656218" calcext:value-type="percentage">
            <text:p>0.24%</text:p>
          </table:table-cell>
          <table:table-cell table:style-name="ce19" office:value-type="string" calcext:value-type="string">
            <text:p>Boss Damage: +30%</text:p>
          </table:table-cell>
          <table:table-cell table:style-name="ce17" table:formula="of:=COUNTIF([.B$1:.B$1048576];[.H112])" office:value-type="float" office:value="7" calcext:value-type="float">
            <text:p>7</text:p>
          </table:table-cell>
          <table:table-cell table:style-name="ce20" table:formula="of:=COUNTIF([.A$1:.A$1048576];[.H112])&gt;0" office:value-type="float" office:value="0" calcext:value-type="float">
            <text:p>0</text:p>
          </table:table-cell>
          <table:table-cell table:style-name="ce20" table:formula="of:=IF([.J112];[.I112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DEX: +7</text:p>
          </table:table-cell>
          <table:table-cell/>
          <table:table-cell table:style-name="ce9"/>
          <table:table-cell table:style-name="ce12" table:number-columns-repeated="2"/>
          <table:table-cell table:style-name="ce15" table:formula="of:=COUNTIF([.B$1:.B$1048576];[.H113])/[.$D$3]" office:value-type="percentage" office:value="0.00034447123665174" calcext:value-type="percentage">
            <text:p>0.03%</text:p>
          </table:table-cell>
          <table:table-cell table:style-name="ce18" office:value-type="string" calcext:value-type="string">
            <text:p>When hit, gain +4 sec of invincibility</text:p>
          </table:table-cell>
          <table:table-cell table:style-name="ce17" table:formula="of:=COUNTIF([.B$1:.B$1048576];[.H113])" office:value-type="float" office:value="1" calcext:value-type="float">
            <text:p>1</text:p>
          </table:table-cell>
          <table:table-cell table:style-name="ce20" table:formula="of:=COUNTIF([.A$1:.A$1048576];[.H113])&gt;0" office:value-type="float" office:value="1" calcext:value-type="float">
            <text:p>1</text:p>
          </table:table-cell>
          <table:table-cell table:style-name="ce20" table:formula="of:=IF([.J113];[.I113];0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ATT: +7</text:p>
          </table:table-cell>
          <table:table-cell table:style-name="ce4" office:value-type="time" office:time-value="PT00H04M53.632S" calcext:value-type="time">
            <text:p>00:04:54</text:p>
          </table:table-cell>
          <table:table-cell table:style-name="ce9"/>
          <table:table-cell table:style-name="ce12" table:number-columns-repeated="2"/>
          <table:table-cell table:style-name="ce15" table:formula="of:=COUNTIF([.B$1:.B$1048576];[.H114])/[.$D$3]" office:value-type="percentage" office:value="0.00034447123665174" calcext:value-type="percentage">
            <text:p>0.03%</text:p>
          </table:table-cell>
          <table:table-cell table:style-name="ce18" office:value-type="string" calcext:value-type="string">
            <text:p>Max HP: +9%</text:p>
          </table:table-cell>
          <table:table-cell table:style-name="ce17" table:formula="of:=COUNTIF([.B$1:.B$1048576];[.H114])" office:value-type="float" office:value="1" calcext:value-type="float">
            <text:p>1</text:p>
          </table:table-cell>
          <table:table-cell table:style-name="ce20" table:formula="of:=COUNTIF([.A$1:.A$1048576];[.H114])&gt;0" office:value-type="float" office:value="1" calcext:value-type="float">
            <text:p>1</text:p>
          </table:table-cell>
          <table:table-cell table:style-name="ce20" table:formula="of:=IF([.J114];[.I114];0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Magic ATT: +9%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 table:style-name="ce4" office:value-type="time" office:time-value="PT00H04M54.567S" calcext:value-type="time">
            <text:p>00:04:55</text:p>
          </table:table-cell>
          <table:table-cell table:style-name="ce9"/>
          <table:table-cell table:style-name="ce12" table:number-columns-repeated="2"/>
          <table:table-cell table:style-name="ce15" table:formula="of:=COUNTIF([.B$1:.B$1048576];[.H115])/[.$D$3]" office:value-type="percentage" office:value="0.000688942473303479" calcext:value-type="percentage">
            <text:p>0.07%</text:p>
          </table:table-cell>
          <table:table-cell table:style-name="ce18" office:value-type="string" calcext:value-type="string">
            <text:p>6% chance to become invincible for 5 seconds when attacked.</text:p>
          </table:table-cell>
          <table:table-cell table:style-name="ce17" table:formula="of:=COUNTIF([.B$1:.B$1048576];[.H115])" office:value-type="float" office:value="2" calcext:value-type="float">
            <text:p>2</text:p>
          </table:table-cell>
          <table:table-cell table:style-name="ce20" table:formula="of:=COUNTIF([.A$1:.A$1048576];[.H115])&gt;0" office:value-type="float" office:value="1" calcext:value-type="float">
            <text:p>1</text:p>
          </table:table-cell>
          <table:table-cell table:style-name="ce20" table:formula="of:=IF([.J115];[.I115];0)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Attacks have a 10% chance to ignore 20% damage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9"/>
          <table:table-cell table:style-name="ce12" table:number-columns-repeated="2"/>
          <table:table-cell table:style-name="ce15" table:formula="of:=COUNTIF([.B$1:.B$1048576];[.H116])/[.$D$3]" office:value-type="percentage" office:value="0.00034447123665174" calcext:value-type="percentage">
            <text:p>0.03%</text:p>
          </table:table-cell>
          <table:table-cell table:style-name="ce18" office:value-type="string" calcext:value-type="string">
            <text:p>ATT: +9%</text:p>
          </table:table-cell>
          <table:table-cell table:style-name="ce17" table:formula="of:=COUNTIF([.B$1:.B$1048576];[.H116])" office:value-type="float" office:value="1" calcext:value-type="float">
            <text:p>1</text:p>
          </table:table-cell>
          <table:table-cell table:style-name="ce20" table:formula="of:=COUNTIF([.A$1:.A$1048576];[.H116])&gt;0" office:value-type="float" office:value="1" calcext:value-type="float">
            <text:p>1</text:p>
          </table:table-cell>
          <table:table-cell table:style-name="ce20" table:formula="of:=IF([.J116];[.I116];0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ATT: +9%</text:p>
          </table:table-cell>
          <table:table-cell table:style-name="ce2" table:content-validation-name="val2" office:value-type="string" calcext:value-type="string">
            <text:p>Increases your party's Speed and Jump</text:p>
          </table:table-cell>
          <table:table-cell/>
          <table:table-cell table:style-name="ce9"/>
          <table:table-cell table:style-name="ce12" table:number-columns-repeated="2"/>
          <table:table-cell table:style-name="ce15" table:formula="of:=COUNTIF([.B$1:.B$1048576];[.H117])/[.$D$3]" office:value-type="percentage" office:value="0.00034447123665174" calcext:value-type="percentage">
            <text:p>0.03%</text:p>
          </table:table-cell>
          <table:table-cell table:style-name="ce18" office:value-type="string" calcext:value-type="string">
            <text:p>DEF: +9%</text:p>
          </table:table-cell>
          <table:table-cell table:style-name="ce17" table:formula="of:=COUNTIF([.B$1:.B$1048576];[.H117])" office:value-type="float" office:value="1" calcext:value-type="float">
            <text:p>1</text:p>
          </table:table-cell>
          <table:table-cell table:style-name="ce20" table:formula="of:=COUNTIF([.A$1:.A$1048576];[.H117])&gt;0" office:value-type="float" office:value="1" calcext:value-type="float">
            <text:p>1</text:p>
          </table:table-cell>
          <table:table-cell table:style-name="ce20" table:formula="of:=IF([.J117];[.I117];0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3" table:content-validation-name="val2"/>
          <table:table-cell/>
          <table:table-cell table:style-name="ce9"/>
          <table:table-cell table:style-name="ce12" table:number-columns-repeated="2"/>
          <table:table-cell table:style-name="ce15" table:formula="of:=COUNTIF([.B$1:.B$1048576];[.H118])/[.$D$3]" office:value-type="percentage" office:value="0.00034447123665174" calcext:value-type="percentage">
            <text:p>0.03%</text:p>
          </table:table-cell>
          <table:table-cell table:style-name="ce18" office:value-type="string" calcext:value-type="string">
            <text:p>LUK: +9%</text:p>
          </table:table-cell>
          <table:table-cell table:style-name="ce17" table:formula="of:=COUNTIF([.B$1:.B$1048576];[.H118])" office:value-type="float" office:value="1" calcext:value-type="float">
            <text:p>1</text:p>
          </table:table-cell>
          <table:table-cell table:style-name="ce20" table:formula="of:=COUNTIF([.A$1:.A$1048576];[.H118])&gt;0" office:value-type="float" office:value="1" calcext:value-type="float">
            <text:p>1</text:p>
          </table:table-cell>
          <table:table-cell table:style-name="ce20" table:formula="of:=IF([.J118];[.I118];0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DEF: +25</text:p>
          </table:table-cell>
          <table:table-cell/>
          <table:table-cell table:style-name="ce9"/>
          <table:table-cell table:style-name="ce12" table:number-columns-repeated="2"/>
          <table:table-cell table:style-name="ce15" table:formula="of:=COUNTIF([.B$1:.B$1048576];[.H119])/[.$D$3]" office:value-type="percentage" office:value="0.00034447123665174" calcext:value-type="percentage">
            <text:p>0.03%</text:p>
          </table:table-cell>
          <table:table-cell table:style-name="ce18" office:value-type="string" calcext:value-type="string">
            <text:p>Attacks have a 12% chance to ignore 45% damage</text:p>
          </table:table-cell>
          <table:table-cell table:style-name="ce17" table:formula="of:=COUNTIF([.B$1:.B$1048576];[.H119])" office:value-type="float" office:value="1" calcext:value-type="float">
            <text:p>1</text:p>
          </table:table-cell>
          <table:table-cell table:style-name="ce20" table:formula="of:=COUNTIF([.A$1:.A$1048576];[.H119])&gt;0" office:value-type="float" office:value="1" calcext:value-type="float">
            <text:p>1</text:p>
          </table:table-cell>
          <table:table-cell table:style-name="ce20" table:formula="of:=IF([.J119];[.I119];0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3" table:content-validation-name="val2"/>
          <table:table-cell/>
          <table:table-cell table:style-name="ce9"/>
          <table:table-cell table:style-name="ce12" table:number-columns-repeated="2"/>
          <table:table-cell table:style-name="ce15" table:formula="of:=COUNTIF([.B$1:.B$1048576];[.H120])/[.$D$3]" office:value-type="percentage" office:value="0" calcext:value-type="percentage">
            <text:p>0.00%</text:p>
          </table:table-cell>
          <table:table-cell table:style-name="ce17"/>
          <table:table-cell table:style-name="ce17" table:formula="of:=COUNTIF([.B$1:.B$1048576];[.H120])" office:value-type="float" office:value="0" calcext:value-type="float">
            <text:p>0</text:p>
          </table:table-cell>
          <table:table-cell table:style-name="ce20" table:formula="of:=COUNTIF([.A$1:.A$1048576];[.H120])&gt;0" office:value-type="float" office:value="0" calcext:value-type="float">
            <text:p>0</text:p>
          </table:table-cell>
          <table:table-cell table:style-name="ce20" table:formula="of:=IF([.J120];[.I120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3" table:content-validation-name="val2"/>
          <table:table-cell table:style-name="ce4" office:value-type="time" office:time-value="PT00H05M50.699S" calcext:value-type="time">
            <text:p>00:05:51</text:p>
          </table:table-cell>
          <table:table-cell table:style-name="ce9"/>
          <table:table-cell table:style-name="ce12" table:number-columns-repeated="2"/>
          <table:table-cell table:style-name="ce15" table:formula="of:=COUNTIF([.B$1:.B$1048576];[.H121])/[.$D$3]" office:value-type="percentage" office:value="0" calcext:value-type="percentage">
            <text:p>0.00%</text:p>
          </table:table-cell>
          <table:table-cell table:style-name="ce17"/>
          <table:table-cell table:style-name="ce17" table:formula="of:=COUNTIF([.B$1:.B$1048576];[.H121])" office:value-type="float" office:value="0" calcext:value-type="float">
            <text:p>0</text:p>
          </table:table-cell>
          <table:table-cell table:style-name="ce20" table:formula="of:=COUNTIF([.A$1:.A$1048576];[.H121])&gt;0" office:value-type="float" office:value="0" calcext:value-type="float">
            <text:p>0</text:p>
          </table:table-cell>
          <table:table-cell table:style-name="ce20" table:formula="of:=IF([.J121];[.I121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All Elemental Resistances: +5</text:p>
          </table:table-cell>
          <table:table-cell/>
          <table:table-cell table:style-name="ce9"/>
          <table:table-cell table:style-name="ce12" table:number-columns-repeated="2"/>
          <table:table-cell table:style-name="ce15" table:formula="of:=COUNTIF([.B$1:.B$1048576];[.H122])/[.$D$3]" office:value-type="percentage" office:value="0" calcext:value-type="percentage">
            <text:p>0.00%</text:p>
          </table:table-cell>
          <table:table-cell table:style-name="ce17"/>
          <table:table-cell table:style-name="ce17" table:formula="of:=COUNTIF([.B$1:.B$1048576];[.H122])" office:value-type="float" office:value="0" calcext:value-type="float">
            <text:p>0</text:p>
          </table:table-cell>
          <table:table-cell table:style-name="ce20" table:formula="of:=COUNTIF([.A$1:.A$1048576];[.H122])&gt;0" office:value-type="float" office:value="0" calcext:value-type="float">
            <text:p>0</text:p>
          </table:table-cell>
          <table:table-cell table:style-name="ce20" table:formula="of:=IF([.J122];[.I122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STR: +5%</text:p>
          </table:table-cell>
          <table:table-cell/>
          <table:table-cell table:style-name="ce9"/>
          <table:table-cell table:style-name="ce12" table:number-columns-repeated="2"/>
          <table:table-cell table:style-name="ce15" table:formula="of:=COUNTIF([.B$1:.B$1048576];[.H123])/[.$D$3]" office:value-type="percentage" office:value="0" calcext:value-type="percentage">
            <text:p>0.00%</text:p>
          </table:table-cell>
          <table:table-cell table:style-name="ce17"/>
          <table:table-cell table:style-name="ce17" table:formula="of:=COUNTIF([.B$1:.B$1048576];[.H123])" office:value-type="float" office:value="0" calcext:value-type="float">
            <text:p>0</text:p>
          </table:table-cell>
          <table:table-cell table:style-name="ce20" table:formula="of:=COUNTIF([.A$1:.A$1048576];[.H123])&gt;0" office:value-type="float" office:value="0" calcext:value-type="float">
            <text:p>0</text:p>
          </table:table-cell>
          <table:table-cell table:style-name="ce20" table:formula="of:=IF([.J123];[.I123]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3" table:content-validation-name="val2"/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3" table:content-validation-name="val2"/>
          <table:table-cell table:style-name="ce4" office:value-type="time" office:time-value="PT00H05M56.366S" calcext:value-type="time">
            <text:p>00:05:56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AT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INT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IN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10% chance to reflect 30% damage</text:p>
          </table:table-cell>
          <table:table-cell table:style-name="ce4" office:value-type="time" office:time-value="PT00H06M03.599S" calcext:value-type="time">
            <text:p>00:06:04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3" table:content-validation-name="val2"/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HP Recovery Items and Skills: +1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Max HP: +22</text:p>
          </table:table-cell>
          <table:table-cell table:style-name="ce4" office:value-type="time" office:time-value="PT00H06M06.233S" calcext:value-type="time">
            <text:p>00:06:06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All Elemental Resistances: +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3" table:content-validation-name="val2"/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10% chance to reflect 20% damage</text:p>
          </table:table-cell>
          <table:table-cell table:style-name="ce4" office:value-type="time" office:time-value="PT00H06M10.067S" calcext:value-type="time">
            <text:p>00:06:10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6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LUK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3% chance to become invincible for 5 seconds when attacked.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Movement Speed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3" table:content-validation-name="val2"/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3" table:content-validation-name="val2"/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Increases your party's Speed and Ju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3" table:content-validation-name="val2"/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DEF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3" table:content-validation-name="val2"/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3" table:content-validation-name="val2"/>
          <table:table-cell table:style-name="ce4" office:value-type="time" office:time-value="PT00H06M24.067S" calcext:value-type="time">
            <text:p>00:06:24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DEF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DEF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LUK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gic ATT: +9%</text:p>
          </table:table-cell>
          <table:table-cell table:style-name="ce2" table:content-validation-name="val2" office:value-type="string" calcext:value-type="string">
            <text:p>ATT: +7</text:p>
          </table:table-cell>
          <table:table-cell table:style-name="ce4" office:value-type="time" office:time-value="PT00H06M29.599S" calcext:value-type="time">
            <text:p>00:06:30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Continually restores a large amount of HP &amp; 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Max MP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3" table:content-validation-name="val2"/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3" table:content-validation-name="val2"/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7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LUK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IN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3% chance to Auto Steal</text:p>
          </table:table-cell>
          <table:table-cell table:style-name="ce4" office:value-type="time" office:time-value="PT00H06M39.766S" calcext:value-type="time">
            <text:p>00:06:40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10% chance to reflect 2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INT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3" table:content-validation-name="val2"/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3" table:content-validation-name="val2"/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INT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Attacks ignore 30% Monster DEF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DEX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STR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5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DEF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3" table:content-validation-name="val2"/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3" table:content-validation-name="val2"/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3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INT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Max HP: +5%</text:p>
          </table:table-cell>
          <table:table-cell table:style-name="ce4" office:value-type="time" office:time-value="PT00H06M57.399S" calcext:value-type="time">
            <text:p>00:06:57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DEX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DEX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ignore 50% Monster DEF</text:p>
          </table:table-cell>
          <table:table-cell table:style-name="ce2" table:content-validation-name="val2" office:value-type="string" calcext:value-type="string">
            <text:p>DEX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Attacks have a 10% chance to ignore 4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3" table:content-validation-name="val2"/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3" table:content-validation-name="val2"/>
          <table:table-cell table:style-name="ce4" office:value-type="time" office:time-value="PT00H07M06.699S" calcext:value-type="time">
            <text:p>00:07:07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Attacks ignore 30% Monster DEF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3" table:content-validation-name="val2"/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DEF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Max MP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Continually restores a large amount of H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45%</text:p>
          </table:table-cell>
          <table:table-cell table:style-name="ce2" table:content-validation-name="val2" office:value-type="string" calcext:value-type="string">
            <text:p>Shrouds your character in darkness</text:p>
          </table:table-cell>
          <table:table-cell table:style-name="ce4" office:value-type="time" office:time-value="PT00H07M15.832S" calcext:value-type="time">
            <text:p>00:07:16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3" table:content-validation-name="val2"/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: +9%</text:p>
          </table:table-cell>
          <table:table-cell table:style-name="ce2" table:content-validation-name="val2" office:value-type="string" calcext:value-type="string">
            <text:p>Attacks have a 10% chance to ignore 2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Attacks ignore 30% Monster DEF</text:p>
          </table:table-cell>
          <table:table-cell table:style-name="ce4" office:value-type="time" office:time-value="PT00H07M23.299S" calcext:value-type="time">
            <text:p>00:07:23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Max MP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DEF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Movement Speed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3" table:content-validation-name="val2"/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50%</text:p>
          </table:table-cell>
          <table:table-cell table:style-name="ce2" table:content-validation-name="val2" office:value-type="string" calcext:value-type="string">
            <text:p>4% chance to become invincible for 5 seconds when attacked.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All Skill MP Costs: -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Total Damage: +5%</text:p>
          </table:table-cell>
          <table:table-cell table:style-name="ce4" office:value-type="time" office:time-value="PT00H07M37.399S" calcext:value-type="time">
            <text:p>00:07:37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Attacks have a 10% chance to ignore 2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: +9%</text:p>
          </table:table-cell>
          <table:table-cell table:style-name="ce2" table:content-validation-name="val2" office:value-type="string" calcext:value-type="string">
            <text:p>Hitting an enemy has a 15% chance to restore 45 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3" table:content-validation-name="val2"/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When hit, gain +3 sec of invincibility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STR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Total Damage: +9%</text:p>
          </table:table-cell>
          <table:table-cell table:style-name="ce2" table:content-validation-name="val2" office:value-type="string" calcext:value-type="string">
            <text:p>Attacks have a 10% chance to ignore 4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AT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Boss Damage: +40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Boss Damage: +35%</text:p>
          </table:table-cell>
          <table:table-cell table:style-name="ce4" office:value-type="time" office:time-value="PT00H07M59.466S" calcext:value-type="time">
            <text:p>00:07:59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Critical Rate: +9%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5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3" table:content-validation-name="val2"/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All Skill Levels: +1</text:p>
          </table:table-cell>
          <table:table-cell table:style-name="ce4" office:value-type="time" office:time-value="PT00H08M08.332S" calcext:value-type="time">
            <text:p>00:08:08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Abnormal Status Resistance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Max HP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10% chance to reflect 2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3" table:content-validation-name="val2"/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3" table:content-validation-name="val2"/>
          <table:table-cell table:style-name="ce4" office:value-type="time" office:time-value="PT00H08M13.799S" calcext:value-type="time">
            <text:p>00:08:14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DEF: +25</text:p>
          </table:table-cell>
          <table:table-cell table:style-name="ce4" office:value-type="time" office:time-value="PT00H08M16S" calcext:value-type="time">
            <text:p>00:08:16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Critical Damage: +6%</text:p>
          </table:table-cell>
          <table:table-cell table:style-name="ce2" table:content-validation-name="val2" office:value-type="string" calcext:value-type="string">
            <text:p>DEF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3" table:content-validation-name="val2"/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Continually restores a large amount of H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All Stats: +4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3" table:content-validation-name="val2"/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Increases your party's Speed and Ju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gic ATT: +9%</text:p>
          </table:table-cell>
          <table:table-cell table:style-name="ce2" table:content-validation-name="val2" office:value-type="string" calcext:value-type="string">
            <text:p>INT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Continually restores a large amount of HP &amp; 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ATT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AT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STR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10% chance to reflect 3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Outlines your character in blac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/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HP Recovery Items and Skills: +20%</text:p>
          </table:table-cell>
          <table:table-cell table:style-name="ce4" office:value-type="time" office:time-value="PT00H08M38.699S" calcext:value-type="time">
            <text:p>00:08:39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3" table:content-validation-name="val2"/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3" table:content-validation-name="val2"/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3% chance to become invincible for 5 seconds when attacked.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All Skill MP Costs: -10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Attacks have a 10% chance to ignore 3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STR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STR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Movement Speed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STR: +7</text:p>
          </table:table-cell>
          <table:table-cell table:style-name="ce4" office:value-type="time" office:time-value="PT00H09M38.866S" calcext:value-type="time">
            <text:p>00:09:39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IN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Magic ATT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45%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ignore 50% Monster DEF</text:p>
          </table:table-cell>
          <table:table-cell table:style-name="ce2" table:content-validation-name="val2" office:value-type="string" calcext:value-type="string">
            <text:p>Magic AT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: +9%</text:p>
          </table:table-cell>
          <table:table-cell table:style-name="ce2" table:content-validation-name="val2" office:value-type="string" calcext:value-type="string">
            <text:p>Attacks have a 10% chance to ignore 4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LUK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Attacks ignore 35% Monster DEF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HP Recovery Items and Skills: +1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Attacks have a 10% chance to ignore 25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Max HP: +6%</text:p>
          </table:table-cell>
          <table:table-cell table:style-name="ce4" office:value-type="time" office:time-value="PT00H09M55.232S" calcext:value-type="time">
            <text:p>00:09:55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6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Max HP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Max HP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Max MP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AT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Attacks have a 10% chance to ignore 4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Turns your character r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DEX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Attacks have a 10% chance to ignore 3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40%</text:p>
          </table:table-cell>
          <table:table-cell table:style-name="ce2" table:content-validation-name="val2" office:value-type="string" calcext:value-type="string">
            <text:p>Abnormal Status Resistance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DEF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All Elemental Resistances: +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Outlines your character in black</text:p>
          </table:table-cell>
          <table:table-cell table:style-name="ce4" office:value-type="time" office:time-value="PT00H10M10.366S" calcext:value-type="time">
            <text:p>00:10:10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Magic AT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Outlines your character in blac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50%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LUK: +8</text:p>
          </table:table-cell>
          <table:table-cell table:style-name="ce4" office:value-type="time" office:time-value="PT00H10M18.265S" calcext:value-type="time">
            <text:p>00:10:18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Total Damage: +9%</text:p>
          </table:table-cell>
          <table:table-cell table:style-name="ce2" table:content-validation-name="val2" office:value-type="string" calcext:value-type="string">
            <text:p>Attacks have a 10% chance to ignore 4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When hit, gain +3 sec of invincibility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INT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When hit, gain +3 sec of invincibility</text:p>
          </table:table-cell>
          <table:table-cell table:style-name="ce4" office:value-type="time" office:time-value="PT00H10M23.1S" calcext:value-type="time">
            <text:p>00:10:23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All Elemental Resistances: +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DEF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Continually restores a large amount of HP &amp;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STR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All Elemental Resistances: +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3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tats: +5%</text:p>
          </table:table-cell>
          <table:table-cell table:style-name="ce2" table:content-validation-name="val2" office:value-type="string" calcext:value-type="string">
            <text:p>Increases your party's Speed and Jump</text:p>
          </table:table-cell>
          <table:table-cell table:style-name="ce4" office:value-type="time" office:time-value="PT00H10M30.399S" calcext:value-type="time">
            <text:p>00:10:30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Outlines your character in blac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All Stats: +4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Critical Damage: +6%</text:p>
          </table:table-cell>
          <table:table-cell table:style-name="ce2" table:content-validation-name="val2" office:value-type="string" calcext:value-type="string">
            <text:p>Mesos Obtained: +10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Abnormal Status Resistance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When hit, gain +3 sec of invincibility</text:p>
          </table:table-cell>
          <table:table-cell table:style-name="ce4" office:value-type="time" office:time-value="PT00H10M40.199S" calcext:value-type="time">
            <text:p>00:10:40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IN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DEX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5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When hit, gain +3 sec of invincibility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Attacks have a 10% chance to ignore 25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Outlines your character in r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HP Recovery Items and Skills: +1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Critical Damage: +6%</text:p>
          </table:table-cell>
          <table:table-cell table:style-name="ce2" table:content-validation-name="val2" office:value-type="string" calcext:value-type="string">
            <text:p>Magic AT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Attacks have a 10% chance to ignore 2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Attacks have a 10% chance to ignore 2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Attacks have a 10% chance to ignore 2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Critical Damage: +3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DEX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DEF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DEF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DEX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DEF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Outlines your character in black</text:p>
          </table:table-cell>
          <table:table-cell table:style-name="ce4" office:value-type="time" office:time-value="PT00H11M08.665S" calcext:value-type="time">
            <text:p>00:11:09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3% chance to become invincible for 5 seconds when attacked.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STR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Magic ATT: +6%</text:p>
          </table:table-cell>
          <table:table-cell table:style-name="ce4" office:value-type="time" office:time-value="PT00H11M11.632S" calcext:value-type="time">
            <text:p>00:11:12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3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ignore 50% Monster DEF</text:p>
          </table:table-cell>
          <table:table-cell table:style-name="ce2" table:content-validation-name="val2" office:value-type="string" calcext:value-type="string">
            <text:p>DEF: +5%</text:p>
          </table:table-cell>
          <table:table-cell table:style-name="ce4" office:value-type="time" office:time-value="PT00H11M12.766S" calcext:value-type="time">
            <text:p>00:11:13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Movement Speed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Critical Damage: +2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DEX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AT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6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Jump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HP Recovery Items and Skills: +1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DEF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gic ATT: +9%</text:p>
          </table:table-cell>
          <table:table-cell table:style-name="ce2" table:content-validation-name="val2" office:value-type="string" calcext:value-type="string">
            <text:p>All Skill MP Costs: -10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DEF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STR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Critical Damage: +3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Max HP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gic ATT: +9%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Max HP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Outlines your character in blac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AT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Increases STR, INT, DEX, and LUK of players on the same ma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40%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Shrouds your character in darkness</text:p>
          </table:table-cell>
          <table:table-cell table:style-name="ce4" office:value-type="time" office:time-value="PT00H11M42.6S" calcext:value-type="time">
            <text:p>00:11:43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7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ignore 45% Monster DEF</text:p>
          </table:table-cell>
          <table:table-cell table:style-name="ce2" table:content-validation-name="val2" office:value-type="string" calcext:value-type="string">
            <text:p>Magic ATT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Attacks have a 10% chance to ignore 3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LUK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Jump: +8</text:p>
          </table:table-cell>
          <table:table-cell table:style-name="ce4" office:value-type="time" office:time-value="PT00H12M56.399S" calcext:value-type="time">
            <text:p>00:12:56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DEF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All Skill MP Costs: -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Attacks have a 10% chance to ignore 2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AT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Movement Speed: +8</text:p>
          </table:table-cell>
          <table:table-cell table:style-name="ce4" office:value-type="time" office:time-value="PT00H13M03.933S" calcext:value-type="time">
            <text:p>00:13:04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All Stats: +3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4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Max MP: +5%</text:p>
          </table:table-cell>
          <table:table-cell table:style-name="ce4" office:value-type="time" office:time-value="PT00H13M09.399S" calcext:value-type="time">
            <text:p>00:13:09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50%</text:p>
          </table:table-cell>
          <table:table-cell table:style-name="ce2" table:content-validation-name="val2" office:value-type="string" calcext:value-type="string">
            <text:p>Hitting an enemy has a 15% chance to restore 45 H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Max MP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Attacks have a 10% chance to ignore 4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All Stats: +2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DEF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Continually restores a large amount of H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Attacks have a 10% chance to ignore 4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ATT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Outlines your character in blac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Jump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Movement Speed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HP Recovery Items and Skills: +1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 table:style-name="ce4" office:value-type="time" office:time-value="PT00H13M29.632S" calcext:value-type="time">
            <text:p>00:13:30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ATT: +8</text:p>
          </table:table-cell>
          <table:table-cell table:style-name="ce4" office:value-type="time" office:time-value="PT00H13M33.199S" calcext:value-type="time">
            <text:p>00:13:33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ATT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Max HP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Continually restores a large amount of HP &amp; 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All Elemental Resistances: +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AT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Increases your party's Speed and Jump</text:p>
          </table:table-cell>
          <table:table-cell table:style-name="ce4" office:value-type="time" office:time-value="PT00H13M40.866S" calcext:value-type="time">
            <text:p>00:13:41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gic ATT: +9%</text:p>
          </table:table-cell>
          <table:table-cell table:style-name="ce2" table:content-validation-name="val2" office:value-type="string" calcext:value-type="string">
            <text:p>Hitting an enemy has a 15% chance to restore 45 H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HP Recovery Items and Skills: +1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7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Movement Speed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10% chance to reflect 3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All Skill MP Costs: -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ATT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10% chance to reflect 3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7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AT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Shrouds your character in darknes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Jump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Outlines your character in r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ignore 45% Monster DEF</text:p>
          </table:table-cell>
          <table:table-cell table:style-name="ce2" table:content-validation-name="val2" office:value-type="string" calcext:value-type="string">
            <text:p>DEX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Outlines your character in blac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ignore 45% Monster DEF</text:p>
          </table:table-cell>
          <table:table-cell table:style-name="ce2" table:content-validation-name="val2" office:value-type="string" calcext:value-type="string">
            <text:p>DEF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: +9%</text:p>
          </table:table-cell>
          <table:table-cell table:style-name="ce2" table:content-validation-name="val2" office:value-type="string" calcext:value-type="string">
            <text:p>DEF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DEX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Jump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Continually restores a large amount of HP &amp; 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All Stats: +4</text:p>
          </table:table-cell>
          <table:table-cell table:style-name="ce4" office:value-type="time" office:time-value="PT00H14M15.132S" calcext:value-type="time">
            <text:p>00:14:15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gic ATT: +9%</text:p>
          </table:table-cell>
          <table:table-cell table:style-name="ce2" table:content-validation-name="val2" office:value-type="string" calcext:value-type="string">
            <text:p>Attacks have a 10% chance to ignore 4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IN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Critical Rate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Shrouds your character in darknes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All Skill Levels: +1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Magic ATT: +8</text:p>
          </table:table-cell>
          <table:table-cell table:style-name="ce4" office:value-type="time" office:time-value="PT00H14M24.865S" calcext:value-type="time">
            <text:p>00:14:25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Turns your character r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All Stats: +4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Total Damage: +9%</text:p>
          </table:table-cell>
          <table:table-cell table:style-name="ce2" table:content-validation-name="val2" office:value-type="string" calcext:value-type="string">
            <text:p>Jump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Attacks have a 10% chance to ignore 25% damage</text:p>
          </table:table-cell>
          <table:table-cell table:style-name="ce4" office:value-type="time" office:time-value="PT00H14M31.699S" calcext:value-type="time">
            <text:p>00:14:32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DEF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7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HP Recovery Items and Skills: +20%</text:p>
          </table:table-cell>
          <table:table-cell table:style-name="ce4" office:value-type="time" office:time-value="PT00H14M38.665S" calcext:value-type="time">
            <text:p>00:14:39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Attacks have a 10% chance to ignore 25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HP Recovery Items and Skills: +20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Max MP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Increases party members' Ju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INT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Attacks have a 10% chance to ignore 2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3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Attacks have a 10% chance to ignore 25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10% chance to reflect 30% damage</text:p>
          </table:table-cell>
          <table:table-cell table:style-name="ce4" office:value-type="time" office:time-value="PT00H14M51.033S" calcext:value-type="time">
            <text:p>00:14:51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Max HP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Attacks have a 10% chance to ignore 2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INT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All Skill MP Costs: -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DEF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Mesos Obtained: +10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STR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DEF: +6%</text:p>
          </table:table-cell>
          <table:table-cell table:style-name="ce4" office:value-type="time" office:time-value="PT00H14M59S" calcext:value-type="time">
            <text:p>00:14:59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esos Obtained: +12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esos Obtained: +12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: +9%</text:p>
          </table:table-cell>
          <table:table-cell table:style-name="ce2" table:content-validation-name="val2" office:value-type="string" calcext:value-type="string">
            <text:p>DEF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Mesos Obtained: +10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STR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ATT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3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 table:style-name="ce4" office:value-type="time" office:time-value="PT00H15M08.5S" calcext:value-type="time">
            <text:p>00:15:09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DEX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INT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Increases your party's Speed and Jump</text:p>
          </table:table-cell>
          <table:table-cell table:style-name="ce4" office:value-type="time" office:time-value="PT00H16M21.133S" calcext:value-type="time">
            <text:p>00:16:21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AT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Movement Speed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DEF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3% chance to become invincible for 5 seconds when attacked.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Continually restores a large amount of HP &amp; 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Max HP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INT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DEF: +25</text:p>
          </table:table-cell>
          <table:table-cell table:style-name="ce4" office:value-type="time" office:time-value="PT00H16M33.533S" calcext:value-type="time">
            <text:p>00:16:34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Magic AT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All Stats: +2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INT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gic ATT: +9%</text:p>
          </table:table-cell>
          <table:table-cell table:style-name="ce2" table:content-validation-name="val2" office:value-type="string" calcext:value-type="string">
            <text:p>INT: +5%</text:p>
          </table:table-cell>
          <table:table-cell table:style-name="ce4" office:value-type="time" office:time-value="PT00H16M39S" calcext:value-type="time">
            <text:p>00:16:39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: +9%</text:p>
          </table:table-cell>
          <table:table-cell table:style-name="ce2" table:content-validation-name="val2" office:value-type="string" calcext:value-type="string">
            <text:p>6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DEF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LUK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Max HP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Max MP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Hitting an enemy has a 15% chance to restore 45 H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DEF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DEF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45%</text:p>
          </table:table-cell>
          <table:table-cell table:style-name="ce2" table:content-validation-name="val2" office:value-type="string" calcext:value-type="string">
            <text:p>DEF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IN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Continually restores a large amount of HP &amp;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INT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Critical Damage: +3%</text:p>
          </table:table-cell>
          <table:table-cell table:style-name="ce4" office:value-type="time" office:time-value="PT00H17M00.866S" calcext:value-type="time">
            <text:p>00:17:01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All Stats: +2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Attacks have a 10% chance to ignore 3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Hitting an enemy has a 15% chance to restore 45 H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Max MP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Abnormal Status Resistance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AT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Hitting an enemy has a 15% chance to restore 45 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DEF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DEF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3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Total Damage: +6%</text:p>
          </table:table-cell>
          <table:table-cell table:style-name="ce4" office:value-type="time" office:time-value="PT00H17M12.232S" calcext:value-type="time">
            <text:p>00:17:12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Critical Damage: +6%</text:p>
          </table:table-cell>
          <table:table-cell table:style-name="ce2" table:content-validation-name="val2" office:value-type="string" calcext:value-type="string">
            <text:p>Abnormal Status Resistance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7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Max HP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Magic ATT: +6%</text:p>
          </table:table-cell>
          <table:table-cell table:style-name="ce4" office:value-type="time" office:time-value="PT00H17M18.166S" calcext:value-type="time">
            <text:p>00:17:18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INT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LUK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 table:style-name="ce4" office:value-type="time" office:time-value="PT00H17M21.099S" calcext:value-type="time">
            <text:p>00:17:21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DEF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Increases your party's Speed and Ju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Max HP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Attacks ignore 35% Monster DEF</text:p>
          </table:table-cell>
          <table:table-cell table:style-name="ce4" office:value-type="time" office:time-value="PT00H17M27.165S" calcext:value-type="time">
            <text:p>00:17:27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Hitting an enemy has a 15% chance to restore 45 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Attacks have a 10% chance to ignore 4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All Stats: +4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Magic AT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Continually restores a large amount of H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Max MP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Increases party members' Jump</text:p>
          </table:table-cell>
          <table:table-cell table:style-name="ce4" office:value-type="time" office:time-value="PT00H17M36.2S" calcext:value-type="time">
            <text:p>00:17:36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4% chance to become invincible for 5 seconds when attacked.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DEF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DEF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Jump: +8</text:p>
          </table:table-cell>
          <table:table-cell table:style-name="ce4" office:value-type="time" office:time-value="PT00H17M40.665S" calcext:value-type="time">
            <text:p>00:17:41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ATT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Movement Speed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Jump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Max MP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Total Damage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Total Damage: +9%</text:p>
          </table:table-cell>
          <table:table-cell table:style-name="ce2" table:content-validation-name="val2" office:value-type="string" calcext:value-type="string">
            <text:p>Max MP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Hitting an enemy has a 15% chance to restore 45 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IN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Attacks have a 10% chance to ignore 4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Continually restores a large amount of HP &amp; 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IN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Magic ATT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Continually restores a large amount of H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6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Max HP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Max HP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All Skill MP Costs: -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Continually restores a large amount of H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STR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Magic AT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Jump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4% chance to become invincible for 5 seconds when attacked.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10% chance to reflect 3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gic ATT: +9%</text:p>
          </table:table-cell>
          <table:table-cell table:style-name="ce2" table:content-validation-name="val2" office:value-type="string" calcext:value-type="string">
            <text:p>Continually restores a large amount of HP to nearby allies</text:p>
          </table:table-cell>
          <table:table-cell table:style-name="ce4" office:value-type="time" office:time-value="PT00H18M07.299S" calcext:value-type="time">
            <text:p>00:18:07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Max HP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STR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Turns your character r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Continually restores a large amount of H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Shrouds your character in darknes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DEF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Max MP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gic ATT: +9%</text:p>
          </table:table-cell>
          <table:table-cell table:style-name="ce2" table:content-validation-name="val2" office:value-type="string" calcext:value-type="string">
            <text:p>4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7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Magic ATT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Continually restores a large amount of HP &amp;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Attacks have a 10% chance to ignore 3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Jump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DEF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: +9%</text:p>
          </table:table-cell>
          <table:table-cell table:style-name="ce2" table:content-validation-name="val2" office:value-type="string" calcext:value-type="string">
            <text:p>Increases your party's Speed and Jump</text:p>
          </table:table-cell>
          <table:table-cell table:style-name="ce4" office:value-type="time" office:time-value="PT00H19M13.832S" calcext:value-type="time">
            <text:p>00:19:14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AT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DEF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Continually restores a large amount of H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Attacks have a 10% chance to ignore 25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Magic AT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Increases your party's Speed and Ju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DEF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STR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Increases your party's Speed and Jump</text:p>
          </table:table-cell>
          <table:table-cell table:style-name="ce4" office:value-type="time" office:time-value="PT00H20M24.233S" calcext:value-type="time">
            <text:p>00:20:24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Continually restores a large amount of HP &amp;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IN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Attacks have a 10% chance to ignore 25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Critical Damage: +2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STR: +7</text:p>
          </table:table-cell>
          <table:table-cell table:style-name="ce4" office:value-type="time" office:time-value="PT00H20M29.965S" calcext:value-type="time">
            <text:p>00:20:30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When hit, gain +3 sec of invincibility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gic ATT: +9%</text:p>
          </table:table-cell>
          <table:table-cell table:style-name="ce2" table:content-validation-name="val2" office:value-type="string" calcext:value-type="string">
            <text:p>AT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Critical Damage: +2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DEF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Max HP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6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LUK: +8</text:p>
          </table:table-cell>
          <table:table-cell table:style-name="ce4" office:value-type="time" office:time-value="PT00H20M35.932S" calcext:value-type="time">
            <text:p>00:20:36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Attacks have a 10% chance to ignore 3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10% chance to reflect 3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AT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Critical Rate: +9%</text:p>
          </table:table-cell>
          <table:table-cell table:style-name="ce2" table:content-validation-name="val2" office:value-type="string" calcext:value-type="string">
            <text:p>INT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INT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3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4% chance to become invincible for 5 seconds when attacked.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DEX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Critical Damage: +2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Turns your character r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Attacks ignore 50% Monster DEF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Shrouds your character in red shadow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Total Damage: +9%</text:p>
          </table:table-cell>
          <table:table-cell table:style-name="ce2" table:content-validation-name="val2" office:value-type="string" calcext:value-type="string">
            <text:p>Hitting an enemy has a 15% chance to restore 45 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 table:style-name="ce4" office:value-type="time" office:time-value="PT00H20M53.599S" calcext:value-type="time">
            <text:p>00:20:54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Attacks have a 10% chance to ignore 2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LUK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7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4% chance to become invincible for 5 seconds when attacked.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DEF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Shrouds your character in darknes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HP Recovery Items and Skills: +20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Jump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Attacks have a 10% chance to ignore 3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Continually restores a large amount of HP &amp; MP to nearby allies</text:p>
          </table:table-cell>
          <table:table-cell table:style-name="ce4" office:value-type="time" office:time-value="PT00H21M03.633S" calcext:value-type="time">
            <text:p>00:21:04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Continually restores a large amount of H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LUK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40%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tem Acquisition Rate: +12%</text:p>
          </table:table-cell>
          <table:table-cell table:style-name="ce2" table:content-validation-name="val2" office:value-type="string" calcext:value-type="string">
            <text:p>INT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Abnormal Status Resistance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Outlines your character in blac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LUK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ATT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IN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Jump: +8</text:p>
          </table:table-cell>
          <table:table-cell table:style-name="ce4" office:value-type="time" office:time-value="PT00H21M21.399S" calcext:value-type="time">
            <text:p>00:21:21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All Skill MP Costs: -10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Hitting an enemy has a 15% chance to restore 45 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6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INT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4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IN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STR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All Stats: +4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4% chance to become invincible for 5 seconds when attacked.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Increases STR, INT, DEX, and LUK of players on the same ma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4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All Stats: +2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DEF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ignore 50% Monster DEF</text:p>
          </table:table-cell>
          <table:table-cell table:style-name="ce2" table:content-validation-name="val2" office:value-type="string" calcext:value-type="string">
            <text:p>5% chance to Auto Steal</text:p>
          </table:table-cell>
          <table:table-cell table:style-name="ce4" office:value-type="time" office:time-value="PT00H21M38.899S" calcext:value-type="time">
            <text:p>00:21:39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HP Recovery Items and Skills: +20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Increases your party's Speed and Ju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Shrouds your character in darknes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Critical Rate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Attacks have a 10% chance to ignore 2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IN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Continually restores a large amount of HP &amp;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Boss Damage: +3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DEX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 table:style-name="ce4" office:value-type="time" office:time-value="PT00H21M54.134S" calcext:value-type="time">
            <text:p>00:21:54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DEF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gic ATT: +9%</text:p>
          </table:table-cell>
          <table:table-cell table:style-name="ce2" table:content-validation-name="val2" office:value-type="string" calcext:value-type="string">
            <text:p>DEF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Increases your party's Speed and Ju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When hit, gain +3 sec of invincibility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Total Damage: +9%</text:p>
          </table:table-cell>
          <table:table-cell table:style-name="ce2" table:content-validation-name="val2" office:value-type="string" calcext:value-type="string">
            <text:p>INT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All Skill Levels: +1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Hitting an enemy has a 15% chance to restore 45 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Attacks have a 10% chance to ignore 20% damage</text:p>
          </table:table-cell>
          <table:table-cell table:style-name="ce4" office:value-type="time" office:time-value="PT00H22M03.2S" calcext:value-type="time">
            <text:p>00:22:03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Shrouds your character in darknes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Increases STR, INT, DEX, and LUK of players on the same ma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DEF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Jump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DEF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DEF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STR: +5%</text:p>
          </table:table-cell>
          <table:table-cell table:style-name="ce4" office:value-type="time" office:time-value="PT00H22M15.032S" calcext:value-type="time">
            <text:p>00:22:15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LUK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Max MP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DEX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Hitting an enemy has a 15% chance to restore 45 H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Magic AT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tats: +5%</text:p>
          </table:table-cell>
          <table:table-cell table:style-name="ce2" table:content-validation-name="val2" office:value-type="string" calcext:value-type="string">
            <text:p>Max MP: +5%</text:p>
          </table:table-cell>
          <table:table-cell table:style-name="ce4" office:value-type="time" office:time-value="PT00H22M23.099S" calcext:value-type="time">
            <text:p>00:22:23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DEF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STR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DEF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: +9%</text:p>
          </table:table-cell>
          <table:table-cell table:style-name="ce2" table:content-validation-name="val2" office:value-type="string" calcext:value-type="string">
            <text:p>Turns your character r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Increases STR, INT, DEX, and LUK of players on the same ma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STR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Magic AT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Outlines your character in r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LUK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3% chance to become invincible for 5 seconds when attacked.</text:p>
          </table:table-cell>
          <table:table-cell table:style-name="ce4" office:value-type="time" office:time-value="PT00H23M22.932S" calcext:value-type="time">
            <text:p>00:23:23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DEF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Max HP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tem Acquisition Rate: +12%</text:p>
          </table:table-cell>
          <table:table-cell table:style-name="ce2" table:content-validation-name="val2" office:value-type="string" calcext:value-type="string">
            <text:p>Hitting an enemy has a 15% chance to restore 45 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DEF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esos Obtained: +12</text:p>
          </table:table-cell>
          <table:table-cell table:style-name="ce2" table:content-validation-name="val2" office:value-type="string" calcext:value-type="string">
            <text:p>All Stats: +4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All Skill MP Costs: -10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Magic ATT: +9%</text:p>
          </table:table-cell>
          <table:table-cell table:style-name="ce4" office:value-type="time" office:time-value="PT00H23M39.933S" calcext:value-type="time">
            <text:p>00:23:40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Magic ATT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Shrouds your character in darknes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Magic ATT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LUK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 table:style-name="ce4" office:value-type="time" office:time-value="PT00H23M50.266S" calcext:value-type="time">
            <text:p>00:23:50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7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Magic AT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4% chance to become invincible for 5 seconds when attacked.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DEF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INT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Hitting an enemy has a 15% chance to restore 45 H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ATT: +8</text:p>
          </table:table-cell>
          <table:table-cell table:style-name="ce4" office:value-type="time" office:time-value="PT00H23M59.765S" calcext:value-type="time">
            <text:p>00:24:00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Increases party members' Ju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All Skill MP Costs: -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DEF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DEF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DEF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Jump: +8</text:p>
          </table:table-cell>
          <table:table-cell table:style-name="ce4" office:value-type="time" office:time-value="PT00H24M09S" calcext:value-type="time">
            <text:p>00:24:09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Attacks have a 10% chance to ignore 25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Critical Damage: +6%</text:p>
          </table:table-cell>
          <table:table-cell table:style-name="ce2" table:content-validation-name="val2" office:value-type="string" calcext:value-type="string">
            <text:p>DEF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Magic AT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Max HP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 table:style-name="ce4" office:value-type="time" office:time-value="PT00H24M13.533S" calcext:value-type="time">
            <text:p>00:24:14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HP Recovery Items and Skills: +1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DEX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Attacks have a 10% chance to ignore 25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Magic ATT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Hitting an enemy has a 15% chance to restore 45 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 table:style-name="ce4" office:value-type="time" office:time-value="PT00H24M20.466S" calcext:value-type="time">
            <text:p>00:24:20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AT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: +9%</text:p>
          </table:table-cell>
          <table:table-cell table:style-name="ce2" table:content-validation-name="val2" office:value-type="string" calcext:value-type="string">
            <text:p>DEF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Outlines your character in r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10% chance to reflect 2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DEF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Magic AT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ignore 45% Monster DEF</text:p>
          </table:table-cell>
          <table:table-cell table:style-name="ce2" table:content-validation-name="val2" office:value-type="string" calcext:value-type="string">
            <text:p>Attacks have a 10% chance to ignore 3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Hitting an enemy has a 15% chance to restore 45 HP</text:p>
          </table:table-cell>
          <table:table-cell table:style-name="ce4" office:value-type="time" office:time-value="PT00H24M33.365S" calcext:value-type="time">
            <text:p>00:24:33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Max MP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Attacks ignore 35% Monster DEF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LUK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Item Acquisition Rate: +10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gic ATT: +9%</text:p>
          </table:table-cell>
          <table:table-cell table:style-name="ce2" table:content-validation-name="val2" office:value-type="string" calcext:value-type="string">
            <text:p>Attacks have a 10% chance to ignore 4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Max HP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DEF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DEF: +6%</text:p>
          </table:table-cell>
          <table:table-cell table:style-name="ce4" office:value-type="time" office:time-value="PT00H24M44S" calcext:value-type="time">
            <text:p>00:24:44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Max MP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DEX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3% chance to become invincible for 5 seconds when attacked.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LUK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Mesos Obtained: +10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All Stats: +2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INT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DEF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DEF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7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Abnormal Status Resistance: +5%</text:p>
          </table:table-cell>
          <table:table-cell table:style-name="ce4" office:value-type="time" office:time-value="PT00H24M54.332S" calcext:value-type="time">
            <text:p>00:24:54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Attacks have a 10% chance to ignore 3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ignore 50% Monster DEF</text:p>
          </table:table-cell>
          <table:table-cell table:style-name="ce2" table:content-validation-name="val2" office:value-type="string" calcext:value-type="string">
            <text:p>Increases your party's Speed and Jump</text:p>
          </table:table-cell>
          <table:table-cell table:style-name="ce4" office:value-type="time" office:time-value="PT00H24M59.333S" calcext:value-type="time">
            <text:p>00:24:59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Max MP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IN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IN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All Skill MP Costs: -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Attacks have a 10% chance to ignore 2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Max HP: +22</text:p>
          </table:table-cell>
          <table:table-cell table:style-name="ce4" office:value-type="time" office:time-value="PT00H25M15.465S" calcext:value-type="time">
            <text:p>00:25:15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Continually restores a large amount of HP &amp;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Continually restores a large amount of HP &amp;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Total Damage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All Skill MP Costs: -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Movement Speed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Magic ATT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gic ATT: +9%</text:p>
          </table:table-cell>
          <table:table-cell table:style-name="ce2" table:content-validation-name="val2" office:value-type="string" calcext:value-type="string">
            <text:p>Outlines your character in blac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ATT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DEF: +22</text:p>
          </table:table-cell>
          <table:table-cell table:style-name="ce4" office:value-type="time" office:time-value="PT00H25M26.666S" calcext:value-type="time">
            <text:p>00:25:27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Movement Speed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Hitting an enemy has a 15% chance to restore 45 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7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Total Damage: +9%</text:p>
          </table:table-cell>
          <table:table-cell table:style-name="ce2" table:content-validation-name="val2" office:value-type="string" calcext:value-type="string">
            <text:p>HP Recovery Items and Skills: +20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10% chance to reflect 2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Item Acquisition Rate: +10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10% chance to reflect 2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gic ATT: +9%</text:p>
          </table:table-cell>
          <table:table-cell table:style-name="ce2" table:content-validation-name="val2" office:value-type="string" calcext:value-type="string">
            <text:p>Movement Speed: +7</text:p>
          </table:table-cell>
          <table:table-cell table:style-name="ce4" office:value-type="time" office:time-value="PT00H25M33.865S" calcext:value-type="time">
            <text:p>00:25:34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Attacks ignore 35% Monster DEF</text:p>
          </table:table-cell>
          <table:table-cell table:style-name="ce4" office:value-type="time" office:time-value="PT00H26M15.533S" calcext:value-type="time">
            <text:p>00:26:16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When hit, gain +3 sec of invincibility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Magic AT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STR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DEF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4% chance to become invincible for 5 seconds when attacked.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Max HP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Critical Damage: +6%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 table:style-name="ce4" office:value-type="time" office:time-value="PT00H26M26.099S" calcext:value-type="time">
            <text:p>00:26:26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Hitting an enemy has a 15% chance to restore 45 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All Stats: +4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gic ATT: +9%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Continually restores a large amount of HP &amp;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AT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5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Movement Speed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Increases party members' Ju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Max MP: +6%</text:p>
          </table:table-cell>
          <table:table-cell table:style-name="ce4" office:value-type="time" office:time-value="PT00H26M38.399S" calcext:value-type="time">
            <text:p>00:26:38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Magic AT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Critical Damage: +6%</text:p>
          </table:table-cell>
          <table:table-cell table:style-name="ce2" table:content-validation-name="val2" office:value-type="string" calcext:value-type="string">
            <text:p>Max HP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Critical Rate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All Skill MP Costs: -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40%</text:p>
          </table:table-cell>
          <table:table-cell table:style-name="ce2" table:content-validation-name="val2" office:value-type="string" calcext:value-type="string">
            <text:p>All Skills Cost: -6%</text:p>
          </table:table-cell>
          <table:table-cell table:style-name="ce4" office:value-type="time" office:time-value="PT00H26M45.099S" calcext:value-type="time">
            <text:p>00:26:45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Attacks have a 10% chance to ignore 4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Critical Rate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Max MP: +6%</text:p>
          </table:table-cell>
          <table:table-cell table:style-name="ce4" office:value-type="time" office:time-value="PT00H26M51.133S" calcext:value-type="time">
            <text:p>00:26:51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45%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INT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HP Recovery Items and Skills: +1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All Stats: +3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DEF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All Stats: +4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Mesos Obtained: +10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Increases your party's Speed and Jump</text:p>
          </table:table-cell>
          <table:table-cell table:style-name="ce4" office:value-type="time" office:time-value="PT00H27M04.066S" calcext:value-type="time">
            <text:p>00:27:04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Hitting an enemy has a 15% chance to restore 45 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Abnormal Status Resistance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Continually restores a large amount of HP &amp;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Turns your character r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DEX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6% chance to Auto Steal</text:p>
          </table:table-cell>
          <table:table-cell table:style-name="ce4" office:value-type="time" office:time-value="PT00H27M09.099S" calcext:value-type="time">
            <text:p>00:27:09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: +9%</text:p>
          </table:table-cell>
          <table:table-cell table:style-name="ce2" table:content-validation-name="val2" office:value-type="string" calcext:value-type="string">
            <text:p>AT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All Stats: +2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When hit, gain +3 sec of invincibility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Outlines your character in blac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Jump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Attacks have a 10% chance to ignore 40% damage</text:p>
          </table:table-cell>
          <table:table-cell table:style-name="ce4" office:value-type="time" office:time-value="PT00H27M26S" calcext:value-type="time">
            <text:p>00:27:26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DEF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Max HP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gic ATT: +9%</text:p>
          </table:table-cell>
          <table:table-cell table:style-name="ce2" table:content-validation-name="val2" office:value-type="string" calcext:value-type="string">
            <text:p>Abnormal Status Resistance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Max MP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Hitting an enemy has a 15% chance to restore 45 MP</text:p>
          </table:table-cell>
          <table:table-cell table:style-name="ce4" office:value-type="time" office:time-value="PT00H27M32.5S" calcext:value-type="time">
            <text:p>00:27:33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Abnormal Status Resistance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All Skill MP Costs: -10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Abnormal Status Resistance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4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DEF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Turns your character r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DEF: +22</text:p>
          </table:table-cell>
          <table:table-cell table:style-name="ce4" office:value-type="time" office:time-value="PT00H27M40.932S" calcext:value-type="time">
            <text:p>00:27:41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DEF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When hit, gain +3 sec of invincibility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All Stats: +4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All Skill Levels: +1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Increases your party's Speed and Ju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LUK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Outlines your character in blac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Abnormal Status Resistance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IN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Magic ATT: +7</text:p>
          </table:table-cell>
          <table:table-cell table:style-name="ce4" office:value-type="time" office:time-value="PT00H27M52.932S" calcext:value-type="time">
            <text:p>00:27:53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STR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3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10% chance to reflect 2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AT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tem Acquisition Rate: +12%</text:p>
          </table:table-cell>
          <table:table-cell table:style-name="ce2" table:content-validation-name="val2" office:value-type="string" calcext:value-type="string">
            <text:p>Max MP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DEX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Continually restores a large amount of H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4% chance to become invincible for 5 seconds when attacked.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Critical Damage: +6%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DEF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Critical Damage: +3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Continually restores a large amount of H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DEF: +25</text:p>
          </table:table-cell>
          <table:table-cell table:style-name="ce4" office:value-type="time" office:time-value="PT00H30M17.599S" calcext:value-type="time">
            <text:p>00:30:18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DEF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Increases STR, INT, DEX, and LUK of players on the same ma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Jump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Hitting an enemy has a 15% chance to restore 45 H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STR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DEF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Increases party members' Ju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esos Obtained: +12</text:p>
          </table:table-cell>
          <table:table-cell table:style-name="ce2" table:content-validation-name="val2" office:value-type="string" calcext:value-type="string">
            <text:p>Max HP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ignore 45% Monster DEF</text:p>
          </table:table-cell>
          <table:table-cell table:style-name="ce2" table:content-validation-name="val2" office:value-type="string" calcext:value-type="string">
            <text:p>DEF: +6%</text:p>
          </table:table-cell>
          <table:table-cell table:style-name="ce4" office:value-type="time" office:time-value="PT00H30M25.232S" calcext:value-type="time">
            <text:p>00:30:25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Continually restores a large amount of H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IN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Mesos Obtained: +10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DEF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Jump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3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DEF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When hit, gain +3 sec of invincibility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tats: +5%</text:p>
          </table:table-cell>
          <table:table-cell table:style-name="ce2" table:content-validation-name="val2" office:value-type="string" calcext:value-type="string">
            <text:p>INT: +8</text:p>
          </table:table-cell>
          <table:table-cell table:style-name="ce4" office:value-type="time" office:time-value="PT00H30M36S" calcext:value-type="time">
            <text:p>00:30:36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Magic AT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Jump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DEF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Outlines your character in r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All Skill MP Costs: -5%</text:p>
          </table:table-cell>
          <table:table-cell table:style-name="ce4" office:value-type="time" office:time-value="PT00H30M42.632S" calcext:value-type="time">
            <text:p>00:30:43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Max MP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LUK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All Skill MP Costs: -10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Max MP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4% chance to become invincible for 5 seconds when attacked.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Max HP: +22</text:p>
          </table:table-cell>
          <table:table-cell table:style-name="ce4" office:value-type="time" office:time-value="PT00H30M49.134S" calcext:value-type="time">
            <text:p>00:30:49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AT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3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Hitting an enemy has a 15% chance to restore 45 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: +9%</text:p>
          </table:table-cell>
          <table:table-cell table:style-name="ce2" table:content-validation-name="val2" office:value-type="string" calcext:value-type="string">
            <text:p>DEX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DEF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tem Acquisition Rate: +12%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Max HP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LUK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Continually restores a large amount of H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Magic AT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3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DEX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gic ATT: +9%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Continually restores a large amount of HP &amp; 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50%</text:p>
          </table:table-cell>
          <table:table-cell table:style-name="ce2" table:content-validation-name="val2" office:value-type="string" calcext:value-type="string">
            <text:p>DEF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STR: +6%</text:p>
          </table:table-cell>
          <table:table-cell table:style-name="ce4" office:value-type="time" office:time-value="PT00H31M09.899S" calcext:value-type="time">
            <text:p>00:31:10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5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Hitting an enemy has a 15% chance to restore 45 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Increases your party's Speed and Ju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IN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DEF: +6%</text:p>
          </table:table-cell>
          <table:table-cell table:style-name="ce4" office:value-type="time" office:time-value="PT00H31M18.199S" calcext:value-type="time">
            <text:p>00:31:18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Continually restores a large amount of HP &amp;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Continually restores a large amount of HP &amp; 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Attacks ignore 30% Monster DEF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STR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3% chance to become invincible for 5 seconds when attacked.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AT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Continually restores a large amount of H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esos Obtained: +12</text:p>
          </table:table-cell>
          <table:table-cell table:style-name="ce2" table:content-validation-name="val2" office:value-type="string" calcext:value-type="string">
            <text:p>DEF: +25</text:p>
          </table:table-cell>
          <table:table-cell table:style-name="ce4" office:value-type="time" office:time-value="PT00H31M28.766S" calcext:value-type="time">
            <text:p>00:31:29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DEF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STR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DEF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HP Recovery Items and Skills: +1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HP Recovery Items and Skills: +20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ignore 45% Monster DEF</text:p>
          </table:table-cell>
          <table:table-cell table:style-name="ce2" table:content-validation-name="val2" office:value-type="string" calcext:value-type="string">
            <text:p>LUK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Critical Damage: +2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: +9%</text:p>
          </table:table-cell>
          <table:table-cell table:style-name="ce2" table:content-validation-name="val2" office:value-type="string" calcext:value-type="string">
            <text:p>Movement Speed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DEF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tats: +5%</text:p>
          </table:table-cell>
          <table:table-cell table:style-name="ce2" table:content-validation-name="val2" office:value-type="string" calcext:value-type="string">
            <text:p>Attacks have a 10% chance to ignore 3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Attacks have a 10% chance to ignore 25% damage</text:p>
          </table:table-cell>
          <table:table-cell table:style-name="ce4" office:value-type="time" office:time-value="PT00H31M39.199S" calcext:value-type="time">
            <text:p>00:31:39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6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Outlines your character in r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Max MP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Critical Damage: +2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esos Obtained: +12</text:p>
          </table:table-cell>
          <table:table-cell table:style-name="ce2" table:content-validation-name="val2" office:value-type="string" calcext:value-type="string">
            <text:p>DEF: +5%</text:p>
          </table:table-cell>
          <table:table-cell table:style-name="ce4" office:value-type="time" office:time-value="PT00H31M48.099S" calcext:value-type="time">
            <text:p>00:31:48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40%</text:p>
          </table:table-cell>
          <table:table-cell table:style-name="ce2" table:content-validation-name="val2" office:value-type="string" calcext:value-type="string">
            <text:p>Attacks have a 10% chance to ignore 25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Critical Rate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6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10% chance to reflect 3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LUK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Increases your party's Speed and Ju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10% chance to reflect 3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All Skill MP Costs: -5%</text:p>
          </table:table-cell>
          <table:table-cell table:style-name="ce4" office:value-type="time" office:time-value="PT00H31M59.866S" calcext:value-type="time">
            <text:p>00:32:00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10% chance to reflect 3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Abnormal Status Resistance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Increases STR, INT, DEX, and LUK of players on the same ma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esos Obtained: +12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Max HP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Magic ATT: +6%</text:p>
          </table:table-cell>
          <table:table-cell table:style-name="ce4" office:value-type="time" office:time-value="PT00H32M47.099S" calcext:value-type="time">
            <text:p>00:32:47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Mesos Obtained: +10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DEF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DEF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Max HP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When hit, gain +3 sec of invincibility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Attacks have a 10% chance to ignore 4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DEF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Attacks have a 10% chance to ignore 20% damage</text:p>
          </table:table-cell>
          <table:table-cell table:style-name="ce4" office:value-type="time" office:time-value="PT00H33M00.432S" calcext:value-type="time">
            <text:p>00:33:00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4% chance to become invincible for 5 seconds when attacked.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Outlines your character in r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LUK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Increases STR, INT, DEX, and LUK of players on the same ma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Outlines your character in blac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DEF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All Stats: +3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Critical Rate: +5%</text:p>
          </table:table-cell>
          <table:table-cell table:style-name="ce4" office:value-type="time" office:time-value="PT00H33M08.699S" calcext:value-type="time">
            <text:p>00:33:09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Max MP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Jump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DEF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Magic ATT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Max MP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 table:style-name="ce4" office:value-type="time" office:time-value="PT00H33M14.799S" calcext:value-type="time">
            <text:p>00:33:15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: +9%</text:p>
          </table:table-cell>
          <table:table-cell table:style-name="ce2" table:content-validation-name="val2" office:value-type="string" calcext:value-type="string">
            <text:p>Critical Rate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ignore 50% Monster DEF</text:p>
          </table:table-cell>
          <table:table-cell table:style-name="ce2" table:content-validation-name="val2" office:value-type="string" calcext:value-type="string">
            <text:p>DEF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Max MP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DEX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4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3% chance to become invincible for 5 seconds when attacked.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 table:style-name="ce4" office:value-type="time" office:time-value="PT00H33M25.932S" calcext:value-type="time">
            <text:p>00:33:26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Hitting an enemy has a 15% chance to restore 45 H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All Elemental Resistances: +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All Skill MP Costs: -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45%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 table:style-name="ce4" office:value-type="time" office:time-value="PT00H33M37.032S" calcext:value-type="time">
            <text:p>00:33:37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LUK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gic ATT: +9%</text:p>
          </table:table-cell>
          <table:table-cell table:style-name="ce2" table:content-validation-name="val2" office:value-type="string" calcext:value-type="string">
            <text:p>DEF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7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STR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Max MP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40%</text:p>
          </table:table-cell>
          <table:table-cell table:style-name="ce2" table:content-validation-name="val2" office:value-type="string" calcext:value-type="string">
            <text:p>Attacks have a 10% chance to ignore 3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DEX: +5%</text:p>
          </table:table-cell>
          <table:table-cell table:style-name="ce4" office:value-type="time" office:time-value="PT00H33M51.266S" calcext:value-type="time">
            <text:p>00:33:51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Continually restores a large amount of HP &amp;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DEX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Increases your party's Speed and Ju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Boss Damage: +30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Continually restores a large amount of H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All Skill MP Costs: -10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DEX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Magic ATT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DEF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Continually restores a large amount of HP &amp;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Hitting an enemy has a 15% chance to restore 45 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Outlines your character in blac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Jump: +8</text:p>
          </table:table-cell>
          <table:table-cell table:style-name="ce4" office:value-type="time" office:time-value="PT00H34M09.165S" calcext:value-type="time">
            <text:p>00:34:09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DEF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10% chance to reflect 3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All Skill MP Costs: -10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LUK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Critical Damage: +6%</text:p>
          </table:table-cell>
          <table:table-cell table:style-name="ce2" table:content-validation-name="val2" office:value-type="string" calcext:value-type="string">
            <text:p>Critical Damage: +2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4% chance to Auto Steal</text:p>
          </table:table-cell>
          <table:table-cell table:style-name="ce4" office:value-type="time" office:time-value="PT00H34M20.634S" calcext:value-type="time">
            <text:p>00:34:21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Critical Damage: +6%</text:p>
          </table:table-cell>
          <table:table-cell table:style-name="ce2" table:content-validation-name="val2" office:value-type="string" calcext:value-type="string">
            <text:p>Hitting an enemy has a 15% chance to restore 45 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Continually restores a large amount of HP &amp; 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Turns your character r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45%</text:p>
          </table:table-cell>
          <table:table-cell table:style-name="ce2" table:content-validation-name="val2" office:value-type="string" calcext:value-type="string">
            <text:p>Jump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DEX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Hitting an enemy has a 15% chance to restore 45 MP</text:p>
          </table:table-cell>
          <table:table-cell table:style-name="ce4" office:value-type="time" office:time-value="PT00H34M30S" calcext:value-type="time">
            <text:p>00:34:30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DEF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Max MP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AT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Magic AT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Magic ATT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DEF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Increases party members' Ju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7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Outlines your character in blac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Max MP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STR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When hit, gain +3 sec of invincibility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Increases your party's Speed and Ju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Movement Speed: +7</text:p>
          </table:table-cell>
          <table:table-cell table:style-name="ce4" office:value-type="time" office:time-value="PT00H34M42.666S" calcext:value-type="time">
            <text:p>00:34:43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Critical Damage: +6%</text:p>
          </table:table-cell>
          <table:table-cell table:style-name="ce2" table:content-validation-name="val2" office:value-type="string" calcext:value-type="string">
            <text:p>Boss Damage: +30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DEX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DEF: +22</text:p>
          </table:table-cell>
          <table:table-cell table:style-name="ce4" office:value-type="time" office:time-value="PT00H35M53.4S" calcext:value-type="time">
            <text:p>00:35:53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All Skill Levels: +1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IN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Max MP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 table:style-name="ce4" office:value-type="time" office:time-value="PT00H35M57.833S" calcext:value-type="time">
            <text:p>00:35:58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IN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Critical Damage: +6%</text:p>
          </table:table-cell>
          <table:table-cell table:style-name="ce2" table:content-validation-name="val2" office:value-type="string" calcext:value-type="string">
            <text:p>LUK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4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DEF: +25</text:p>
          </table:table-cell>
          <table:table-cell table:style-name="ce4" office:value-type="time" office:time-value="PT00H36M45.699S" calcext:value-type="time">
            <text:p>00:36:46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gic ATT: +9%</text:p>
          </table:table-cell>
          <table:table-cell table:style-name="ce2" table:content-validation-name="val2" office:value-type="string" calcext:value-type="string">
            <text:p>Max HP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IN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5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4% chance to become invincible for 5 seconds when attacked.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10% chance to reflect 2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HP Recovery Items and Skills: +1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DEF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gic ATT: +9%</text:p>
          </table:table-cell>
          <table:table-cell table:style-name="ce2" table:content-validation-name="val2" office:value-type="string" calcext:value-type="string">
            <text:p>Critical Damage: +2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Continually restores a large amount of HP &amp; 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Continually restores a large amount of HP &amp; 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DEF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LUK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All Skill MP Costs: -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When hit, gain +4 sec of invincibility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When hit, gain +3 sec of invincibility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Attacks have a 10% chance to ignore 3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: +9%</text:p>
          </table:table-cell>
          <table:table-cell table:style-name="ce2" table:content-validation-name="val2" office:value-type="string" calcext:value-type="string">
            <text:p>Attacks have a 10% chance to ignore 2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AT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Outlines your character in blac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IN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Attacks have a 10% chance to ignore 2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4% chance to Auto Steal</text:p>
          </table:table-cell>
          <table:table-cell table:style-name="ce4" office:value-type="time" office:time-value="PT00H37M11.4S" calcext:value-type="time">
            <text:p>00:37:11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Continually restores a large amount of HP &amp;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10% chance to reflect 2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3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INT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Magic AT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All Stats: +4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DEX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Total Damage: +9%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 table:style-name="ce4" office:value-type="time" office:time-value="PT00H37M30.467S" calcext:value-type="time">
            <text:p>00:37:30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DEX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DEF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esos Obtained: +12</text:p>
          </table:table-cell>
          <table:table-cell table:style-name="ce2" table:content-validation-name="val2" office:value-type="string" calcext:value-type="string">
            <text:p>Max HP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DEF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Turns your character r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3% chance to become invincible for 5 seconds when attacked.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Hitting an enemy has a 15% chance to restore 45 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Boss Damage: +30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Critical Damage: +3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Increases STR, INT, DEX, and LUK of players on the same ma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ATT: +6%</text:p>
          </table:table-cell>
          <table:table-cell table:style-name="ce4" office:value-type="time" office:time-value="PT00H37M46.032S" calcext:value-type="time">
            <text:p>00:37:46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Boss Damage: +30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gic ATT: +9%</text:p>
          </table:table-cell>
          <table:table-cell table:style-name="ce2" table:content-validation-name="val2" office:value-type="string" calcext:value-type="string">
            <text:p>LUK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DEF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Attacks have a 10% chance to ignore 25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Critical Damage: +6%</text:p>
          </table:table-cell>
          <table:table-cell table:style-name="ce2" table:content-validation-name="val2" office:value-type="string" calcext:value-type="string">
            <text:p>STR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Continually restores a large amount of H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Critical Damage: +2%</text:p>
          </table:table-cell>
          <table:table-cell table:style-name="ce4" office:value-type="time" office:time-value="PT00H37M55.4S" calcext:value-type="time">
            <text:p>00:37:55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Critical Damage: +6%</text:p>
          </table:table-cell>
          <table:table-cell table:style-name="ce2" table:content-validation-name="val2" office:value-type="string" calcext:value-type="string">
            <text:p>Continually restores a large amount of HP &amp; 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Continually restores a large amount of H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HP Recovery Items and Skills: +1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When hit, gain +3 sec of invincibility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Jump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Max HP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DEX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esos Obtained: +12</text:p>
          </table:table-cell>
          <table:table-cell table:style-name="ce2" table:content-validation-name="val2" office:value-type="string" calcext:value-type="string">
            <text:p>AT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Max HP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 table:style-name="ce4" office:value-type="time" office:time-value="PT00H38M05.666S" calcext:value-type="time">
            <text:p>00:38:06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7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Continually restores a large amount of HP &amp; 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Increases your party's Speed and Ju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Mesos Obtained: +10</text:p>
          </table:table-cell>
          <table:table-cell table:style-name="ce4" office:value-type="time" office:time-value="PT00H38M10.599S" calcext:value-type="time">
            <text:p>00:38:11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5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Max HP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When hit, gain +3 sec of invincibility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Max MP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Shrouds your character in darknes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tem Acquisition Rate: +12%</text:p>
          </table:table-cell>
          <table:table-cell table:style-name="ce2" table:content-validation-name="val2" office:value-type="string" calcext:value-type="string">
            <text:p>Max HP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4% chance to become invincible for 5 seconds when attacked.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tem Acquisition Rate: +12%</text:p>
          </table:table-cell>
          <table:table-cell table:style-name="ce2" table:content-validation-name="val2" office:value-type="string" calcext:value-type="string">
            <text:p>10% chance to reflect 3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Attacks ignore 40% Monster DEF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Hitting an enemy has a 15% chance to restore 45 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LUK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INT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5% chance to Auto Steal</text:p>
          </table:table-cell>
          <table:table-cell table:style-name="ce4" office:value-type="time" office:time-value="PT00H38M28.132S" calcext:value-type="time">
            <text:p>00:38:28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esos Obtained: +12</text:p>
          </table:table-cell>
          <table:table-cell table:style-name="ce2" table:content-validation-name="val2" office:value-type="string" calcext:value-type="string">
            <text:p>Outlines your character in blac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: +9%</text:p>
          </table:table-cell>
          <table:table-cell table:style-name="ce2" table:content-validation-name="val2" office:value-type="string" calcext:value-type="string">
            <text:p>4% chance to become invincible for 5 seconds when attacked.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tats: +5%</text:p>
          </table:table-cell>
          <table:table-cell table:style-name="ce2" table:content-validation-name="val2" office:value-type="string" calcext:value-type="string">
            <text:p>4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Magic AT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ignore 45% Monster DEF</text:p>
          </table:table-cell>
          <table:table-cell table:style-name="ce2" table:content-validation-name="val2" office:value-type="string" calcext:value-type="string">
            <text:p>6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Attacks have a 10% chance to ignore 2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AT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Critical Damage: +6%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Attacks have a 10% chance to ignore 2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4% chance to become invincible for 5 seconds when attacked.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Attacks have a 10% chance to ignore 40% damage</text:p>
          </table:table-cell>
          <table:table-cell table:style-name="ce4" office:value-type="time" office:time-value="PT00H38M42.766S" calcext:value-type="time">
            <text:p>00:38:43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IN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STR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DEX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Increases party members' Ju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All Stats: +3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DEF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AT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Max HP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Increases STR, INT, DEX, and LUK of players on the same map</text:p>
          </table:table-cell>
          <table:table-cell table:style-name="ce4" office:value-type="time" office:time-value="PT00H38M51.5S" calcext:value-type="time">
            <text:p>00:38:52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INT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4% chance to become invincible for 5 seconds when attacked.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10% chance to reflect 2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Increases STR, INT, DEX, and LUK of players on the same ma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50%</text:p>
          </table:table-cell>
          <table:table-cell table:style-name="ce2" table:content-validation-name="val2" office:value-type="string" calcext:value-type="string">
            <text:p>LUK: +8</text:p>
          </table:table-cell>
          <table:table-cell table:style-name="ce4" office:value-type="time" office:time-value="PT00H38M57.532S" calcext:value-type="time">
            <text:p>00:38:58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Hitting an enemy has a 15% chance to restore 45 H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Critical Rate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Attacks have a 10% chance to ignore 3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Total Damage: +9%</text:p>
          </table:table-cell>
          <table:table-cell table:style-name="ce2" table:content-validation-name="val2" office:value-type="string" calcext:value-type="string">
            <text:p>IN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DEX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Increases party members' Ju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DEF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INT: +7</text:p>
          </table:table-cell>
          <table:table-cell table:style-name="ce4" office:value-type="time" office:time-value="PT00H39M50.166S" calcext:value-type="time">
            <text:p>00:39:50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AT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tem Acquisition Rate: +12%</text:p>
          </table:table-cell>
          <table:table-cell table:style-name="ce2" table:content-validation-name="val2" office:value-type="string" calcext:value-type="string">
            <text:p>DEF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All Stats: +3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DEF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ignore 45% Monster DEF</text:p>
          </table:table-cell>
          <table:table-cell table:style-name="ce2" table:content-validation-name="val2" office:value-type="string" calcext:value-type="string">
            <text:p>All Stats: +4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DEX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Critical Damage: +3%</text:p>
          </table:table-cell>
          <table:table-cell table:style-name="ce4" office:value-type="time" office:time-value="PT00H40M05.532S" calcext:value-type="time">
            <text:p>00:40:06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DEF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STR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Critical Damage: +6%</text:p>
          </table:table-cell>
          <table:table-cell table:style-name="ce2" table:content-validation-name="val2" office:value-type="string" calcext:value-type="string">
            <text:p>DEF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Magic AT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Hitting an enemy has a 15% chance to restore 45 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6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INT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All Skill MP Costs: -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All Skill MP Costs: -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Continually restores a large amount of H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DEF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Shrouds your character in darknes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Continually restores a large amount of HP &amp; 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HP Recovery Items and Skills: +20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 table:style-name="ce4" office:value-type="time" office:time-value="PT00H40M27.599S" calcext:value-type="time">
            <text:p>00:40:28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50%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DEF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DEF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Critical Damage: +6%</text:p>
          </table:table-cell>
          <table:table-cell table:style-name="ce2" table:content-validation-name="val2" office:value-type="string" calcext:value-type="string">
            <text:p>Max HP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DEF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Continually restores a large amount of HP &amp;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Shrouds your character in darknes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Total Damage: +9%</text:p>
          </table:table-cell>
          <table:table-cell table:style-name="ce2" table:content-validation-name="val2" office:value-type="string" calcext:value-type="string">
            <text:p>DEF: +6%</text:p>
          </table:table-cell>
          <table:table-cell table:style-name="ce4" office:value-type="time" office:time-value="PT00H40M36.532S" calcext:value-type="time">
            <text:p>00:40:37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Max HP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Max HP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50%</text:p>
          </table:table-cell>
          <table:table-cell table:style-name="ce2" table:content-validation-name="val2" office:value-type="string" calcext:value-type="string">
            <text:p>LUK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Max MP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All Elemental Resistances: +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LUK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Max HP: +6%</text:p>
          </table:table-cell>
          <table:table-cell table:style-name="ce4" office:value-type="time" office:time-value="PT00H40M48.632S" calcext:value-type="time">
            <text:p>00:40:49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Total Damage: +9%</text:p>
          </table:table-cell>
          <table:table-cell table:style-name="ce2" table:content-validation-name="val2" office:value-type="string" calcext:value-type="string">
            <text:p>Increases party members' Ju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gic ATT: +9%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Critical Damage: +2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Movement Speed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3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40%</text:p>
          </table:table-cell>
          <table:table-cell table:style-name="ce2" table:content-validation-name="val2" office:value-type="string" calcext:value-type="string">
            <text:p>Max HP: +9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Attacks have a 10% chance to ignore 4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Shrouds your character in darknes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tem Acquisition Rate: +12%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All Elemental Resistances: +5</text:p>
          </table:table-cell>
          <table:table-cell table:style-name="ce4" office:value-type="time" office:time-value="PT00H41M08.967S" calcext:value-type="time">
            <text:p>00:41:09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INT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Boss Damage: +3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DEF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Attacks have a 10% chance to ignore 3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Max MP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45%</text:p>
          </table:table-cell>
          <table:table-cell table:style-name="ce2" table:content-validation-name="val2" office:value-type="string" calcext:value-type="string">
            <text:p>All Stats: +4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Max MP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LUK: +6%</text:p>
          </table:table-cell>
          <table:table-cell table:style-name="ce4" office:value-type="time" office:time-value="PT00H41M45.465S" calcext:value-type="time">
            <text:p>00:41:45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Shrouds your character in darknes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All Elemental Resistances: +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STR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Outlines your character in r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Boss Damage: +3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Attacks have a 10% chance to ignore 20% damage</text:p>
          </table:table-cell>
          <table:table-cell table:style-name="ce4" office:value-type="time" office:time-value="PT00H41M53.5S" calcext:value-type="time">
            <text:p>00:41:54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Attacks have a 10% chance to ignore 4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Jump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STR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STR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DEF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4% chance to become invincible for 5 seconds when attacked.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3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DEF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When hit, gain +3 sec of invincibility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Increases your party's Speed and Ju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gic ATT: +9%</text:p>
          </table:table-cell>
          <table:table-cell table:style-name="ce2" table:content-validation-name="val2" office:value-type="string" calcext:value-type="string">
            <text:p>Max MP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Movement Speed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Increases party members' Ju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Magic AT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INT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Increases party members' Ju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INT: +6%</text:p>
          </table:table-cell>
          <table:table-cell table:style-name="ce4" office:value-type="time" office:time-value="PT00H42M16.699S" calcext:value-type="time">
            <text:p>00:42:17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Increases party members' Ju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Hitting an enemy has a 15% chance to restore 45 H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Critical Rate: +9%</text:p>
          </table:table-cell>
          <table:table-cell table:style-name="ce2" table:content-validation-name="val2" office:value-type="string" calcext:value-type="string">
            <text:p>Continually restores a large amount of H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ATT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All Skill MP Costs: -10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Mesos Obtained: +10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Critical Damage: +2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6% chance to become invincible for 5 seconds when attacked.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LUK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3% chance to become invincible for 5 seconds when attacked.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ATT: +7</text:p>
          </table:table-cell>
          <table:table-cell table:style-name="ce4" office:value-type="time" office:time-value="PT00H43M40S" calcext:value-type="time">
            <text:p>00:43:40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INT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DEF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Attacks ignore 40% Monster DEF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Continually restores a large amount of HP &amp; 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Magic AT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tem Acquisition Rate: +12%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AT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DEF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Continually restores a large amount of H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DEF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 table:style-name="ce4" office:value-type="time" office:time-value="PT00H43M53.732S" calcext:value-type="time">
            <text:p>00:43:54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Item Acquisition Rate: +10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DEF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Total Damage: +9%</text:p>
          </table:table-cell>
          <table:table-cell table:style-name="ce2" table:content-validation-name="val2" office:value-type="string" calcext:value-type="string">
            <text:p>INT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: +9%</text:p>
          </table:table-cell>
          <table:table-cell table:style-name="ce2" table:content-validation-name="val2" office:value-type="string" calcext:value-type="string">
            <text:p>DEF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Magic AT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All Skill MP Costs: -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Increases party members' Ju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Magic ATT: +8</text:p>
          </table:table-cell>
          <table:table-cell table:style-name="ce4" office:value-type="time" office:time-value="PT00H44M08.799S" calcext:value-type="time">
            <text:p>00:44:09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Increases your party's Speed and Ju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DEX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Critical Damage: +2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STR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All Skill MP Costs: -10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LUK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Magic ATT: +8</text:p>
          </table:table-cell>
          <table:table-cell table:style-name="ce4" office:value-type="time" office:time-value="PT00H44M16.9S" calcext:value-type="time">
            <text:p>00:44:17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Max HP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All Stats: +3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Total Damage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5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3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Continually restores a large amount of HP &amp; 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45%</text:p>
          </table:table-cell>
          <table:table-cell table:style-name="ce2" table:content-validation-name="val2" office:value-type="string" calcext:value-type="string">
            <text:p>DEX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 table:style-name="ce4" office:value-type="time" office:time-value="PT00H44M25.9S" calcext:value-type="time">
            <text:p>00:44:26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45%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All Skill MP Costs: -10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Max HP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All Elemental Resistances: +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AT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3% chance to become invincible for 5 seconds when attacked.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Continually restores a large amount of H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AT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Increases STR, INT, DEX, and LUK of players on the same map</text:p>
          </table:table-cell>
          <table:table-cell table:style-name="ce4" office:value-type="time" office:time-value="PT00H44M36.067S" calcext:value-type="time">
            <text:p>00:44:36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Outlines your character in blac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DEF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10% chance to reflect 2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esos Obtained: +12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Max MP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All Stats: +4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Max MP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All Elemental Resistances: +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DEF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DEF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50%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STR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10% chance to reflect 2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50%</text:p>
          </table:table-cell>
          <table:table-cell table:style-name="ce2" table:content-validation-name="val2" office:value-type="string" calcext:value-type="string">
            <text:p>DEX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Max HP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DEF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Hitting an enemy has a 15% chance to restore 45 MP</text:p>
          </table:table-cell>
          <table:table-cell table:style-name="ce4" office:value-type="time" office:time-value="PT00H45M01.432S" calcext:value-type="time">
            <text:p>00:45:01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Max MP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All Skill Levels: +1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3% chance to become invincible for 5 seconds when attacked.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LUK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STR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LUK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AT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Max MP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LUK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Hitting an enemy has a 15% chance to restore 45 H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INT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Continually restores a large amount of HP to nearby allies</text:p>
          </table:table-cell>
          <table:table-cell table:style-name="ce4" office:value-type="time" office:time-value="PT00H45M13.433S" calcext:value-type="time">
            <text:p>00:45:13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DEX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Attacks ignore 35% Monster DEF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All Stats: +3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4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Hitting an enemy has a 15% chance to restore 45 H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DEF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Critical Damage: +3%</text:p>
          </table:table-cell>
          <table:table-cell table:style-name="ce4" office:value-type="time" office:time-value="PT00H45M22.333S" calcext:value-type="time">
            <text:p>00:45:22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: +9%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4% chance to become invincible for 5 seconds when attacked.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ignore 45% Monster DEF</text:p>
          </table:table-cell>
          <table:table-cell table:style-name="ce2" table:content-validation-name="val2" office:value-type="string" calcext:value-type="string">
            <text:p>Critical Rate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Max MP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Attacks have a 10% chance to ignore 2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7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AT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When hit, gain +3 sec of invincibility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DEF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INT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Critical Damage: +3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All Elemental Resistances: +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HP Recovery Items and Skills: +15%</text:p>
          </table:table-cell>
          <table:table-cell table:style-name="ce4" office:value-type="time" office:time-value="PT00H45M41.233S" calcext:value-type="time">
            <text:p>00:45:41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Max MP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Movement Speed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Increases your party's Speed and Ju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gic ATT: +9%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 table:style-name="ce4" office:value-type="time" office:time-value="PT00H46M27.433S" calcext:value-type="time">
            <text:p>00:46:27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ignore 50% Monster DEF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Increases your party's Speed and Ju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DEX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All Stats: +4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Movement Speed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When hit, gain +3 sec of invincibility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Max HP: +25</text:p>
          </table:table-cell>
          <table:table-cell table:style-name="ce4" office:value-type="time" office:time-value="PT00H46M39.166S" calcext:value-type="time">
            <text:p>00:46:39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Total Damage: +9%</text:p>
          </table:table-cell>
          <table:table-cell table:style-name="ce2" table:content-validation-name="val2" office:value-type="string" calcext:value-type="string">
            <text:p>Critical Damage: +2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DEF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Outlines your character in r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Outlines your character in blac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Critical Damage: +6%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 table:style-name="ce4" office:value-type="time" office:time-value="PT00H46M47.532S" calcext:value-type="time">
            <text:p>00:46:48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Abnormal Status Resistance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45%</text:p>
          </table:table-cell>
          <table:table-cell table:style-name="ce2" table:content-validation-name="val2" office:value-type="string" calcext:value-type="string">
            <text:p>Continually restores a large amount of H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STR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STR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esos Obtained: +12</text:p>
          </table:table-cell>
          <table:table-cell table:style-name="ce2" table:content-validation-name="val2" office:value-type="string" calcext:value-type="string">
            <text:p>Increases your party's Speed and Ju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LUK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LUK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DEF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HP Recovery Items and Skills: +1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 table:style-name="ce4" office:value-type="time" office:time-value="PT00H47M03.132S" calcext:value-type="time">
            <text:p>00:47:03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ignore 50% Monster DEF</text:p>
          </table:table-cell>
          <table:table-cell table:style-name="ce2" table:content-validation-name="val2" office:value-type="string" calcext:value-type="string">
            <text:p>Jump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LUK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Critical Rate: +9%</text:p>
          </table:table-cell>
          <table:table-cell table:style-name="ce2" table:content-validation-name="val2" office:value-type="string" calcext:value-type="string">
            <text:p>DEX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DEX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LUK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10% chance to reflect 3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tats: +5%</text:p>
          </table:table-cell>
          <table:table-cell table:style-name="ce2" table:content-validation-name="val2" office:value-type="string" calcext:value-type="string">
            <text:p>Increases your party's Speed and Ju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Attacks have a 10% chance to ignore 4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Max HP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All Skill MP Costs: -10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Boss Damage: +3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All Skill Levels: +1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ATT: +7</text:p>
          </table:table-cell>
          <table:table-cell table:style-name="ce4" office:value-type="time" office:time-value="PT00H47M20.132S" calcext:value-type="time">
            <text:p>00:47:20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Outlines your character in blac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5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Outlines your character in r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Increases party members' Ju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Max HP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DEF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All Skill MP Costs: -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ignore 45% Monster DEF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3% chance to become invincible for 5 seconds when attacked.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Max MP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tats: +5%</text:p>
          </table:table-cell>
          <table:table-cell table:style-name="ce2" table:content-validation-name="val2" office:value-type="string" calcext:value-type="string">
            <text:p>LUK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Jump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esos Obtained: +12</text:p>
          </table:table-cell>
          <table:table-cell table:style-name="ce2" table:content-validation-name="val2" office:value-type="string" calcext:value-type="string">
            <text:p>Attacks have a 10% chance to ignore 25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Continually restores a large amount of HP &amp; 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Max HP: +22</text:p>
          </table:table-cell>
          <table:table-cell table:style-name="ce4" office:value-type="time" office:time-value="PT00H47M34.799S" calcext:value-type="time">
            <text:p>00:47:35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DEF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Total Damage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HP Recovery Items and Skills: +20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HP Recovery Items and Skills: +1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Attacks have a 10% chance to ignore 25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DEF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IN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Total Damage: +9%</text:p>
          </table:table-cell>
          <table:table-cell table:style-name="ce2" table:content-validation-name="val2" office:value-type="string" calcext:value-type="string">
            <text:p>Attacks have a 10% chance to ignore 4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 table:style-name="ce4" office:value-type="time" office:time-value="PT00H47M47.366S" calcext:value-type="time">
            <text:p>00:47:47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7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40%</text:p>
          </table:table-cell>
          <table:table-cell table:style-name="ce2" table:content-validation-name="val2" office:value-type="string" calcext:value-type="string">
            <text:p>Max MP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Max HP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DEF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gic ATT: +9%</text:p>
          </table:table-cell>
          <table:table-cell table:style-name="ce2" table:content-validation-name="val2" office:value-type="string" calcext:value-type="string">
            <text:p>STR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tem Acquisition Rate: +12%</text:p>
          </table:table-cell>
          <table:table-cell table:style-name="ce2" table:content-validation-name="val2" office:value-type="string" calcext:value-type="string">
            <text:p>3% chance to become invincible for 5 seconds when attacked.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Increases party members' Ju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Magic AT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Critical Damage: +2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 table:style-name="ce4" office:value-type="time" office:time-value="PT00H47M58.533S" calcext:value-type="time">
            <text:p>00:47:59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Outlines your character in blac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DEF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AT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All Elemental Resistances: +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LUK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gic ATT: +9%</text:p>
          </table:table-cell>
          <table:table-cell table:style-name="ce2" table:content-validation-name="val2" office:value-type="string" calcext:value-type="string">
            <text:p>ATT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DEF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DEX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Shrouds your character in darkness</text:p>
          </table:table-cell>
          <table:table-cell table:style-name="ce4" office:value-type="time" office:time-value="PT00H48M10.099S" calcext:value-type="time">
            <text:p>00:48:10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6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INT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Outlines your character in blac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Magic AT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40%</text:p>
          </table:table-cell>
          <table:table-cell table:style-name="ce2" table:content-validation-name="val2" office:value-type="string" calcext:value-type="string">
            <text:p>DEX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Item Acquisition Rate: +10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ATT: +9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STR: +5%</text:p>
          </table:table-cell>
          <table:table-cell table:style-name="ce4" office:value-type="time" office:time-value="PT00H48M32.134S" calcext:value-type="time">
            <text:p>00:48:32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Continually restores a large amount of HP &amp; 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Max MP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Critical Rate: +9%</text:p>
          </table:table-cell>
          <table:table-cell table:style-name="ce2" table:content-validation-name="val2" office:value-type="string" calcext:value-type="string">
            <text:p>Mesos Obtained: +10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DEF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Critical Rate: +9%</text:p>
          </table:table-cell>
          <table:table-cell table:style-name="ce2" table:content-validation-name="val2" office:value-type="string" calcext:value-type="string">
            <text:p>DEF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DEX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DEF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DEF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Critical Damage: +3%</text:p>
          </table:table-cell>
          <table:table-cell table:style-name="ce4" office:value-type="time" office:time-value="PT00H49M42.132S" calcext:value-type="time">
            <text:p>00:49:42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45%</text:p>
          </table:table-cell>
          <table:table-cell table:style-name="ce2" table:content-validation-name="val2" office:value-type="string" calcext:value-type="string">
            <text:p>4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Movement Speed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50%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Continually restores a large amount of H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HP Recovery Items and Skills: +20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LUK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Max HP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DEF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INT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3% chance to become invincible for 5 seconds when attacked.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All Skill MP Costs: -10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All Skill Levels: +1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DEF: +22</text:p>
          </table:table-cell>
          <table:table-cell table:style-name="ce4" office:value-type="time" office:time-value="PT00H49M58.199S" calcext:value-type="time">
            <text:p>00:49:58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Outlines your character in r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gic ATT: +9%</text:p>
          </table:table-cell>
          <table:table-cell table:style-name="ce2" table:content-validation-name="val2" office:value-type="string" calcext:value-type="string">
            <text:p>All Skill MP Costs: -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LUK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7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Max MP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Increases party members' Ju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Max MP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Hitting an enemy has a 15% chance to restore 45 H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Hitting an enemy has a 15% chance to restore 45 HP</text:p>
          </table:table-cell>
          <table:table-cell table:style-name="ce4" office:value-type="time" office:time-value="PT00H50M12.067S" calcext:value-type="time">
            <text:p>00:50:12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STR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6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DEF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Total Damage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HP Recovery Items and Skills: +15%</text:p>
          </table:table-cell>
          <table:table-cell table:style-name="ce4" office:value-type="time" office:time-value="PT00H50M18.966S" calcext:value-type="time">
            <text:p>00:50:19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Shrouds your character in darknes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Critical Rate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Continually restores a large amount of HP &amp; 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 table:style-name="ce4" office:value-type="time" office:time-value="PT00H50M27.732S" calcext:value-type="time">
            <text:p>00:50:28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Shrouds your character in darknes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DEF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Critical Damage: +6%</text:p>
          </table:table-cell>
          <table:table-cell table:style-name="ce2" table:content-validation-name="val2" office:value-type="string" calcext:value-type="string">
            <text:p>Outlines your character in blac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Max HP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Jump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Continually restores a large amount of HP &amp; 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gic ATT: +9%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LUK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LUK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AT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Jump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esos Obtained: +12</text:p>
          </table:table-cell>
          <table:table-cell table:style-name="ce2" table:content-validation-name="val2" office:value-type="string" calcext:value-type="string">
            <text:p>All Stats: +3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LUK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3% chance to become invincible for 5 seconds when attacked.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Max MP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Critical Damage: +2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LUK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esos Obtained: +12</text:p>
          </table:table-cell>
          <table:table-cell table:style-name="ce2" table:content-validation-name="val2" office:value-type="string" calcext:value-type="string">
            <text:p>IN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INT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 table:style-name="ce4" office:value-type="time" office:time-value="PT00H50M52.799S" calcext:value-type="time">
            <text:p>00:50:53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6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Critical Damage: +6%</text:p>
          </table:table-cell>
          <table:table-cell table:style-name="ce2" table:content-validation-name="val2" office:value-type="string" calcext:value-type="string">
            <text:p>Max HP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All Skill MP Costs: -10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STR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3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DEF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Hitting an enemy has a 15% chance to restore 45 MP</text:p>
          </table:table-cell>
          <table:table-cell table:style-name="ce4" office:value-type="time" office:time-value="PT00H51M00.366S" calcext:value-type="time">
            <text:p>00:51:00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Total Damage: +9%</text:p>
          </table:table-cell>
          <table:table-cell table:style-name="ce2" table:content-validation-name="val2" office:value-type="string" calcext:value-type="string">
            <text:p>Outlines your character in blac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Critical Damage: +6%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Max MP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INT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Max MP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HP Recovery Items and Skills: +1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 table:style-name="ce4" office:value-type="time" office:time-value="PT00H51M10S" calcext:value-type="time">
            <text:p>00:51:10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4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Continually restores a large amount of HP &amp;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Max HP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ignore 50% Monster DEF</text:p>
          </table:table-cell>
          <table:table-cell table:style-name="ce2" table:content-validation-name="val2" office:value-type="string" calcext:value-type="string">
            <text:p>Shrouds your character in darknes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DEX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Max HP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DEF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Max HP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Magic AT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Attacks have a 10% chance to ignore 3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Continually restores a large amount of H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50%</text:p>
          </table:table-cell>
          <table:table-cell table:style-name="ce2" table:content-validation-name="val2" office:value-type="string" calcext:value-type="string">
            <text:p>Increases your party's Speed and Ju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Hitting an enemy has a 15% chance to restore 45 MP</text:p>
          </table:table-cell>
          <table:table-cell table:style-name="ce4" office:value-type="time" office:time-value="PT00H51M31.166S" calcext:value-type="time">
            <text:p>00:51:31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Continually restores a large amount of HP &amp;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Magic AT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Increases your party's Speed and Ju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Max MP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40%</text:p>
          </table:table-cell>
          <table:table-cell table:style-name="ce2" table:content-validation-name="val2" office:value-type="string" calcext:value-type="string">
            <text:p>Outlines your character in blac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5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DEF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: +9%</text:p>
          </table:table-cell>
          <table:table-cell table:style-name="ce2" table:content-validation-name="val2" office:value-type="string" calcext:value-type="string">
            <text:p>Continually restores a large amount of H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All Stats: +4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Total Damage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 table:style-name="ce4" office:value-type="time" office:time-value="PT00H51M47.933S" calcext:value-type="time">
            <text:p>00:51:48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3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DEF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45%</text:p>
          </table:table-cell>
          <table:table-cell table:style-name="ce2" table:content-validation-name="val2" office:value-type="string" calcext:value-type="string">
            <text:p>DEF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ignore 45% Monster DEF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ATT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INT: +5%</text:p>
          </table:table-cell>
          <table:table-cell table:style-name="ce4" office:value-type="time" office:time-value="PT00H54M35.233S" calcext:value-type="time">
            <text:p>00:54:35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Max HP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Increases STR, INT, DEX, and LUK of players on the same ma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All Skill Levels: +1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Attacks have a 10% chance to ignore 4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tats: +5%</text:p>
          </table:table-cell>
          <table:table-cell table:style-name="ce2" table:content-validation-name="val2" office:value-type="string" calcext:value-type="string">
            <text:p>ATT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Jump: +7</text:p>
          </table:table-cell>
          <table:table-cell table:style-name="ce4" office:value-type="time" office:time-value="PT00H54M46.366S" calcext:value-type="time">
            <text:p>00:54:46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Hitting an enemy has a 15% chance to restore 45 H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Movement Speed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Movement Speed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3% chance to become invincible for 5 seconds when attacked.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50%</text:p>
          </table:table-cell>
          <table:table-cell table:style-name="ce2" table:content-validation-name="val2" office:value-type="string" calcext:value-type="string">
            <text:p>7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Critical Rate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INT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Movement Speed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Shrouds your character in darknes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Continually restores a large amount of HP &amp;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When hit, gain +3 sec of invincibility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Increases party members' Ju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7% chance to Auto Steal</text:p>
          </table:table-cell>
          <table:table-cell table:style-name="ce4" office:value-type="time" office:time-value="PT00H55M02.699S" calcext:value-type="time">
            <text:p>00:55:03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Hitting an enemy has a 15% chance to restore 45 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Outlines your character in r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Mesos Obtained: +10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Continually restores a large amount of HP &amp; 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HP Recovery Items and Skills: +20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Shrouds your character in darknes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Continually restores a large amount of HP &amp;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Jump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 table:style-name="ce4" office:value-type="time" office:time-value="PT00H55M13.599S" calcext:value-type="time">
            <text:p>00:55:14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3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Attacks have a 10% chance to ignore 25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Continually restores a large amount of HP &amp;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Jump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All Skill MP Costs: -10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Critical Damage: +6%</text:p>
          </table:table-cell>
          <table:table-cell table:style-name="ce2" table:content-validation-name="val2" office:value-type="string" calcext:value-type="string">
            <text:p>LUK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Max MP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45%</text:p>
          </table:table-cell>
          <table:table-cell table:style-name="ce2" table:content-validation-name="val2" office:value-type="string" calcext:value-type="string">
            <text:p>INT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Increases party members' Ju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Max MP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Abnormal Status Resistance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Critical Rate: +9%</text:p>
          </table:table-cell>
          <table:table-cell table:style-name="ce2" table:content-validation-name="val2" office:value-type="string" calcext:value-type="string">
            <text:p>Continually restores a large amount of HP &amp; 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STR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Total Damage: +9%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ATT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HP Recovery Items and Skills: +1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DEF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Critical Damage: +3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Magic AT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DEX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Turns your character r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All Elemental Resistances: +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Increases your party's Speed and Jump</text:p>
          </table:table-cell>
          <table:table-cell table:style-name="ce4" office:value-type="time" office:time-value="PT00H55M42.065S" calcext:value-type="time">
            <text:p>00:55:42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Increases party members' Ju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Jump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Critical Rate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40%</text:p>
          </table:table-cell>
          <table:table-cell table:style-name="ce2" table:content-validation-name="val2" office:value-type="string" calcext:value-type="string">
            <text:p>Critical Damage: +2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Max HP: +25</text:p>
          </table:table-cell>
          <table:table-cell table:style-name="ce4" office:value-type="time" office:time-value="PT00H56M30.632S" calcext:value-type="time">
            <text:p>00:56:31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DEF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ATT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5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Jump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Continually restores a large amount of H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Magic AT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LUK: +7</text:p>
          </table:table-cell>
          <table:table-cell table:style-name="ce4" office:value-type="time" office:time-value="PT00H56M41.032S" calcext:value-type="time">
            <text:p>00:56:41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Magic AT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gic ATT: +9%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AT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STR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Shrouds your character in darknes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ATT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HP Recovery Items and Skills: +20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Hitting an enemy has a 15% chance to restore 45 H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Hitting an enemy has a 15% chance to restore 45 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When hit, gain +3 sec of invincibility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INT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4% chance to become invincible for 5 seconds when attacked.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LUK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Outlines your character in blac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ignore 45% Monster DEF</text:p>
          </table:table-cell>
          <table:table-cell table:style-name="ce2" table:content-validation-name="val2" office:value-type="string" calcext:value-type="string">
            <text:p>Hitting an enemy has a 15% chance to restore 45 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Max MP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Continually restores a large amount of HP &amp;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Max HP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Total Damage: +9%</text:p>
          </table:table-cell>
          <table:table-cell table:style-name="ce2" table:content-validation-name="val2" office:value-type="string" calcext:value-type="string">
            <text:p>Attacks have a 10% chance to ignore 40% damage</text:p>
          </table:table-cell>
          <table:table-cell table:style-name="ce4" office:value-type="time" office:time-value="PT00H57M07.567S" calcext:value-type="time">
            <text:p>00:57:08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Attacks have a 10% chance to ignore 3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Jump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AT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DEX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ATT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Max MP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10% chance to reflect 3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4% chance to become invincible for 5 seconds when attacked.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Max MP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Jump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Max HP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Critical Rate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DEX: +8</text:p>
          </table:table-cell>
          <table:table-cell table:style-name="ce4" office:value-type="time" office:time-value="PT00H57M21.233S" calcext:value-type="time">
            <text:p>00:57:21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45%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HP Recovery Items and Skills: +1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Magic AT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Max HP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esos Obtained: +12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Magic AT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Increases party members' Ju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All Skill Levels: +1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All Elemental Resistances: +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Shrouds your character in darknes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All Skill MP Costs: -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Max MP: +22</text:p>
          </table:table-cell>
          <table:table-cell table:style-name="ce4" office:value-type="time" office:time-value="PT00H57M33.466S" calcext:value-type="time">
            <text:p>00:57:33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STR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Attacks ignore 30% Monster DEF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HP Recovery Items and Skills: +1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4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IN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LUK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All Skill MP Costs: -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Critical Damage: +2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All Stats: +4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Max MP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All Skill MP Costs: -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DEF: +25</text:p>
          </table:table-cell>
          <table:table-cell table:style-name="ce4" office:value-type="time" office:time-value="PT00H59M34.099S" calcext:value-type="time">
            <text:p>00:59:34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DEF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Max HP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Max MP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Max MP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Outlines your character in r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DEX: +6%</text:p>
          </table:table-cell>
          <table:table-cell table:style-name="ce4" office:value-type="time" office:time-value="PT01H00M38.899S" calcext:value-type="time">
            <text:p>01:00:39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DEF: +22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IN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Magic ATT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STR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Continually restores a large amount of HP &amp;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Max MP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Attacks have a 10% chance to ignore 25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: +9%</text:p>
          </table:table-cell>
          <table:table-cell table:style-name="ce2" table:content-validation-name="val2" office:value-type="string" calcext:value-type="string">
            <text:p>4% chance to become invincible for 5 seconds when attacked.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esos Obtained: +12</text:p>
          </table:table-cell>
          <table:table-cell table:style-name="ce2" table:content-validation-name="val2" office:value-type="string" calcext:value-type="string">
            <text:p>DEF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Attacks have a 10% chance to ignore 25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All Elemental Resistances: +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All Elemental Resistances: +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Shrouds your character in darknes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Attacks ignore 35% Monster DEF</text:p>
          </table:table-cell>
          <table:table-cell table:style-name="ce4" office:value-type="time" office:time-value="PT01H00M54.833S" calcext:value-type="time">
            <text:p>01:00:55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IN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Movement Speed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LUK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Max MP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Continually restores a large amount of HP &amp;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Max MP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All Stats: +2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Critical Rate: +9%</text:p>
          </table:table-cell>
          <table:table-cell table:style-name="ce2" table:content-validation-name="val2" office:value-type="string" calcext:value-type="string">
            <text:p>Attacks have a 10% chance to ignore 4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Magic ATT: +8</text:p>
          </table:table-cell>
          <table:table-cell table:style-name="ce4" office:value-type="time" office:time-value="PT01H01M08.299S" calcext:value-type="time">
            <text:p>01:01:08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50%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STR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Critical Damage: +3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Increases your party's Speed and Ju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Magic ATT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: +9%</text:p>
          </table:table-cell>
          <table:table-cell table:style-name="ce2" table:content-validation-name="val2" office:value-type="string" calcext:value-type="string">
            <text:p>DEF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Boss Damage: +3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STR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Outlines your character in r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Continually restores a large amount of H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DEF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All Skill MP Costs: -10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5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tem Acquisition Rate: +12%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ATT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All Stats: +2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Increases party members' Ju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Increases party members' Jump</text:p>
          </table:table-cell>
          <table:table-cell table:style-name="ce4" office:value-type="time" office:time-value="PT01H01M45.265S" calcext:value-type="time">
            <text:p>01:01:45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Continually restores a large amount of HP &amp; MP</text:p>
          </table:table-cell>
          <table:table-cell table:style-name="ce4" office:value-type="time" office:time-value="PT01H03M37.332S" calcext:value-type="time">
            <text:p>01:03:37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Abnormal Status Resistance: +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3% chance to become invincible for 5 seconds when attacked.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DEF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ignore 45% Monster DEF</text:p>
          </table:table-cell>
          <table:table-cell table:style-name="ce2" table:content-validation-name="val2" office:value-type="string" calcext:value-type="string">
            <text:p>Max MP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3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Critical Damage: +3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Max MP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All Skill MP Costs: -10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Total Damage: +5%</text:p>
          </table:table-cell>
          <table:table-cell table:style-name="ce4" office:value-type="time" office:time-value="PT01H03M46.665S" calcext:value-type="time">
            <text:p>01:03:47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Increases your party's Speed and Jump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Movement Speed: +7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10% chance to reflect 3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STR: +8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3% chance to Auto Steal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Critical Damage: +2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: +9%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10% chance to reflect 2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Critical Damage: +3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DEF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When hit, gain +3 sec of invincibility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HP Recovery Items and Skills: +15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10% chance to reflect 30% damage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DEF: +6%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Max MP: +25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When hit, gain +3 sec of invincibility</text:p>
          </table:table-cell>
          <table:table-cell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 table:style-name="ce4" office:value-type="time" office:time-value="PT01H04M12.433S" calcext:value-type="time">
            <text:p>01:04:12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6% chance to Auto Steal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esos Obtained: +12</text:p>
          </table:table-cell>
          <table:table-cell table:style-name="ce2" table:content-validation-name="val2" office:value-type="string" calcext:value-type="string">
            <text:p>INT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Magic ATT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When hit, gain +3 sec of invincibility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LUK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DEF: +22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 table:style-name="ce4" office:value-type="time" office:time-value="PT01H04M21.366S" calcext:value-type="time">
            <text:p>01:04:21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Magic ATT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Movement Speed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Attacks have a 10% chance to ignore 20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INT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Total Damage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4% chance to Auto Steal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Total Damage: +9%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All Stats: +3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tats: +5%</text:p>
          </table:table-cell>
          <table:table-cell table:style-name="ce2" table:content-validation-name="val2" office:value-type="string" calcext:value-type="string">
            <text:p>Max MP: +2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Attacks have a 10% chance to ignore 20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tats: +5%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Attacks have a 10% chance to ignore 20% damage</text:p>
          </table:table-cell>
          <table:table-cell table:style-name="ce4" office:value-type="time" office:time-value="PT01H04M36.666S" calcext:value-type="time">
            <text:p>01:04:37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Max HP: +2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50%</text:p>
          </table:table-cell>
          <table:table-cell table:style-name="ce2" table:content-validation-name="val2" office:value-type="string" calcext:value-type="string">
            <text:p>Continually restores a large amount of HP to nearby allie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 table:style-name="ce4" office:value-type="time" office:time-value="PT01H05M39.032S" calcext:value-type="time">
            <text:p>01:05:39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Magic ATT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All Stats: +4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Increases your party's Speed and Ju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Outlines your character in black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Increases your party's Speed and Ju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Total Damage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Max HP: +2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Continually restores a large amount of HP to nearby allie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DEF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Increases your party's Speed and Ju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INT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Max HP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INT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40%</text:p>
          </table:table-cell>
          <table:table-cell table:style-name="ce2" table:content-validation-name="val2" office:value-type="string" calcext:value-type="string">
            <text:p>5% chance to Auto Steal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3% chance to Auto Steal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DEX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Attacks have a 10% chance to ignore 30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Outlines your character in red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Critical Damage: +2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Shrouds your character in darknes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7% chance to Auto Steal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6% chance to become invincible for 5 seconds when attacked.</text:p>
          </table:table-cell>
          <table:table-cell table:style-name="ce4" office:value-type="time" office:time-value="PT01H06M06.265S" calcext:value-type="time">
            <text:p>01:06:06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DEX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Max MP: +5%</text:p>
          </table:table-cell>
          <table:table-cell table:style-name="ce4" office:value-type="time" office:time-value="PT01H06M43.033S" calcext:value-type="time">
            <text:p>01:06:43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DEX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LUK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ATT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50%</text:p>
          </table:table-cell>
          <table:table-cell table:style-name="ce2" table:content-validation-name="val2" office:value-type="string" calcext:value-type="string">
            <text:p>DEX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Abnormal Status Resistance: +5%</text:p>
          </table:table-cell>
          <table:table-cell table:style-name="ce4" office:value-type="time" office:time-value="PT01H07M25.567S" calcext:value-type="time">
            <text:p>01:07:26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LUK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Critical Rate: +9%</text:p>
          </table:table-cell>
          <table:table-cell table:style-name="ce2" table:content-validation-name="val2" office:value-type="string" calcext:value-type="string">
            <text:p>Continually restores a large amount of HP to nearby allie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DEF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STR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Attacks have a 10% chance to ignore 25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Critical Damage: +6%</text:p>
          </table:table-cell>
          <table:table-cell table:style-name="ce2" table:content-validation-name="val2" office:value-type="string" calcext:value-type="string">
            <text:p>Jump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DEF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3% chance to become invincible for 5 seconds when attacked.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Increases party members' Ju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 table:style-name="ce4" office:value-type="time" office:time-value="PT01H07M36.899S" calcext:value-type="time">
            <text:p>01:07:37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gic ATT: +9%</text:p>
          </table:table-cell>
          <table:table-cell table:style-name="ce2" table:content-validation-name="val2" office:value-type="string" calcext:value-type="string">
            <text:p>Continually restores a large amount of HP &amp; 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40%</text:p>
          </table:table-cell>
          <table:table-cell table:style-name="ce2" table:content-validation-name="val2" office:value-type="string" calcext:value-type="string">
            <text:p>DEF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Continually restores a large amount of HP &amp; MP to nearby allie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Max HP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All Skill MP Costs: -10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DEX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Attacks have a 10% chance to ignore 20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DEF: +5%</text:p>
          </table:table-cell>
          <table:table-cell table:style-name="ce4" office:value-type="time" office:time-value="PT01H08M21.132S" calcext:value-type="time">
            <text:p>01:08:21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40%</text:p>
          </table:table-cell>
          <table:table-cell table:style-name="ce2" table:content-validation-name="val2" office:value-type="string" calcext:value-type="string">
            <text:p>Movement Speed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Critical Damage: +6%</text:p>
          </table:table-cell>
          <table:table-cell table:style-name="ce2" table:content-validation-name="val2" office:value-type="string" calcext:value-type="string">
            <text:p>Attacks have a 10% chance to ignore 40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All Stats: +4</text:p>
          </table:table-cell>
          <table:table-cell table:style-name="ce4" office:value-type="time" office:time-value="PT01H08M44.666S" calcext:value-type="time">
            <text:p>01:08:45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ignore 50% Monster DEF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10% chance to reflect 30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Max MP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INT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LUK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Magic ATT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ATT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DEF: +2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 table:style-name="ce4" office:value-type="time" office:time-value="PT01H08M54.966S" calcext:value-type="time">
            <text:p>01:08:55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ATT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: +9%</text:p>
          </table:table-cell>
          <table:table-cell table:style-name="ce2" table:content-validation-name="val2" office:value-type="string" calcext:value-type="string">
            <text:p>DEF: +22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5% chance to Auto Steal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4% chance to become invincible for 5 seconds when attacked.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LUK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STR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Outlines your character in black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STR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DEF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STR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 table:style-name="ce4" office:value-type="time" office:time-value="PT01H09M07.532S" calcext:value-type="time">
            <text:p>01:09:08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Critical Rate: +9%</text:p>
          </table:table-cell>
          <table:table-cell table:style-name="ce2" table:content-validation-name="val2" office:value-type="string" calcext:value-type="string">
            <text:p>All Stats: +2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Continually restores a large amount of HP &amp; 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Critical Damage: +6%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4% chance to Auto Steal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: +9%</text:p>
          </table:table-cell>
          <table:table-cell table:style-name="ce2" table:content-validation-name="val2" office:value-type="string" calcext:value-type="string">
            <text:p>4% chance to become invincible for 5 seconds when attacked.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3% chance to Auto Steal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5% chance to Auto Steal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Continually restores a large amount of HP &amp; 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DEX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Attacks have a 10% chance to ignore 30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: +9%</text:p>
          </table:table-cell>
          <table:table-cell table:style-name="ce2" table:content-validation-name="val2" office:value-type="string" calcext:value-type="string">
            <text:p>DEF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7% chance to Auto Steal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STR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Critical Rate: +9%</text:p>
          </table:table-cell>
          <table:table-cell table:style-name="ce2" table:content-validation-name="val2" office:value-type="string" calcext:value-type="string">
            <text:p>Outlines your character in black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LUK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DEX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Increases party members' Ju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gic ATT: +9%</text:p>
          </table:table-cell>
          <table:table-cell table:style-name="ce2" table:content-validation-name="val2" office:value-type="string" calcext:value-type="string">
            <text:p>DEF: +5%</text:p>
          </table:table-cell>
          <table:table-cell table:style-name="ce4" office:value-type="time" office:time-value="PT01H09M40.367S" calcext:value-type="time">
            <text:p>01:09:40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DEF: +2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DEF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 table:style-name="ce4" office:value-type="time" office:time-value="PT01H10M34.766S" calcext:value-type="time">
            <text:p>01:10:35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Continually restores a large amount of HP &amp; MP to nearby allie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Max MP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All Stats: +4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Increases STR, INT, DEX, and LUK of players on the same ma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Magic ATT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Continually restores a large amount of HP to nearby allies</text:p>
          </table:table-cell>
          <table:table-cell table:style-name="ce4" office:value-type="time" office:time-value="PT01H10M43.399S" calcext:value-type="time">
            <text:p>01:10:43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Critical Rate: +9%</text:p>
          </table:table-cell>
          <table:table-cell table:style-name="ce2" table:content-validation-name="val2" office:value-type="string" calcext:value-type="string">
            <text:p>DEF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LUK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LUK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DEF: +22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Max MP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Max HP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HP Recovery Items and Skills: +1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Magic ATT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Max HP: +2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DEF: +9%</text:p>
          </table:table-cell>
          <table:table-cell table:style-name="ce4" office:value-type="time" office:time-value="PT01H10M53.932S" calcext:value-type="time">
            <text:p>01:10:54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Max MP: +22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LUK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Increases party members' Ju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All Elemental Resistances: +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Attacks have a 10% chance to ignore 20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DEF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STR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Hitting an enemy has a 15% chance to restore 45 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gic ATT: +9%</text:p>
          </table:table-cell>
          <table:table-cell table:style-name="ce2" table:content-validation-name="val2" office:value-type="string" calcext:value-type="string">
            <text:p>4% chance to become invincible for 5 seconds when attacked.</text:p>
          </table:table-cell>
          <table:table-cell table:style-name="ce4" office:value-type="time" office:time-value="PT01H11M03.099S" calcext:value-type="time">
            <text:p>01:11:03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Jump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tem Acquisition Rate: +12%</text:p>
          </table:table-cell>
          <table:table-cell table:style-name="ce2" table:content-validation-name="val2" office:value-type="string" calcext:value-type="string">
            <text:p>DEF: +2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DEX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Critical Damage: +2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DEX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4% chance to become invincible for 5 seconds when attacked.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Magic ATT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Item Acquisition Rate: +10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DEF: +22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6% chance to Auto Steal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40%</text:p>
          </table:table-cell>
          <table:table-cell table:style-name="ce2" table:content-validation-name="val2" office:value-type="string" calcext:value-type="string">
            <text:p>7% chance to Auto Steal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Increases STR, INT, DEX, and LUK of players on the same ma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Jump: +8</text:p>
          </table:table-cell>
          <table:table-cell table:style-name="ce4" office:value-type="time" office:time-value="PT01H11M20.134S" calcext:value-type="time">
            <text:p>01:11:20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All Stats: +4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Attacks have a 10% chance to ignore 40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DEF: +2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Jump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Hitting an enemy has a 15% chance to restore 45 H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Attacks have a 10% chance to ignore 40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3% chance to become invincible for 5 seconds when attacked.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Max MP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LUK: +6%</text:p>
          </table:table-cell>
          <table:table-cell table:style-name="ce4" office:value-type="time" office:time-value="PT01H11M32.567S" calcext:value-type="time">
            <text:p>01:11:33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All Stats: +4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LUK: +9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INT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Jump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Continually restores a large amount of HP to nearby allie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Continually restores a large amount of HP &amp; MP to nearby allie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Max HP: +2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HP Recovery Items and Skills: +20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ignore 50% Monster DEF</text:p>
          </table:table-cell>
          <table:table-cell table:style-name="ce2" table:content-validation-name="val2" office:value-type="string" calcext:value-type="string">
            <text:p>Increases party members' Jump</text:p>
          </table:table-cell>
          <table:table-cell table:style-name="ce4" office:value-type="time" office:time-value="PT01H11M54.699S" calcext:value-type="time">
            <text:p>01:11:55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Magic ATT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DEX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6% chance to Auto Steal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Max HP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Continually restores a large amount of HP &amp; MP to nearby allie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Max MP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Shrouds your character in darknes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4% chance to become invincible for 5 seconds when attacked.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All Stats: +2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4% chance to Auto Steal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Critical Damage: +6%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DEF: +5%</text:p>
          </table:table-cell>
          <table:table-cell table:style-name="ce4" office:value-type="time" office:time-value="PT01H12M09.199S" calcext:value-type="time">
            <text:p>01:12:09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Total Damage: +5%</text:p>
          </table:table-cell>
          <table:table-cell table:style-name="ce4" office:value-type="time" office:time-value="PT01H13M01.067S" calcext:value-type="time">
            <text:p>01:13:01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Increases your party's Speed and Ju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STR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ignore 50% Monster DEF</text:p>
          </table:table-cell>
          <table:table-cell table:style-name="ce2" table:content-validation-name="val2" office:value-type="string" calcext:value-type="string">
            <text:p>Continually restores a large amount of HP &amp; MP to nearby allie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INT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When hit, gain +3 sec of invincibility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Increases your party's Speed and Ju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Max HP: +2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Jump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esos Obtained: +12</text:p>
          </table:table-cell>
          <table:table-cell table:style-name="ce2" table:content-validation-name="val2" office:value-type="string" calcext:value-type="string">
            <text:p>Max HP: +22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DEF: +2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DEF: +2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ATT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DEF: +22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LUK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Max HP: +5%</text:p>
          </table:table-cell>
          <table:table-cell table:style-name="ce4" office:value-type="time" office:time-value="PT01H13M36.3S" calcext:value-type="time">
            <text:p>01:13:36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All Elemental Resistances: +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LUK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Max MP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Max MP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HP Recovery Items and Skills: +20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DEF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When hit, gain +3 sec of invincibility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All Skill MP Costs: -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Attacks have a 10% chance to ignore 40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LUK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DEX: +5%</text:p>
          </table:table-cell>
          <table:table-cell table:style-name="ce4" office:value-type="time" office:time-value="PT01H14M04.8S" calcext:value-type="time">
            <text:p>01:14:05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DEF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DEF: +2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Max HP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: +9%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ATT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Outlines your character in black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Total Damage: +9%</text:p>
          </table:table-cell>
          <table:table-cell table:style-name="ce2" table:content-validation-name="val2" office:value-type="string" calcext:value-type="string">
            <text:p>INT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INT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Increases party members' Ju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Increases party members' Ju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50%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DEF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Critical Damage: +6%</text:p>
          </table:table-cell>
          <table:table-cell table:style-name="ce2" table:content-validation-name="val2" office:value-type="string" calcext:value-type="string">
            <text:p>Max MP: +22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gic ATT: +9%</text:p>
          </table:table-cell>
          <table:table-cell table:style-name="ce2" table:content-validation-name="val2" office:value-type="string" calcext:value-type="string">
            <text:p>LUK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Max MP: +22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STR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Jump: +8</text:p>
          </table:table-cell>
          <table:table-cell table:style-name="ce4" office:value-type="time" office:time-value="PT01H14M31.832S" calcext:value-type="time">
            <text:p>01:14:32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DEF: +2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DEX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Increases party members' Ju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Movement Speed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Critical Rate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INT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DEF: +2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HP Recovery Items and Skills: +20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gic ATT: +9%</text:p>
          </table:table-cell>
          <table:table-cell table:style-name="ce2" table:content-validation-name="val2" office:value-type="string" calcext:value-type="string">
            <text:p>DEF: +22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Critical Damage: +6%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HP Recovery Items and Skills: +20%</text:p>
          </table:table-cell>
          <table:table-cell table:style-name="ce4" office:value-type="time" office:time-value="PT01H14M45.966S" calcext:value-type="time">
            <text:p>01:14:46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ignore 45% Monster DEF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Max MP: +2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Max HP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DEX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4% chance to become invincible for 5 seconds when attacked.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DEX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Max HP: +2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Magic ATT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Increases your party's Speed and Ju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Max HP: +22</text:p>
          </table:table-cell>
          <table:table-cell table:style-name="ce4" office:value-type="time" office:time-value="PT01H14M58.733S" calcext:value-type="time">
            <text:p>01:14:59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10% chance to reflect 30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All Skill MP Costs: -10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All Elemental Resistances: +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All Skill MP Costs: -10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STR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7% chance to Auto Steal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All Elemental Resistances: +5</text:p>
          </table:table-cell>
          <table:table-cell table:style-name="ce4" office:value-type="time" office:time-value="PT01H15M41.3S" calcext:value-type="time">
            <text:p>01:15:41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Attacks have a 10% chance to ignore 25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Continually restores a large amount of HP &amp; MP to nearby allie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LUK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All Skill MP Costs: -10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DEF: +2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3% chance to become invincible for 5 seconds when attacked.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gic ATT: +9%</text:p>
          </table:table-cell>
          <table:table-cell table:style-name="ce2" table:content-validation-name="val2" office:value-type="string" calcext:value-type="string">
            <text:p>DEF: +22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LUK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6% chance to Auto Steal</text:p>
          </table:table-cell>
          <table:table-cell table:style-name="ce4" office:value-type="time" office:time-value="PT01H16M12.399S" calcext:value-type="time">
            <text:p>01:16:12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INT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LUK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Critical Damage: +6%</text:p>
          </table:table-cell>
          <table:table-cell table:style-name="ce2" table:content-validation-name="val2" office:value-type="string" calcext:value-type="string">
            <text:p>DEX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esos Obtained: +12</text:p>
          </table:table-cell>
          <table:table-cell table:style-name="ce2" table:content-validation-name="val2" office:value-type="string" calcext:value-type="string">
            <text:p>ATT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DEX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Increases your party's Speed and Ju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DEX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Attacks have a 10% chance to ignore 40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Critical Damage: +6%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STR: +8</text:p>
          </table:table-cell>
          <table:table-cell table:style-name="ce4" office:value-type="time" office:time-value="PT01H16M24.766S" calcext:value-type="time">
            <text:p>01:16:25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DEF: +22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DEF: +22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DEX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Item Acquisition Rate: +10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Max HP: +2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4% chance to Auto Steal</text:p>
          </table:table-cell>
          <table:table-cell table:style-name="ce4" office:value-type="time" office:time-value="PT01H16M39.434S" calcext:value-type="time">
            <text:p>01:16:39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Max HP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Abnormal Status Resistance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All Elemental Resistances: +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Continually restores a large amount of HP &amp; MP to nearby allies</text:p>
          </table:table-cell>
          <table:table-cell table:style-name="ce4" office:value-type="time" office:time-value="PT01H16M46.067S" calcext:value-type="time">
            <text:p>01:16:46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DEX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INT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ignore 45% Monster DEF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Max HP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Movement Speed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Max MP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Hitting an enemy has a 15% chance to restore 45 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ignore 50% Monster DEF</text:p>
          </table:table-cell>
          <table:table-cell table:style-name="ce2" table:content-validation-name="val2" office:value-type="string" calcext:value-type="string">
            <text:p>ATT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10% chance to reflect 30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INT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Max MP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Turns your character red</text:p>
          </table:table-cell>
          <table:table-cell table:style-name="ce4" office:value-type="time" office:time-value="PT01H17M00.632S" calcext:value-type="time">
            <text:p>01:17:01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STR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Critical Damage: +6%</text:p>
          </table:table-cell>
          <table:table-cell table:style-name="ce2" table:content-validation-name="val2" office:value-type="string" calcext:value-type="string">
            <text:p>STR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Increases party members' Ju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4% chance to Auto Steal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: +9%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DEF: +2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Max MP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Continually restores a large amount of HP to nearby allie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 table:style-name="ce4" office:value-type="time" office:time-value="PT01H17M16.266S" calcext:value-type="time">
            <text:p>01:17:16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Attacks have a 10% chance to ignore 20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Increases party members' Ju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Max MP: +22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All Skills Cost: -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Max HP: +2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HP Recovery Items and Skills: +1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Hitting an enemy has a 15% chance to restore 45 H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DEF: +5%</text:p>
          </table:table-cell>
          <table:table-cell table:style-name="ce4" office:value-type="time" office:time-value="PT01H17M30.865S" calcext:value-type="time">
            <text:p>01:17:31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DEX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Attacks have a 10% chance to ignore 30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Critical Damage: +2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Attacks have a 10% chance to ignore 25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Increases your party's Speed and Ju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DEX: +6%</text:p>
          </table:table-cell>
          <table:table-cell table:style-name="ce4" office:value-type="time" office:time-value="PT01H18M34.532S" calcext:value-type="time">
            <text:p>01:18:35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ATT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Continually restores a large amount of HP to nearby allie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Outlines your character in black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Max MP: +22</text:p>
          </table:table-cell>
          <table:table-cell table:style-name="ce4" office:value-type="time" office:time-value="PT01H20M17.733S" calcext:value-type="time">
            <text:p>01:20:18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DEF: +22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Critical Rate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Magic ATT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DEF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Attacks have a 10% chance to ignore 20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DEF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Jump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tem Acquisition Rate: +12%</text:p>
          </table:table-cell>
          <table:table-cell table:style-name="ce2" table:content-validation-name="val2" office:value-type="string" calcext:value-type="string">
            <text:p>Turns your character red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Outlines your character in black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: +9%</text:p>
          </table:table-cell>
          <table:table-cell table:style-name="ce2" table:content-validation-name="val2" office:value-type="string" calcext:value-type="string">
            <text:p>DEX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DEX: +8</text:p>
          </table:table-cell>
          <table:table-cell table:style-name="ce4" office:value-type="time" office:time-value="PT01H21M47.8S" calcext:value-type="time">
            <text:p>01:21:48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Max MP: +22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10% chance to reflect 20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HP Recovery Items and Skills: +20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LUK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Movement Speed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Max HP: +22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LUK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Magic ATT: +8</text:p>
          </table:table-cell>
          <table:table-cell table:style-name="ce4" office:value-type="time" office:time-value="PT01H22M01.599S" calcext:value-type="time">
            <text:p>01:22:02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50%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Magic ATT: +7</text:p>
          </table:table-cell>
          <table:table-cell table:style-name="ce4" office:value-type="time" office:time-value="PT01H24M56.899S" calcext:value-type="time">
            <text:p>01:24:57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INT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DEF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Shrouds your character in darknes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Attacks have a 12% chance to ignore 45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Critical Damage: +3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STR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DEF: +6%</text:p>
          </table:table-cell>
          <table:table-cell table:style-name="ce4" office:value-type="time" office:time-value="PT01H25M04.132S" calcext:value-type="time">
            <text:p>01:25:04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5% chance to Auto Steal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Attacks have a 10% chance to ignore 40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Attacks have a 10% chance to ignore 40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When hit, gain +3 sec of invincibility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ATT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STR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Boss Damage: +30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DEF: +2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Continually restores a large amount of HP &amp; MP to nearby allie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Outlines your character in red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DEF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50%</text:p>
          </table:table-cell>
          <table:table-cell table:style-name="ce2" table:content-validation-name="val2" office:value-type="string" calcext:value-type="string">
            <text:p>Continually restores a large amount of HP to nearby allie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Max HP: +2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Increases your party's Speed and Jump</text:p>
          </table:table-cell>
          <table:table-cell table:style-name="ce4" office:value-type="time" office:time-value="PT01H25M33.532S" calcext:value-type="time">
            <text:p>01:25:34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Attacks have a 10% chance to ignore 30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LUK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STR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STR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45%</text:p>
          </table:table-cell>
          <table:table-cell table:style-name="ce2" table:content-validation-name="val2" office:value-type="string" calcext:value-type="string">
            <text:p>Jump: +8</text:p>
          </table:table-cell>
          <table:table-cell table:style-name="ce4" office:value-type="time" office:time-value="PT01H25M38.867S" calcext:value-type="time">
            <text:p>01:25:39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Shrouds your character in darknes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6% chance to Auto Steal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DEF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Outlines your character in black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4% chance to become invincible for 5 seconds when attacked.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DEF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When hit, gain +3 sec of invincibility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10% chance to reflect 30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Mesos Obtained: +10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Attacks ignore 35% Monster DEF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LUK: +5%</text:p>
          </table:table-cell>
          <table:table-cell table:style-name="ce4" office:value-type="time" office:time-value="PT01H25M50.465S" calcext:value-type="time">
            <text:p>01:25:50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Magic ATT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4% chance to become invincible for 5 seconds when attacked.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ATT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All Skill MP Costs: -10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Attacks have a 10% chance to ignore 30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ATT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Max HP: +5%</text:p>
          </table:table-cell>
          <table:table-cell table:style-name="ce4" office:value-type="time" office:time-value="PT01H25M59.134S" calcext:value-type="time">
            <text:p>01:25:59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3% chance to become invincible for 5 seconds when attacked.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LUK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DEF: +2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Increases STR, INT, DEX, and LUK of players on the same ma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All Skill MP Costs: -10%</text:p>
          </table:table-cell>
          <table:table-cell table:style-name="ce4" office:value-type="time" office:time-value="PT01H26M05.532S" calcext:value-type="time">
            <text:p>01:26:06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4% chance to Auto Steal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Continually restores a large amount of HP &amp; 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ignore 45% Monster DEF</text:p>
          </table:table-cell>
          <table:table-cell table:style-name="ce2" table:content-validation-name="val2" office:value-type="string" calcext:value-type="string">
            <text:p>Turns your character red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ATT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Outlines your character in red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DEX: +5%</text:p>
          </table:table-cell>
          <table:table-cell table:style-name="ce4" office:value-type="time" office:time-value="PT01H26M51.099S" calcext:value-type="time">
            <text:p>01:26:51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gic ATT: +9%</text:p>
          </table:table-cell>
          <table:table-cell table:style-name="ce2" table:content-validation-name="val2" office:value-type="string" calcext:value-type="string">
            <text:p>All Stats: +4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Max HP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Jump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LUK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Max HP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HP Recovery Items and Skills: +1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Max MP: +22</text:p>
          </table:table-cell>
          <table:table-cell table:style-name="ce4" office:value-type="time" office:time-value="PT01H27M01.766S" calcext:value-type="time">
            <text:p>01:27:02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DEF: +2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Critical Rate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Magic ATT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INT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Max HP: +2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Continually restores a large amount of HP &amp; MP to nearby allie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Turns your character red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10% chance to reflect 30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Total Damage: +9%</text:p>
          </table:table-cell>
          <table:table-cell table:style-name="ce2" table:content-validation-name="val2" office:value-type="string" calcext:value-type="string">
            <text:p>LUK: +5%</text:p>
          </table:table-cell>
          <table:table-cell table:style-name="ce4" office:value-type="time" office:time-value="PT01H27M14.134S" calcext:value-type="time">
            <text:p>01:27:14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Turns your character red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Attacks have a 10% chance to ignore 40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LUK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50%</text:p>
          </table:table-cell>
          <table:table-cell table:style-name="ce2" table:content-validation-name="val2" office:value-type="string" calcext:value-type="string">
            <text:p>10% chance to reflect 30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ATT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Hitting an enemy has a 15% chance to restore 45 H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Increases STR, INT, DEX, and LUK of players on the same ma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Max MP: +2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DEF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ATT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 table:style-name="ce4" office:value-type="time" office:time-value="PT01H27M29.966S" calcext:value-type="time">
            <text:p>01:27:30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Jump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STR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Attacks have a 10% chance to ignore 30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Mesos Obtained: +10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40%</text:p>
          </table:table-cell>
          <table:table-cell table:style-name="ce2" table:content-validation-name="val2" office:value-type="string" calcext:value-type="string">
            <text:p>DEF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4% chance to become invincible for 5 seconds when attacked.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DEF: +22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LUK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Attacks have a 10% chance to ignore 40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Max HP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45%</text:p>
          </table:table-cell>
          <table:table-cell table:style-name="ce2" table:content-validation-name="val2" office:value-type="string" calcext:value-type="string">
            <text:p>Continually restores a large amount of HP &amp; MP to nearby allies</text:p>
          </table:table-cell>
          <table:table-cell table:style-name="ce4" office:value-type="time" office:time-value="PT01H27M44.766S" calcext:value-type="time">
            <text:p>01:27:45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40%</text:p>
          </table:table-cell>
          <table:table-cell table:style-name="ce2" table:content-validation-name="val2" office:value-type="string" calcext:value-type="string">
            <text:p>INT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LUK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Max MP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Outlines your character in red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INT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Continually restores a large amount of HP to nearby allie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Increases your party's Speed and Ju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Increases party members' Jump</text:p>
          </table:table-cell>
          <table:table-cell table:style-name="ce4" office:value-type="time" office:time-value="PT01H27M55.832S" calcext:value-type="time">
            <text:p>01:27:56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Continually restores a large amount of HP to nearby allie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INT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10% chance to reflect 20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Movement Speed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6% chance to Auto Steal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 table:style-name="ce4" office:value-type="time" office:time-value="PT01H28M03.266S" calcext:value-type="time">
            <text:p>01:28:03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Shrouds your character in darknes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Max HP: +22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ATT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DEF: +22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Shrouds your character in darknes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4% chance to become invincible for 5 seconds when attacked.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10% chance to reflect 30% damage</text:p>
          </table:table-cell>
          <table:table-cell table:style-name="ce4" office:value-type="time" office:time-value="PT01H28M14S" calcext:value-type="time">
            <text:p>01:28:14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5% chance to Auto Steal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Max MP: +22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gic ATT: +9%</text:p>
          </table:table-cell>
          <table:table-cell table:style-name="ce2" table:content-validation-name="val2" office:value-type="string" calcext:value-type="string">
            <text:p>When hit, gain +3 sec of invincibility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All Elemental Resistances: +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STR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 table:style-name="ce4" office:value-type="time" office:time-value="PT01H29M00.266S" calcext:value-type="time">
            <text:p>01:29:00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Movement Speed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INT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5% chance to Auto Steal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Outlines your character in black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Continually restores a large amount of HP to nearby allie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7% chance to Auto Steal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Max MP: +22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ATT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DEF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All Elemental Resistances: +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Attacks ignore 30% Monster DEF</text:p>
          </table:table-cell>
          <table:table-cell table:style-name="ce4" office:value-type="time" office:time-value="PT01H29M13.632S" calcext:value-type="time">
            <text:p>01:29:14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STR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3% chance to become invincible for 5 seconds when attacked.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6% chance to Auto Steal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ATT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Continually restores a large amount of HP &amp; 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STR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Max MP: +22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Max MP: +5%</text:p>
          </table:table-cell>
          <table:table-cell table:style-name="ce4" office:value-type="time" office:time-value="PT01H29M23.699S" calcext:value-type="time">
            <text:p>01:29:24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DEF: +22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DEX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Hitting an enemy has a 15% chance to restore 45 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ignore 50% Monster DEF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DEF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10% chance to reflect 20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Turns your character red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Increases STR, INT, DEX, and LUK of players on the same ma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Max MP: +2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DEF: +2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Max HP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 table:style-name="ce4" office:value-type="time" office:time-value="PT01H29M40S" calcext:value-type="time">
            <text:p>01:29:40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10% chance to reflect 30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4% chance to Auto Steal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ATT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Attacks have a 10% chance to ignore 40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: +9%</text:p>
          </table:table-cell>
          <table:table-cell table:style-name="ce2" table:content-validation-name="val2" office:value-type="string" calcext:value-type="string">
            <text:p>4% chance to Auto Steal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Max HP: +2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Jump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Max HP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Hitting an enemy has a 15% chance to restore 45 H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tats: +5%</text:p>
          </table:table-cell>
          <table:table-cell table:style-name="ce2" table:content-validation-name="val2" office:value-type="string" calcext:value-type="string">
            <text:p>Mesos Obtained: +10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gic ATT: +9%</text:p>
          </table:table-cell>
          <table:table-cell table:style-name="ce2" table:content-validation-name="val2" office:value-type="string" calcext:value-type="string">
            <text:p>Total Damage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Continually restores a large amount of HP &amp; 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Increases party members' Ju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Outlines your character in black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Movement Speed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STR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INT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HP Recovery Items and Skills: +20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Hitting an enemy has a 15% chance to restore 45 H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DEF: +22</text:p>
          </table:table-cell>
          <table:table-cell table:style-name="ce4" office:value-type="time" office:time-value="PT01H30M05.367S" calcext:value-type="time">
            <text:p>01:30:05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STR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ATT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Continually restores a large amount of HP to nearby allie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Attacks have a 10% chance to ignore 40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6% chance to Auto Steal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DEF: +2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Movement Speed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DEF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ATT: +8</text:p>
          </table:table-cell>
          <table:table-cell table:style-name="ce4" office:value-type="time" office:time-value="PT01H30M16.833S" calcext:value-type="time">
            <text:p>01:30:17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gic ATT: +9%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All Stats: +4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Movement Speed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DEF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Movement Speed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ATT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DEX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All Stats: +4</text:p>
          </table:table-cell>
          <table:table-cell table:style-name="ce4" office:value-type="time" office:time-value="PT01H31M30.733S" calcext:value-type="time">
            <text:p>01:31:31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When hit, gain +3 sec of invincibility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Outlines your character in red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Attacks have a 10% chance to ignore 40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Max HP: +2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 table:style-name="ce4" office:value-type="time" office:time-value="PT01H31M37.099S" calcext:value-type="time">
            <text:p>01:31:37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INT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DEF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All Stats: +4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Hitting an enemy has a 15% chance to restore 45 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Magic ATT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Outlines your character in red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: +9%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Continually restores a large amount of HP &amp; 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Movement Speed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Jump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gic ATT: +9%</text:p>
          </table:table-cell>
          <table:table-cell table:style-name="ce2" table:content-validation-name="val2" office:value-type="string" calcext:value-type="string">
            <text:p>4% chance to become invincible for 5 seconds when attacked.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tem Acquisition Rate: +12%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HP Recovery Items and Skills: +20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Max HP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Attacks have a 10% chance to ignore 40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Continually restores a large amount of HP &amp; MP to nearby allie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10% chance to reflect 30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Magic ATT: +7</text:p>
          </table:table-cell>
          <table:table-cell table:style-name="ce4" office:value-type="time" office:time-value="PT01H32M04.099S" calcext:value-type="time">
            <text:p>01:32:04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Max MP: +22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Critical Damage: +3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Boss Damage: +30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INT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Attacks have a 10% chance to ignore 40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INT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: +9%</text:p>
          </table:table-cell>
          <table:table-cell table:style-name="ce2" table:content-validation-name="val2" office:value-type="string" calcext:value-type="string">
            <text:p>STR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INT: +7</text:p>
          </table:table-cell>
          <table:table-cell table:style-name="ce4" office:value-type="time" office:time-value="PT01H32M14.132S" calcext:value-type="time">
            <text:p>01:32:14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INT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Increases party members' Ju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Hitting an enemy has a 15% chance to restore 45 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Outlines your character in black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HP Recovery Items and Skills: +1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ATT: +7</text:p>
          </table:table-cell>
          <table:table-cell table:style-name="ce4" office:value-type="time" office:time-value="PT01H32M21.833S" calcext:value-type="time">
            <text:p>01:32:22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STR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Increases your party's Speed and Ju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Magic ATT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INT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Max HP: +2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ignore 45% Monster DEF</text:p>
          </table:table-cell>
          <table:table-cell table:style-name="ce2" table:content-validation-name="val2" office:value-type="string" calcext:value-type="string">
            <text:p>DEF: +22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Max HP: +22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Critical Rate: +9%</text:p>
          </table:table-cell>
          <table:table-cell table:style-name="ce2" table:content-validation-name="val2" office:value-type="string" calcext:value-type="string">
            <text:p>LUK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Increases party members' Ju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INT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Continually restores a large amount of HP &amp; 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Critical Damage: +3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When hit, gain +3 sec of invincibility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Increases your party's Speed and Ju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Max HP: +22</text:p>
          </table:table-cell>
          <table:table-cell table:style-name="ce4" office:value-type="time" office:time-value="PT01H32M49.533S" calcext:value-type="time">
            <text:p>01:32:50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esos Obtained: +12</text:p>
          </table:table-cell>
          <table:table-cell table:style-name="ce2" table:content-validation-name="val2" office:value-type="string" calcext:value-type="string">
            <text:p>INT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6% chance to Auto Steal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Max HP: +2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DEF: +22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Movement Speed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DEX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Outlines your character in black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Max HP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gic ATT: +9%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Outlines your character in red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gic ATT: +9%</text:p>
          </table:table-cell>
          <table:table-cell table:style-name="ce2" table:content-validation-name="val2" office:value-type="string" calcext:value-type="string">
            <text:p>Mesos Obtained: +10</text:p>
          </table:table-cell>
          <table:table-cell table:style-name="ce4" office:value-type="time" office:time-value="PT01H33M00.867S" calcext:value-type="time">
            <text:p>01:33:01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Hitting an enemy has a 15% chance to restore 45 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 table:style-name="ce4" office:value-type="time" office:time-value="PT01H33M43.332S" calcext:value-type="time">
            <text:p>01:33:43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Max MP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Magic ATT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ignore 45% Monster DEF</text:p>
          </table:table-cell>
          <table:table-cell table:style-name="ce2" table:content-validation-name="val2" office:value-type="string" calcext:value-type="string">
            <text:p>DEF: +2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DEF: +2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HP Recovery Items and Skills: +20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LUK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: +9%</text:p>
          </table:table-cell>
          <table:table-cell table:style-name="ce2" table:content-validation-name="val2" office:value-type="string" calcext:value-type="string">
            <text:p>Continually restores a large amount of HP &amp; M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Increases your party's Speed and Ju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10% chance to reflect 30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Attacks have a 10% chance to ignore 30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Max HP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Increases your party's Speed and Ju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LUK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Hitting an enemy has a 15% chance to restore 45 H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ATT: +7</text:p>
          </table:table-cell>
          <table:table-cell table:style-name="ce4" office:value-type="time" office:time-value="PT01H34M05.599S" calcext:value-type="time">
            <text:p>01:34:06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All Stats: +4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INT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All Elemental Resistances: +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Continually restores a large amount of HP &amp; MP to nearby allie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10% chance to reflect 30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LUK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Max MP: +22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Increases STR, INT, DEX, and LUK of players on the same ma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DEF: +2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All Skill MP Costs: -10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ATT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6% chance to Auto Steal</text:p>
          </table:table-cell>
          <table:table-cell table:style-name="ce4" office:value-type="time" office:time-value="PT01H34M25.399S" calcext:value-type="time">
            <text:p>01:34:25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ATT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STR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Abnormal Status Resistance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tats: +5%</text:p>
          </table:table-cell>
          <table:table-cell table:style-name="ce2" table:content-validation-name="val2" office:value-type="string" calcext:value-type="string">
            <text:p>STR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3% chance to become invincible for 5 seconds when attacked.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5% chance to Auto Steal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All Skill MP Costs: -10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DEX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Continually restores a large amount of HP &amp; 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DEF: +22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4% chance to Auto Steal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4% chance to Auto Steal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STR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Hitting an enemy has a 15% chance to restore 45 H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HP Recovery Items and Skills: +20%</text:p>
          </table:table-cell>
          <table:table-cell table:style-name="ce4" office:value-type="time" office:time-value="PT01H34M56.632S" calcext:value-type="time">
            <text:p>01:34:57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LUK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: +9%</text:p>
          </table:table-cell>
          <table:table-cell table:style-name="ce2" table:content-validation-name="val2" office:value-type="string" calcext:value-type="string">
            <text:p>Magic ATT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DEX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STR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50%</text:p>
          </table:table-cell>
          <table:table-cell table:style-name="ce2" table:content-validation-name="val2" office:value-type="string" calcext:value-type="string">
            <text:p>Increases your party's STR, INT, DEX, and LUK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Attacks have a 10% chance to ignore 40% damage</text:p>
          </table:table-cell>
          <table:table-cell table:style-name="ce4" office:value-type="time" office:time-value="PT01H35M14.699S" calcext:value-type="time">
            <text:p>01:35:15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LUK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Outlines your character in red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gic ATT: +9%</text:p>
          </table:table-cell>
          <table:table-cell table:style-name="ce2" table:content-validation-name="val2" office:value-type="string" calcext:value-type="string">
            <text:p>Abnormal Status Resistance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Increases party members' Ju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STR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LUK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DEF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Hitting an enemy has a 15% chance to restore 45 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F: +9%</text:p>
          </table:table-cell>
          <table:table-cell table:style-name="ce2" table:content-validation-name="val2" office:value-type="string" calcext:value-type="string">
            <text:p>4% chance to Auto Steal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Increases the Speed of nearby allies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HP Recovery Items and Skills: +1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DEX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Attacks have a 10% chance to ignore 20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DEF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DEF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Magic ATT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s Cost: -6%</text:p>
          </table:table-cell>
          <table:table-cell table:style-name="ce2" table:content-validation-name="val2" office:value-type="string" calcext:value-type="string">
            <text:p>DEF: +6%</text:p>
          </table:table-cell>
          <table:table-cell table:style-name="ce4" office:value-type="time" office:time-value="PT01H35M32.766S" calcext:value-type="time">
            <text:p>01:35:33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Continually restores a large amount of HP to nearby allie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DEF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Magic ATT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Attacks have a 10% chance to ignore 40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50%</text:p>
          </table:table-cell>
          <table:table-cell table:style-name="ce2" table:content-validation-name="val2" office:value-type="string" calcext:value-type="string">
            <text:p>Max HP: +2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Max HP: +2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INT: +5%</text:p>
          </table:table-cell>
          <table:table-cell table:style-name="ce4" office:value-type="time" office:time-value="PT01H36M29.065S" calcext:value-type="time">
            <text:p>01:36:29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Max HP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tem Acquisition Rate: +12%</text:p>
          </table:table-cell>
          <table:table-cell table:style-name="ce2" table:content-validation-name="val2" office:value-type="string" calcext:value-type="string">
            <text:p>4% chance to become invincible for 5 seconds when attacked.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Hitting an enemy has a 15% chance to restore 45 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Continually restores a large amount of HP to nearby allie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All Skill Levels: +1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MP: +9%</text:p>
          </table:table-cell>
          <table:table-cell table:style-name="ce2" table:content-validation-name="val2" office:value-type="string" calcext:value-type="string">
            <text:p>DEF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Increases party members' Ju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DEX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4% chance to become invincible for 5 seconds when attacked.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DEX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40%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STR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red shadow</text:p>
          </table:table-cell>
          <table:table-cell table:style-name="ce2" table:content-validation-name="val2" office:value-type="string" calcext:value-type="string">
            <text:p>Boss Damage: +30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esos Obtained: +12</text:p>
          </table:table-cell>
          <table:table-cell table:style-name="ce2" table:content-validation-name="val2" office:value-type="string" calcext:value-type="string">
            <text:p>Increases party members' Ju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Max HP: +22</text:p>
          </table:table-cell>
          <table:table-cell table:style-name="ce4" office:value-type="time" office:time-value="PT01H36M56.765S" calcext:value-type="time">
            <text:p>01:36:57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Total Damage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ignore 45% Monster DEF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Attacks have a 10% chance to ignore 30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Total Damage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esos Obtained: +12</text:p>
          </table:table-cell>
          <table:table-cell table:style-name="ce2" table:content-validation-name="val2" office:value-type="string" calcext:value-type="string">
            <text:p>Increases party members' Defense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DEF: +22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Max MP: +2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LUK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Magic ATT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8% chance to Auto Steal</text:p>
          </table:table-cell>
          <table:table-cell table:style-name="ce2" table:content-validation-name="val2" office:value-type="string" calcext:value-type="string">
            <text:p>All Stats: +3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become invincible for 5 seconds when attacked.</text:p>
          </table:table-cell>
          <table:table-cell table:style-name="ce2" table:content-validation-name="val2" office:value-type="string" calcext:value-type="string">
            <text:p>All Skill MP Costs: -10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gic ATT: +9%</text:p>
          </table:table-cell>
          <table:table-cell table:style-name="ce2" table:content-validation-name="val2" office:value-type="string" calcext:value-type="string">
            <text:p>Increases party members' Ju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 table:style-name="ce4" office:value-type="time" office:time-value="PT01H37M12.199S" calcext:value-type="time">
            <text:p>01:37:12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Levels: +1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bnormal Status Resistance: +7%</text:p>
          </table:table-cell>
          <table:table-cell table:style-name="ce2" table:content-validation-name="val2" office:value-type="string" calcext:value-type="string">
            <text:p>STR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DEF: +22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STR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Increases Item and Meso Drop Rate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DEF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HP Recovery Items and Skills: +15%</text:p>
          </table:table-cell>
          <table:table-cell table:style-name="ce4" office:value-type="time" office:time-value="PT01H37M56.899S" calcext:value-type="time">
            <text:p>01:37:57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LUK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DEF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Continually restores a large amount of HP &amp; 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Increases party members' Ju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Skill MP Costs: -12%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: +9%</text:p>
          </table:table-cell>
          <table:table-cell table:style-name="ce2" table:content-validation-name="val2" office:value-type="string" calcext:value-type="string">
            <text:p>STR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Max MP: +2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DEX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7% chance to Auto Steal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INT: +7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: +9%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 table:style-name="ce4" office:value-type="time" office:time-value="PT01H38M11.134S" calcext:value-type="time">
            <text:p>01:38:11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4% chance to Auto Steal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ATT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DEF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HP Recovery Items and Skills: +1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DEF: +2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Increases the Defense of nearby allies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30% damage</text:p>
          </table:table-cell>
          <table:table-cell table:style-name="ce2" table:content-validation-name="val2" office:value-type="string" calcext:value-type="string">
            <text:p>DEF: +2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Continually restores a large amount of MP to nearby allie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DEF: +22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Continually restores a large amount of HP &amp; 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25% damage</text:p>
          </table:table-cell>
          <table:table-cell table:style-name="ce2" table:content-validation-name="val2" office:value-type="string" calcext:value-type="string">
            <text:p>When hit, gain +3 sec of invincibility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Abnormal Status Resistance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STR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Attacks have a 10% chance to ignore 40% damage</text:p>
          </table:table-cell>
          <table:table-cell table:style-name="ce4" office:value-type="time" office:time-value="PT01H38M27.3S" calcext:value-type="time">
            <text:p>01:38:27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10% chance to reflect 20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INT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Max HP: +2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Boss Damage: +50%</text:p>
          </table:table-cell>
          <table:table-cell table:style-name="ce2" table:content-validation-name="val2" office:value-type="string" calcext:value-type="string">
            <text:p>Increases the Jump of nearby allies by a large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ATT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4% chance to Auto Steal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black</text:p>
          </table:table-cell>
          <table:table-cell table:style-name="ce2" table:content-validation-name="val2" office:value-type="string" calcext:value-type="string">
            <text:p>DEF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Max HP: +22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All Skill MP Costs: -10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INT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6% chance to Auto Steal</text:p>
          </table:table-cell>
          <table:table-cell table:style-name="ce2" table:content-validation-name="val2" office:value-type="string" calcext:value-type="string">
            <text:p>Increases party members' Speed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All Skill Levels: +1</text:p>
          </table:table-cell>
          <table:table-cell table:style-name="ce4" office:value-type="time" office:time-value="PT01H38M45.899S" calcext:value-type="time">
            <text:p>01:38:46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DEX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TR: +9%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All Elemental Resistances: +5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LUK: +9%</text:p>
          </table:table-cell>
          <table:table-cell table:style-name="ce2" table:content-validation-name="val2" office:value-type="string" calcext:value-type="string">
            <text:p>Continually restores a large amount of M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Shrouds your character in darkness</text:p>
          </table:table-cell>
          <table:table-cell table:style-name="ce2" table:content-validation-name="val2" office:value-type="string" calcext:value-type="string">
            <text:p>ATT: +5%</text:p>
          </table:table-cell>
          <table:table-cell table:style-name="ce4" office:value-type="time" office:time-value="PT01H39M58.533S" calcext:value-type="time">
            <text:p>01:39:59</text:p>
          </table:table-cell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When hit, gain +4 sec of invincibility</text:p>
          </table:table-cell>
          <table:table-cell table:style-name="ce2" table:content-validation-name="val2" office:value-type="string" calcext:value-type="string">
            <text:p>Movement Speed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Max HP: +9%</text:p>
          </table:table-cell>
          <table:table-cell table:style-name="ce2" table:content-validation-name="val2" office:value-type="string" calcext:value-type="string">
            <text:p>DEX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HP Recovery Items and Skills: +30%</text:p>
          </table:table-cell>
          <table:table-cell table:style-name="ce2" table:content-validation-name="val2" office:value-type="string" calcext:value-type="string">
            <text:p>Increases your party's Speed and Jum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ll Elemental Resistances: +7</text:p>
          </table:table-cell>
          <table:table-cell table:style-name="ce2" table:content-validation-name="val2" office:value-type="string" calcext:value-type="string">
            <text:p>DEF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Attacks have a 10% chance to ignore 30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Hitting an enemy has a 15% chance to restore 45 HP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INT: +9%</text:p>
          </table:table-cell>
          <table:table-cell table:style-name="ce2" table:content-validation-name="val2" office:value-type="string" calcext:value-type="string">
            <text:p>Attacks have a 10% chance to ignore 25% damage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10% chance to reflect 40% damage</text:p>
          </table:table-cell>
          <table:table-cell table:style-name="ce2" table:content-validation-name="val2" office:value-type="string" calcext:value-type="string">
            <text:p>Continually restores a large amount of HP to party members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DEX: +9%</text:p>
          </table:table-cell>
          <table:table-cell table:style-name="ce2" table:content-validation-name="val2" office:value-type="string" calcext:value-type="string">
            <text:p>INT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Critical Damage: +6%</text:p>
          </table:table-cell>
          <table:table-cell table:style-name="ce2" table:content-validation-name="val2" office:value-type="string" calcext:value-type="string">
            <text:p>Increases Speed, Jump, DEX, and Defense by a small amount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Critical Damage: +6%</text:p>
          </table:table-cell>
          <table:table-cell table:style-name="ce2" table:content-validation-name="val2" office:value-type="string" calcext:value-type="string">
            <text:p>Jump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4% chance to Auto Steal</text:p>
          </table:table-cell>
          <table:table-cell table:style-name="ce2" table:content-validation-name="val2" office:value-type="string" calcext:value-type="string">
            <text:p>STR: +5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Attacks have a 12% chance to ignore 45% damage</text:p>
          </table:table-cell>
          <table:table-cell table:style-name="ce2" table:content-validation-name="val2" office:value-type="string" calcext:value-type="string">
            <text:p>Max MP: +6%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>
          <table:table-cell table:style-name="ce1" table:content-validation-name="val1" office:value-type="string" calcext:value-type="string">
            <text:p>Outlines your character in red</text:p>
          </table:table-cell>
          <table:table-cell table:style-name="ce2" table:content-validation-name="val2" office:value-type="string" calcext:value-type="string">
            <text:p>DEX: +8</text:p>
          </table:table-cell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1" table:number-rows-repeated="97">
          <table:table-cell table:style-name="ce1" table:content-validation-name="val1"/>
          <table:table-cell table:style-name="ce2" table:content-validation-name="val2"/>
          <table:table-cell table:style-name="ce4"/>
          <table:table-cell table:style-name="ce9"/>
          <table:table-cell table:style-name="ce12" table:number-columns-repeated="2"/>
          <table:table-cell table:style-name="ce17" table:number-columns-repeated="3"/>
          <table:table-cell table:number-columns-repeated="1015"/>
        </table:table-row>
        <table:table-row table:style-name="ro2" table:number-rows-repeated="1045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114" meta:object-count="0"/>
    <meta:generator>LibreOfficeDev/6.0.5.2$Linux_X86_64 LibreOffice_project/</meta:generator>
  </office:meta>
</office:document-meta>
</file>